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0.57mm"/>
    </style:style>
    <style:style style:name="co3" style:family="table-column">
      <style:table-column-properties fo:break-before="auto" style:column-width="23.44mm"/>
    </style:style>
    <style:style style:name="co4" style:family="table-column">
      <style:table-column-properties fo:break-before="auto" style:column-width="22.81mm"/>
    </style:style>
    <style:style style:name="co5" style:family="table-column">
      <style:table-column-properties fo:break-before="auto" style:column-width="16.72mm"/>
    </style:style>
    <style:style style:name="co6" style:family="table-column">
      <style:table-column-properties fo:break-before="auto" style:column-width="18.64mm"/>
    </style:style>
    <style:style style:name="co7" style:family="table-column">
      <style:table-column-properties fo:break-before="auto" style:column-width="18.01mm"/>
    </style:style>
    <style:style style:name="co8" style:family="table-column">
      <style:table-column-properties fo:break-before="auto" style:column-width="26.97mm"/>
    </style:style>
    <style:style style:name="co9" style:family="table-column">
      <style:table-column-properties fo:break-before="auto" style:column-width="31.4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">
      <style:table-cell-properties fo:border="0.06pt solid #000000" style:vertical-align="middle"/>
    </style:style>
    <style:style style:name="ce6" style:family="table-cell" style:parent-style-name="Default" style:data-style-name="N1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" table:style-name="ta1">
        <table:shapes>
          <draw:frame draw:z-index="0" draw:style-name="gr1" draw:text-style-name="P1" svg:width="371.86mm" svg:height="225.75mm" svg:x="211.57mm" svg:y="10.82mm">
            <draw:object draw:notify-on-update-of-ranges="sort.A2:sort.A202 sort.B1:sort.B1 sort.B2:sort.B202 sort.A2:sort.A202 sort.C1:sort.C1 sort.C2:sort.C202 sort.A2:sort.A202 sort.D1:sort.D1 sort.D2:sort.D202 sort.A2:sort.A202 sort.E1:sort.E1 sort.E2:sort.E202 sort.A2:sort.A202 sort.F1:sort.F1 sort.F2:sort.F202 sort.A2:sort.A202 sort.G1:sort.G1 sort.G2:sort.G202 sort.A2:sort.A202 sort.H1:sort.H1 sort.H2:sort.H202 sort.A2:sort.A202 sort.I1:sort.I1 sort.I2:sort.I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0.07mm" svg:height="228.4mm" svg:x="212.42mm" svg:y="245.82mm">
            <draw:object draw:notify-on-update-of-ranges="sort.A2:sort.A202 sort.F1:sort.F1 sort.F2:sort.F202 sort.A2:sort.A202 sort.G1:sort.G1 sort.G2:sort.G202 sort.A2:sort.A202 sort.H1:sort.H1 sort.H2:sort.H202 sort.A2:sort.A202 sort.J1:sort.J1 sort.J2:sort.J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6"/>
        <table:table-column table:style-name="co9" table:default-cell-style-name="ce3"/>
        <table:table-column table:style-name="co10" table:number-columns-repeated="1014" table:default-cell-style-name="ce3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ubble</text:p>
          </table:table-cell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insertion</text:p>
          </table:table-cell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quick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stream</text:p>
          </table:table-cell>
          <table:table-cell table:style-name="ce4" office:value-type="string" calcext:value-type="string">
            <text:p>all average</text:p>
          </table:table-cell>
          <table:table-cell table:style-name="ce1" office:value-type="string" calcext:value-type="string">
            <text:p>best average</text:p>
          </table:table-cell>
          <table:table-cell table:style-name="ce7" table:number-columns-repeated="1014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8" office:value-type="float" office:value="8563" calcext:value-type="float">
            <text:p>8563</text:p>
          </table:table-cell>
          <table:table-cell table:style-name="ce8" office:value-type="float" office:value="2419" calcext:value-type="float">
            <text:p>2419</text:p>
          </table:table-cell>
          <table:table-cell table:style-name="ce8" office:value-type="float" office:value="2555" calcext:value-type="float">
            <text:p>2555</text:p>
          </table:table-cell>
          <table:table-cell table:style-name="ce8" office:value-type="float" office:value="3278" calcext:value-type="float">
            <text:p>3278</text:p>
          </table:table-cell>
          <table:table-cell table:style-name="ce8" office:value-type="float" office:value="2885" calcext:value-type="float">
            <text:p>2885</text:p>
          </table:table-cell>
          <table:table-cell table:style-name="ce8" office:value-type="float" office:value="283346" calcext:value-type="float">
            <text:p>283346</text:p>
          </table:table-cell>
          <table:table-cell table:style-name="ce8" office:value-type="float" office:value="8786517" calcext:value-type="float">
            <text:p>8786517</text:p>
          </table:table-cell>
          <table:table-cell table:style-name="ce5" table:formula="of:=AVERAGE([.$B2:.$H2])" office:value-type="float" office:value="1298509" calcext:value-type="float">
            <text:p>1298509</text:p>
          </table:table-cell>
          <table:table-cell table:style-name="ce5" table:formula="of:=AVERAGE([.$F2:.$H2])" office:value-type="float" office:value="3024249.33333333" calcext:value-type="float">
            <text:p>3024249</text:p>
          </table:table-cell>
          <table:table-cell table:number-columns-repeated="1014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style-name="ce8" office:value-type="float" office:value="410259" calcext:value-type="float">
            <text:p>410259</text:p>
          </table:table-cell>
          <table:table-cell table:style-name="ce8" office:value-type="float" office:value="96404" calcext:value-type="float">
            <text:p>96404</text:p>
          </table:table-cell>
          <table:table-cell table:style-name="ce8" office:value-type="float" office:value="40243" calcext:value-type="float">
            <text:p>40243</text:p>
          </table:table-cell>
          <table:table-cell table:style-name="ce8" office:value-type="float" office:value="190100" calcext:value-type="float">
            <text:p>190100</text:p>
          </table:table-cell>
          <table:table-cell table:style-name="ce8" office:value-type="float" office:value="22151" calcext:value-type="float">
            <text:p>22151</text:p>
          </table:table-cell>
          <table:table-cell table:style-name="ce8" office:value-type="float" office:value="57370" calcext:value-type="float">
            <text:p>57370</text:p>
          </table:table-cell>
          <table:table-cell table:style-name="ce8" office:value-type="float" office:value="152591" calcext:value-type="float">
            <text:p>152591</text:p>
          </table:table-cell>
          <table:table-cell table:style-name="ce5" table:formula="of:=AVERAGE([.$B3:.$H3])" office:value-type="float" office:value="138445.428571429" calcext:value-type="float">
            <text:p>138445</text:p>
          </table:table-cell>
          <table:table-cell table:style-name="ce5" table:formula="of:=AVERAGE([.$F3:.$H3])" office:value-type="float" office:value="77370.6666666667" calcext:value-type="float">
            <text:p>77371</text:p>
          </table:table-cell>
          <table:table-cell table:number-columns-repeated="101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15498" calcext:value-type="float">
            <text:p>315498</text:p>
          </table:table-cell>
          <table:table-cell table:style-name="ce8" office:value-type="float" office:value="205524" calcext:value-type="float">
            <text:p>205524</text:p>
          </table:table-cell>
          <table:table-cell table:style-name="ce8" office:value-type="float" office:value="154373" calcext:value-type="float">
            <text:p>154373</text:p>
          </table:table-cell>
          <table:table-cell table:style-name="ce8" office:value-type="float" office:value="313092" calcext:value-type="float">
            <text:p>313092</text:p>
          </table:table-cell>
          <table:table-cell table:style-name="ce8" office:value-type="float" office:value="52376" calcext:value-type="float">
            <text:p>52376</text:p>
          </table:table-cell>
          <table:table-cell table:style-name="ce8" office:value-type="float" office:value="78827" calcext:value-type="float">
            <text:p>78827</text:p>
          </table:table-cell>
          <table:table-cell table:style-name="ce8" office:value-type="float" office:value="274530" calcext:value-type="float">
            <text:p>274530</text:p>
          </table:table-cell>
          <table:table-cell table:style-name="ce5" table:formula="of:=AVERAGE([.$B4:.$H4])" office:value-type="float" office:value="199174.285714286" calcext:value-type="float">
            <text:p>199174</text:p>
          </table:table-cell>
          <table:table-cell table:style-name="ce5" table:formula="of:=AVERAGE([.$F4:.$H4])" office:value-type="float" office:value="135244.333333333" calcext:value-type="float">
            <text:p>135244</text:p>
          </table:table-cell>
          <table:table-cell table:number-columns-repeated="1014"/>
        </table:table-row>
        <table:table-row table:style-name="ro2"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36527" calcext:value-type="float">
            <text:p>836527</text:p>
          </table:table-cell>
          <table:table-cell table:style-name="ce8" office:value-type="float" office:value="466643" calcext:value-type="float">
            <text:p>466643</text:p>
          </table:table-cell>
          <table:table-cell table:style-name="ce8" office:value-type="float" office:value="131550" calcext:value-type="float">
            <text:p>131550</text:p>
          </table:table-cell>
          <table:table-cell table:style-name="ce8" office:value-type="float" office:value="416734" calcext:value-type="float">
            <text:p>416734</text:p>
          </table:table-cell>
          <table:table-cell table:style-name="ce8" office:value-type="float" office:value="119310" calcext:value-type="float">
            <text:p>119310</text:p>
          </table:table-cell>
          <table:table-cell table:style-name="ce8" office:value-type="float" office:value="156299" calcext:value-type="float">
            <text:p>156299</text:p>
          </table:table-cell>
          <table:table-cell table:style-name="ce8" office:value-type="float" office:value="273276" calcext:value-type="float">
            <text:p>273276</text:p>
          </table:table-cell>
          <table:table-cell table:style-name="ce5" table:formula="of:=AVERAGE([.$B5:.$H5])" office:value-type="float" office:value="342905.571428571" calcext:value-type="float">
            <text:p>342906</text:p>
          </table:table-cell>
          <table:table-cell table:style-name="ce5" table:formula="of:=AVERAGE([.$F5:.$H5])" office:value-type="float" office:value="182961.666666667" calcext:value-type="float">
            <text:p>182962</text:p>
          </table:table-cell>
          <table:table-cell table:number-columns-repeated="1014"/>
        </table:table-row>
        <table:table-row table:style-name="ro2"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182713" calcext:value-type="float">
            <text:p>2182713</text:p>
          </table:table-cell>
          <table:table-cell table:style-name="ce8" office:value-type="float" office:value="331302" calcext:value-type="float">
            <text:p>331302</text:p>
          </table:table-cell>
          <table:table-cell table:style-name="ce8" office:value-type="float" office:value="192385" calcext:value-type="float">
            <text:p>192385</text:p>
          </table:table-cell>
          <table:table-cell table:style-name="ce8" office:value-type="float" office:value="217847" calcext:value-type="float">
            <text:p>217847</text:p>
          </table:table-cell>
          <table:table-cell table:style-name="ce8" office:value-type="float" office:value="265851" calcext:value-type="float">
            <text:p>265851</text:p>
          </table:table-cell>
          <table:table-cell table:style-name="ce8" office:value-type="float" office:value="188907" calcext:value-type="float">
            <text:p>188907</text:p>
          </table:table-cell>
          <table:table-cell table:style-name="ce8" office:value-type="float" office:value="322590" calcext:value-type="float">
            <text:p>322590</text:p>
          </table:table-cell>
          <table:table-cell table:style-name="ce5" table:formula="of:=AVERAGE([.$B6:.$H6])" office:value-type="float" office:value="528799.285714286" calcext:value-type="float">
            <text:p>528799</text:p>
          </table:table-cell>
          <table:table-cell table:style-name="ce5" table:formula="of:=AVERAGE([.$F6:.$H6])" office:value-type="float" office:value="259116" calcext:value-type="float">
            <text:p>259116</text:p>
          </table:table-cell>
          <table:table-cell table:number-columns-repeated="1014"/>
        </table:table-row>
        <table:table-row table:style-name="ro2"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508888" calcext:value-type="float">
            <text:p>2508888</text:p>
          </table:table-cell>
          <table:table-cell table:style-name="ce8" office:value-type="float" office:value="399331" calcext:value-type="float">
            <text:p>399331</text:p>
          </table:table-cell>
          <table:table-cell table:style-name="ce8" office:value-type="float" office:value="284330" calcext:value-type="float">
            <text:p>284330</text:p>
          </table:table-cell>
          <table:table-cell table:style-name="ce8" office:value-type="float" office:value="238012" calcext:value-type="float">
            <text:p>238012</text:p>
          </table:table-cell>
          <table:table-cell table:style-name="ce8" office:value-type="float" office:value="117716" calcext:value-type="float">
            <text:p>117716</text:p>
          </table:table-cell>
          <table:table-cell table:style-name="ce8" office:value-type="float" office:value="242544" calcext:value-type="float">
            <text:p>242544</text:p>
          </table:table-cell>
          <table:table-cell table:style-name="ce8" office:value-type="float" office:value="372885" calcext:value-type="float">
            <text:p>372885</text:p>
          </table:table-cell>
          <table:table-cell table:style-name="ce5" table:formula="of:=AVERAGE([.$B7:.$H7])" office:value-type="float" office:value="594815.142857143" calcext:value-type="float">
            <text:p>594815</text:p>
          </table:table-cell>
          <table:table-cell table:style-name="ce5" table:formula="of:=AVERAGE([.$F7:.$H7])" office:value-type="float" office:value="244381.666666667" calcext:value-type="float">
            <text:p>244382</text:p>
          </table:table-cell>
          <table:table-cell table:number-columns-repeated="1014"/>
        </table:table-row>
        <table:table-row table:style-name="ro2"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050267" calcext:value-type="float">
            <text:p>1050267</text:p>
          </table:table-cell>
          <table:table-cell table:style-name="ce8" office:value-type="float" office:value="703722" calcext:value-type="float">
            <text:p>703722</text:p>
          </table:table-cell>
          <table:table-cell table:style-name="ce8" office:value-type="float" office:value="518896" calcext:value-type="float">
            <text:p>518896</text:p>
          </table:table-cell>
          <table:table-cell table:style-name="ce8" office:value-type="float" office:value="290972" calcext:value-type="float">
            <text:p>290972</text:p>
          </table:table-cell>
          <table:table-cell table:style-name="ce8" office:value-type="float" office:value="58476" calcext:value-type="float">
            <text:p>58476</text:p>
          </table:table-cell>
          <table:table-cell table:style-name="ce8" office:value-type="float" office:value="360384" calcext:value-type="float">
            <text:p>360384</text:p>
          </table:table-cell>
          <table:table-cell table:style-name="ce8" office:value-type="float" office:value="511957" calcext:value-type="float">
            <text:p>511957</text:p>
          </table:table-cell>
          <table:table-cell table:style-name="ce5" table:formula="of:=AVERAGE([.$B8:.$H8])" office:value-type="float" office:value="499239.142857143" calcext:value-type="float">
            <text:p>499239</text:p>
          </table:table-cell>
          <table:table-cell table:style-name="ce5" table:formula="of:=AVERAGE([.$F8:.$H8])" office:value-type="float" office:value="310272.333333333" calcext:value-type="float">
            <text:p>310272</text:p>
          </table:table-cell>
          <table:table-cell table:number-columns-repeated="1014"/>
        </table:table-row>
        <table:table-row table:style-name="ro2"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70352" calcext:value-type="float">
            <text:p>1070352</text:p>
          </table:table-cell>
          <table:table-cell table:style-name="ce8" office:value-type="float" office:value="787389" calcext:value-type="float">
            <text:p>787389</text:p>
          </table:table-cell>
          <table:table-cell table:style-name="ce8" office:value-type="float" office:value="415757" calcext:value-type="float">
            <text:p>415757</text:p>
          </table:table-cell>
          <table:table-cell table:style-name="ce8" office:value-type="float" office:value="271234" calcext:value-type="float">
            <text:p>271234</text:p>
          </table:table-cell>
          <table:table-cell table:style-name="ce8" office:value-type="float" office:value="56081" calcext:value-type="float">
            <text:p>56081</text:p>
          </table:table-cell>
          <table:table-cell table:style-name="ce8" office:value-type="float" office:value="314853" calcext:value-type="float">
            <text:p>314853</text:p>
          </table:table-cell>
          <table:table-cell table:style-name="ce8" office:value-type="float" office:value="372519" calcext:value-type="float">
            <text:p>372519</text:p>
          </table:table-cell>
          <table:table-cell table:style-name="ce5" table:formula="of:=AVERAGE([.$B9:.$H9])" office:value-type="float" office:value="469740.714285714" calcext:value-type="float">
            <text:p>469741</text:p>
          </table:table-cell>
          <table:table-cell table:style-name="ce5" table:formula="of:=AVERAGE([.$F9:.$H9])" office:value-type="float" office:value="247817.666666667" calcext:value-type="float">
            <text:p>247818</text:p>
          </table:table-cell>
          <table:table-cell table:number-columns-repeated="1014"/>
        </table:table-row>
        <table:table-row table:style-name="ro2"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414112" calcext:value-type="float">
            <text:p>1414112</text:p>
          </table:table-cell>
          <table:table-cell table:style-name="ce8" office:value-type="float" office:value="1239892" calcext:value-type="float">
            <text:p>1239892</text:p>
          </table:table-cell>
          <table:table-cell table:style-name="ce8" office:value-type="float" office:value="558370" calcext:value-type="float">
            <text:p>558370</text:p>
          </table:table-cell>
          <table:table-cell table:style-name="ce8" office:value-type="float" office:value="383561" calcext:value-type="float">
            <text:p>383561</text:p>
          </table:table-cell>
          <table:table-cell table:style-name="ce8" office:value-type="float" office:value="91010" calcext:value-type="float">
            <text:p>91010</text:p>
          </table:table-cell>
          <table:table-cell table:style-name="ce8" office:value-type="float" office:value="309238" calcext:value-type="float">
            <text:p>309238</text:p>
          </table:table-cell>
          <table:table-cell table:style-name="ce8" office:value-type="float" office:value="590907" calcext:value-type="float">
            <text:p>590907</text:p>
          </table:table-cell>
          <table:table-cell table:style-name="ce5" table:formula="of:=AVERAGE([.$B10:.$H10])" office:value-type="float" office:value="655298.571428571" calcext:value-type="float">
            <text:p>655299</text:p>
          </table:table-cell>
          <table:table-cell table:style-name="ce5" table:formula="of:=AVERAGE([.$F10:.$H10])" office:value-type="float" office:value="330385" calcext:value-type="float">
            <text:p>330385</text:p>
          </table:table-cell>
          <table:table-cell table:number-columns-repeated="1014"/>
        </table:table-row>
        <table:table-row table:style-name="ro2"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245763" calcext:value-type="float">
            <text:p>1245763</text:p>
          </table:table-cell>
          <table:table-cell table:style-name="ce8" office:value-type="float" office:value="1426798" calcext:value-type="float">
            <text:p>1426798</text:p>
          </table:table-cell>
          <table:table-cell table:style-name="ce8" office:value-type="float" office:value="885250" calcext:value-type="float">
            <text:p>885250</text:p>
          </table:table-cell>
          <table:table-cell table:style-name="ce8" office:value-type="float" office:value="952535" calcext:value-type="float">
            <text:p>952535</text:p>
          </table:table-cell>
          <table:table-cell table:style-name="ce8" office:value-type="float" office:value="110245" calcext:value-type="float">
            <text:p>110245</text:p>
          </table:table-cell>
          <table:table-cell table:style-name="ce8" office:value-type="float" office:value="424405" calcext:value-type="float">
            <text:p>424405</text:p>
          </table:table-cell>
          <table:table-cell table:style-name="ce8" office:value-type="float" office:value="518632" calcext:value-type="float">
            <text:p>518632</text:p>
          </table:table-cell>
          <table:table-cell table:style-name="ce5" table:formula="of:=AVERAGE([.$B11:.$H11])" office:value-type="float" office:value="794804" calcext:value-type="float">
            <text:p>794804</text:p>
          </table:table-cell>
          <table:table-cell table:style-name="ce5" table:formula="of:=AVERAGE([.$F11:.$H11])" office:value-type="float" office:value="351094" calcext:value-type="float">
            <text:p>351094</text:p>
          </table:table-cell>
          <table:table-cell table:number-columns-repeated="1014"/>
        </table:table-row>
        <table:table-row table:style-name="ro2"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817901" calcext:value-type="float">
            <text:p>1817901</text:p>
          </table:table-cell>
          <table:table-cell table:style-name="ce8" office:value-type="float" office:value="301194" calcext:value-type="float">
            <text:p>301194</text:p>
          </table:table-cell>
          <table:table-cell table:style-name="ce8" office:value-type="float" office:value="744090" calcext:value-type="float">
            <text:p>744090</text:p>
          </table:table-cell>
          <table:table-cell table:style-name="ce8" office:value-type="float" office:value="427083" calcext:value-type="float">
            <text:p>427083</text:p>
          </table:table-cell>
          <table:table-cell table:style-name="ce8" office:value-type="float" office:value="87957" calcext:value-type="float">
            <text:p>87957</text:p>
          </table:table-cell>
          <table:table-cell table:style-name="ce8" office:value-type="float" office:value="488164" calcext:value-type="float">
            <text:p>488164</text:p>
          </table:table-cell>
          <table:table-cell table:style-name="ce8" office:value-type="float" office:value="924113" calcext:value-type="float">
            <text:p>924113</text:p>
          </table:table-cell>
          <table:table-cell table:style-name="ce5" table:formula="of:=AVERAGE([.$B12:.$H12])" office:value-type="float" office:value="684357.428571429" calcext:value-type="float">
            <text:p>684357</text:p>
          </table:table-cell>
          <table:table-cell table:style-name="ce5" table:formula="of:=AVERAGE([.$F12:.$H12])" office:value-type="float" office:value="500078" calcext:value-type="float">
            <text:p>500078</text:p>
          </table:table-cell>
          <table:table-cell table:number-columns-repeated="1014"/>
        </table:table-row>
        <table:table-row table:style-name="ro2"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3311314" calcext:value-type="float">
            <text:p>3311314</text:p>
          </table:table-cell>
          <table:table-cell table:style-name="ce8" office:value-type="float" office:value="1309714" calcext:value-type="float">
            <text:p>1309714</text:p>
          </table:table-cell>
          <table:table-cell table:style-name="ce8" office:value-type="float" office:value="985880" calcext:value-type="float">
            <text:p>985880</text:p>
          </table:table-cell>
          <table:table-cell table:style-name="ce8" office:value-type="float" office:value="534421" calcext:value-type="float">
            <text:p>534421</text:p>
          </table:table-cell>
          <table:table-cell table:style-name="ce8" office:value-type="float" office:value="130404" calcext:value-type="float">
            <text:p>130404</text:p>
          </table:table-cell>
          <table:table-cell table:style-name="ce8" office:value-type="float" office:value="600574" calcext:value-type="float">
            <text:p>600574</text:p>
          </table:table-cell>
          <table:table-cell table:style-name="ce8" office:value-type="float" office:value="548561" calcext:value-type="float">
            <text:p>548561</text:p>
          </table:table-cell>
          <table:table-cell table:style-name="ce5" table:formula="of:=AVERAGE([.$B13:.$H13])" office:value-type="float" office:value="1060124" calcext:value-type="float">
            <text:p>1060124</text:p>
          </table:table-cell>
          <table:table-cell table:style-name="ce5" table:formula="of:=AVERAGE([.$F13:.$H13])" office:value-type="float" office:value="426513" calcext:value-type="float">
            <text:p>426513</text:p>
          </table:table-cell>
          <table:table-cell table:number-columns-repeated="1014"/>
        </table:table-row>
        <table:table-row table:style-name="ro2"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646595" calcext:value-type="float">
            <text:p>1646595</text:p>
          </table:table-cell>
          <table:table-cell table:style-name="ce8" office:value-type="float" office:value="476720" calcext:value-type="float">
            <text:p>476720</text:p>
          </table:table-cell>
          <table:table-cell table:style-name="ce8" office:value-type="float" office:value="5796354" calcext:value-type="float">
            <text:p>5796354</text:p>
          </table:table-cell>
          <table:table-cell table:style-name="ce8" office:value-type="float" office:value="694225" calcext:value-type="float">
            <text:p>694225</text:p>
          </table:table-cell>
          <table:table-cell table:style-name="ce8" office:value-type="float" office:value="185835" calcext:value-type="float">
            <text:p>185835</text:p>
          </table:table-cell>
          <table:table-cell table:style-name="ce8" office:value-type="float" office:value="1040610" calcext:value-type="float">
            <text:p>1040610</text:p>
          </table:table-cell>
          <table:table-cell table:style-name="ce8" office:value-type="float" office:value="756445" calcext:value-type="float">
            <text:p>756445</text:p>
          </table:table-cell>
          <table:table-cell table:style-name="ce5" table:formula="of:=AVERAGE([.$B14:.$H14])" office:value-type="float" office:value="1513826.28571429" calcext:value-type="float">
            <text:p>1513826</text:p>
          </table:table-cell>
          <table:table-cell table:style-name="ce5" table:formula="of:=AVERAGE([.$F14:.$H14])" office:value-type="float" office:value="660963.333333333" calcext:value-type="float">
            <text:p>660963</text:p>
          </table:table-cell>
          <table:table-cell table:number-columns-repeated="1014"/>
        </table:table-row>
        <table:table-row table:style-name="ro2"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2427257" calcext:value-type="float">
            <text:p>2427257</text:p>
          </table:table-cell>
          <table:table-cell table:style-name="ce8" office:value-type="float" office:value="686230" calcext:value-type="float">
            <text:p>686230</text:p>
          </table:table-cell>
          <table:table-cell table:style-name="ce8" office:value-type="float" office:value="5550984" calcext:value-type="float">
            <text:p>5550984</text:p>
          </table:table-cell>
          <table:table-cell table:style-name="ce8" office:value-type="float" office:value="509868" calcext:value-type="float">
            <text:p>509868</text:p>
          </table:table-cell>
          <table:table-cell table:style-name="ce8" office:value-type="float" office:value="149438" calcext:value-type="float">
            <text:p>149438</text:p>
          </table:table-cell>
          <table:table-cell table:style-name="ce8" office:value-type="float" office:value="547475" calcext:value-type="float">
            <text:p>547475</text:p>
          </table:table-cell>
          <table:table-cell table:style-name="ce8" office:value-type="float" office:value="561921" calcext:value-type="float">
            <text:p>561921</text:p>
          </table:table-cell>
          <table:table-cell table:style-name="ce5" table:formula="of:=AVERAGE([.$B15:.$H15])" office:value-type="float" office:value="1490453.28571429" calcext:value-type="float">
            <text:p>1490453</text:p>
          </table:table-cell>
          <table:table-cell table:style-name="ce5" table:formula="of:=AVERAGE([.$F15:.$H15])" office:value-type="float" office:value="419611.333333333" calcext:value-type="float">
            <text:p>419611</text:p>
          </table:table-cell>
          <table:table-cell table:number-columns-repeated="1014"/>
        </table:table-row>
        <table:table-row table:style-name="ro2"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2318325" calcext:value-type="float">
            <text:p>2318325</text:p>
          </table:table-cell>
          <table:table-cell table:style-name="ce8" office:value-type="float" office:value="792815" calcext:value-type="float">
            <text:p>792815</text:p>
          </table:table-cell>
          <table:table-cell table:style-name="ce8" office:value-type="float" office:value="5995449" calcext:value-type="float">
            <text:p>5995449</text:p>
          </table:table-cell>
          <table:table-cell table:style-name="ce8" office:value-type="float" office:value="662494" calcext:value-type="float">
            <text:p>662494</text:p>
          </table:table-cell>
          <table:table-cell table:style-name="ce8" office:value-type="float" office:value="229741" calcext:value-type="float">
            <text:p>229741</text:p>
          </table:table-cell>
          <table:table-cell table:style-name="ce8" office:value-type="float" office:value="848218" calcext:value-type="float">
            <text:p>848218</text:p>
          </table:table-cell>
          <table:table-cell table:style-name="ce8" office:value-type="float" office:value="976299" calcext:value-type="float">
            <text:p>976299</text:p>
          </table:table-cell>
          <table:table-cell table:style-name="ce5" table:formula="of:=AVERAGE([.$B16:.$H16])" office:value-type="float" office:value="1689048.71428571" calcext:value-type="float">
            <text:p>1689049</text:p>
          </table:table-cell>
          <table:table-cell table:style-name="ce5" table:formula="of:=AVERAGE([.$F16:.$H16])" office:value-type="float" office:value="684752.666666667" calcext:value-type="float">
            <text:p>684753</text:p>
          </table:table-cell>
          <table:table-cell table:number-columns-repeated="1014"/>
        </table:table-row>
        <table:table-row table:style-name="ro2"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2989071" calcext:value-type="float">
            <text:p>2989071</text:p>
          </table:table-cell>
          <table:table-cell table:style-name="ce8" office:value-type="float" office:value="767088" calcext:value-type="float">
            <text:p>767088</text:p>
          </table:table-cell>
          <table:table-cell table:style-name="ce8" office:value-type="float" office:value="7695603" calcext:value-type="float">
            <text:p>7695603</text:p>
          </table:table-cell>
          <table:table-cell table:style-name="ce8" office:value-type="float" office:value="503815" calcext:value-type="float">
            <text:p>503815</text:p>
          </table:table-cell>
          <table:table-cell table:style-name="ce8" office:value-type="float" office:value="126902" calcext:value-type="float">
            <text:p>126902</text:p>
          </table:table-cell>
          <table:table-cell table:style-name="ce8" office:value-type="float" office:value="614475" calcext:value-type="float">
            <text:p>614475</text:p>
          </table:table-cell>
          <table:table-cell table:style-name="ce8" office:value-type="float" office:value="653037" calcext:value-type="float">
            <text:p>653037</text:p>
          </table:table-cell>
          <table:table-cell table:style-name="ce5" table:formula="of:=AVERAGE([.$B17:.$H17])" office:value-type="float" office:value="1907141.57142857" calcext:value-type="float">
            <text:p>1907142</text:p>
          </table:table-cell>
          <table:table-cell table:style-name="ce5" table:formula="of:=AVERAGE([.$F17:.$H17])" office:value-type="float" office:value="464804.666666667" calcext:value-type="float">
            <text:p>464805</text:p>
          </table:table-cell>
          <table:table-cell table:number-columns-repeated="1014"/>
        </table:table-row>
        <table:table-row table:style-name="ro2"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3363227" calcext:value-type="float">
            <text:p>3363227</text:p>
          </table:table-cell>
          <table:table-cell table:style-name="ce8" office:value-type="float" office:value="785170" calcext:value-type="float">
            <text:p>785170</text:p>
          </table:table-cell>
          <table:table-cell table:style-name="ce8" office:value-type="float" office:value="3265615" calcext:value-type="float">
            <text:p>3265615</text:p>
          </table:table-cell>
          <table:table-cell table:style-name="ce8" office:value-type="float" office:value="379552" calcext:value-type="float">
            <text:p>379552</text:p>
          </table:table-cell>
          <table:table-cell table:style-name="ce8" office:value-type="float" office:value="104497" calcext:value-type="float">
            <text:p>104497</text:p>
          </table:table-cell>
          <table:table-cell table:style-name="ce8" office:value-type="float" office:value="388040" calcext:value-type="float">
            <text:p>388040</text:p>
          </table:table-cell>
          <table:table-cell table:style-name="ce8" office:value-type="float" office:value="662181" calcext:value-type="float">
            <text:p>662181</text:p>
          </table:table-cell>
          <table:table-cell table:style-name="ce5" table:formula="of:=AVERAGE([.$B18:.$H18])" office:value-type="float" office:value="1278326" calcext:value-type="float">
            <text:p>1278326</text:p>
          </table:table-cell>
          <table:table-cell table:style-name="ce5" table:formula="of:=AVERAGE([.$F18:.$H18])" office:value-type="float" office:value="384906" calcext:value-type="float">
            <text:p>384906</text:p>
          </table:table-cell>
          <table:table-cell table:number-columns-repeated="1014"/>
        </table:table-row>
        <table:table-row table:style-name="ro2"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3333822" calcext:value-type="float">
            <text:p>3333822</text:p>
          </table:table-cell>
          <table:table-cell table:style-name="ce8" office:value-type="float" office:value="995251" calcext:value-type="float">
            <text:p>995251</text:p>
          </table:table-cell>
          <table:table-cell table:style-name="ce8" office:value-type="float" office:value="840530" calcext:value-type="float">
            <text:p>840530</text:p>
          </table:table-cell>
          <table:table-cell table:style-name="ce8" office:value-type="float" office:value="687034" calcext:value-type="float">
            <text:p>687034</text:p>
          </table:table-cell>
          <table:table-cell table:style-name="ce8" office:value-type="float" office:value="166013" calcext:value-type="float">
            <text:p>166013</text:p>
          </table:table-cell>
          <table:table-cell table:style-name="ce8" office:value-type="float" office:value="365093" calcext:value-type="float">
            <text:p>365093</text:p>
          </table:table-cell>
          <table:table-cell table:style-name="ce8" office:value-type="float" office:value="725955" calcext:value-type="float">
            <text:p>725955</text:p>
          </table:table-cell>
          <table:table-cell table:style-name="ce5" table:formula="of:=AVERAGE([.$B19:.$H19])" office:value-type="float" office:value="1016242.57142857" calcext:value-type="float">
            <text:p>1016243</text:p>
          </table:table-cell>
          <table:table-cell table:style-name="ce5" table:formula="of:=AVERAGE([.$F19:.$H19])" office:value-type="float" office:value="419020.333333333" calcext:value-type="float">
            <text:p>419020</text:p>
          </table:table-cell>
          <table:table-cell table:number-columns-repeated="1014"/>
        </table:table-row>
        <table:table-row table:style-name="ro2"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3253557" calcext:value-type="float">
            <text:p>3253557</text:p>
          </table:table-cell>
          <table:table-cell table:style-name="ce8" office:value-type="float" office:value="1357644" calcext:value-type="float">
            <text:p>1357644</text:p>
          </table:table-cell>
          <table:table-cell table:style-name="ce8" office:value-type="float" office:value="1053686" calcext:value-type="float">
            <text:p>1053686</text:p>
          </table:table-cell>
          <table:table-cell table:style-name="ce8" office:value-type="float" office:value="465689" calcext:value-type="float">
            <text:p>465689</text:p>
          </table:table-cell>
          <table:table-cell table:style-name="ce8" office:value-type="float" office:value="124315" calcext:value-type="float">
            <text:p>124315</text:p>
          </table:table-cell>
          <table:table-cell table:style-name="ce8" office:value-type="float" office:value="336472" calcext:value-type="float">
            <text:p>336472</text:p>
          </table:table-cell>
          <table:table-cell table:style-name="ce8" office:value-type="float" office:value="1119112" calcext:value-type="float">
            <text:p>1119112</text:p>
          </table:table-cell>
          <table:table-cell table:style-name="ce5" table:formula="of:=AVERAGE([.$B20:.$H20])" office:value-type="float" office:value="1101496.42857143" calcext:value-type="float">
            <text:p>1101496</text:p>
          </table:table-cell>
          <table:table-cell table:style-name="ce5" table:formula="of:=AVERAGE([.$F20:.$H20])" office:value-type="float" office:value="526633" calcext:value-type="float">
            <text:p>526633</text:p>
          </table:table-cell>
          <table:table-cell table:number-columns-repeated="1014"/>
        </table:table-row>
        <table:table-row table:style-name="ro2"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3207670" calcext:value-type="float">
            <text:p>3207670</text:p>
          </table:table-cell>
          <table:table-cell table:style-name="ce8" office:value-type="float" office:value="957036" calcext:value-type="float">
            <text:p>957036</text:p>
          </table:table-cell>
          <table:table-cell table:style-name="ce8" office:value-type="float" office:value="1640133" calcext:value-type="float">
            <text:p>1640133</text:p>
          </table:table-cell>
          <table:table-cell table:style-name="ce8" office:value-type="float" office:value="1633162" calcext:value-type="float">
            <text:p>1633162</text:p>
          </table:table-cell>
          <table:table-cell table:style-name="ce8" office:value-type="float" office:value="109712" calcext:value-type="float">
            <text:p>109712</text:p>
          </table:table-cell>
          <table:table-cell table:style-name="ce8" office:value-type="float" office:value="297843" calcext:value-type="float">
            <text:p>297843</text:p>
          </table:table-cell>
          <table:table-cell table:style-name="ce8" office:value-type="float" office:value="760059" calcext:value-type="float">
            <text:p>760059</text:p>
          </table:table-cell>
          <table:table-cell table:style-name="ce5" table:formula="of:=AVERAGE([.$B21:.$H21])" office:value-type="float" office:value="1229373.57142857" calcext:value-type="float">
            <text:p>1229374</text:p>
          </table:table-cell>
          <table:table-cell table:style-name="ce5" table:formula="of:=AVERAGE([.$F21:.$H21])" office:value-type="float" office:value="389204.666666667" calcext:value-type="float">
            <text:p>389205</text:p>
          </table:table-cell>
          <table:table-cell table:number-columns-repeated="1014"/>
        </table:table-row>
        <table:table-row table:style-name="ro2"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73147" calcext:value-type="float">
            <text:p>4073147</text:p>
          </table:table-cell>
          <table:table-cell table:style-name="ce8" office:value-type="float" office:value="1374043" calcext:value-type="float">
            <text:p>1374043</text:p>
          </table:table-cell>
          <table:table-cell table:style-name="ce8" office:value-type="float" office:value="1189823" calcext:value-type="float">
            <text:p>1189823</text:p>
          </table:table-cell>
          <table:table-cell table:style-name="ce8" office:value-type="float" office:value="1605303" calcext:value-type="float">
            <text:p>1605303</text:p>
          </table:table-cell>
          <table:table-cell table:style-name="ce8" office:value-type="float" office:value="174855" calcext:value-type="float">
            <text:p>174855</text:p>
          </table:table-cell>
          <table:table-cell table:style-name="ce8" office:value-type="float" office:value="931451" calcext:value-type="float">
            <text:p>931451</text:p>
          </table:table-cell>
          <table:table-cell table:style-name="ce8" office:value-type="float" office:value="720101" calcext:value-type="float">
            <text:p>720101</text:p>
          </table:table-cell>
          <table:table-cell table:style-name="ce5" table:formula="of:=AVERAGE([.$B22:.$H22])" office:value-type="float" office:value="1438389" calcext:value-type="float">
            <text:p>1438389</text:p>
          </table:table-cell>
          <table:table-cell table:style-name="ce5" table:formula="of:=AVERAGE([.$F22:.$H22])" office:value-type="float" office:value="608802.333333333" calcext:value-type="float">
            <text:p>608802</text:p>
          </table:table-cell>
          <table:table-cell table:number-columns-repeated="1014"/>
        </table:table-row>
        <table:table-row table:style-name="ro2"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6024492" calcext:value-type="float">
            <text:p>6024492</text:p>
          </table:table-cell>
          <table:table-cell table:style-name="ce8" office:value-type="float" office:value="1427258" calcext:value-type="float">
            <text:p>1427258</text:p>
          </table:table-cell>
          <table:table-cell table:style-name="ce8" office:value-type="float" office:value="1422932" calcext:value-type="float">
            <text:p>1422932</text:p>
          </table:table-cell>
          <table:table-cell table:style-name="ce8" office:value-type="float" office:value="1882318" calcext:value-type="float">
            <text:p>1882318</text:p>
          </table:table-cell>
          <table:table-cell table:style-name="ce8" office:value-type="float" office:value="150617" calcext:value-type="float">
            <text:p>150617</text:p>
          </table:table-cell>
          <table:table-cell table:style-name="ce8" office:value-type="float" office:value="351154" calcext:value-type="float">
            <text:p>351154</text:p>
          </table:table-cell>
          <table:table-cell table:style-name="ce8" office:value-type="float" office:value="752445" calcext:value-type="float">
            <text:p>752445</text:p>
          </table:table-cell>
          <table:table-cell table:style-name="ce5" table:formula="of:=AVERAGE([.$B23:.$H23])" office:value-type="float" office:value="1715888" calcext:value-type="float">
            <text:p>1715888</text:p>
          </table:table-cell>
          <table:table-cell table:style-name="ce5" table:formula="of:=AVERAGE([.$F23:.$H23])" office:value-type="float" office:value="418072" calcext:value-type="float">
            <text:p>418072</text:p>
          </table:table-cell>
          <table:table-cell table:number-columns-repeated="1014"/>
        </table:table-row>
        <table:table-row table:style-name="ro2">
          <table:table-cell table:style-name="ce8" office:value-type="float" office:value="1100" calcext:value-type="float">
            <text:p>1100</text:p>
          </table:table-cell>
          <table:table-cell table:style-name="ce8" office:value-type="float" office:value="6371439" calcext:value-type="float">
            <text:p>6371439</text:p>
          </table:table-cell>
          <table:table-cell table:style-name="ce8" office:value-type="float" office:value="1801329" calcext:value-type="float">
            <text:p>1801329</text:p>
          </table:table-cell>
          <table:table-cell table:style-name="ce8" office:value-type="float" office:value="1767258" calcext:value-type="float">
            <text:p>1767258</text:p>
          </table:table-cell>
          <table:table-cell table:style-name="ce8" office:value-type="float" office:value="2989980" calcext:value-type="float">
            <text:p>2989980</text:p>
          </table:table-cell>
          <table:table-cell table:style-name="ce8" office:value-type="float" office:value="170848" calcext:value-type="float">
            <text:p>170848</text:p>
          </table:table-cell>
          <table:table-cell table:style-name="ce8" office:value-type="float" office:value="572306" calcext:value-type="float">
            <text:p>572306</text:p>
          </table:table-cell>
          <table:table-cell table:style-name="ce8" office:value-type="float" office:value="572311" calcext:value-type="float">
            <text:p>572311</text:p>
          </table:table-cell>
          <table:table-cell table:style-name="ce5" table:formula="of:=AVERAGE([.$B24:.$H24])" office:value-type="float" office:value="2035067.28571429" calcext:value-type="float">
            <text:p>2035067</text:p>
          </table:table-cell>
          <table:table-cell table:style-name="ce5" table:formula="of:=AVERAGE([.$F24:.$H24])" office:value-type="float" office:value="438488.333333333" calcext:value-type="float">
            <text:p>438488</text:p>
          </table:table-cell>
          <table:table-cell table:number-columns-repeated="1014"/>
        </table:table-row>
        <table:table-row table:style-name="ro2">
          <table:table-cell table:style-name="ce8" office:value-type="float" office:value="1150" calcext:value-type="float">
            <text:p>1150</text:p>
          </table:table-cell>
          <table:table-cell table:style-name="ce8" office:value-type="float" office:value="7804206" calcext:value-type="float">
            <text:p>7804206</text:p>
          </table:table-cell>
          <table:table-cell table:style-name="ce8" office:value-type="float" office:value="2383382" calcext:value-type="float">
            <text:p>2383382</text:p>
          </table:table-cell>
          <table:table-cell table:style-name="ce8" office:value-type="float" office:value="2081496" calcext:value-type="float">
            <text:p>2081496</text:p>
          </table:table-cell>
          <table:table-cell table:style-name="ce8" office:value-type="float" office:value="2123474" calcext:value-type="float">
            <text:p>2123474</text:p>
          </table:table-cell>
          <table:table-cell table:style-name="ce8" office:value-type="float" office:value="207607" calcext:value-type="float">
            <text:p>207607</text:p>
          </table:table-cell>
          <table:table-cell table:style-name="ce8" office:value-type="float" office:value="495723" calcext:value-type="float">
            <text:p>495723</text:p>
          </table:table-cell>
          <table:table-cell table:style-name="ce8" office:value-type="float" office:value="881923" calcext:value-type="float">
            <text:p>881923</text:p>
          </table:table-cell>
          <table:table-cell table:style-name="ce5" table:formula="of:=AVERAGE([.$B25:.$H25])" office:value-type="float" office:value="2282544.42857143" calcext:value-type="float">
            <text:p>2282544</text:p>
          </table:table-cell>
          <table:table-cell table:style-name="ce5" table:formula="of:=AVERAGE([.$F25:.$H25])" office:value-type="float" office:value="528417.666666667" calcext:value-type="float">
            <text:p>528418</text:p>
          </table:table-cell>
          <table:table-cell table:number-columns-repeated="1014"/>
        </table:table-row>
        <table:table-row table:style-name="ro2"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6978683" calcext:value-type="float">
            <text:p>6978683</text:p>
          </table:table-cell>
          <table:table-cell table:style-name="ce8" office:value-type="float" office:value="2400587" calcext:value-type="float">
            <text:p>2400587</text:p>
          </table:table-cell>
          <table:table-cell table:style-name="ce8" office:value-type="float" office:value="2132491" calcext:value-type="float">
            <text:p>2132491</text:p>
          </table:table-cell>
          <table:table-cell table:style-name="ce8" office:value-type="float" office:value="2135630" calcext:value-type="float">
            <text:p>2135630</text:p>
          </table:table-cell>
          <table:table-cell table:style-name="ce8" office:value-type="float" office:value="198163" calcext:value-type="float">
            <text:p>198163</text:p>
          </table:table-cell>
          <table:table-cell table:style-name="ce8" office:value-type="float" office:value="873028" calcext:value-type="float">
            <text:p>873028</text:p>
          </table:table-cell>
          <table:table-cell table:style-name="ce8" office:value-type="float" office:value="1440806" calcext:value-type="float">
            <text:p>1440806</text:p>
          </table:table-cell>
          <table:table-cell table:style-name="ce5" table:formula="of:=AVERAGE([.$B26:.$H26])" office:value-type="float" office:value="2308484" calcext:value-type="float">
            <text:p>2308484</text:p>
          </table:table-cell>
          <table:table-cell table:style-name="ce5" table:formula="of:=AVERAGE([.$F26:.$H26])" office:value-type="float" office:value="837332.333333333" calcext:value-type="float">
            <text:p>837332</text:p>
          </table:table-cell>
          <table:table-cell table:number-columns-repeated="1014"/>
        </table:table-row>
        <table:table-row table:style-name="ro2">
          <table:table-cell table:style-name="ce8" office:value-type="float" office:value="1250" calcext:value-type="float">
            <text:p>1250</text:p>
          </table:table-cell>
          <table:table-cell table:style-name="ce8" office:value-type="float" office:value="11379682" calcext:value-type="float">
            <text:p>11379682</text:p>
          </table:table-cell>
          <table:table-cell table:style-name="ce8" office:value-type="float" office:value="3226939" calcext:value-type="float">
            <text:p>3226939</text:p>
          </table:table-cell>
          <table:table-cell table:style-name="ce8" office:value-type="float" office:value="3745753" calcext:value-type="float">
            <text:p>3745753</text:p>
          </table:table-cell>
          <table:table-cell table:style-name="ce8" office:value-type="float" office:value="2892258" calcext:value-type="float">
            <text:p>2892258</text:p>
          </table:table-cell>
          <table:table-cell table:style-name="ce8" office:value-type="float" office:value="231089" calcext:value-type="float">
            <text:p>231089</text:p>
          </table:table-cell>
          <table:table-cell table:style-name="ce8" office:value-type="float" office:value="544972" calcext:value-type="float">
            <text:p>544972</text:p>
          </table:table-cell>
          <table:table-cell table:style-name="ce8" office:value-type="float" office:value="784404" calcext:value-type="float">
            <text:p>784404</text:p>
          </table:table-cell>
          <table:table-cell table:style-name="ce5" table:formula="of:=AVERAGE([.$B27:.$H27])" office:value-type="float" office:value="3257871" calcext:value-type="float">
            <text:p>3257871</text:p>
          </table:table-cell>
          <table:table-cell table:style-name="ce5" table:formula="of:=AVERAGE([.$F27:.$H27])" office:value-type="float" office:value="520155" calcext:value-type="float">
            <text:p>520155</text:p>
          </table:table-cell>
          <table:table-cell table:number-columns-repeated="1014"/>
        </table:table-row>
        <table:table-row table:style-name="ro2">
          <table:table-cell table:style-name="ce8" office:value-type="float" office:value="1300" calcext:value-type="float">
            <text:p>1300</text:p>
          </table:table-cell>
          <table:table-cell table:style-name="ce8" office:value-type="float" office:value="10537379" calcext:value-type="float">
            <text:p>10537379</text:p>
          </table:table-cell>
          <table:table-cell table:style-name="ce8" office:value-type="float" office:value="2864178" calcext:value-type="float">
            <text:p>2864178</text:p>
          </table:table-cell>
          <table:table-cell table:style-name="ce8" office:value-type="float" office:value="2492187" calcext:value-type="float">
            <text:p>2492187</text:p>
          </table:table-cell>
          <table:table-cell table:style-name="ce8" office:value-type="float" office:value="2047427" calcext:value-type="float">
            <text:p>2047427</text:p>
          </table:table-cell>
          <table:table-cell table:style-name="ce8" office:value-type="float" office:value="196758" calcext:value-type="float">
            <text:p>196758</text:p>
          </table:table-cell>
          <table:table-cell table:style-name="ce8" office:value-type="float" office:value="486889" calcext:value-type="float">
            <text:p>486889</text:p>
          </table:table-cell>
          <table:table-cell table:style-name="ce8" office:value-type="float" office:value="675541" calcext:value-type="float">
            <text:p>675541</text:p>
          </table:table-cell>
          <table:table-cell table:style-name="ce5" table:formula="of:=AVERAGE([.$B28:.$H28])" office:value-type="float" office:value="2757194.14285714" calcext:value-type="float">
            <text:p>2757194</text:p>
          </table:table-cell>
          <table:table-cell table:style-name="ce5" table:formula="of:=AVERAGE([.$F28:.$H28])" office:value-type="float" office:value="453062.666666667" calcext:value-type="float">
            <text:p>453063</text:p>
          </table:table-cell>
          <table:table-cell table:number-columns-repeated="1014"/>
        </table:table-row>
        <table:table-row table:style-name="ro2">
          <table:table-cell table:style-name="ce8" office:value-type="float" office:value="1350" calcext:value-type="float">
            <text:p>1350</text:p>
          </table:table-cell>
          <table:table-cell table:style-name="ce8" office:value-type="float" office:value="11895763" calcext:value-type="float">
            <text:p>11895763</text:p>
          </table:table-cell>
          <table:table-cell table:style-name="ce8" office:value-type="float" office:value="2808782" calcext:value-type="float">
            <text:p>2808782</text:p>
          </table:table-cell>
          <table:table-cell table:style-name="ce8" office:value-type="float" office:value="2858481" calcext:value-type="float">
            <text:p>2858481</text:p>
          </table:table-cell>
          <table:table-cell table:style-name="ce8" office:value-type="float" office:value="3824654" calcext:value-type="float">
            <text:p>3824654</text:p>
          </table:table-cell>
          <table:table-cell table:style-name="ce8" office:value-type="float" office:value="261093" calcext:value-type="float">
            <text:p>261093</text:p>
          </table:table-cell>
          <table:table-cell table:style-name="ce8" office:value-type="float" office:value="664422" calcext:value-type="float">
            <text:p>664422</text:p>
          </table:table-cell>
          <table:table-cell table:style-name="ce8" office:value-type="float" office:value="934525" calcext:value-type="float">
            <text:p>934525</text:p>
          </table:table-cell>
          <table:table-cell table:style-name="ce5" table:formula="of:=AVERAGE([.$B29:.$H29])" office:value-type="float" office:value="3321102.85714286" calcext:value-type="float">
            <text:p>3321103</text:p>
          </table:table-cell>
          <table:table-cell table:style-name="ce5" table:formula="of:=AVERAGE([.$F29:.$H29])" office:value-type="float" office:value="620013.333333333" calcext:value-type="float">
            <text:p>620013</text:p>
          </table:table-cell>
          <table:table-cell table:number-columns-repeated="1014"/>
        </table:table-row>
        <table:table-row table:style-name="ro2">
          <table:table-cell table:style-name="ce8" office:value-type="float" office:value="1400" calcext:value-type="float">
            <text:p>1400</text:p>
          </table:table-cell>
          <table:table-cell table:style-name="ce8" office:value-type="float" office:value="10403211" calcext:value-type="float">
            <text:p>10403211</text:p>
          </table:table-cell>
          <table:table-cell table:style-name="ce8" office:value-type="float" office:value="3530311" calcext:value-type="float">
            <text:p>3530311</text:p>
          </table:table-cell>
          <table:table-cell table:style-name="ce8" office:value-type="float" office:value="2864962" calcext:value-type="float">
            <text:p>2864962</text:p>
          </table:table-cell>
          <table:table-cell table:style-name="ce8" office:value-type="float" office:value="4090802" calcext:value-type="float">
            <text:p>4090802</text:p>
          </table:table-cell>
          <table:table-cell table:style-name="ce8" office:value-type="float" office:value="250850" calcext:value-type="float">
            <text:p>250850</text:p>
          </table:table-cell>
          <table:table-cell table:style-name="ce8" office:value-type="float" office:value="1109444" calcext:value-type="float">
            <text:p>1109444</text:p>
          </table:table-cell>
          <table:table-cell table:style-name="ce8" office:value-type="float" office:value="952435" calcext:value-type="float">
            <text:p>952435</text:p>
          </table:table-cell>
          <table:table-cell table:style-name="ce5" table:formula="of:=AVERAGE([.$B30:.$H30])" office:value-type="float" office:value="3314573.57142857" calcext:value-type="float">
            <text:p>3314574</text:p>
          </table:table-cell>
          <table:table-cell table:style-name="ce5" table:formula="of:=AVERAGE([.$F30:.$H30])" office:value-type="float" office:value="770909.666666667" calcext:value-type="float">
            <text:p>770910</text:p>
          </table:table-cell>
          <table:table-cell table:number-columns-repeated="1014"/>
        </table:table-row>
        <table:table-row table:style-name="ro2">
          <table:table-cell table:style-name="ce8" office:value-type="float" office:value="1450" calcext:value-type="float">
            <text:p>1450</text:p>
          </table:table-cell>
          <table:table-cell table:style-name="ce8" office:value-type="float" office:value="15889844" calcext:value-type="float">
            <text:p>15889844</text:p>
          </table:table-cell>
          <table:table-cell table:style-name="ce8" office:value-type="float" office:value="5176378" calcext:value-type="float">
            <text:p>5176378</text:p>
          </table:table-cell>
          <table:table-cell table:style-name="ce8" office:value-type="float" office:value="3753177" calcext:value-type="float">
            <text:p>3753177</text:p>
          </table:table-cell>
          <table:table-cell table:style-name="ce8" office:value-type="float" office:value="4254999" calcext:value-type="float">
            <text:p>4254999</text:p>
          </table:table-cell>
          <table:table-cell table:style-name="ce8" office:value-type="float" office:value="261176" calcext:value-type="float">
            <text:p>261176</text:p>
          </table:table-cell>
          <table:table-cell table:style-name="ce8" office:value-type="float" office:value="3984982" calcext:value-type="float">
            <text:p>3984982</text:p>
          </table:table-cell>
          <table:table-cell table:style-name="ce8" office:value-type="float" office:value="1315293" calcext:value-type="float">
            <text:p>1315293</text:p>
          </table:table-cell>
          <table:table-cell table:style-name="ce5" table:formula="of:=AVERAGE([.$B31:.$H31])" office:value-type="float" office:value="4947978.42857143" calcext:value-type="float">
            <text:p>4947978</text:p>
          </table:table-cell>
          <table:table-cell table:style-name="ce5" table:formula="of:=AVERAGE([.$F31:.$H31])" office:value-type="float" office:value="1853817" calcext:value-type="float">
            <text:p>1853817</text:p>
          </table:table-cell>
          <table:table-cell table:number-columns-repeated="1014"/>
        </table:table-row>
        <table:table-row table:style-name="ro2"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7123518" calcext:value-type="float">
            <text:p>17123518</text:p>
          </table:table-cell>
          <table:table-cell table:style-name="ce8" office:value-type="float" office:value="3652926" calcext:value-type="float">
            <text:p>3652926</text:p>
          </table:table-cell>
          <table:table-cell table:style-name="ce8" office:value-type="float" office:value="3663988" calcext:value-type="float">
            <text:p>3663988</text:p>
          </table:table-cell>
          <table:table-cell table:style-name="ce8" office:value-type="float" office:value="3324309" calcext:value-type="float">
            <text:p>3324309</text:p>
          </table:table-cell>
          <table:table-cell table:style-name="ce8" office:value-type="float" office:value="276773" calcext:value-type="float">
            <text:p>276773</text:p>
          </table:table-cell>
          <table:table-cell table:style-name="ce8" office:value-type="float" office:value="2544753" calcext:value-type="float">
            <text:p>2544753</text:p>
          </table:table-cell>
          <table:table-cell table:style-name="ce8" office:value-type="float" office:value="978102" calcext:value-type="float">
            <text:p>978102</text:p>
          </table:table-cell>
          <table:table-cell table:style-name="ce5" table:formula="of:=AVERAGE([.$B32:.$H32])" office:value-type="float" office:value="4509195.57142857" calcext:value-type="float">
            <text:p>4509196</text:p>
          </table:table-cell>
          <table:table-cell table:style-name="ce5" table:formula="of:=AVERAGE([.$F32:.$H32])" office:value-type="float" office:value="1266542.66666667" calcext:value-type="float">
            <text:p>1266543</text:p>
          </table:table-cell>
          <table:table-cell table:number-columns-repeated="1014"/>
        </table:table-row>
        <table:table-row table:style-name="ro2">
          <table:table-cell table:style-name="ce8" office:value-type="float" office:value="1550" calcext:value-type="float">
            <text:p>1550</text:p>
          </table:table-cell>
          <table:table-cell table:style-name="ce8" office:value-type="float" office:value="12608297" calcext:value-type="float">
            <text:p>12608297</text:p>
          </table:table-cell>
          <table:table-cell table:style-name="ce8" office:value-type="float" office:value="3543026" calcext:value-type="float">
            <text:p>3543026</text:p>
          </table:table-cell>
          <table:table-cell table:style-name="ce8" office:value-type="float" office:value="3052441" calcext:value-type="float">
            <text:p>3052441</text:p>
          </table:table-cell>
          <table:table-cell table:style-name="ce8" office:value-type="float" office:value="3981251" calcext:value-type="float">
            <text:p>3981251</text:p>
          </table:table-cell>
          <table:table-cell table:style-name="ce8" office:value-type="float" office:value="299171" calcext:value-type="float">
            <text:p>299171</text:p>
          </table:table-cell>
          <table:table-cell table:style-name="ce8" office:value-type="float" office:value="2895024" calcext:value-type="float">
            <text:p>2895024</text:p>
          </table:table-cell>
          <table:table-cell table:style-name="ce8" office:value-type="float" office:value="1024419" calcext:value-type="float">
            <text:p>1024419</text:p>
          </table:table-cell>
          <table:table-cell table:style-name="ce5" table:formula="of:=AVERAGE([.$B33:.$H33])" office:value-type="float" office:value="3914804.14285714" calcext:value-type="float">
            <text:p>3914804</text:p>
          </table:table-cell>
          <table:table-cell table:style-name="ce5" table:formula="of:=AVERAGE([.$F33:.$H33])" office:value-type="float" office:value="1406204.66666667" calcext:value-type="float">
            <text:p>1406205</text:p>
          </table:table-cell>
          <table:table-cell table:number-columns-repeated="1014"/>
        </table:table-row>
        <table:table-row table:style-name="ro2">
          <table:table-cell table:style-name="ce8" office:value-type="float" office:value="1600" calcext:value-type="float">
            <text:p>1600</text:p>
          </table:table-cell>
          <table:table-cell table:style-name="ce8" office:value-type="float" office:value="16418152" calcext:value-type="float">
            <text:p>16418152</text:p>
          </table:table-cell>
          <table:table-cell table:style-name="ce8" office:value-type="float" office:value="4707085" calcext:value-type="float">
            <text:p>4707085</text:p>
          </table:table-cell>
          <table:table-cell table:style-name="ce8" office:value-type="float" office:value="4515270" calcext:value-type="float">
            <text:p>4515270</text:p>
          </table:table-cell>
          <table:table-cell table:style-name="ce8" office:value-type="float" office:value="4497308" calcext:value-type="float">
            <text:p>4497308</text:p>
          </table:table-cell>
          <table:table-cell table:style-name="ce8" office:value-type="float" office:value="331510" calcext:value-type="float">
            <text:p>331510</text:p>
          </table:table-cell>
          <table:table-cell table:style-name="ce8" office:value-type="float" office:value="1386860" calcext:value-type="float">
            <text:p>1386860</text:p>
          </table:table-cell>
          <table:table-cell table:style-name="ce8" office:value-type="float" office:value="1386264" calcext:value-type="float">
            <text:p>1386264</text:p>
          </table:table-cell>
          <table:table-cell table:style-name="ce5" table:formula="of:=AVERAGE([.$B34:.$H34])" office:value-type="float" office:value="4748921.28571429" calcext:value-type="float">
            <text:p>4748921</text:p>
          </table:table-cell>
          <table:table-cell table:style-name="ce5" table:formula="of:=AVERAGE([.$F34:.$H34])" office:value-type="float" office:value="1034878" calcext:value-type="float">
            <text:p>1034878</text:p>
          </table:table-cell>
          <table:table-cell table:number-columns-repeated="1014"/>
        </table:table-row>
        <table:table-row table:style-name="ro2">
          <table:table-cell table:style-name="ce8" office:value-type="float" office:value="1650" calcext:value-type="float">
            <text:p>1650</text:p>
          </table:table-cell>
          <table:table-cell table:style-name="ce8" office:value-type="float" office:value="17958879" calcext:value-type="float">
            <text:p>17958879</text:p>
          </table:table-cell>
          <table:table-cell table:style-name="ce8" office:value-type="float" office:value="4707741" calcext:value-type="float">
            <text:p>4707741</text:p>
          </table:table-cell>
          <table:table-cell table:style-name="ce8" office:value-type="float" office:value="5025138" calcext:value-type="float">
            <text:p>5025138</text:p>
          </table:table-cell>
          <table:table-cell table:style-name="ce8" office:value-type="float" office:value="4040220" calcext:value-type="float">
            <text:p>4040220</text:p>
          </table:table-cell>
          <table:table-cell table:style-name="ce8" office:value-type="float" office:value="318548" calcext:value-type="float">
            <text:p>318548</text:p>
          </table:table-cell>
          <table:table-cell table:style-name="ce8" office:value-type="float" office:value="1345799" calcext:value-type="float">
            <text:p>1345799</text:p>
          </table:table-cell>
          <table:table-cell table:style-name="ce8" office:value-type="float" office:value="935907" calcext:value-type="float">
            <text:p>935907</text:p>
          </table:table-cell>
          <table:table-cell table:style-name="ce5" table:formula="of:=AVERAGE([.$B35:.$H35])" office:value-type="float" office:value="4904604.57142857" calcext:value-type="float">
            <text:p>4904605</text:p>
          </table:table-cell>
          <table:table-cell table:style-name="ce5" table:formula="of:=AVERAGE([.$F35:.$H35])" office:value-type="float" office:value="866751.333333333" calcext:value-type="float">
            <text:p>866751</text:p>
          </table:table-cell>
          <table:table-cell table:number-columns-repeated="1014"/>
        </table:table-row>
        <table:table-row table:style-name="ro2">
          <table:table-cell table:style-name="ce8" office:value-type="float" office:value="1700" calcext:value-type="float">
            <text:p>1700</text:p>
          </table:table-cell>
          <table:table-cell table:style-name="ce8" office:value-type="float" office:value="14814668" calcext:value-type="float">
            <text:p>14814668</text:p>
          </table:table-cell>
          <table:table-cell table:style-name="ce8" office:value-type="float" office:value="4008484" calcext:value-type="float">
            <text:p>4008484</text:p>
          </table:table-cell>
          <table:table-cell table:style-name="ce8" office:value-type="float" office:value="3065724" calcext:value-type="float">
            <text:p>3065724</text:p>
          </table:table-cell>
          <table:table-cell table:style-name="ce8" office:value-type="float" office:value="3108073" calcext:value-type="float">
            <text:p>3108073</text:p>
          </table:table-cell>
          <table:table-cell table:style-name="ce8" office:value-type="float" office:value="244774" calcext:value-type="float">
            <text:p>244774</text:p>
          </table:table-cell>
          <table:table-cell table:style-name="ce8" office:value-type="float" office:value="1501375" calcext:value-type="float">
            <text:p>1501375</text:p>
          </table:table-cell>
          <table:table-cell table:style-name="ce8" office:value-type="float" office:value="997798" calcext:value-type="float">
            <text:p>997798</text:p>
          </table:table-cell>
          <table:table-cell table:style-name="ce5" table:formula="of:=AVERAGE([.$B36:.$H36])" office:value-type="float" office:value="3962985.14285714" calcext:value-type="float">
            <text:p>3962985</text:p>
          </table:table-cell>
          <table:table-cell table:style-name="ce5" table:formula="of:=AVERAGE([.$F36:.$H36])" office:value-type="float" office:value="914649" calcext:value-type="float">
            <text:p>914649</text:p>
          </table:table-cell>
          <table:table-cell table:number-columns-repeated="1014"/>
        </table:table-row>
        <table:table-row table:style-name="ro2">
          <table:table-cell table:style-name="ce8" office:value-type="float" office:value="1750" calcext:value-type="float">
            <text:p>1750</text:p>
          </table:table-cell>
          <table:table-cell table:style-name="ce8" office:value-type="float" office:value="13942084" calcext:value-type="float">
            <text:p>13942084</text:p>
          </table:table-cell>
          <table:table-cell table:style-name="ce8" office:value-type="float" office:value="4092424" calcext:value-type="float">
            <text:p>4092424</text:p>
          </table:table-cell>
          <table:table-cell table:style-name="ce8" office:value-type="float" office:value="5262968" calcext:value-type="float">
            <text:p>5262968</text:p>
          </table:table-cell>
          <table:table-cell table:style-name="ce8" office:value-type="float" office:value="3431045" calcext:value-type="float">
            <text:p>3431045</text:p>
          </table:table-cell>
          <table:table-cell table:style-name="ce8" office:value-type="float" office:value="269897" calcext:value-type="float">
            <text:p>269897</text:p>
          </table:table-cell>
          <table:table-cell table:style-name="ce8" office:value-type="float" office:value="1560462" calcext:value-type="float">
            <text:p>1560462</text:p>
          </table:table-cell>
          <table:table-cell table:style-name="ce8" office:value-type="float" office:value="1349779" calcext:value-type="float">
            <text:p>1349779</text:p>
          </table:table-cell>
          <table:table-cell table:style-name="ce5" table:formula="of:=AVERAGE([.$B37:.$H37])" office:value-type="float" office:value="4272665.57142857" calcext:value-type="float">
            <text:p>4272666</text:p>
          </table:table-cell>
          <table:table-cell table:style-name="ce5" table:formula="of:=AVERAGE([.$F37:.$H37])" office:value-type="float" office:value="1060046" calcext:value-type="float">
            <text:p>1060046</text:p>
          </table:table-cell>
          <table:table-cell table:number-columns-repeated="1014"/>
        </table:table-row>
        <table:table-row table:style-name="ro2"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17153461" calcext:value-type="float">
            <text:p>17153461</text:p>
          </table:table-cell>
          <table:table-cell table:style-name="ce8" office:value-type="float" office:value="3112166" calcext:value-type="float">
            <text:p>3112166</text:p>
          </table:table-cell>
          <table:table-cell table:style-name="ce8" office:value-type="float" office:value="4555319" calcext:value-type="float">
            <text:p>4555319</text:p>
          </table:table-cell>
          <table:table-cell table:style-name="ce8" office:value-type="float" office:value="2483479" calcext:value-type="float">
            <text:p>2483479</text:p>
          </table:table-cell>
          <table:table-cell table:style-name="ce8" office:value-type="float" office:value="255385" calcext:value-type="float">
            <text:p>255385</text:p>
          </table:table-cell>
          <table:table-cell table:style-name="ce8" office:value-type="float" office:value="817077" calcext:value-type="float">
            <text:p>817077</text:p>
          </table:table-cell>
          <table:table-cell table:style-name="ce8" office:value-type="float" office:value="1384030" calcext:value-type="float">
            <text:p>1384030</text:p>
          </table:table-cell>
          <table:table-cell table:style-name="ce5" table:formula="of:=AVERAGE([.$B38:.$H38])" office:value-type="float" office:value="4251559.57142857" calcext:value-type="float">
            <text:p>4251560</text:p>
          </table:table-cell>
          <table:table-cell table:style-name="ce5" table:formula="of:=AVERAGE([.$F38:.$H38])" office:value-type="float" office:value="818830.666666667" calcext:value-type="float">
            <text:p>818831</text:p>
          </table:table-cell>
          <table:table-cell table:number-columns-repeated="1014"/>
        </table:table-row>
        <table:table-row table:style-name="ro2">
          <table:table-cell table:style-name="ce8" office:value-type="float" office:value="1850" calcext:value-type="float">
            <text:p>1850</text:p>
          </table:table-cell>
          <table:table-cell table:style-name="ce8" office:value-type="float" office:value="15685465" calcext:value-type="float">
            <text:p>15685465</text:p>
          </table:table-cell>
          <table:table-cell table:style-name="ce8" office:value-type="float" office:value="3295913" calcext:value-type="float">
            <text:p>3295913</text:p>
          </table:table-cell>
          <table:table-cell table:style-name="ce8" office:value-type="float" office:value="4895413" calcext:value-type="float">
            <text:p>4895413</text:p>
          </table:table-cell>
          <table:table-cell table:style-name="ce8" office:value-type="float" office:value="3719850" calcext:value-type="float">
            <text:p>3719850</text:p>
          </table:table-cell>
          <table:table-cell table:style-name="ce8" office:value-type="float" office:value="236360" calcext:value-type="float">
            <text:p>236360</text:p>
          </table:table-cell>
          <table:table-cell table:style-name="ce8" office:value-type="float" office:value="701958" calcext:value-type="float">
            <text:p>701958</text:p>
          </table:table-cell>
          <table:table-cell table:style-name="ce8" office:value-type="float" office:value="620629" calcext:value-type="float">
            <text:p>620629</text:p>
          </table:table-cell>
          <table:table-cell table:style-name="ce5" table:formula="of:=AVERAGE([.$B39:.$H39])" office:value-type="float" office:value="4165084" calcext:value-type="float">
            <text:p>4165084</text:p>
          </table:table-cell>
          <table:table-cell table:style-name="ce5" table:formula="of:=AVERAGE([.$F39:.$H39])" office:value-type="float" office:value="519649" calcext:value-type="float">
            <text:p>519649</text:p>
          </table:table-cell>
          <table:table-cell table:number-columns-repeated="1014"/>
        </table:table-row>
        <table:table-row table:style-name="ro2">
          <table:table-cell table:style-name="ce8" office:value-type="float" office:value="1900" calcext:value-type="float">
            <text:p>1900</text:p>
          </table:table-cell>
          <table:table-cell table:style-name="ce8" office:value-type="float" office:value="28729596" calcext:value-type="float">
            <text:p>28729596</text:p>
          </table:table-cell>
          <table:table-cell table:style-name="ce8" office:value-type="float" office:value="9011069" calcext:value-type="float">
            <text:p>9011069</text:p>
          </table:table-cell>
          <table:table-cell table:style-name="ce8" office:value-type="float" office:value="8709441" calcext:value-type="float">
            <text:p>8709441</text:p>
          </table:table-cell>
          <table:table-cell table:style-name="ce8" office:value-type="float" office:value="6135246" calcext:value-type="float">
            <text:p>6135246</text:p>
          </table:table-cell>
          <table:table-cell table:style-name="ce8" office:value-type="float" office:value="444958" calcext:value-type="float">
            <text:p>444958</text:p>
          </table:table-cell>
          <table:table-cell table:style-name="ce8" office:value-type="float" office:value="2540358" calcext:value-type="float">
            <text:p>2540358</text:p>
          </table:table-cell>
          <table:table-cell table:style-name="ce8" office:value-type="float" office:value="1212222" calcext:value-type="float">
            <text:p>1212222</text:p>
          </table:table-cell>
          <table:table-cell table:style-name="ce5" table:formula="of:=AVERAGE([.$B40:.$H40])" office:value-type="float" office:value="8111841.42857143" calcext:value-type="float">
            <text:p>8111841</text:p>
          </table:table-cell>
          <table:table-cell table:style-name="ce5" table:formula="of:=AVERAGE([.$F40:.$H40])" office:value-type="float" office:value="1399179.33333333" calcext:value-type="float">
            <text:p>1399179</text:p>
          </table:table-cell>
          <table:table-cell table:number-columns-repeated="1014"/>
        </table:table-row>
        <table:table-row table:style-name="ro2">
          <table:table-cell table:style-name="ce8" office:value-type="float" office:value="1950" calcext:value-type="float">
            <text:p>1950</text:p>
          </table:table-cell>
          <table:table-cell table:style-name="ce8" office:value-type="float" office:value="27316448" calcext:value-type="float">
            <text:p>27316448</text:p>
          </table:table-cell>
          <table:table-cell table:style-name="ce8" office:value-type="float" office:value="9168994" calcext:value-type="float">
            <text:p>9168994</text:p>
          </table:table-cell>
          <table:table-cell table:style-name="ce8" office:value-type="float" office:value="6933600" calcext:value-type="float">
            <text:p>6933600</text:p>
          </table:table-cell>
          <table:table-cell table:style-name="ce8" office:value-type="float" office:value="4137089" calcext:value-type="float">
            <text:p>4137089</text:p>
          </table:table-cell>
          <table:table-cell table:style-name="ce8" office:value-type="float" office:value="368358" calcext:value-type="float">
            <text:p>368358</text:p>
          </table:table-cell>
          <table:table-cell table:style-name="ce8" office:value-type="float" office:value="1618557" calcext:value-type="float">
            <text:p>1618557</text:p>
          </table:table-cell>
          <table:table-cell table:style-name="ce8" office:value-type="float" office:value="1323478" calcext:value-type="float">
            <text:p>1323478</text:p>
          </table:table-cell>
          <table:table-cell table:style-name="ce5" table:formula="of:=AVERAGE([.$B41:.$H41])" office:value-type="float" office:value="7266646.28571429" calcext:value-type="float">
            <text:p>7266646</text:p>
          </table:table-cell>
          <table:table-cell table:style-name="ce5" table:formula="of:=AVERAGE([.$F41:.$H41])" office:value-type="float" office:value="1103464.33333333" calcext:value-type="float">
            <text:p>1103464</text:p>
          </table:table-cell>
          <table:table-cell table:number-columns-repeated="1014"/>
        </table:table-row>
        <table:table-row table:style-name="ro2"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23173931" calcext:value-type="float">
            <text:p>23173931</text:p>
          </table:table-cell>
          <table:table-cell table:style-name="ce8" office:value-type="float" office:value="9381124" calcext:value-type="float">
            <text:p>9381124</text:p>
          </table:table-cell>
          <table:table-cell table:style-name="ce8" office:value-type="float" office:value="7831693" calcext:value-type="float">
            <text:p>7831693</text:p>
          </table:table-cell>
          <table:table-cell table:style-name="ce8" office:value-type="float" office:value="4509984" calcext:value-type="float">
            <text:p>4509984</text:p>
          </table:table-cell>
          <table:table-cell table:style-name="ce8" office:value-type="float" office:value="395084" calcext:value-type="float">
            <text:p>395084</text:p>
          </table:table-cell>
          <table:table-cell table:style-name="ce8" office:value-type="float" office:value="1671053" calcext:value-type="float">
            <text:p>1671053</text:p>
          </table:table-cell>
          <table:table-cell table:style-name="ce8" office:value-type="float" office:value="1059385" calcext:value-type="float">
            <text:p>1059385</text:p>
          </table:table-cell>
          <table:table-cell table:style-name="ce5" table:formula="of:=AVERAGE([.$B42:.$H42])" office:value-type="float" office:value="6860322" calcext:value-type="float">
            <text:p>6860322</text:p>
          </table:table-cell>
          <table:table-cell table:style-name="ce5" table:formula="of:=AVERAGE([.$F42:.$H42])" office:value-type="float" office:value="1041840.66666667" calcext:value-type="float">
            <text:p>1041841</text:p>
          </table:table-cell>
          <table:table-cell table:number-columns-repeated="1014"/>
        </table:table-row>
        <table:table-row table:style-name="ro2">
          <table:table-cell table:style-name="ce8" office:value-type="float" office:value="2050" calcext:value-type="float">
            <text:p>2050</text:p>
          </table:table-cell>
          <table:table-cell table:style-name="ce8" office:value-type="float" office:value="28065398" calcext:value-type="float">
            <text:p>28065398</text:p>
          </table:table-cell>
          <table:table-cell table:style-name="ce8" office:value-type="float" office:value="7941526" calcext:value-type="float">
            <text:p>7941526</text:p>
          </table:table-cell>
          <table:table-cell table:style-name="ce8" office:value-type="float" office:value="7322085" calcext:value-type="float">
            <text:p>7322085</text:p>
          </table:table-cell>
          <table:table-cell table:style-name="ce8" office:value-type="float" office:value="4688540" calcext:value-type="float">
            <text:p>4688540</text:p>
          </table:table-cell>
          <table:table-cell table:style-name="ce8" office:value-type="float" office:value="374092" calcext:value-type="float">
            <text:p>374092</text:p>
          </table:table-cell>
          <table:table-cell table:style-name="ce8" office:value-type="float" office:value="1683311" calcext:value-type="float">
            <text:p>1683311</text:p>
          </table:table-cell>
          <table:table-cell table:style-name="ce8" office:value-type="float" office:value="905248" calcext:value-type="float">
            <text:p>905248</text:p>
          </table:table-cell>
          <table:table-cell table:style-name="ce5" table:formula="of:=AVERAGE([.$B43:.$H43])" office:value-type="float" office:value="7282885.71428571" calcext:value-type="float">
            <text:p>7282886</text:p>
          </table:table-cell>
          <table:table-cell table:style-name="ce5" table:formula="of:=AVERAGE([.$F43:.$H43])" office:value-type="float" office:value="987550.333333333" calcext:value-type="float">
            <text:p>987550</text:p>
          </table:table-cell>
          <table:table-cell table:number-columns-repeated="1014"/>
        </table:table-row>
        <table:table-row table:style-name="ro2">
          <table:table-cell table:style-name="ce8" office:value-type="float" office:value="2100" calcext:value-type="float">
            <text:p>2100</text:p>
          </table:table-cell>
          <table:table-cell table:style-name="ce8" office:value-type="float" office:value="21753435" calcext:value-type="float">
            <text:p>21753435</text:p>
          </table:table-cell>
          <table:table-cell table:style-name="ce8" office:value-type="float" office:value="7530175" calcext:value-type="float">
            <text:p>7530175</text:p>
          </table:table-cell>
          <table:table-cell table:style-name="ce8" office:value-type="float" office:value="4607075" calcext:value-type="float">
            <text:p>4607075</text:p>
          </table:table-cell>
          <table:table-cell table:style-name="ce8" office:value-type="float" office:value="4433596" calcext:value-type="float">
            <text:p>4433596</text:p>
          </table:table-cell>
          <table:table-cell table:style-name="ce8" office:value-type="float" office:value="290001" calcext:value-type="float">
            <text:p>290001</text:p>
          </table:table-cell>
          <table:table-cell table:style-name="ce8" office:value-type="float" office:value="1668330" calcext:value-type="float">
            <text:p>1668330</text:p>
          </table:table-cell>
          <table:table-cell table:style-name="ce8" office:value-type="float" office:value="953005" calcext:value-type="float">
            <text:p>953005</text:p>
          </table:table-cell>
          <table:table-cell table:style-name="ce5" table:formula="of:=AVERAGE([.$B44:.$H44])" office:value-type="float" office:value="5890802.42857143" calcext:value-type="float">
            <text:p>5890802</text:p>
          </table:table-cell>
          <table:table-cell table:style-name="ce5" table:formula="of:=AVERAGE([.$F44:.$H44])" office:value-type="float" office:value="970445.333333333" calcext:value-type="float">
            <text:p>970445</text:p>
          </table:table-cell>
          <table:table-cell table:number-columns-repeated="1014"/>
        </table:table-row>
        <table:table-row table:style-name="ro2"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8851799" calcext:value-type="float">
            <text:p>18851799</text:p>
          </table:table-cell>
          <table:table-cell table:style-name="ce8" office:value-type="float" office:value="7018849" calcext:value-type="float">
            <text:p>7018849</text:p>
          </table:table-cell>
          <table:table-cell table:style-name="ce8" office:value-type="float" office:value="6681459" calcext:value-type="float">
            <text:p>6681459</text:p>
          </table:table-cell>
          <table:table-cell table:style-name="ce8" office:value-type="float" office:value="4254686" calcext:value-type="float">
            <text:p>4254686</text:p>
          </table:table-cell>
          <table:table-cell table:style-name="ce8" office:value-type="float" office:value="277137" calcext:value-type="float">
            <text:p>277137</text:p>
          </table:table-cell>
          <table:table-cell table:style-name="ce8" office:value-type="float" office:value="1450697" calcext:value-type="float">
            <text:p>1450697</text:p>
          </table:table-cell>
          <table:table-cell table:style-name="ce8" office:value-type="float" office:value="906872" calcext:value-type="float">
            <text:p>906872</text:p>
          </table:table-cell>
          <table:table-cell table:style-name="ce5" table:formula="of:=AVERAGE([.$B45:.$H45])" office:value-type="float" office:value="5634499.85714286" calcext:value-type="float">
            <text:p>5634500</text:p>
          </table:table-cell>
          <table:table-cell table:style-name="ce5" table:formula="of:=AVERAGE([.$F45:.$H45])" office:value-type="float" office:value="878235.333333333" calcext:value-type="float">
            <text:p>878235</text:p>
          </table:table-cell>
          <table:table-cell table:number-columns-repeated="1014"/>
        </table:table-row>
        <table:table-row table:style-name="ro2">
          <table:table-cell table:style-name="ce8" office:value-type="float" office:value="2200" calcext:value-type="float">
            <text:p>2200</text:p>
          </table:table-cell>
          <table:table-cell table:style-name="ce8" office:value-type="float" office:value="26476648" calcext:value-type="float">
            <text:p>26476648</text:p>
          </table:table-cell>
          <table:table-cell table:style-name="ce8" office:value-type="float" office:value="8780399" calcext:value-type="float">
            <text:p>8780399</text:p>
          </table:table-cell>
          <table:table-cell table:style-name="ce8" office:value-type="float" office:value="7958975" calcext:value-type="float">
            <text:p>7958975</text:p>
          </table:table-cell>
          <table:table-cell table:style-name="ce8" office:value-type="float" office:value="4902423" calcext:value-type="float">
            <text:p>4902423</text:p>
          </table:table-cell>
          <table:table-cell table:style-name="ce8" office:value-type="float" office:value="777420" calcext:value-type="float">
            <text:p>777420</text:p>
          </table:table-cell>
          <table:table-cell table:style-name="ce8" office:value-type="float" office:value="2095246" calcext:value-type="float">
            <text:p>2095246</text:p>
          </table:table-cell>
          <table:table-cell table:style-name="ce8" office:value-type="float" office:value="964581" calcext:value-type="float">
            <text:p>964581</text:p>
          </table:table-cell>
          <table:table-cell table:style-name="ce5" table:formula="of:=AVERAGE([.$B46:.$H46])" office:value-type="float" office:value="7422241.71428571" calcext:value-type="float">
            <text:p>7422242</text:p>
          </table:table-cell>
          <table:table-cell table:style-name="ce5" table:formula="of:=AVERAGE([.$F46:.$H46])" office:value-type="float" office:value="1279082.33333333" calcext:value-type="float">
            <text:p>1279082</text:p>
          </table:table-cell>
          <table:table-cell table:number-columns-repeated="1014"/>
        </table:table-row>
        <table:table-row table:style-name="ro2">
          <table:table-cell table:style-name="ce8" office:value-type="float" office:value="2250" calcext:value-type="float">
            <text:p>2250</text:p>
          </table:table-cell>
          <table:table-cell table:style-name="ce8" office:value-type="float" office:value="35279890" calcext:value-type="float">
            <text:p>35279890</text:p>
          </table:table-cell>
          <table:table-cell table:style-name="ce8" office:value-type="float" office:value="6327585" calcext:value-type="float">
            <text:p>6327585</text:p>
          </table:table-cell>
          <table:table-cell table:style-name="ce8" office:value-type="float" office:value="8669926" calcext:value-type="float">
            <text:p>8669926</text:p>
          </table:table-cell>
          <table:table-cell table:style-name="ce8" office:value-type="float" office:value="4698601" calcext:value-type="float">
            <text:p>4698601</text:p>
          </table:table-cell>
          <table:table-cell table:style-name="ce8" office:value-type="float" office:value="478771" calcext:value-type="float">
            <text:p>478771</text:p>
          </table:table-cell>
          <table:table-cell table:style-name="ce8" office:value-type="float" office:value="1709054" calcext:value-type="float">
            <text:p>1709054</text:p>
          </table:table-cell>
          <table:table-cell table:style-name="ce8" office:value-type="float" office:value="858684" calcext:value-type="float">
            <text:p>858684</text:p>
          </table:table-cell>
          <table:table-cell table:style-name="ce5" table:formula="of:=AVERAGE([.$B47:.$H47])" office:value-type="float" office:value="8288930.14285714" calcext:value-type="float">
            <text:p>8288930</text:p>
          </table:table-cell>
          <table:table-cell table:style-name="ce5" table:formula="of:=AVERAGE([.$F47:.$H47])" office:value-type="float" office:value="1015503" calcext:value-type="float">
            <text:p>1015503</text:p>
          </table:table-cell>
          <table:table-cell table:number-columns-repeated="1014"/>
        </table:table-row>
        <table:table-row table:style-name="ro2">
          <table:table-cell table:style-name="ce8" office:value-type="float" office:value="2300" calcext:value-type="float">
            <text:p>2300</text:p>
          </table:table-cell>
          <table:table-cell table:style-name="ce8" office:value-type="float" office:value="26290907" calcext:value-type="float">
            <text:p>26290907</text:p>
          </table:table-cell>
          <table:table-cell table:style-name="ce8" office:value-type="float" office:value="5322796" calcext:value-type="float">
            <text:p>5322796</text:p>
          </table:table-cell>
          <table:table-cell table:style-name="ce8" office:value-type="float" office:value="5940660" calcext:value-type="float">
            <text:p>5940660</text:p>
          </table:table-cell>
          <table:table-cell table:style-name="ce8" office:value-type="float" office:value="3172592" calcext:value-type="float">
            <text:p>3172592</text:p>
          </table:table-cell>
          <table:table-cell table:style-name="ce8" office:value-type="float" office:value="339244" calcext:value-type="float">
            <text:p>339244</text:p>
          </table:table-cell>
          <table:table-cell table:style-name="ce8" office:value-type="float" office:value="2287218" calcext:value-type="float">
            <text:p>2287218</text:p>
          </table:table-cell>
          <table:table-cell table:style-name="ce8" office:value-type="float" office:value="859007" calcext:value-type="float">
            <text:p>859007</text:p>
          </table:table-cell>
          <table:table-cell table:style-name="ce5" table:formula="of:=AVERAGE([.$B48:.$H48])" office:value-type="float" office:value="6316060.57142857" calcext:value-type="float">
            <text:p>6316061</text:p>
          </table:table-cell>
          <table:table-cell table:style-name="ce5" table:formula="of:=AVERAGE([.$F48:.$H48])" office:value-type="float" office:value="1161823" calcext:value-type="float">
            <text:p>1161823</text:p>
          </table:table-cell>
          <table:table-cell table:number-columns-repeated="1014"/>
        </table:table-row>
        <table:table-row table:style-name="ro2">
          <table:table-cell table:style-name="ce8" office:value-type="float" office:value="2350" calcext:value-type="float">
            <text:p>2350</text:p>
          </table:table-cell>
          <table:table-cell table:style-name="ce8" office:value-type="float" office:value="26576671" calcext:value-type="float">
            <text:p>26576671</text:p>
          </table:table-cell>
          <table:table-cell table:style-name="ce8" office:value-type="float" office:value="8012970" calcext:value-type="float">
            <text:p>8012970</text:p>
          </table:table-cell>
          <table:table-cell table:style-name="ce8" office:value-type="float" office:value="6438107" calcext:value-type="float">
            <text:p>6438107</text:p>
          </table:table-cell>
          <table:table-cell table:style-name="ce8" office:value-type="float" office:value="3324293" calcext:value-type="float">
            <text:p>3324293</text:p>
          </table:table-cell>
          <table:table-cell table:style-name="ce8" office:value-type="float" office:value="404590" calcext:value-type="float">
            <text:p>404590</text:p>
          </table:table-cell>
          <table:table-cell table:style-name="ce8" office:value-type="float" office:value="2572728" calcext:value-type="float">
            <text:p>2572728</text:p>
          </table:table-cell>
          <table:table-cell table:style-name="ce8" office:value-type="float" office:value="870773" calcext:value-type="float">
            <text:p>870773</text:p>
          </table:table-cell>
          <table:table-cell table:style-name="ce5" table:formula="of:=AVERAGE([.$B49:.$H49])" office:value-type="float" office:value="6885733.14285714" calcext:value-type="float">
            <text:p>6885733</text:p>
          </table:table-cell>
          <table:table-cell table:style-name="ce5" table:formula="of:=AVERAGE([.$F49:.$H49])" office:value-type="float" office:value="1282697" calcext:value-type="float">
            <text:p>1282697</text:p>
          </table:table-cell>
          <table:table-cell table:number-columns-repeated="1014"/>
        </table:table-row>
        <table:table-row table:style-name="ro2"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25559165" calcext:value-type="float">
            <text:p>25559165</text:p>
          </table:table-cell>
          <table:table-cell table:style-name="ce8" office:value-type="float" office:value="5787490" calcext:value-type="float">
            <text:p>5787490</text:p>
          </table:table-cell>
          <table:table-cell table:style-name="ce8" office:value-type="float" office:value="7333534" calcext:value-type="float">
            <text:p>7333534</text:p>
          </table:table-cell>
          <table:table-cell table:style-name="ce8" office:value-type="float" office:value="3546768" calcext:value-type="float">
            <text:p>3546768</text:p>
          </table:table-cell>
          <table:table-cell table:style-name="ce8" office:value-type="float" office:value="345020" calcext:value-type="float">
            <text:p>345020</text:p>
          </table:table-cell>
          <table:table-cell table:style-name="ce8" office:value-type="float" office:value="2552837" calcext:value-type="float">
            <text:p>2552837</text:p>
          </table:table-cell>
          <table:table-cell table:style-name="ce8" office:value-type="float" office:value="1323280" calcext:value-type="float">
            <text:p>1323280</text:p>
          </table:table-cell>
          <table:table-cell table:style-name="ce5" table:formula="of:=AVERAGE([.$B50:.$H50])" office:value-type="float" office:value="6635442" calcext:value-type="float">
            <text:p>6635442</text:p>
          </table:table-cell>
          <table:table-cell table:style-name="ce5" table:formula="of:=AVERAGE([.$F50:.$H50])" office:value-type="float" office:value="1407045.66666667" calcext:value-type="float">
            <text:p>1407046</text:p>
          </table:table-cell>
          <table:table-cell table:number-columns-repeated="1014"/>
        </table:table-row>
        <table:table-row table:style-name="ro2"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28171199" calcext:value-type="float">
            <text:p>28171199</text:p>
          </table:table-cell>
          <table:table-cell table:style-name="ce8" office:value-type="float" office:value="7369487" calcext:value-type="float">
            <text:p>7369487</text:p>
          </table:table-cell>
          <table:table-cell table:style-name="ce8" office:value-type="float" office:value="7007299" calcext:value-type="float">
            <text:p>7007299</text:p>
          </table:table-cell>
          <table:table-cell table:style-name="ce8" office:value-type="float" office:value="3922200" calcext:value-type="float">
            <text:p>3922200</text:p>
          </table:table-cell>
          <table:table-cell table:style-name="ce8" office:value-type="float" office:value="345984" calcext:value-type="float">
            <text:p>345984</text:p>
          </table:table-cell>
          <table:table-cell table:style-name="ce8" office:value-type="float" office:value="2334570" calcext:value-type="float">
            <text:p>2334570</text:p>
          </table:table-cell>
          <table:table-cell table:style-name="ce8" office:value-type="float" office:value="946379" calcext:value-type="float">
            <text:p>946379</text:p>
          </table:table-cell>
          <table:table-cell table:style-name="ce5" table:formula="of:=AVERAGE([.$B51:.$H51])" office:value-type="float" office:value="7156731.14285714" calcext:value-type="float">
            <text:p>7156731</text:p>
          </table:table-cell>
          <table:table-cell table:style-name="ce5" table:formula="of:=AVERAGE([.$F51:.$H51])" office:value-type="float" office:value="1208977.66666667" calcext:value-type="float">
            <text:p>1208978</text:p>
          </table:table-cell>
          <table:table-cell table:number-columns-repeated="1014"/>
        </table:table-row>
        <table:table-row table:style-name="ro2"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9117857" calcext:value-type="float">
            <text:p>29117857</text:p>
          </table:table-cell>
          <table:table-cell table:style-name="ce8" office:value-type="float" office:value="6150108" calcext:value-type="float">
            <text:p>6150108</text:p>
          </table:table-cell>
          <table:table-cell table:style-name="ce8" office:value-type="float" office:value="5638382" calcext:value-type="float">
            <text:p>5638382</text:p>
          </table:table-cell>
          <table:table-cell table:style-name="ce8" office:value-type="float" office:value="5007634" calcext:value-type="float">
            <text:p>5007634</text:p>
          </table:table-cell>
          <table:table-cell table:style-name="ce8" office:value-type="float" office:value="359286" calcext:value-type="float">
            <text:p>359286</text:p>
          </table:table-cell>
          <table:table-cell table:style-name="ce8" office:value-type="float" office:value="1663408" calcext:value-type="float">
            <text:p>1663408</text:p>
          </table:table-cell>
          <table:table-cell table:style-name="ce8" office:value-type="float" office:value="1059910" calcext:value-type="float">
            <text:p>1059910</text:p>
          </table:table-cell>
          <table:table-cell table:style-name="ce5" table:formula="of:=AVERAGE([.$B52:.$H52])" office:value-type="float" office:value="6999512.14285714" calcext:value-type="float">
            <text:p>6999512</text:p>
          </table:table-cell>
          <table:table-cell table:style-name="ce5" table:formula="of:=AVERAGE([.$F52:.$H52])" office:value-type="float" office:value="1027534.66666667" calcext:value-type="float">
            <text:p>1027535</text:p>
          </table:table-cell>
          <table:table-cell table:number-columns-repeated="1014"/>
        </table:table-row>
        <table:table-row table:style-name="ro2">
          <table:table-cell table:style-name="ce8" office:value-type="float" office:value="2550" calcext:value-type="float">
            <text:p>2550</text:p>
          </table:table-cell>
          <table:table-cell table:style-name="ce8" office:value-type="float" office:value="28778341" calcext:value-type="float">
            <text:p>28778341</text:p>
          </table:table-cell>
          <table:table-cell table:style-name="ce8" office:value-type="float" office:value="7390020" calcext:value-type="float">
            <text:p>7390020</text:p>
          </table:table-cell>
          <table:table-cell table:style-name="ce8" office:value-type="float" office:value="6523250" calcext:value-type="float">
            <text:p>6523250</text:p>
          </table:table-cell>
          <table:table-cell table:style-name="ce8" office:value-type="float" office:value="3520644" calcext:value-type="float">
            <text:p>3520644</text:p>
          </table:table-cell>
          <table:table-cell table:style-name="ce8" office:value-type="float" office:value="373135" calcext:value-type="float">
            <text:p>373135</text:p>
          </table:table-cell>
          <table:table-cell table:style-name="ce8" office:value-type="float" office:value="1863929" calcext:value-type="float">
            <text:p>1863929</text:p>
          </table:table-cell>
          <table:table-cell table:style-name="ce8" office:value-type="float" office:value="925864" calcext:value-type="float">
            <text:p>925864</text:p>
          </table:table-cell>
          <table:table-cell table:style-name="ce5" table:formula="of:=AVERAGE([.$B53:.$H53])" office:value-type="float" office:value="7053597.57142857" calcext:value-type="float">
            <text:p>7053598</text:p>
          </table:table-cell>
          <table:table-cell table:style-name="ce5" table:formula="of:=AVERAGE([.$F53:.$H53])" office:value-type="float" office:value="1054309.33333333" calcext:value-type="float">
            <text:p>1054309</text:p>
          </table:table-cell>
          <table:table-cell table:number-columns-repeated="1014"/>
        </table:table-row>
        <table:table-row table:style-name="ro2">
          <table:table-cell table:style-name="ce8" office:value-type="float" office:value="2600" calcext:value-type="float">
            <text:p>2600</text:p>
          </table:table-cell>
          <table:table-cell table:style-name="ce8" office:value-type="float" office:value="28058506" calcext:value-type="float">
            <text:p>28058506</text:p>
          </table:table-cell>
          <table:table-cell table:style-name="ce8" office:value-type="float" office:value="7460885" calcext:value-type="float">
            <text:p>7460885</text:p>
          </table:table-cell>
          <table:table-cell table:style-name="ce8" office:value-type="float" office:value="7013403" calcext:value-type="float">
            <text:p>7013403</text:p>
          </table:table-cell>
          <table:table-cell table:style-name="ce8" office:value-type="float" office:value="3950068" calcext:value-type="float">
            <text:p>3950068</text:p>
          </table:table-cell>
          <table:table-cell table:style-name="ce8" office:value-type="float" office:value="378458" calcext:value-type="float">
            <text:p>378458</text:p>
          </table:table-cell>
          <table:table-cell table:style-name="ce8" office:value-type="float" office:value="1406523" calcext:value-type="float">
            <text:p>1406523</text:p>
          </table:table-cell>
          <table:table-cell table:style-name="ce8" office:value-type="float" office:value="704254" calcext:value-type="float">
            <text:p>704254</text:p>
          </table:table-cell>
          <table:table-cell table:style-name="ce5" table:formula="of:=AVERAGE([.$B54:.$H54])" office:value-type="float" office:value="6996013.85714286" calcext:value-type="float">
            <text:p>6996014</text:p>
          </table:table-cell>
          <table:table-cell table:style-name="ce5" table:formula="of:=AVERAGE([.$F54:.$H54])" office:value-type="float" office:value="829745" calcext:value-type="float">
            <text:p>829745</text:p>
          </table:table-cell>
          <table:table-cell table:number-columns-repeated="1014"/>
        </table:table-row>
        <table:table-row table:style-name="ro2">
          <table:table-cell table:style-name="ce8" office:value-type="float" office:value="2650" calcext:value-type="float">
            <text:p>2650</text:p>
          </table:table-cell>
          <table:table-cell table:style-name="ce8" office:value-type="float" office:value="31187538" calcext:value-type="float">
            <text:p>31187538</text:p>
          </table:table-cell>
          <table:table-cell table:style-name="ce8" office:value-type="float" office:value="9857361" calcext:value-type="float">
            <text:p>9857361</text:p>
          </table:table-cell>
          <table:table-cell table:style-name="ce8" office:value-type="float" office:value="8379062" calcext:value-type="float">
            <text:p>8379062</text:p>
          </table:table-cell>
          <table:table-cell table:style-name="ce8" office:value-type="float" office:value="3931367" calcext:value-type="float">
            <text:p>3931367</text:p>
          </table:table-cell>
          <table:table-cell table:style-name="ce8" office:value-type="float" office:value="361220" calcext:value-type="float">
            <text:p>361220</text:p>
          </table:table-cell>
          <table:table-cell table:style-name="ce8" office:value-type="float" office:value="2305223" calcext:value-type="float">
            <text:p>2305223</text:p>
          </table:table-cell>
          <table:table-cell table:style-name="ce8" office:value-type="float" office:value="690641" calcext:value-type="float">
            <text:p>690641</text:p>
          </table:table-cell>
          <table:table-cell table:style-name="ce5" table:formula="of:=AVERAGE([.$B55:.$H55])" office:value-type="float" office:value="8101773.14285714" calcext:value-type="float">
            <text:p>8101773</text:p>
          </table:table-cell>
          <table:table-cell table:style-name="ce5" table:formula="of:=AVERAGE([.$F55:.$H55])" office:value-type="float" office:value="1119028" calcext:value-type="float">
            <text:p>1119028</text:p>
          </table:table-cell>
          <table:table-cell table:number-columns-repeated="1014"/>
        </table:table-row>
        <table:table-row table:style-name="ro2">
          <table:table-cell table:style-name="ce8" office:value-type="float" office:value="2700" calcext:value-type="float">
            <text:p>2700</text:p>
          </table:table-cell>
          <table:table-cell table:style-name="ce8" office:value-type="float" office:value="45230940" calcext:value-type="float">
            <text:p>45230940</text:p>
          </table:table-cell>
          <table:table-cell table:style-name="ce8" office:value-type="float" office:value="7936377" calcext:value-type="float">
            <text:p>7936377</text:p>
          </table:table-cell>
          <table:table-cell table:style-name="ce8" office:value-type="float" office:value="7322122" calcext:value-type="float">
            <text:p>7322122</text:p>
          </table:table-cell>
          <table:table-cell table:style-name="ce8" office:value-type="float" office:value="3164057" calcext:value-type="float">
            <text:p>3164057</text:p>
          </table:table-cell>
          <table:table-cell table:style-name="ce8" office:value-type="float" office:value="424859" calcext:value-type="float">
            <text:p>424859</text:p>
          </table:table-cell>
          <table:table-cell table:style-name="ce8" office:value-type="float" office:value="2063593" calcext:value-type="float">
            <text:p>2063593</text:p>
          </table:table-cell>
          <table:table-cell table:style-name="ce8" office:value-type="float" office:value="698777" calcext:value-type="float">
            <text:p>698777</text:p>
          </table:table-cell>
          <table:table-cell table:style-name="ce5" table:formula="of:=AVERAGE([.$B56:.$H56])" office:value-type="float" office:value="9548675" calcext:value-type="float">
            <text:p>9548675</text:p>
          </table:table-cell>
          <table:table-cell table:style-name="ce5" table:formula="of:=AVERAGE([.$F56:.$H56])" office:value-type="float" office:value="1062409.66666667" calcext:value-type="float">
            <text:p>1062410</text:p>
          </table:table-cell>
          <table:table-cell table:number-columns-repeated="1014"/>
        </table:table-row>
        <table:table-row table:style-name="ro2">
          <table:table-cell table:style-name="ce8" office:value-type="float" office:value="2750" calcext:value-type="float">
            <text:p>2750</text:p>
          </table:table-cell>
          <table:table-cell table:style-name="ce8" office:value-type="float" office:value="35549283" calcext:value-type="float">
            <text:p>35549283</text:p>
          </table:table-cell>
          <table:table-cell table:style-name="ce8" office:value-type="float" office:value="10088446" calcext:value-type="float">
            <text:p>10088446</text:p>
          </table:table-cell>
          <table:table-cell table:style-name="ce8" office:value-type="float" office:value="9712649" calcext:value-type="float">
            <text:p>9712649</text:p>
          </table:table-cell>
          <table:table-cell table:style-name="ce8" office:value-type="float" office:value="3398477" calcext:value-type="float">
            <text:p>3398477</text:p>
          </table:table-cell>
          <table:table-cell table:style-name="ce8" office:value-type="float" office:value="445176" calcext:value-type="float">
            <text:p>445176</text:p>
          </table:table-cell>
          <table:table-cell table:style-name="ce8" office:value-type="float" office:value="3684706" calcext:value-type="float">
            <text:p>3684706</text:p>
          </table:table-cell>
          <table:table-cell table:style-name="ce8" office:value-type="float" office:value="1389266" calcext:value-type="float">
            <text:p>1389266</text:p>
          </table:table-cell>
          <table:table-cell table:style-name="ce5" table:formula="of:=AVERAGE([.$B57:.$H57])" office:value-type="float" office:value="9181143.28571429" calcext:value-type="float">
            <text:p>9181143</text:p>
          </table:table-cell>
          <table:table-cell table:style-name="ce5" table:formula="of:=AVERAGE([.$F57:.$H57])" office:value-type="float" office:value="1839716" calcext:value-type="float">
            <text:p>1839716</text:p>
          </table:table-cell>
          <table:table-cell table:number-columns-repeated="1014"/>
        </table:table-row>
        <table:table-row table:style-name="ro2">
          <table:table-cell table:style-name="ce8" office:value-type="float" office:value="2800" calcext:value-type="float">
            <text:p>2800</text:p>
          </table:table-cell>
          <table:table-cell table:style-name="ce8" office:value-type="float" office:value="43722362" calcext:value-type="float">
            <text:p>43722362</text:p>
          </table:table-cell>
          <table:table-cell table:style-name="ce8" office:value-type="float" office:value="13381297" calcext:value-type="float">
            <text:p>13381297</text:p>
          </table:table-cell>
          <table:table-cell table:style-name="ce8" office:value-type="float" office:value="23749218" calcext:value-type="float">
            <text:p>23749218</text:p>
          </table:table-cell>
          <table:table-cell table:style-name="ce8" office:value-type="float" office:value="6285075" calcext:value-type="float">
            <text:p>6285075</text:p>
          </table:table-cell>
          <table:table-cell table:style-name="ce8" office:value-type="float" office:value="557446" calcext:value-type="float">
            <text:p>557446</text:p>
          </table:table-cell>
          <table:table-cell table:style-name="ce8" office:value-type="float" office:value="2528628" calcext:value-type="float">
            <text:p>2528628</text:p>
          </table:table-cell>
          <table:table-cell table:style-name="ce8" office:value-type="float" office:value="2387428" calcext:value-type="float">
            <text:p>2387428</text:p>
          </table:table-cell>
          <table:table-cell table:style-name="ce5" table:formula="of:=AVERAGE([.$B58:.$H58])" office:value-type="float" office:value="13230207.7142857" calcext:value-type="float">
            <text:p>13230208</text:p>
          </table:table-cell>
          <table:table-cell table:style-name="ce5" table:formula="of:=AVERAGE([.$F58:.$H58])" office:value-type="float" office:value="1824500.66666667" calcext:value-type="float">
            <text:p>1824501</text:p>
          </table:table-cell>
          <table:table-cell table:number-columns-repeated="1014"/>
        </table:table-row>
        <table:table-row table:style-name="ro2">
          <table:table-cell table:style-name="ce8" office:value-type="float" office:value="2850" calcext:value-type="float">
            <text:p>2850</text:p>
          </table:table-cell>
          <table:table-cell table:style-name="ce8" office:value-type="float" office:value="55540858" calcext:value-type="float">
            <text:p>55540858</text:p>
          </table:table-cell>
          <table:table-cell table:style-name="ce8" office:value-type="float" office:value="10133729" calcext:value-type="float">
            <text:p>10133729</text:p>
          </table:table-cell>
          <table:table-cell table:style-name="ce8" office:value-type="float" office:value="8340171" calcext:value-type="float">
            <text:p>8340171</text:p>
          </table:table-cell>
          <table:table-cell table:style-name="ce8" office:value-type="float" office:value="1040209" calcext:value-type="float">
            <text:p>1040209</text:p>
          </table:table-cell>
          <table:table-cell table:style-name="ce8" office:value-type="float" office:value="395879" calcext:value-type="float">
            <text:p>395879</text:p>
          </table:table-cell>
          <table:table-cell table:style-name="ce8" office:value-type="float" office:value="1848906" calcext:value-type="float">
            <text:p>1848906</text:p>
          </table:table-cell>
          <table:table-cell table:style-name="ce8" office:value-type="float" office:value="841890" calcext:value-type="float">
            <text:p>841890</text:p>
          </table:table-cell>
          <table:table-cell table:style-name="ce5" table:formula="of:=AVERAGE([.$B59:.$H59])" office:value-type="float" office:value="11163091.7142857" calcext:value-type="float">
            <text:p>11163092</text:p>
          </table:table-cell>
          <table:table-cell table:style-name="ce5" table:formula="of:=AVERAGE([.$F59:.$H59])" office:value-type="float" office:value="1028891.66666667" calcext:value-type="float">
            <text:p>1028892</text:p>
          </table:table-cell>
          <table:table-cell table:number-columns-repeated="1014"/>
        </table:table-row>
        <table:table-row table:style-name="ro2"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39163980" calcext:value-type="float">
            <text:p>39163980</text:p>
          </table:table-cell>
          <table:table-cell table:style-name="ce8" office:value-type="float" office:value="9453085" calcext:value-type="float">
            <text:p>9453085</text:p>
          </table:table-cell>
          <table:table-cell table:style-name="ce8" office:value-type="float" office:value="8189980" calcext:value-type="float">
            <text:p>8189980</text:p>
          </table:table-cell>
          <table:table-cell table:style-name="ce8" office:value-type="float" office:value="822966" calcext:value-type="float">
            <text:p>822966</text:p>
          </table:table-cell>
          <table:table-cell table:style-name="ce8" office:value-type="float" office:value="399185" calcext:value-type="float">
            <text:p>399185</text:p>
          </table:table-cell>
          <table:table-cell table:style-name="ce8" office:value-type="float" office:value="2036636" calcext:value-type="float">
            <text:p>2036636</text:p>
          </table:table-cell>
          <table:table-cell table:style-name="ce8" office:value-type="float" office:value="1156281" calcext:value-type="float">
            <text:p>1156281</text:p>
          </table:table-cell>
          <table:table-cell table:style-name="ce5" table:formula="of:=AVERAGE([.$B60:.$H60])" office:value-type="float" office:value="8746016.14285714" calcext:value-type="float">
            <text:p>8746016</text:p>
          </table:table-cell>
          <table:table-cell table:style-name="ce5" table:formula="of:=AVERAGE([.$F60:.$H60])" office:value-type="float" office:value="1197367.33333333" calcext:value-type="float">
            <text:p>1197367</text:p>
          </table:table-cell>
          <table:table-cell table:number-columns-repeated="1014"/>
        </table:table-row>
        <table:table-row table:style-name="ro2">
          <table:table-cell table:style-name="ce8" office:value-type="float" office:value="2950" calcext:value-type="float">
            <text:p>2950</text:p>
          </table:table-cell>
          <table:table-cell table:style-name="ce8" office:value-type="float" office:value="37589126" calcext:value-type="float">
            <text:p>37589126</text:p>
          </table:table-cell>
          <table:table-cell table:style-name="ce8" office:value-type="float" office:value="8469626" calcext:value-type="float">
            <text:p>8469626</text:p>
          </table:table-cell>
          <table:table-cell table:style-name="ce8" office:value-type="float" office:value="7540567" calcext:value-type="float">
            <text:p>7540567</text:p>
          </table:table-cell>
          <table:table-cell table:style-name="ce8" office:value-type="float" office:value="927281" calcext:value-type="float">
            <text:p>927281</text:p>
          </table:table-cell>
          <table:table-cell table:style-name="ce8" office:value-type="float" office:value="519474" calcext:value-type="float">
            <text:p>519474</text:p>
          </table:table-cell>
          <table:table-cell table:style-name="ce8" office:value-type="float" office:value="1387137" calcext:value-type="float">
            <text:p>1387137</text:p>
          </table:table-cell>
          <table:table-cell table:style-name="ce8" office:value-type="float" office:value="1196200" calcext:value-type="float">
            <text:p>1196200</text:p>
          </table:table-cell>
          <table:table-cell table:style-name="ce5" table:formula="of:=AVERAGE([.$B61:.$H61])" office:value-type="float" office:value="8232773" calcext:value-type="float">
            <text:p>8232773</text:p>
          </table:table-cell>
          <table:table-cell table:style-name="ce5" table:formula="of:=AVERAGE([.$F61:.$H61])" office:value-type="float" office:value="1034270.33333333" calcext:value-type="float">
            <text:p>1034270</text:p>
          </table:table-cell>
          <table:table-cell table:number-columns-repeated="1014"/>
        </table:table-row>
        <table:table-row table:style-name="ro2"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6823950" calcext:value-type="float">
            <text:p>46823950</text:p>
          </table:table-cell>
          <table:table-cell table:style-name="ce8" office:value-type="float" office:value="11347488" calcext:value-type="float">
            <text:p>11347488</text:p>
          </table:table-cell>
          <table:table-cell table:style-name="ce8" office:value-type="float" office:value="9358809" calcext:value-type="float">
            <text:p>9358809</text:p>
          </table:table-cell>
          <table:table-cell table:style-name="ce8" office:value-type="float" office:value="933813" calcext:value-type="float">
            <text:p>933813</text:p>
          </table:table-cell>
          <table:table-cell table:style-name="ce8" office:value-type="float" office:value="438055" calcext:value-type="float">
            <text:p>438055</text:p>
          </table:table-cell>
          <table:table-cell table:style-name="ce8" office:value-type="float" office:value="1643235" calcext:value-type="float">
            <text:p>1643235</text:p>
          </table:table-cell>
          <table:table-cell table:style-name="ce8" office:value-type="float" office:value="1505880" calcext:value-type="float">
            <text:p>1505880</text:p>
          </table:table-cell>
          <table:table-cell table:style-name="ce5" table:formula="of:=AVERAGE([.$B62:.$H62])" office:value-type="float" office:value="10293032.8571429" calcext:value-type="float">
            <text:p>10293033</text:p>
          </table:table-cell>
          <table:table-cell table:style-name="ce5" table:formula="of:=AVERAGE([.$F62:.$H62])" office:value-type="float" office:value="1195723.33333333" calcext:value-type="float">
            <text:p>1195723</text:p>
          </table:table-cell>
          <table:table-cell table:number-columns-repeated="1014"/>
        </table:table-row>
        <table:table-row table:style-name="ro2">
          <table:table-cell table:style-name="ce8" office:value-type="float" office:value="3050" calcext:value-type="float">
            <text:p>3050</text:p>
          </table:table-cell>
          <table:table-cell table:style-name="ce8" office:value-type="float" office:value="56871785" calcext:value-type="float">
            <text:p>56871785</text:p>
          </table:table-cell>
          <table:table-cell table:style-name="ce8" office:value-type="float" office:value="9173438" calcext:value-type="float">
            <text:p>9173438</text:p>
          </table:table-cell>
          <table:table-cell table:style-name="ce8" office:value-type="float" office:value="7881378" calcext:value-type="float">
            <text:p>7881378</text:p>
          </table:table-cell>
          <table:table-cell table:style-name="ce8" office:value-type="float" office:value="908330" calcext:value-type="float">
            <text:p>908330</text:p>
          </table:table-cell>
          <table:table-cell table:style-name="ce8" office:value-type="float" office:value="481796" calcext:value-type="float">
            <text:p>481796</text:p>
          </table:table-cell>
          <table:table-cell table:style-name="ce8" office:value-type="float" office:value="959834" calcext:value-type="float">
            <text:p>959834</text:p>
          </table:table-cell>
          <table:table-cell table:style-name="ce8" office:value-type="float" office:value="1110310" calcext:value-type="float">
            <text:p>1110310</text:p>
          </table:table-cell>
          <table:table-cell table:style-name="ce5" table:formula="of:=AVERAGE([.$B63:.$H63])" office:value-type="float" office:value="11055267.2857143" calcext:value-type="float">
            <text:p>11055267</text:p>
          </table:table-cell>
          <table:table-cell table:style-name="ce5" table:formula="of:=AVERAGE([.$F63:.$H63])" office:value-type="float" office:value="850646.666666667" calcext:value-type="float">
            <text:p>850647</text:p>
          </table:table-cell>
          <table:table-cell table:number-columns-repeated="1014"/>
        </table:table-row>
        <table:table-row table:style-name="ro2">
          <table:table-cell table:style-name="ce8" office:value-type="float" office:value="3100" calcext:value-type="float">
            <text:p>3100</text:p>
          </table:table-cell>
          <table:table-cell table:style-name="ce8" office:value-type="float" office:value="58081148" calcext:value-type="float">
            <text:p>58081148</text:p>
          </table:table-cell>
          <table:table-cell table:style-name="ce8" office:value-type="float" office:value="11429145" calcext:value-type="float">
            <text:p>11429145</text:p>
          </table:table-cell>
          <table:table-cell table:style-name="ce8" office:value-type="float" office:value="10592628" calcext:value-type="float">
            <text:p>10592628</text:p>
          </table:table-cell>
          <table:table-cell table:style-name="ce8" office:value-type="float" office:value="962228" calcext:value-type="float">
            <text:p>962228</text:p>
          </table:table-cell>
          <table:table-cell table:style-name="ce8" office:value-type="float" office:value="432418" calcext:value-type="float">
            <text:p>432418</text:p>
          </table:table-cell>
          <table:table-cell table:style-name="ce8" office:value-type="float" office:value="1011565" calcext:value-type="float">
            <text:p>1011565</text:p>
          </table:table-cell>
          <table:table-cell table:style-name="ce8" office:value-type="float" office:value="912845" calcext:value-type="float">
            <text:p>912845</text:p>
          </table:table-cell>
          <table:table-cell table:style-name="ce5" table:formula="of:=AVERAGE([.$B64:.$H64])" office:value-type="float" office:value="11917425.2857143" calcext:value-type="float">
            <text:p>11917425</text:p>
          </table:table-cell>
          <table:table-cell table:style-name="ce5" table:formula="of:=AVERAGE([.$F64:.$H64])" office:value-type="float" office:value="785609.333333333" calcext:value-type="float">
            <text:p>785609</text:p>
          </table:table-cell>
          <table:table-cell table:number-columns-repeated="1014"/>
        </table:table-row>
        <table:table-row table:style-name="ro2">
          <table:table-cell table:style-name="ce8" office:value-type="float" office:value="3150" calcext:value-type="float">
            <text:p>3150</text:p>
          </table:table-cell>
          <table:table-cell table:style-name="ce8" office:value-type="float" office:value="50285031" calcext:value-type="float">
            <text:p>50285031</text:p>
          </table:table-cell>
          <table:table-cell table:style-name="ce8" office:value-type="float" office:value="10281590" calcext:value-type="float">
            <text:p>10281590</text:p>
          </table:table-cell>
          <table:table-cell table:style-name="ce8" office:value-type="float" office:value="9149995" calcext:value-type="float">
            <text:p>9149995</text:p>
          </table:table-cell>
          <table:table-cell table:style-name="ce8" office:value-type="float" office:value="947620" calcext:value-type="float">
            <text:p>947620</text:p>
          </table:table-cell>
          <table:table-cell table:style-name="ce8" office:value-type="float" office:value="458756" calcext:value-type="float">
            <text:p>458756</text:p>
          </table:table-cell>
          <table:table-cell table:style-name="ce8" office:value-type="float" office:value="1075658" calcext:value-type="float">
            <text:p>1075658</text:p>
          </table:table-cell>
          <table:table-cell table:style-name="ce8" office:value-type="float" office:value="1039277" calcext:value-type="float">
            <text:p>1039277</text:p>
          </table:table-cell>
          <table:table-cell table:style-name="ce5" table:formula="of:=AVERAGE([.$B65:.$H65])" office:value-type="float" office:value="10462561" calcext:value-type="float">
            <text:p>10462561</text:p>
          </table:table-cell>
          <table:table-cell table:style-name="ce5" table:formula="of:=AVERAGE([.$F65:.$H65])" office:value-type="float" office:value="857897" calcext:value-type="float">
            <text:p>857897</text:p>
          </table:table-cell>
          <table:table-cell table:number-columns-repeated="1014"/>
        </table:table-row>
        <table:table-row table:style-name="ro2">
          <table:table-cell table:style-name="ce8" office:value-type="float" office:value="3200" calcext:value-type="float">
            <text:p>3200</text:p>
          </table:table-cell>
          <table:table-cell table:style-name="ce8" office:value-type="float" office:value="67253500" calcext:value-type="float">
            <text:p>67253500</text:p>
          </table:table-cell>
          <table:table-cell table:style-name="ce8" office:value-type="float" office:value="13886798" calcext:value-type="float">
            <text:p>13886798</text:p>
          </table:table-cell>
          <table:table-cell table:style-name="ce8" office:value-type="float" office:value="7138239" calcext:value-type="float">
            <text:p>7138239</text:p>
          </table:table-cell>
          <table:table-cell table:style-name="ce8" office:value-type="float" office:value="970909" calcext:value-type="float">
            <text:p>970909</text:p>
          </table:table-cell>
          <table:table-cell table:style-name="ce8" office:value-type="float" office:value="440557" calcext:value-type="float">
            <text:p>440557</text:p>
          </table:table-cell>
          <table:table-cell table:style-name="ce8" office:value-type="float" office:value="1422490" calcext:value-type="float">
            <text:p>1422490</text:p>
          </table:table-cell>
          <table:table-cell table:style-name="ce8" office:value-type="float" office:value="712820" calcext:value-type="float">
            <text:p>712820</text:p>
          </table:table-cell>
          <table:table-cell table:style-name="ce5" table:formula="of:=AVERAGE([.$B66:.$H66])" office:value-type="float" office:value="13117901.8571429" calcext:value-type="float">
            <text:p>13117902</text:p>
          </table:table-cell>
          <table:table-cell table:style-name="ce5" table:formula="of:=AVERAGE([.$F66:.$H66])" office:value-type="float" office:value="858622.333333333" calcext:value-type="float">
            <text:p>858622</text:p>
          </table:table-cell>
          <table:table-cell table:number-columns-repeated="1014"/>
        </table:table-row>
        <table:table-row table:style-name="ro2">
          <table:table-cell table:style-name="ce8" office:value-type="float" office:value="3250" calcext:value-type="float">
            <text:p>3250</text:p>
          </table:table-cell>
          <table:table-cell table:style-name="ce8" office:value-type="float" office:value="45815151" calcext:value-type="float">
            <text:p>45815151</text:p>
          </table:table-cell>
          <table:table-cell table:style-name="ce8" office:value-type="float" office:value="9102077" calcext:value-type="float">
            <text:p>9102077</text:p>
          </table:table-cell>
          <table:table-cell table:style-name="ce8" office:value-type="float" office:value="8578623" calcext:value-type="float">
            <text:p>8578623</text:p>
          </table:table-cell>
          <table:table-cell table:style-name="ce8" office:value-type="float" office:value="986604" calcext:value-type="float">
            <text:p>986604</text:p>
          </table:table-cell>
          <table:table-cell table:style-name="ce8" office:value-type="float" office:value="488177" calcext:value-type="float">
            <text:p>488177</text:p>
          </table:table-cell>
          <table:table-cell table:style-name="ce8" office:value-type="float" office:value="861894" calcext:value-type="float">
            <text:p>861894</text:p>
          </table:table-cell>
          <table:table-cell table:style-name="ce8" office:value-type="float" office:value="688380" calcext:value-type="float">
            <text:p>688380</text:p>
          </table:table-cell>
          <table:table-cell table:style-name="ce5" table:formula="of:=AVERAGE([.$B67:.$H67])" office:value-type="float" office:value="9502986.57142857" calcext:value-type="float">
            <text:p>9502987</text:p>
          </table:table-cell>
          <table:table-cell table:style-name="ce5" table:formula="of:=AVERAGE([.$F67:.$H67])" office:value-type="float" office:value="679483.666666667" calcext:value-type="float">
            <text:p>679484</text:p>
          </table:table-cell>
          <table:table-cell table:number-columns-repeated="1014"/>
        </table:table-row>
        <table:table-row table:style-name="ro2">
          <table:table-cell table:style-name="ce8" office:value-type="float" office:value="3300" calcext:value-type="float">
            <text:p>3300</text:p>
          </table:table-cell>
          <table:table-cell table:style-name="ce8" office:value-type="float" office:value="45737340" calcext:value-type="float">
            <text:p>45737340</text:p>
          </table:table-cell>
          <table:table-cell table:style-name="ce8" office:value-type="float" office:value="9209714" calcext:value-type="float">
            <text:p>9209714</text:p>
          </table:table-cell>
          <table:table-cell table:style-name="ce8" office:value-type="float" office:value="8632946" calcext:value-type="float">
            <text:p>8632946</text:p>
          </table:table-cell>
          <table:table-cell table:style-name="ce8" office:value-type="float" office:value="885940" calcext:value-type="float">
            <text:p>885940</text:p>
          </table:table-cell>
          <table:table-cell table:style-name="ce8" office:value-type="float" office:value="439156" calcext:value-type="float">
            <text:p>439156</text:p>
          </table:table-cell>
          <table:table-cell table:style-name="ce8" office:value-type="float" office:value="772572" calcext:value-type="float">
            <text:p>772572</text:p>
          </table:table-cell>
          <table:table-cell table:style-name="ce8" office:value-type="float" office:value="734175" calcext:value-type="float">
            <text:p>734175</text:p>
          </table:table-cell>
          <table:table-cell table:style-name="ce5" table:formula="of:=AVERAGE([.$B68:.$H68])" office:value-type="float" office:value="9487406.14285714" calcext:value-type="float">
            <text:p>9487406</text:p>
          </table:table-cell>
          <table:table-cell table:style-name="ce5" table:formula="of:=AVERAGE([.$F68:.$H68])" office:value-type="float" office:value="648634.333333333" calcext:value-type="float">
            <text:p>648634</text:p>
          </table:table-cell>
          <table:table-cell table:number-columns-repeated="1014"/>
        </table:table-row>
        <table:table-row table:style-name="ro2">
          <table:table-cell table:style-name="ce8" office:value-type="float" office:value="3350" calcext:value-type="float">
            <text:p>3350</text:p>
          </table:table-cell>
          <table:table-cell table:style-name="ce8" office:value-type="float" office:value="42365125" calcext:value-type="float">
            <text:p>42365125</text:p>
          </table:table-cell>
          <table:table-cell table:style-name="ce8" office:value-type="float" office:value="11326609" calcext:value-type="float">
            <text:p>11326609</text:p>
          </table:table-cell>
          <table:table-cell table:style-name="ce8" office:value-type="float" office:value="9260577" calcext:value-type="float">
            <text:p>9260577</text:p>
          </table:table-cell>
          <table:table-cell table:style-name="ce8" office:value-type="float" office:value="996491" calcext:value-type="float">
            <text:p>996491</text:p>
          </table:table-cell>
          <table:table-cell table:style-name="ce8" office:value-type="float" office:value="459678" calcext:value-type="float">
            <text:p>459678</text:p>
          </table:table-cell>
          <table:table-cell table:style-name="ce8" office:value-type="float" office:value="917383" calcext:value-type="float">
            <text:p>917383</text:p>
          </table:table-cell>
          <table:table-cell table:style-name="ce8" office:value-type="float" office:value="965477" calcext:value-type="float">
            <text:p>965477</text:p>
          </table:table-cell>
          <table:table-cell table:style-name="ce5" table:formula="of:=AVERAGE([.$B69:.$H69])" office:value-type="float" office:value="9470191.42857143" calcext:value-type="float">
            <text:p>9470191</text:p>
          </table:table-cell>
          <table:table-cell table:style-name="ce5" table:formula="of:=AVERAGE([.$F69:.$H69])" office:value-type="float" office:value="780846" calcext:value-type="float">
            <text:p>780846</text:p>
          </table:table-cell>
          <table:table-cell table:number-columns-repeated="1014"/>
        </table:table-row>
        <table:table-row table:style-name="ro2">
          <table:table-cell table:style-name="ce8" office:value-type="float" office:value="3400" calcext:value-type="float">
            <text:p>3400</text:p>
          </table:table-cell>
          <table:table-cell table:style-name="ce8" office:value-type="float" office:value="56934006" calcext:value-type="float">
            <text:p>56934006</text:p>
          </table:table-cell>
          <table:table-cell table:style-name="ce8" office:value-type="float" office:value="11386599" calcext:value-type="float">
            <text:p>11386599</text:p>
          </table:table-cell>
          <table:table-cell table:style-name="ce8" office:value-type="float" office:value="9631845" calcext:value-type="float">
            <text:p>9631845</text:p>
          </table:table-cell>
          <table:table-cell table:style-name="ce8" office:value-type="float" office:value="958627" calcext:value-type="float">
            <text:p>958627</text:p>
          </table:table-cell>
          <table:table-cell table:style-name="ce8" office:value-type="float" office:value="457143" calcext:value-type="float">
            <text:p>457143</text:p>
          </table:table-cell>
          <table:table-cell table:style-name="ce8" office:value-type="float" office:value="651598" calcext:value-type="float">
            <text:p>651598</text:p>
          </table:table-cell>
          <table:table-cell table:style-name="ce8" office:value-type="float" office:value="688074" calcext:value-type="float">
            <text:p>688074</text:p>
          </table:table-cell>
          <table:table-cell table:style-name="ce5" table:formula="of:=AVERAGE([.$B70:.$H70])" office:value-type="float" office:value="11529698.8571429" calcext:value-type="float">
            <text:p>11529699</text:p>
          </table:table-cell>
          <table:table-cell table:style-name="ce5" table:formula="of:=AVERAGE([.$F70:.$H70])" office:value-type="float" office:value="598938.333333333" calcext:value-type="float">
            <text:p>598938</text:p>
          </table:table-cell>
          <table:table-cell table:number-columns-repeated="1014"/>
        </table:table-row>
        <table:table-row table:style-name="ro2">
          <table:table-cell table:style-name="ce8" office:value-type="float" office:value="3450" calcext:value-type="float">
            <text:p>3450</text:p>
          </table:table-cell>
          <table:table-cell table:style-name="ce8" office:value-type="float" office:value="37544844" calcext:value-type="float">
            <text:p>37544844</text:p>
          </table:table-cell>
          <table:table-cell table:style-name="ce8" office:value-type="float" office:value="11832469" calcext:value-type="float">
            <text:p>11832469</text:p>
          </table:table-cell>
          <table:table-cell table:style-name="ce8" office:value-type="float" office:value="13134666" calcext:value-type="float">
            <text:p>13134666</text:p>
          </table:table-cell>
          <table:table-cell table:style-name="ce8" office:value-type="float" office:value="1997721" calcext:value-type="float">
            <text:p>1997721</text:p>
          </table:table-cell>
          <table:table-cell table:style-name="ce8" office:value-type="float" office:value="961321" calcext:value-type="float">
            <text:p>961321</text:p>
          </table:table-cell>
          <table:table-cell table:style-name="ce8" office:value-type="float" office:value="812604" calcext:value-type="float">
            <text:p>812604</text:p>
          </table:table-cell>
          <table:table-cell table:style-name="ce8" office:value-type="float" office:value="951104" calcext:value-type="float">
            <text:p>951104</text:p>
          </table:table-cell>
          <table:table-cell table:style-name="ce5" table:formula="of:=AVERAGE([.$B71:.$H71])" office:value-type="float" office:value="9604961.28571429" calcext:value-type="float">
            <text:p>9604961</text:p>
          </table:table-cell>
          <table:table-cell table:style-name="ce5" table:formula="of:=AVERAGE([.$F71:.$H71])" office:value-type="float" office:value="908343" calcext:value-type="float">
            <text:p>908343</text:p>
          </table:table-cell>
          <table:table-cell table:number-columns-repeated="1014"/>
        </table:table-row>
        <table:table-row table:style-name="ro2"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37003893" calcext:value-type="float">
            <text:p>37003893</text:p>
          </table:table-cell>
          <table:table-cell table:style-name="ce8" office:value-type="float" office:value="10413795" calcext:value-type="float">
            <text:p>10413795</text:p>
          </table:table-cell>
          <table:table-cell table:style-name="ce8" office:value-type="float" office:value="12589723" calcext:value-type="float">
            <text:p>12589723</text:p>
          </table:table-cell>
          <table:table-cell table:style-name="ce8" office:value-type="float" office:value="1425315" calcext:value-type="float">
            <text:p>1425315</text:p>
          </table:table-cell>
          <table:table-cell table:style-name="ce8" office:value-type="float" office:value="602978" calcext:value-type="float">
            <text:p>602978</text:p>
          </table:table-cell>
          <table:table-cell table:style-name="ce8" office:value-type="float" office:value="787268" calcext:value-type="float">
            <text:p>787268</text:p>
          </table:table-cell>
          <table:table-cell table:style-name="ce8" office:value-type="float" office:value="854406" calcext:value-type="float">
            <text:p>854406</text:p>
          </table:table-cell>
          <table:table-cell table:style-name="ce5" table:formula="of:=AVERAGE([.$B72:.$H72])" office:value-type="float" office:value="9096768.28571429" calcext:value-type="float">
            <text:p>9096768</text:p>
          </table:table-cell>
          <table:table-cell table:style-name="ce5" table:formula="of:=AVERAGE([.$F72:.$H72])" office:value-type="float" office:value="748217.333333333" calcext:value-type="float">
            <text:p>748217</text:p>
          </table:table-cell>
          <table:table-cell table:number-columns-repeated="1014"/>
        </table:table-row>
        <table:table-row table:style-name="ro2">
          <table:table-cell table:style-name="ce8" office:value-type="float" office:value="3550" calcext:value-type="float">
            <text:p>3550</text:p>
          </table:table-cell>
          <table:table-cell table:style-name="ce8" office:value-type="float" office:value="37244431" calcext:value-type="float">
            <text:p>37244431</text:p>
          </table:table-cell>
          <table:table-cell table:style-name="ce8" office:value-type="float" office:value="10185640" calcext:value-type="float">
            <text:p>10185640</text:p>
          </table:table-cell>
          <table:table-cell table:style-name="ce8" office:value-type="float" office:value="9907761" calcext:value-type="float">
            <text:p>9907761</text:p>
          </table:table-cell>
          <table:table-cell table:style-name="ce8" office:value-type="float" office:value="1072247" calcext:value-type="float">
            <text:p>1072247</text:p>
          </table:table-cell>
          <table:table-cell table:style-name="ce8" office:value-type="float" office:value="502908" calcext:value-type="float">
            <text:p>502908</text:p>
          </table:table-cell>
          <table:table-cell table:style-name="ce8" office:value-type="float" office:value="908734" calcext:value-type="float">
            <text:p>908734</text:p>
          </table:table-cell>
          <table:table-cell table:style-name="ce8" office:value-type="float" office:value="715751" calcext:value-type="float">
            <text:p>715751</text:p>
          </table:table-cell>
          <table:table-cell table:style-name="ce5" table:formula="of:=AVERAGE([.$B73:.$H73])" office:value-type="float" office:value="8648210.28571429" calcext:value-type="float">
            <text:p>8648210</text:p>
          </table:table-cell>
          <table:table-cell table:style-name="ce5" table:formula="of:=AVERAGE([.$F73:.$H73])" office:value-type="float" office:value="709131" calcext:value-type="float">
            <text:p>709131</text:p>
          </table:table-cell>
          <table:table-cell table:number-columns-repeated="1014"/>
        </table:table-row>
        <table:table-row table:style-name="ro2"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37729892" calcext:value-type="float">
            <text:p>37729892</text:p>
          </table:table-cell>
          <table:table-cell table:style-name="ce8" office:value-type="float" office:value="10431245" calcext:value-type="float">
            <text:p>10431245</text:p>
          </table:table-cell>
          <table:table-cell table:style-name="ce8" office:value-type="float" office:value="10213685" calcext:value-type="float">
            <text:p>10213685</text:p>
          </table:table-cell>
          <table:table-cell table:style-name="ce8" office:value-type="float" office:value="957322" calcext:value-type="float">
            <text:p>957322</text:p>
          </table:table-cell>
          <table:table-cell table:style-name="ce8" office:value-type="float" office:value="463798" calcext:value-type="float">
            <text:p>463798</text:p>
          </table:table-cell>
          <table:table-cell table:style-name="ce8" office:value-type="float" office:value="722437" calcext:value-type="float">
            <text:p>722437</text:p>
          </table:table-cell>
          <table:table-cell table:style-name="ce8" office:value-type="float" office:value="686928" calcext:value-type="float">
            <text:p>686928</text:p>
          </table:table-cell>
          <table:table-cell table:style-name="ce5" table:formula="of:=AVERAGE([.$B74:.$H74])" office:value-type="float" office:value="8743615.28571429" calcext:value-type="float">
            <text:p>8743615</text:p>
          </table:table-cell>
          <table:table-cell table:style-name="ce5" table:formula="of:=AVERAGE([.$F74:.$H74])" office:value-type="float" office:value="624387.666666667" calcext:value-type="float">
            <text:p>624388</text:p>
          </table:table-cell>
          <table:table-cell table:number-columns-repeated="1014"/>
        </table:table-row>
        <table:table-row table:style-name="ro2">
          <table:table-cell table:style-name="ce8" office:value-type="float" office:value="3650" calcext:value-type="float">
            <text:p>3650</text:p>
          </table:table-cell>
          <table:table-cell table:style-name="ce8" office:value-type="float" office:value="42175030" calcext:value-type="float">
            <text:p>42175030</text:p>
          </table:table-cell>
          <table:table-cell table:style-name="ce8" office:value-type="float" office:value="10214714" calcext:value-type="float">
            <text:p>10214714</text:p>
          </table:table-cell>
          <table:table-cell table:style-name="ce8" office:value-type="float" office:value="9484533" calcext:value-type="float">
            <text:p>9484533</text:p>
          </table:table-cell>
          <table:table-cell table:style-name="ce8" office:value-type="float" office:value="898988" calcext:value-type="float">
            <text:p>898988</text:p>
          </table:table-cell>
          <table:table-cell table:style-name="ce8" office:value-type="float" office:value="460229" calcext:value-type="float">
            <text:p>460229</text:p>
          </table:table-cell>
          <table:table-cell table:style-name="ce8" office:value-type="float" office:value="721427" calcext:value-type="float">
            <text:p>721427</text:p>
          </table:table-cell>
          <table:table-cell table:style-name="ce8" office:value-type="float" office:value="744492" calcext:value-type="float">
            <text:p>744492</text:p>
          </table:table-cell>
          <table:table-cell table:style-name="ce5" table:formula="of:=AVERAGE([.$B75:.$H75])" office:value-type="float" office:value="9242773.28571429" calcext:value-type="float">
            <text:p>9242773</text:p>
          </table:table-cell>
          <table:table-cell table:style-name="ce5" table:formula="of:=AVERAGE([.$F75:.$H75])" office:value-type="float" office:value="642049.333333333" calcext:value-type="float">
            <text:p>642049</text:p>
          </table:table-cell>
          <table:table-cell table:number-columns-repeated="1014"/>
        </table:table-row>
        <table:table-row table:style-name="ro2"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38663624" calcext:value-type="float">
            <text:p>38663624</text:p>
          </table:table-cell>
          <table:table-cell table:style-name="ce8" office:value-type="float" office:value="10535836" calcext:value-type="float">
            <text:p>10535836</text:p>
          </table:table-cell>
          <table:table-cell table:style-name="ce8" office:value-type="float" office:value="9635887" calcext:value-type="float">
            <text:p>9635887</text:p>
          </table:table-cell>
          <table:table-cell table:style-name="ce8" office:value-type="float" office:value="1217302" calcext:value-type="float">
            <text:p>1217302</text:p>
          </table:table-cell>
          <table:table-cell table:style-name="ce8" office:value-type="float" office:value="719745" calcext:value-type="float">
            <text:p>719745</text:p>
          </table:table-cell>
          <table:table-cell table:style-name="ce8" office:value-type="float" office:value="769204" calcext:value-type="float">
            <text:p>769204</text:p>
          </table:table-cell>
          <table:table-cell table:style-name="ce8" office:value-type="float" office:value="770803" calcext:value-type="float">
            <text:p>770803</text:p>
          </table:table-cell>
          <table:table-cell table:style-name="ce5" table:formula="of:=AVERAGE([.$B76:.$H76])" office:value-type="float" office:value="8901771.57142857" calcext:value-type="float">
            <text:p>8901772</text:p>
          </table:table-cell>
          <table:table-cell table:style-name="ce5" table:formula="of:=AVERAGE([.$F76:.$H76])" office:value-type="float" office:value="753250.666666667" calcext:value-type="float">
            <text:p>753251</text:p>
          </table:table-cell>
          <table:table-cell table:number-columns-repeated="1014"/>
        </table:table-row>
        <table:table-row table:style-name="ro2">
          <table:table-cell table:style-name="ce8" office:value-type="float" office:value="3750" calcext:value-type="float">
            <text:p>3750</text:p>
          </table:table-cell>
          <table:table-cell table:style-name="ce8" office:value-type="float" office:value="38364165" calcext:value-type="float">
            <text:p>38364165</text:p>
          </table:table-cell>
          <table:table-cell table:style-name="ce8" office:value-type="float" office:value="10008360" calcext:value-type="float">
            <text:p>10008360</text:p>
          </table:table-cell>
          <table:table-cell table:style-name="ce8" office:value-type="float" office:value="10160506" calcext:value-type="float">
            <text:p>10160506</text:p>
          </table:table-cell>
          <table:table-cell table:style-name="ce8" office:value-type="float" office:value="1517915" calcext:value-type="float">
            <text:p>1517915</text:p>
          </table:table-cell>
          <table:table-cell table:style-name="ce8" office:value-type="float" office:value="752449" calcext:value-type="float">
            <text:p>752449</text:p>
          </table:table-cell>
          <table:table-cell table:style-name="ce8" office:value-type="float" office:value="820373" calcext:value-type="float">
            <text:p>820373</text:p>
          </table:table-cell>
          <table:table-cell table:style-name="ce8" office:value-type="float" office:value="1629076" calcext:value-type="float">
            <text:p>1629076</text:p>
          </table:table-cell>
          <table:table-cell table:style-name="ce5" table:formula="of:=AVERAGE([.$B77:.$H77])" office:value-type="float" office:value="9036120.57142857" calcext:value-type="float">
            <text:p>9036121</text:p>
          </table:table-cell>
          <table:table-cell table:style-name="ce5" table:formula="of:=AVERAGE([.$F77:.$H77])" office:value-type="float" office:value="1067299.33333333" calcext:value-type="float">
            <text:p>1067299</text:p>
          </table:table-cell>
          <table:table-cell table:number-columns-repeated="1014"/>
        </table:table-row>
        <table:table-row table:style-name="ro2">
          <table:table-cell table:style-name="ce8" office:value-type="float" office:value="3800" calcext:value-type="float">
            <text:p>3800</text:p>
          </table:table-cell>
          <table:table-cell table:style-name="ce8" office:value-type="float" office:value="40784925" calcext:value-type="float">
            <text:p>40784925</text:p>
          </table:table-cell>
          <table:table-cell table:style-name="ce8" office:value-type="float" office:value="9157813" calcext:value-type="float">
            <text:p>9157813</text:p>
          </table:table-cell>
          <table:table-cell table:style-name="ce8" office:value-type="float" office:value="10385034" calcext:value-type="float">
            <text:p>10385034</text:p>
          </table:table-cell>
          <table:table-cell table:style-name="ce8" office:value-type="float" office:value="1433756" calcext:value-type="float">
            <text:p>1433756</text:p>
          </table:table-cell>
          <table:table-cell table:style-name="ce8" office:value-type="float" office:value="713890" calcext:value-type="float">
            <text:p>713890</text:p>
          </table:table-cell>
          <table:table-cell table:style-name="ce8" office:value-type="float" office:value="849170" calcext:value-type="float">
            <text:p>849170</text:p>
          </table:table-cell>
          <table:table-cell table:style-name="ce8" office:value-type="float" office:value="978771" calcext:value-type="float">
            <text:p>978771</text:p>
          </table:table-cell>
          <table:table-cell table:style-name="ce5" table:formula="of:=AVERAGE([.$B78:.$H78])" office:value-type="float" office:value="9186194.14285714" calcext:value-type="float">
            <text:p>9186194</text:p>
          </table:table-cell>
          <table:table-cell table:style-name="ce5" table:formula="of:=AVERAGE([.$F78:.$H78])" office:value-type="float" office:value="847277" calcext:value-type="float">
            <text:p>847277</text:p>
          </table:table-cell>
          <table:table-cell table:number-columns-repeated="1014"/>
        </table:table-row>
        <table:table-row table:style-name="ro2">
          <table:table-cell table:style-name="ce8" office:value-type="float" office:value="3850" calcext:value-type="float">
            <text:p>3850</text:p>
          </table:table-cell>
          <table:table-cell table:style-name="ce8" office:value-type="float" office:value="38922420" calcext:value-type="float">
            <text:p>38922420</text:p>
          </table:table-cell>
          <table:table-cell table:style-name="ce8" office:value-type="float" office:value="10099484" calcext:value-type="float">
            <text:p>10099484</text:p>
          </table:table-cell>
          <table:table-cell table:style-name="ce8" office:value-type="float" office:value="12745429" calcext:value-type="float">
            <text:p>12745429</text:p>
          </table:table-cell>
          <table:table-cell table:style-name="ce8" office:value-type="float" office:value="1345424" calcext:value-type="float">
            <text:p>1345424</text:p>
          </table:table-cell>
          <table:table-cell table:style-name="ce8" office:value-type="float" office:value="630536" calcext:value-type="float">
            <text:p>630536</text:p>
          </table:table-cell>
          <table:table-cell table:style-name="ce8" office:value-type="float" office:value="624686" calcext:value-type="float">
            <text:p>624686</text:p>
          </table:table-cell>
          <table:table-cell table:style-name="ce8" office:value-type="float" office:value="941317" calcext:value-type="float">
            <text:p>941317</text:p>
          </table:table-cell>
          <table:table-cell table:style-name="ce5" table:formula="of:=AVERAGE([.$B79:.$H79])" office:value-type="float" office:value="9329899.42857143" calcext:value-type="float">
            <text:p>9329899</text:p>
          </table:table-cell>
          <table:table-cell table:style-name="ce5" table:formula="of:=AVERAGE([.$F79:.$H79])" office:value-type="float" office:value="732179.666666667" calcext:value-type="float">
            <text:p>732180</text:p>
          </table:table-cell>
          <table:table-cell table:number-columns-repeated="1014"/>
        </table:table-row>
        <table:table-row table:style-name="ro2">
          <table:table-cell table:style-name="ce8" office:value-type="float" office:value="3900" calcext:value-type="float">
            <text:p>3900</text:p>
          </table:table-cell>
          <table:table-cell table:style-name="ce8" office:value-type="float" office:value="42574091" calcext:value-type="float">
            <text:p>42574091</text:p>
          </table:table-cell>
          <table:table-cell table:style-name="ce8" office:value-type="float" office:value="9651198" calcext:value-type="float">
            <text:p>9651198</text:p>
          </table:table-cell>
          <table:table-cell table:style-name="ce8" office:value-type="float" office:value="10681879" calcext:value-type="float">
            <text:p>10681879</text:p>
          </table:table-cell>
          <table:table-cell table:style-name="ce8" office:value-type="float" office:value="1362953" calcext:value-type="float">
            <text:p>1362953</text:p>
          </table:table-cell>
          <table:table-cell table:style-name="ce8" office:value-type="float" office:value="518025" calcext:value-type="float">
            <text:p>518025</text:p>
          </table:table-cell>
          <table:table-cell table:style-name="ce8" office:value-type="float" office:value="639958" calcext:value-type="float">
            <text:p>639958</text:p>
          </table:table-cell>
          <table:table-cell table:style-name="ce8" office:value-type="float" office:value="1067236" calcext:value-type="float">
            <text:p>1067236</text:p>
          </table:table-cell>
          <table:table-cell table:style-name="ce5" table:formula="of:=AVERAGE([.$B80:.$H80])" office:value-type="float" office:value="9499334.28571429" calcext:value-type="float">
            <text:p>9499334</text:p>
          </table:table-cell>
          <table:table-cell table:style-name="ce5" table:formula="of:=AVERAGE([.$F80:.$H80])" office:value-type="float" office:value="741739.666666667" calcext:value-type="float">
            <text:p>741740</text:p>
          </table:table-cell>
          <table:table-cell table:number-columns-repeated="1014"/>
        </table:table-row>
        <table:table-row table:style-name="ro2">
          <table:table-cell table:style-name="ce8" office:value-type="float" office:value="3950" calcext:value-type="float">
            <text:p>3950</text:p>
          </table:table-cell>
          <table:table-cell table:style-name="ce8" office:value-type="float" office:value="52915579" calcext:value-type="float">
            <text:p>52915579</text:p>
          </table:table-cell>
          <table:table-cell table:style-name="ce8" office:value-type="float" office:value="10246366" calcext:value-type="float">
            <text:p>10246366</text:p>
          </table:table-cell>
          <table:table-cell table:style-name="ce8" office:value-type="float" office:value="11087691" calcext:value-type="float">
            <text:p>11087691</text:p>
          </table:table-cell>
          <table:table-cell table:style-name="ce8" office:value-type="float" office:value="3337376" calcext:value-type="float">
            <text:p>3337376</text:p>
          </table:table-cell>
          <table:table-cell table:style-name="ce8" office:value-type="float" office:value="709818" calcext:value-type="float">
            <text:p>709818</text:p>
          </table:table-cell>
          <table:table-cell table:style-name="ce8" office:value-type="float" office:value="869773" calcext:value-type="float">
            <text:p>869773</text:p>
          </table:table-cell>
          <table:table-cell table:style-name="ce8" office:value-type="float" office:value="1089885" calcext:value-type="float">
            <text:p>1089885</text:p>
          </table:table-cell>
          <table:table-cell table:style-name="ce5" table:formula="of:=AVERAGE([.$B81:.$H81])" office:value-type="float" office:value="11465212.5714286" calcext:value-type="float">
            <text:p>11465213</text:p>
          </table:table-cell>
          <table:table-cell table:style-name="ce5" table:formula="of:=AVERAGE([.$F81:.$H81])" office:value-type="float" office:value="889825.333333333" calcext:value-type="float">
            <text:p>889825</text:p>
          </table:table-cell>
          <table:table-cell table:number-columns-repeated="1014"/>
        </table:table-row>
        <table:table-row table:style-name="ro2"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45654225" calcext:value-type="float">
            <text:p>45654225</text:p>
          </table:table-cell>
          <table:table-cell table:style-name="ce8" office:value-type="float" office:value="10059143" calcext:value-type="float">
            <text:p>10059143</text:p>
          </table:table-cell>
          <table:table-cell table:style-name="ce8" office:value-type="float" office:value="11090853" calcext:value-type="float">
            <text:p>11090853</text:p>
          </table:table-cell>
          <table:table-cell table:style-name="ce8" office:value-type="float" office:value="1271088" calcext:value-type="float">
            <text:p>1271088</text:p>
          </table:table-cell>
          <table:table-cell table:style-name="ce8" office:value-type="float" office:value="729223" calcext:value-type="float">
            <text:p>729223</text:p>
          </table:table-cell>
          <table:table-cell table:style-name="ce8" office:value-type="float" office:value="762917" calcext:value-type="float">
            <text:p>762917</text:p>
          </table:table-cell>
          <table:table-cell table:style-name="ce8" office:value-type="float" office:value="720452" calcext:value-type="float">
            <text:p>720452</text:p>
          </table:table-cell>
          <table:table-cell table:style-name="ce5" table:formula="of:=AVERAGE([.$B82:.$H82])" office:value-type="float" office:value="10041128.7142857" calcext:value-type="float">
            <text:p>10041129</text:p>
          </table:table-cell>
          <table:table-cell table:style-name="ce5" table:formula="of:=AVERAGE([.$F82:.$H82])" office:value-type="float" office:value="737530.666666667" calcext:value-type="float">
            <text:p>737531</text:p>
          </table:table-cell>
          <table:table-cell table:number-columns-repeated="1014"/>
        </table:table-row>
        <table:table-row table:style-name="ro2">
          <table:table-cell table:style-name="ce8" office:value-type="float" office:value="4050" calcext:value-type="float">
            <text:p>4050</text:p>
          </table:table-cell>
          <table:table-cell table:style-name="ce8" office:value-type="float" office:value="64078098" calcext:value-type="float">
            <text:p>64078098</text:p>
          </table:table-cell>
          <table:table-cell table:style-name="ce8" office:value-type="float" office:value="10849280" calcext:value-type="float">
            <text:p>10849280</text:p>
          </table:table-cell>
          <table:table-cell table:style-name="ce8" office:value-type="float" office:value="15567801" calcext:value-type="float">
            <text:p>15567801</text:p>
          </table:table-cell>
          <table:table-cell table:style-name="ce8" office:value-type="float" office:value="1261673" calcext:value-type="float">
            <text:p>1261673</text:p>
          </table:table-cell>
          <table:table-cell table:style-name="ce8" office:value-type="float" office:value="779606" calcext:value-type="float">
            <text:p>779606</text:p>
          </table:table-cell>
          <table:table-cell table:style-name="ce8" office:value-type="float" office:value="863282" calcext:value-type="float">
            <text:p>863282</text:p>
          </table:table-cell>
          <table:table-cell table:style-name="ce8" office:value-type="float" office:value="1162184" calcext:value-type="float">
            <text:p>1162184</text:p>
          </table:table-cell>
          <table:table-cell table:style-name="ce5" table:formula="of:=AVERAGE([.$B83:.$H83])" office:value-type="float" office:value="13508846.2857143" calcext:value-type="float">
            <text:p>13508846</text:p>
          </table:table-cell>
          <table:table-cell table:style-name="ce5" table:formula="of:=AVERAGE([.$F83:.$H83])" office:value-type="float" office:value="935024" calcext:value-type="float">
            <text:p>935024</text:p>
          </table:table-cell>
          <table:table-cell table:number-columns-repeated="1014"/>
        </table:table-row>
        <table:table-row table:style-name="ro2">
          <table:table-cell table:style-name="ce8" office:value-type="float" office:value="4100" calcext:value-type="float">
            <text:p>4100</text:p>
          </table:table-cell>
          <table:table-cell table:style-name="ce8" office:value-type="float" office:value="48423984" calcext:value-type="float">
            <text:p>48423984</text:p>
          </table:table-cell>
          <table:table-cell table:style-name="ce8" office:value-type="float" office:value="10926923" calcext:value-type="float">
            <text:p>10926923</text:p>
          </table:table-cell>
          <table:table-cell table:style-name="ce8" office:value-type="float" office:value="12141283" calcext:value-type="float">
            <text:p>12141283</text:p>
          </table:table-cell>
          <table:table-cell table:style-name="ce8" office:value-type="float" office:value="961454" calcext:value-type="float">
            <text:p>961454</text:p>
          </table:table-cell>
          <table:table-cell table:style-name="ce8" office:value-type="float" office:value="596867" calcext:value-type="float">
            <text:p>596867</text:p>
          </table:table-cell>
          <table:table-cell table:style-name="ce8" office:value-type="float" office:value="749041" calcext:value-type="float">
            <text:p>749041</text:p>
          </table:table-cell>
          <table:table-cell table:style-name="ce8" office:value-type="float" office:value="860764" calcext:value-type="float">
            <text:p>860764</text:p>
          </table:table-cell>
          <table:table-cell table:style-name="ce5" table:formula="of:=AVERAGE([.$B84:.$H84])" office:value-type="float" office:value="10665759.4285714" calcext:value-type="float">
            <text:p>10665759</text:p>
          </table:table-cell>
          <table:table-cell table:style-name="ce5" table:formula="of:=AVERAGE([.$F84:.$H84])" office:value-type="float" office:value="735557.333333333" calcext:value-type="float">
            <text:p>735557</text:p>
          </table:table-cell>
          <table:table-cell table:number-columns-repeated="1014"/>
        </table:table-row>
        <table:table-row table:style-name="ro2">
          <table:table-cell table:style-name="ce8" office:value-type="float" office:value="4150" calcext:value-type="float">
            <text:p>4150</text:p>
          </table:table-cell>
          <table:table-cell table:style-name="ce8" office:value-type="float" office:value="52073431" calcext:value-type="float">
            <text:p>52073431</text:p>
          </table:table-cell>
          <table:table-cell table:style-name="ce8" office:value-type="float" office:value="13308378" calcext:value-type="float">
            <text:p>13308378</text:p>
          </table:table-cell>
          <table:table-cell table:style-name="ce8" office:value-type="float" office:value="15427487" calcext:value-type="float">
            <text:p>15427487</text:p>
          </table:table-cell>
          <table:table-cell table:style-name="ce8" office:value-type="float" office:value="1115682" calcext:value-type="float">
            <text:p>1115682</text:p>
          </table:table-cell>
          <table:table-cell table:style-name="ce8" office:value-type="float" office:value="589734" calcext:value-type="float">
            <text:p>589734</text:p>
          </table:table-cell>
          <table:table-cell table:style-name="ce8" office:value-type="float" office:value="779309" calcext:value-type="float">
            <text:p>779309</text:p>
          </table:table-cell>
          <table:table-cell table:style-name="ce8" office:value-type="float" office:value="888131" calcext:value-type="float">
            <text:p>888131</text:p>
          </table:table-cell>
          <table:table-cell table:style-name="ce5" table:formula="of:=AVERAGE([.$B85:.$H85])" office:value-type="float" office:value="12026021.7142857" calcext:value-type="float">
            <text:p>12026022</text:p>
          </table:table-cell>
          <table:table-cell table:style-name="ce5" table:formula="of:=AVERAGE([.$F85:.$H85])" office:value-type="float" office:value="752391.333333333" calcext:value-type="float">
            <text:p>752391</text:p>
          </table:table-cell>
          <table:table-cell table:number-columns-repeated="1014"/>
        </table:table-row>
        <table:table-row table:style-name="ro2"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56561865" calcext:value-type="float">
            <text:p>56561865</text:p>
          </table:table-cell>
          <table:table-cell table:style-name="ce8" office:value-type="float" office:value="15361581" calcext:value-type="float">
            <text:p>15361581</text:p>
          </table:table-cell>
          <table:table-cell table:style-name="ce8" office:value-type="float" office:value="13246879" calcext:value-type="float">
            <text:p>13246879</text:p>
          </table:table-cell>
          <table:table-cell table:style-name="ce8" office:value-type="float" office:value="954583" calcext:value-type="float">
            <text:p>954583</text:p>
          </table:table-cell>
          <table:table-cell table:style-name="ce8" office:value-type="float" office:value="543522" calcext:value-type="float">
            <text:p>543522</text:p>
          </table:table-cell>
          <table:table-cell table:style-name="ce8" office:value-type="float" office:value="695267" calcext:value-type="float">
            <text:p>695267</text:p>
          </table:table-cell>
          <table:table-cell table:style-name="ce8" office:value-type="float" office:value="744365" calcext:value-type="float">
            <text:p>744365</text:p>
          </table:table-cell>
          <table:table-cell table:style-name="ce5" table:formula="of:=AVERAGE([.$B86:.$H86])" office:value-type="float" office:value="12586866" calcext:value-type="float">
            <text:p>12586866</text:p>
          </table:table-cell>
          <table:table-cell table:style-name="ce5" table:formula="of:=AVERAGE([.$F86:.$H86])" office:value-type="float" office:value="661051.333333333" calcext:value-type="float">
            <text:p>661051</text:p>
          </table:table-cell>
          <table:table-cell table:number-columns-repeated="1014"/>
        </table:table-row>
        <table:table-row table:style-name="ro2">
          <table:table-cell table:style-name="ce8" office:value-type="float" office:value="4250" calcext:value-type="float">
            <text:p>4250</text:p>
          </table:table-cell>
          <table:table-cell table:style-name="ce8" office:value-type="float" office:value="52391053" calcext:value-type="float">
            <text:p>52391053</text:p>
          </table:table-cell>
          <table:table-cell table:style-name="ce8" office:value-type="float" office:value="12079144" calcext:value-type="float">
            <text:p>12079144</text:p>
          </table:table-cell>
          <table:table-cell table:style-name="ce8" office:value-type="float" office:value="13394464" calcext:value-type="float">
            <text:p>13394464</text:p>
          </table:table-cell>
          <table:table-cell table:style-name="ce8" office:value-type="float" office:value="1175705" calcext:value-type="float">
            <text:p>1175705</text:p>
          </table:table-cell>
          <table:table-cell table:style-name="ce8" office:value-type="float" office:value="604487" calcext:value-type="float">
            <text:p>604487</text:p>
          </table:table-cell>
          <table:table-cell table:style-name="ce8" office:value-type="float" office:value="812988" calcext:value-type="float">
            <text:p>812988</text:p>
          </table:table-cell>
          <table:table-cell table:style-name="ce8" office:value-type="float" office:value="902398" calcext:value-type="float">
            <text:p>902398</text:p>
          </table:table-cell>
          <table:table-cell table:style-name="ce5" table:formula="of:=AVERAGE([.$B87:.$H87])" office:value-type="float" office:value="11622891.2857143" calcext:value-type="float">
            <text:p>11622891</text:p>
          </table:table-cell>
          <table:table-cell table:style-name="ce5" table:formula="of:=AVERAGE([.$F87:.$H87])" office:value-type="float" office:value="773291" calcext:value-type="float">
            <text:p>773291</text:p>
          </table:table-cell>
          <table:table-cell table:number-columns-repeated="1014"/>
        </table:table-row>
        <table:table-row table:style-name="ro2">
          <table:table-cell table:style-name="ce8" office:value-type="float" office:value="4300" calcext:value-type="float">
            <text:p>4300</text:p>
          </table:table-cell>
          <table:table-cell table:style-name="ce8" office:value-type="float" office:value="56235458" calcext:value-type="float">
            <text:p>56235458</text:p>
          </table:table-cell>
          <table:table-cell table:style-name="ce8" office:value-type="float" office:value="13391187" calcext:value-type="float">
            <text:p>13391187</text:p>
          </table:table-cell>
          <table:table-cell table:style-name="ce8" office:value-type="float" office:value="19080132" calcext:value-type="float">
            <text:p>19080132</text:p>
          </table:table-cell>
          <table:table-cell table:style-name="ce8" office:value-type="float" office:value="1337405" calcext:value-type="float">
            <text:p>1337405</text:p>
          </table:table-cell>
          <table:table-cell table:style-name="ce8" office:value-type="float" office:value="560654" calcext:value-type="float">
            <text:p>560654</text:p>
          </table:table-cell>
          <table:table-cell table:style-name="ce8" office:value-type="float" office:value="813178" calcext:value-type="float">
            <text:p>813178</text:p>
          </table:table-cell>
          <table:table-cell table:style-name="ce8" office:value-type="float" office:value="860493" calcext:value-type="float">
            <text:p>860493</text:p>
          </table:table-cell>
          <table:table-cell table:style-name="ce5" table:formula="of:=AVERAGE([.$B88:.$H88])" office:value-type="float" office:value="13182643.8571429" calcext:value-type="float">
            <text:p>13182644</text:p>
          </table:table-cell>
          <table:table-cell table:style-name="ce5" table:formula="of:=AVERAGE([.$F88:.$H88])" office:value-type="float" office:value="744775" calcext:value-type="float">
            <text:p>744775</text:p>
          </table:table-cell>
          <table:table-cell table:number-columns-repeated="1014"/>
        </table:table-row>
        <table:table-row table:style-name="ro2"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58001963" calcext:value-type="float">
            <text:p>58001963</text:p>
          </table:table-cell>
          <table:table-cell table:style-name="ce8" office:value-type="float" office:value="12185809" calcext:value-type="float">
            <text:p>12185809</text:p>
          </table:table-cell>
          <table:table-cell table:style-name="ce8" office:value-type="float" office:value="13524888" calcext:value-type="float">
            <text:p>13524888</text:p>
          </table:table-cell>
          <table:table-cell table:style-name="ce8" office:value-type="float" office:value="1138818" calcext:value-type="float">
            <text:p>1138818</text:p>
          </table:table-cell>
          <table:table-cell table:style-name="ce8" office:value-type="float" office:value="1019780" calcext:value-type="float">
            <text:p>1019780</text:p>
          </table:table-cell>
          <table:table-cell table:style-name="ce8" office:value-type="float" office:value="909932" calcext:value-type="float">
            <text:p>909932</text:p>
          </table:table-cell>
          <table:table-cell table:style-name="ce8" office:value-type="float" office:value="992708" calcext:value-type="float">
            <text:p>992708</text:p>
          </table:table-cell>
          <table:table-cell table:style-name="ce5" table:formula="of:=AVERAGE([.$B89:.$H89])" office:value-type="float" office:value="12539128.2857143" calcext:value-type="float">
            <text:p>12539128</text:p>
          </table:table-cell>
          <table:table-cell table:style-name="ce5" table:formula="of:=AVERAGE([.$F89:.$H89])" office:value-type="float" office:value="974140" calcext:value-type="float">
            <text:p>974140</text:p>
          </table:table-cell>
          <table:table-cell table:number-columns-repeated="1014"/>
        </table:table-row>
        <table:table-row table:style-name="ro2">
          <table:table-cell table:style-name="ce8" office:value-type="float" office:value="4400" calcext:value-type="float">
            <text:p>4400</text:p>
          </table:table-cell>
          <table:table-cell table:style-name="ce8" office:value-type="float" office:value="54796867" calcext:value-type="float">
            <text:p>54796867</text:p>
          </table:table-cell>
          <table:table-cell table:style-name="ce8" office:value-type="float" office:value="14511180" calcext:value-type="float">
            <text:p>14511180</text:p>
          </table:table-cell>
          <table:table-cell table:style-name="ce8" office:value-type="float" office:value="14653797" calcext:value-type="float">
            <text:p>14653797</text:p>
          </table:table-cell>
          <table:table-cell table:style-name="ce8" office:value-type="float" office:value="1431745" calcext:value-type="float">
            <text:p>1431745</text:p>
          </table:table-cell>
          <table:table-cell table:style-name="ce8" office:value-type="float" office:value="1071158" calcext:value-type="float">
            <text:p>1071158</text:p>
          </table:table-cell>
          <table:table-cell table:style-name="ce8" office:value-type="float" office:value="769498" calcext:value-type="float">
            <text:p>769498</text:p>
          </table:table-cell>
          <table:table-cell table:style-name="ce8" office:value-type="float" office:value="1343399" calcext:value-type="float">
            <text:p>1343399</text:p>
          </table:table-cell>
          <table:table-cell table:style-name="ce5" table:formula="of:=AVERAGE([.$B90:.$H90])" office:value-type="float" office:value="12653949.1428571" calcext:value-type="float">
            <text:p>12653949</text:p>
          </table:table-cell>
          <table:table-cell table:style-name="ce5" table:formula="of:=AVERAGE([.$F90:.$H90])" office:value-type="float" office:value="1061351.66666667" calcext:value-type="float">
            <text:p>1061352</text:p>
          </table:table-cell>
          <table:table-cell table:number-columns-repeated="1014"/>
        </table:table-row>
        <table:table-row table:style-name="ro2">
          <table:table-cell table:style-name="ce8" office:value-type="float" office:value="4450" calcext:value-type="float">
            <text:p>4450</text:p>
          </table:table-cell>
          <table:table-cell table:style-name="ce8" office:value-type="float" office:value="55069716" calcext:value-type="float">
            <text:p>55069716</text:p>
          </table:table-cell>
          <table:table-cell table:style-name="ce8" office:value-type="float" office:value="13218702" calcext:value-type="float">
            <text:p>13218702</text:p>
          </table:table-cell>
          <table:table-cell table:style-name="ce8" office:value-type="float" office:value="14399158" calcext:value-type="float">
            <text:p>14399158</text:p>
          </table:table-cell>
          <table:table-cell table:style-name="ce8" office:value-type="float" office:value="1577912" calcext:value-type="float">
            <text:p>1577912</text:p>
          </table:table-cell>
          <table:table-cell table:style-name="ce8" office:value-type="float" office:value="799098" calcext:value-type="float">
            <text:p>799098</text:p>
          </table:table-cell>
          <table:table-cell table:style-name="ce8" office:value-type="float" office:value="827236" calcext:value-type="float">
            <text:p>827236</text:p>
          </table:table-cell>
          <table:table-cell table:style-name="ce8" office:value-type="float" office:value="774117" calcext:value-type="float">
            <text:p>774117</text:p>
          </table:table-cell>
          <table:table-cell table:style-name="ce5" table:formula="of:=AVERAGE([.$B91:.$H91])" office:value-type="float" office:value="12380848.4285714" calcext:value-type="float">
            <text:p>12380848</text:p>
          </table:table-cell>
          <table:table-cell table:style-name="ce5" table:formula="of:=AVERAGE([.$F91:.$H91])" office:value-type="float" office:value="800150.333333333" calcext:value-type="float">
            <text:p>800150</text:p>
          </table:table-cell>
          <table:table-cell table:number-columns-repeated="1014"/>
        </table:table-row>
        <table:table-row table:style-name="ro2"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56897297" calcext:value-type="float">
            <text:p>56897297</text:p>
          </table:table-cell>
          <table:table-cell table:style-name="ce8" office:value-type="float" office:value="14235297" calcext:value-type="float">
            <text:p>14235297</text:p>
          </table:table-cell>
          <table:table-cell table:style-name="ce8" office:value-type="float" office:value="14366981" calcext:value-type="float">
            <text:p>14366981</text:p>
          </table:table-cell>
          <table:table-cell table:style-name="ce8" office:value-type="float" office:value="1636253" calcext:value-type="float">
            <text:p>1636253</text:p>
          </table:table-cell>
          <table:table-cell table:style-name="ce8" office:value-type="float" office:value="746076" calcext:value-type="float">
            <text:p>746076</text:p>
          </table:table-cell>
          <table:table-cell table:style-name="ce8" office:value-type="float" office:value="924235" calcext:value-type="float">
            <text:p>924235</text:p>
          </table:table-cell>
          <table:table-cell table:style-name="ce8" office:value-type="float" office:value="1051080" calcext:value-type="float">
            <text:p>1051080</text:p>
          </table:table-cell>
          <table:table-cell table:style-name="ce5" table:formula="of:=AVERAGE([.$B92:.$H92])" office:value-type="float" office:value="12836745.5714286" calcext:value-type="float">
            <text:p>12836746</text:p>
          </table:table-cell>
          <table:table-cell table:style-name="ce5" table:formula="of:=AVERAGE([.$F92:.$H92])" office:value-type="float" office:value="907130.333333333" calcext:value-type="float">
            <text:p>907130</text:p>
          </table:table-cell>
          <table:table-cell table:number-columns-repeated="1014"/>
        </table:table-row>
        <table:table-row table:style-name="ro2">
          <table:table-cell table:style-name="ce8" office:value-type="float" office:value="4550" calcext:value-type="float">
            <text:p>4550</text:p>
          </table:table-cell>
          <table:table-cell table:style-name="ce8" office:value-type="float" office:value="58465346" calcext:value-type="float">
            <text:p>58465346</text:p>
          </table:table-cell>
          <table:table-cell table:style-name="ce8" office:value-type="float" office:value="15625978" calcext:value-type="float">
            <text:p>15625978</text:p>
          </table:table-cell>
          <table:table-cell table:style-name="ce8" office:value-type="float" office:value="14894637" calcext:value-type="float">
            <text:p>14894637</text:p>
          </table:table-cell>
          <table:table-cell table:style-name="ce8" office:value-type="float" office:value="1527360" calcext:value-type="float">
            <text:p>1527360</text:p>
          </table:table-cell>
          <table:table-cell table:style-name="ce8" office:value-type="float" office:value="918515" calcext:value-type="float">
            <text:p>918515</text:p>
          </table:table-cell>
          <table:table-cell table:style-name="ce8" office:value-type="float" office:value="949982" calcext:value-type="float">
            <text:p>949982</text:p>
          </table:table-cell>
          <table:table-cell table:style-name="ce8" office:value-type="float" office:value="970668" calcext:value-type="float">
            <text:p>970668</text:p>
          </table:table-cell>
          <table:table-cell table:style-name="ce5" table:formula="of:=AVERAGE([.$B93:.$H93])" office:value-type="float" office:value="13336069.4285714" calcext:value-type="float">
            <text:p>13336069</text:p>
          </table:table-cell>
          <table:table-cell table:style-name="ce5" table:formula="of:=AVERAGE([.$F93:.$H93])" office:value-type="float" office:value="946388.333333333" calcext:value-type="float">
            <text:p>946388</text:p>
          </table:table-cell>
          <table:table-cell table:number-columns-repeated="1014"/>
        </table:table-row>
        <table:table-row table:style-name="ro2"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61762671" calcext:value-type="float">
            <text:p>61762671</text:p>
          </table:table-cell>
          <table:table-cell table:style-name="ce8" office:value-type="float" office:value="13311463" calcext:value-type="float">
            <text:p>13311463</text:p>
          </table:table-cell>
          <table:table-cell table:style-name="ce8" office:value-type="float" office:value="14294429" calcext:value-type="float">
            <text:p>14294429</text:p>
          </table:table-cell>
          <table:table-cell table:style-name="ce8" office:value-type="float" office:value="1511139" calcext:value-type="float">
            <text:p>1511139</text:p>
          </table:table-cell>
          <table:table-cell table:style-name="ce8" office:value-type="float" office:value="883728" calcext:value-type="float">
            <text:p>883728</text:p>
          </table:table-cell>
          <table:table-cell table:style-name="ce8" office:value-type="float" office:value="969005" calcext:value-type="float">
            <text:p>969005</text:p>
          </table:table-cell>
          <table:table-cell table:style-name="ce8" office:value-type="float" office:value="1162262" calcext:value-type="float">
            <text:p>1162262</text:p>
          </table:table-cell>
          <table:table-cell table:style-name="ce5" table:formula="of:=AVERAGE([.$B94:.$H94])" office:value-type="float" office:value="13413528.1428571" calcext:value-type="float">
            <text:p>13413528</text:p>
          </table:table-cell>
          <table:table-cell table:style-name="ce5" table:formula="of:=AVERAGE([.$F94:.$H94])" office:value-type="float" office:value="1004998.33333333" calcext:value-type="float">
            <text:p>1004998</text:p>
          </table:table-cell>
          <table:table-cell table:number-columns-repeated="1014"/>
        </table:table-row>
        <table:table-row table:style-name="ro2">
          <table:table-cell table:style-name="ce8" office:value-type="float" office:value="4650" calcext:value-type="float">
            <text:p>4650</text:p>
          </table:table-cell>
          <table:table-cell table:style-name="ce8" office:value-type="float" office:value="60127494" calcext:value-type="float">
            <text:p>60127494</text:p>
          </table:table-cell>
          <table:table-cell table:style-name="ce8" office:value-type="float" office:value="14069264" calcext:value-type="float">
            <text:p>14069264</text:p>
          </table:table-cell>
          <table:table-cell table:style-name="ce8" office:value-type="float" office:value="15713539" calcext:value-type="float">
            <text:p>15713539</text:p>
          </table:table-cell>
          <table:table-cell table:style-name="ce8" office:value-type="float" office:value="1552816" calcext:value-type="float">
            <text:p>1552816</text:p>
          </table:table-cell>
          <table:table-cell table:style-name="ce8" office:value-type="float" office:value="1019856" calcext:value-type="float">
            <text:p>1019856</text:p>
          </table:table-cell>
          <table:table-cell table:style-name="ce8" office:value-type="float" office:value="1567487" calcext:value-type="float">
            <text:p>1567487</text:p>
          </table:table-cell>
          <table:table-cell table:style-name="ce8" office:value-type="float" office:value="1168823" calcext:value-type="float">
            <text:p>1168823</text:p>
          </table:table-cell>
          <table:table-cell table:style-name="ce5" table:formula="of:=AVERAGE([.$B95:.$H95])" office:value-type="float" office:value="13602754.1428571" calcext:value-type="float">
            <text:p>13602754</text:p>
          </table:table-cell>
          <table:table-cell table:style-name="ce5" table:formula="of:=AVERAGE([.$F95:.$H95])" office:value-type="float" office:value="1252055.33333333" calcext:value-type="float">
            <text:p>1252055</text:p>
          </table:table-cell>
          <table:table-cell table:number-columns-repeated="1014"/>
        </table:table-row>
        <table:table-row table:style-name="ro2">
          <table:table-cell table:style-name="ce8" office:value-type="float" office:value="4700" calcext:value-type="float">
            <text:p>4700</text:p>
          </table:table-cell>
          <table:table-cell table:style-name="ce8" office:value-type="float" office:value="65476051" calcext:value-type="float">
            <text:p>65476051</text:p>
          </table:table-cell>
          <table:table-cell table:style-name="ce8" office:value-type="float" office:value="24857986" calcext:value-type="float">
            <text:p>24857986</text:p>
          </table:table-cell>
          <table:table-cell table:style-name="ce8" office:value-type="float" office:value="20207363" calcext:value-type="float">
            <text:p>20207363</text:p>
          </table:table-cell>
          <table:table-cell table:style-name="ce8" office:value-type="float" office:value="1152149" calcext:value-type="float">
            <text:p>1152149</text:p>
          </table:table-cell>
          <table:table-cell table:style-name="ce8" office:value-type="float" office:value="683128" calcext:value-type="float">
            <text:p>683128</text:p>
          </table:table-cell>
          <table:table-cell table:style-name="ce8" office:value-type="float" office:value="1151166" calcext:value-type="float">
            <text:p>1151166</text:p>
          </table:table-cell>
          <table:table-cell table:style-name="ce8" office:value-type="float" office:value="851474" calcext:value-type="float">
            <text:p>851474</text:p>
          </table:table-cell>
          <table:table-cell table:style-name="ce5" table:formula="of:=AVERAGE([.$B96:.$H96])" office:value-type="float" office:value="16339902.4285714" calcext:value-type="float">
            <text:p>16339902</text:p>
          </table:table-cell>
          <table:table-cell table:style-name="ce5" table:formula="of:=AVERAGE([.$F96:.$H96])" office:value-type="float" office:value="895256" calcext:value-type="float">
            <text:p>895256</text:p>
          </table:table-cell>
          <table:table-cell table:number-columns-repeated="1014"/>
        </table:table-row>
        <table:table-row table:style-name="ro2">
          <table:table-cell table:style-name="ce8" office:value-type="float" office:value="4750" calcext:value-type="float">
            <text:p>4750</text:p>
          </table:table-cell>
          <table:table-cell table:style-name="ce8" office:value-type="float" office:value="67163680" calcext:value-type="float">
            <text:p>67163680</text:p>
          </table:table-cell>
          <table:table-cell table:style-name="ce8" office:value-type="float" office:value="14893848" calcext:value-type="float">
            <text:p>14893848</text:p>
          </table:table-cell>
          <table:table-cell table:style-name="ce8" office:value-type="float" office:value="15773525" calcext:value-type="float">
            <text:p>15773525</text:p>
          </table:table-cell>
          <table:table-cell table:style-name="ce8" office:value-type="float" office:value="1602792" calcext:value-type="float">
            <text:p>1602792</text:p>
          </table:table-cell>
          <table:table-cell table:style-name="ce8" office:value-type="float" office:value="794431" calcext:value-type="float">
            <text:p>794431</text:p>
          </table:table-cell>
          <table:table-cell table:style-name="ce8" office:value-type="float" office:value="1472010" calcext:value-type="float">
            <text:p>1472010</text:p>
          </table:table-cell>
          <table:table-cell table:style-name="ce8" office:value-type="float" office:value="963543" calcext:value-type="float">
            <text:p>963543</text:p>
          </table:table-cell>
          <table:table-cell table:style-name="ce5" table:formula="of:=AVERAGE([.$B97:.$H97])" office:value-type="float" office:value="14666261.2857143" calcext:value-type="float">
            <text:p>14666261</text:p>
          </table:table-cell>
          <table:table-cell table:style-name="ce5" table:formula="of:=AVERAGE([.$F97:.$H97])" office:value-type="float" office:value="1076661.33333333" calcext:value-type="float">
            <text:p>1076661</text:p>
          </table:table-cell>
          <table:table-cell table:number-columns-repeated="1014"/>
        </table:table-row>
        <table:table-row table:style-name="ro2"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64921909" calcext:value-type="float">
            <text:p>64921909</text:p>
          </table:table-cell>
          <table:table-cell table:style-name="ce8" office:value-type="float" office:value="14766338" calcext:value-type="float">
            <text:p>14766338</text:p>
          </table:table-cell>
          <table:table-cell table:style-name="ce8" office:value-type="float" office:value="17300970" calcext:value-type="float">
            <text:p>17300970</text:p>
          </table:table-cell>
          <table:table-cell table:style-name="ce8" office:value-type="float" office:value="1467274" calcext:value-type="float">
            <text:p>1467274</text:p>
          </table:table-cell>
          <table:table-cell table:style-name="ce8" office:value-type="float" office:value="717216" calcext:value-type="float">
            <text:p>717216</text:p>
          </table:table-cell>
          <table:table-cell table:style-name="ce8" office:value-type="float" office:value="837804" calcext:value-type="float">
            <text:p>837804</text:p>
          </table:table-cell>
          <table:table-cell table:style-name="ce8" office:value-type="float" office:value="1086598" calcext:value-type="float">
            <text:p>1086598</text:p>
          </table:table-cell>
          <table:table-cell table:style-name="ce5" table:formula="of:=AVERAGE([.$B98:.$H98])" office:value-type="float" office:value="14442587" calcext:value-type="float">
            <text:p>14442587</text:p>
          </table:table-cell>
          <table:table-cell table:style-name="ce5" table:formula="of:=AVERAGE([.$F98:.$H98])" office:value-type="float" office:value="880539.333333333" calcext:value-type="float">
            <text:p>880539</text:p>
          </table:table-cell>
          <table:table-cell table:number-columns-repeated="1014"/>
        </table:table-row>
        <table:table-row table:style-name="ro2">
          <table:table-cell table:style-name="ce8" office:value-type="float" office:value="4850" calcext:value-type="float">
            <text:p>4850</text:p>
          </table:table-cell>
          <table:table-cell table:style-name="ce8" office:value-type="float" office:value="67753934" calcext:value-type="float">
            <text:p>67753934</text:p>
          </table:table-cell>
          <table:table-cell table:style-name="ce8" office:value-type="float" office:value="16996307" calcext:value-type="float">
            <text:p>16996307</text:p>
          </table:table-cell>
          <table:table-cell table:style-name="ce8" office:value-type="float" office:value="16504279" calcext:value-type="float">
            <text:p>16504279</text:p>
          </table:table-cell>
          <table:table-cell table:style-name="ce8" office:value-type="float" office:value="1432633" calcext:value-type="float">
            <text:p>1432633</text:p>
          </table:table-cell>
          <table:table-cell table:style-name="ce8" office:value-type="float" office:value="772677" calcext:value-type="float">
            <text:p>772677</text:p>
          </table:table-cell>
          <table:table-cell table:style-name="ce8" office:value-type="float" office:value="932843" calcext:value-type="float">
            <text:p>932843</text:p>
          </table:table-cell>
          <table:table-cell table:style-name="ce8" office:value-type="float" office:value="1096627" calcext:value-type="float">
            <text:p>1096627</text:p>
          </table:table-cell>
          <table:table-cell table:style-name="ce5" table:formula="of:=AVERAGE([.$B99:.$H99])" office:value-type="float" office:value="15069900" calcext:value-type="float">
            <text:p>15069900</text:p>
          </table:table-cell>
          <table:table-cell table:style-name="ce5" table:formula="of:=AVERAGE([.$F99:.$H99])" office:value-type="float" office:value="934049" calcext:value-type="float">
            <text:p>934049</text:p>
          </table:table-cell>
          <table:table-cell table:number-columns-repeated="1014"/>
        </table:table-row>
        <table:table-row table:style-name="ro2">
          <table:table-cell table:style-name="ce8" office:value-type="float" office:value="4900" calcext:value-type="float">
            <text:p>4900</text:p>
          </table:table-cell>
          <table:table-cell table:style-name="ce8" office:value-type="float" office:value="103598067" calcext:value-type="float">
            <text:p>103598067</text:p>
          </table:table-cell>
          <table:table-cell table:style-name="ce8" office:value-type="float" office:value="16964672" calcext:value-type="float">
            <text:p>16964672</text:p>
          </table:table-cell>
          <table:table-cell table:style-name="ce8" office:value-type="float" office:value="26038004" calcext:value-type="float">
            <text:p>26038004</text:p>
          </table:table-cell>
          <table:table-cell table:style-name="ce8" office:value-type="float" office:value="1540230" calcext:value-type="float">
            <text:p>1540230</text:p>
          </table:table-cell>
          <table:table-cell table:style-name="ce8" office:value-type="float" office:value="989514" calcext:value-type="float">
            <text:p>989514</text:p>
          </table:table-cell>
          <table:table-cell table:style-name="ce8" office:value-type="float" office:value="1211272" calcext:value-type="float">
            <text:p>1211272</text:p>
          </table:table-cell>
          <table:table-cell table:style-name="ce8" office:value-type="float" office:value="1235172" calcext:value-type="float">
            <text:p>1235172</text:p>
          </table:table-cell>
          <table:table-cell table:style-name="ce5" table:formula="of:=AVERAGE([.$B100:.$H100])" office:value-type="float" office:value="21653847.2857143" calcext:value-type="float">
            <text:p>21653847</text:p>
          </table:table-cell>
          <table:table-cell table:style-name="ce5" table:formula="of:=AVERAGE([.$F100:.$H100])" office:value-type="float" office:value="1145319.33333333" calcext:value-type="float">
            <text:p>1145319</text:p>
          </table:table-cell>
          <table:table-cell table:number-columns-repeated="1014"/>
        </table:table-row>
        <table:table-row table:style-name="ro2">
          <table:table-cell table:style-name="ce8" office:value-type="float" office:value="4950" calcext:value-type="float">
            <text:p>4950</text:p>
          </table:table-cell>
          <table:table-cell table:style-name="ce8" office:value-type="float" office:value="66099462" calcext:value-type="float">
            <text:p>66099462</text:p>
          </table:table-cell>
          <table:table-cell table:style-name="ce8" office:value-type="float" office:value="15730452" calcext:value-type="float">
            <text:p>15730452</text:p>
          </table:table-cell>
          <table:table-cell table:style-name="ce8" office:value-type="float" office:value="20185409" calcext:value-type="float">
            <text:p>20185409</text:p>
          </table:table-cell>
          <table:table-cell table:style-name="ce8" office:value-type="float" office:value="1506210" calcext:value-type="float">
            <text:p>1506210</text:p>
          </table:table-cell>
          <table:table-cell table:style-name="ce8" office:value-type="float" office:value="946267" calcext:value-type="float">
            <text:p>946267</text:p>
          </table:table-cell>
          <table:table-cell table:style-name="ce8" office:value-type="float" office:value="750668" calcext:value-type="float">
            <text:p>750668</text:p>
          </table:table-cell>
          <table:table-cell table:style-name="ce8" office:value-type="float" office:value="892675" calcext:value-type="float">
            <text:p>892675</text:p>
          </table:table-cell>
          <table:table-cell table:style-name="ce5" table:formula="of:=AVERAGE([.$B101:.$H101])" office:value-type="float" office:value="15158734.7142857" calcext:value-type="float">
            <text:p>15158735</text:p>
          </table:table-cell>
          <table:table-cell table:style-name="ce5" table:formula="of:=AVERAGE([.$F101:.$H101])" office:value-type="float" office:value="863203.333333333" calcext:value-type="float">
            <text:p>863203</text:p>
          </table:table-cell>
          <table:table-cell table:number-columns-repeated="1014"/>
        </table:table-row>
        <table:table-row table:style-name="ro2"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81456403" calcext:value-type="float">
            <text:p>81456403</text:p>
          </table:table-cell>
          <table:table-cell table:style-name="ce8" office:value-type="float" office:value="15911259" calcext:value-type="float">
            <text:p>15911259</text:p>
          </table:table-cell>
          <table:table-cell table:style-name="ce8" office:value-type="float" office:value="17917452" calcext:value-type="float">
            <text:p>17917452</text:p>
          </table:table-cell>
          <table:table-cell table:style-name="ce8" office:value-type="float" office:value="1435698" calcext:value-type="float">
            <text:p>1435698</text:p>
          </table:table-cell>
          <table:table-cell table:style-name="ce8" office:value-type="float" office:value="891883" calcext:value-type="float">
            <text:p>891883</text:p>
          </table:table-cell>
          <table:table-cell table:style-name="ce8" office:value-type="float" office:value="1099635" calcext:value-type="float">
            <text:p>1099635</text:p>
          </table:table-cell>
          <table:table-cell table:style-name="ce8" office:value-type="float" office:value="2000959" calcext:value-type="float">
            <text:p>2000959</text:p>
          </table:table-cell>
          <table:table-cell table:style-name="ce5" table:formula="of:=AVERAGE([.$B102:.$H102])" office:value-type="float" office:value="17244755.5714286" calcext:value-type="float">
            <text:p>17244756</text:p>
          </table:table-cell>
          <table:table-cell table:style-name="ce5" table:formula="of:=AVERAGE([.$F102:.$H102])" office:value-type="float" office:value="1330825.66666667" calcext:value-type="float">
            <text:p>1330826</text:p>
          </table:table-cell>
          <table:table-cell table:number-columns-repeated="1014"/>
        </table:table-row>
        <table:table-row table:style-name="ro2">
          <table:table-cell table:style-name="ce8" office:value-type="float" office:value="5050" calcext:value-type="float">
            <text:p>5050</text:p>
          </table:table-cell>
          <table:table-cell table:style-name="ce8" office:value-type="float" office:value="76844715" calcext:value-type="float">
            <text:p>76844715</text:p>
          </table:table-cell>
          <table:table-cell table:style-name="ce8" office:value-type="float" office:value="16732196" calcext:value-type="float">
            <text:p>16732196</text:p>
          </table:table-cell>
          <table:table-cell table:style-name="ce8" office:value-type="float" office:value="18186037" calcext:value-type="float">
            <text:p>18186037</text:p>
          </table:table-cell>
          <table:table-cell table:style-name="ce8" office:value-type="float" office:value="1736033" calcext:value-type="float">
            <text:p>1736033</text:p>
          </table:table-cell>
          <table:table-cell table:style-name="ce8" office:value-type="float" office:value="992571" calcext:value-type="float">
            <text:p>992571</text:p>
          </table:table-cell>
          <table:table-cell table:style-name="ce8" office:value-type="float" office:value="1076811" calcext:value-type="float">
            <text:p>1076811</text:p>
          </table:table-cell>
          <table:table-cell table:style-name="ce8" office:value-type="float" office:value="1060767" calcext:value-type="float">
            <text:p>1060767</text:p>
          </table:table-cell>
          <table:table-cell table:style-name="ce5" table:formula="of:=AVERAGE([.$B103:.$H103])" office:value-type="float" office:value="16661304.2857143" calcext:value-type="float">
            <text:p>16661304</text:p>
          </table:table-cell>
          <table:table-cell table:style-name="ce5" table:formula="of:=AVERAGE([.$F103:.$H103])" office:value-type="float" office:value="1043383" calcext:value-type="float">
            <text:p>1043383</text:p>
          </table:table-cell>
          <table:table-cell table:number-columns-repeated="1014"/>
        </table:table-row>
        <table:table-row table:style-name="ro2"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78019217" calcext:value-type="float">
            <text:p>78019217</text:p>
          </table:table-cell>
          <table:table-cell table:style-name="ce8" office:value-type="float" office:value="16819984" calcext:value-type="float">
            <text:p>16819984</text:p>
          </table:table-cell>
          <table:table-cell table:style-name="ce8" office:value-type="float" office:value="22438293" calcext:value-type="float">
            <text:p>22438293</text:p>
          </table:table-cell>
          <table:table-cell table:style-name="ce8" office:value-type="float" office:value="1673448" calcext:value-type="float">
            <text:p>1673448</text:p>
          </table:table-cell>
          <table:table-cell table:style-name="ce8" office:value-type="float" office:value="805689" calcext:value-type="float">
            <text:p>805689</text:p>
          </table:table-cell>
          <table:table-cell table:style-name="ce8" office:value-type="float" office:value="938384" calcext:value-type="float">
            <text:p>938384</text:p>
          </table:table-cell>
          <table:table-cell table:style-name="ce8" office:value-type="float" office:value="1161898" calcext:value-type="float">
            <text:p>1161898</text:p>
          </table:table-cell>
          <table:table-cell table:style-name="ce5" table:formula="of:=AVERAGE([.$B104:.$H104])" office:value-type="float" office:value="17408130.4285714" calcext:value-type="float">
            <text:p>17408130</text:p>
          </table:table-cell>
          <table:table-cell table:style-name="ce5" table:formula="of:=AVERAGE([.$F104:.$H104])" office:value-type="float" office:value="968657" calcext:value-type="float">
            <text:p>968657</text:p>
          </table:table-cell>
          <table:table-cell table:number-columns-repeated="1014"/>
        </table:table-row>
        <table:table-row table:style-name="ro2">
          <table:table-cell table:style-name="ce8" office:value-type="float" office:value="5150" calcext:value-type="float">
            <text:p>5150</text:p>
          </table:table-cell>
          <table:table-cell table:style-name="ce8" office:value-type="float" office:value="87439367" calcext:value-type="float">
            <text:p>87439367</text:p>
          </table:table-cell>
          <table:table-cell table:style-name="ce8" office:value-type="float" office:value="22914322" calcext:value-type="float">
            <text:p>22914322</text:p>
          </table:table-cell>
          <table:table-cell table:style-name="ce8" office:value-type="float" office:value="20322996" calcext:value-type="float">
            <text:p>20322996</text:p>
          </table:table-cell>
          <table:table-cell table:style-name="ce8" office:value-type="float" office:value="1190157" calcext:value-type="float">
            <text:p>1190157</text:p>
          </table:table-cell>
          <table:table-cell table:style-name="ce8" office:value-type="float" office:value="671125" calcext:value-type="float">
            <text:p>671125</text:p>
          </table:table-cell>
          <table:table-cell table:style-name="ce8" office:value-type="float" office:value="869002" calcext:value-type="float">
            <text:p>869002</text:p>
          </table:table-cell>
          <table:table-cell table:style-name="ce8" office:value-type="float" office:value="970936" calcext:value-type="float">
            <text:p>970936</text:p>
          </table:table-cell>
          <table:table-cell table:style-name="ce5" table:formula="of:=AVERAGE([.$B105:.$H105])" office:value-type="float" office:value="19196843.5714286" calcext:value-type="float">
            <text:p>19196844</text:p>
          </table:table-cell>
          <table:table-cell table:style-name="ce5" table:formula="of:=AVERAGE([.$F105:.$H105])" office:value-type="float" office:value="837021" calcext:value-type="float">
            <text:p>837021</text:p>
          </table:table-cell>
          <table:table-cell table:number-columns-repeated="1014"/>
        </table:table-row>
        <table:table-row table:style-name="ro2">
          <table:table-cell table:style-name="ce8" office:value-type="float" office:value="5200" calcext:value-type="float">
            <text:p>5200</text:p>
          </table:table-cell>
          <table:table-cell table:style-name="ce8" office:value-type="float" office:value="75676732" calcext:value-type="float">
            <text:p>75676732</text:p>
          </table:table-cell>
          <table:table-cell table:style-name="ce8" office:value-type="float" office:value="23095935" calcext:value-type="float">
            <text:p>23095935</text:p>
          </table:table-cell>
          <table:table-cell table:style-name="ce8" office:value-type="float" office:value="21440333" calcext:value-type="float">
            <text:p>21440333</text:p>
          </table:table-cell>
          <table:table-cell table:style-name="ce8" office:value-type="float" office:value="1609219" calcext:value-type="float">
            <text:p>1609219</text:p>
          </table:table-cell>
          <table:table-cell table:style-name="ce8" office:value-type="float" office:value="1014102" calcext:value-type="float">
            <text:p>1014102</text:p>
          </table:table-cell>
          <table:table-cell table:style-name="ce8" office:value-type="float" office:value="1146581" calcext:value-type="float">
            <text:p>1146581</text:p>
          </table:table-cell>
          <table:table-cell table:style-name="ce8" office:value-type="float" office:value="1183199" calcext:value-type="float">
            <text:p>1183199</text:p>
          </table:table-cell>
          <table:table-cell table:style-name="ce5" table:formula="of:=AVERAGE([.$B106:.$H106])" office:value-type="float" office:value="17880871.5714286" calcext:value-type="float">
            <text:p>17880872</text:p>
          </table:table-cell>
          <table:table-cell table:style-name="ce5" table:formula="of:=AVERAGE([.$F106:.$H106])" office:value-type="float" office:value="1114627.33333333" calcext:value-type="float">
            <text:p>1114627</text:p>
          </table:table-cell>
          <table:table-cell table:number-columns-repeated="1014"/>
        </table:table-row>
        <table:table-row table:style-name="ro2">
          <table:table-cell table:style-name="ce8" office:value-type="float" office:value="5250" calcext:value-type="float">
            <text:p>5250</text:p>
          </table:table-cell>
          <table:table-cell table:style-name="ce8" office:value-type="float" office:value="80186843" calcext:value-type="float">
            <text:p>80186843</text:p>
          </table:table-cell>
          <table:table-cell table:style-name="ce8" office:value-type="float" office:value="18464048" calcext:value-type="float">
            <text:p>18464048</text:p>
          </table:table-cell>
          <table:table-cell table:style-name="ce8" office:value-type="float" office:value="19820469" calcext:value-type="float">
            <text:p>19820469</text:p>
          </table:table-cell>
          <table:table-cell table:style-name="ce8" office:value-type="float" office:value="1489405" calcext:value-type="float">
            <text:p>1489405</text:p>
          </table:table-cell>
          <table:table-cell table:style-name="ce8" office:value-type="float" office:value="789690" calcext:value-type="float">
            <text:p>789690</text:p>
          </table:table-cell>
          <table:table-cell table:style-name="ce8" office:value-type="float" office:value="993658" calcext:value-type="float">
            <text:p>993658</text:p>
          </table:table-cell>
          <table:table-cell table:style-name="ce8" office:value-type="float" office:value="1100860" calcext:value-type="float">
            <text:p>1100860</text:p>
          </table:table-cell>
          <table:table-cell table:style-name="ce5" table:formula="of:=AVERAGE([.$B107:.$H107])" office:value-type="float" office:value="17549281.8571429" calcext:value-type="float">
            <text:p>17549282</text:p>
          </table:table-cell>
          <table:table-cell table:style-name="ce5" table:formula="of:=AVERAGE([.$F107:.$H107])" office:value-type="float" office:value="961402.666666667" calcext:value-type="float">
            <text:p>961403</text:p>
          </table:table-cell>
          <table:table-cell table:number-columns-repeated="1014"/>
        </table:table-row>
        <table:table-row table:style-name="ro2">
          <table:table-cell table:style-name="ce8" office:value-type="float" office:value="5300" calcext:value-type="float">
            <text:p>5300</text:p>
          </table:table-cell>
          <table:table-cell table:style-name="ce8" office:value-type="float" office:value="138247957" calcext:value-type="float">
            <text:p>138247957</text:p>
          </table:table-cell>
          <table:table-cell table:style-name="ce8" office:value-type="float" office:value="20715780" calcext:value-type="float">
            <text:p>20715780</text:p>
          </table:table-cell>
          <table:table-cell table:style-name="ce8" office:value-type="float" office:value="41065511" calcext:value-type="float">
            <text:p>41065511</text:p>
          </table:table-cell>
          <table:table-cell table:style-name="ce8" office:value-type="float" office:value="2042347" calcext:value-type="float">
            <text:p>2042347</text:p>
          </table:table-cell>
          <table:table-cell table:style-name="ce8" office:value-type="float" office:value="1475691" calcext:value-type="float">
            <text:p>1475691</text:p>
          </table:table-cell>
          <table:table-cell table:style-name="ce8" office:value-type="float" office:value="1589521" calcext:value-type="float">
            <text:p>1589521</text:p>
          </table:table-cell>
          <table:table-cell table:style-name="ce8" office:value-type="float" office:value="1471042" calcext:value-type="float">
            <text:p>1471042</text:p>
          </table:table-cell>
          <table:table-cell table:style-name="ce5" table:formula="of:=AVERAGE([.$B108:.$H108])" office:value-type="float" office:value="29515407" calcext:value-type="float">
            <text:p>29515407</text:p>
          </table:table-cell>
          <table:table-cell table:style-name="ce5" table:formula="of:=AVERAGE([.$F108:.$H108])" office:value-type="float" office:value="1512084.66666667" calcext:value-type="float">
            <text:p>1512085</text:p>
          </table:table-cell>
          <table:table-cell table:number-columns-repeated="1014"/>
        </table:table-row>
        <table:table-row table:style-name="ro2">
          <table:table-cell table:style-name="ce8" office:value-type="float" office:value="5350" calcext:value-type="float">
            <text:p>5350</text:p>
          </table:table-cell>
          <table:table-cell table:style-name="ce8" office:value-type="float" office:value="80905373" calcext:value-type="float">
            <text:p>80905373</text:p>
          </table:table-cell>
          <table:table-cell table:style-name="ce8" office:value-type="float" office:value="18592473" calcext:value-type="float">
            <text:p>18592473</text:p>
          </table:table-cell>
          <table:table-cell table:style-name="ce8" office:value-type="float" office:value="21927258" calcext:value-type="float">
            <text:p>21927258</text:p>
          </table:table-cell>
          <table:table-cell table:style-name="ce8" office:value-type="float" office:value="1432375" calcext:value-type="float">
            <text:p>1432375</text:p>
          </table:table-cell>
          <table:table-cell table:style-name="ce8" office:value-type="float" office:value="1078806" calcext:value-type="float">
            <text:p>1078806</text:p>
          </table:table-cell>
          <table:table-cell table:style-name="ce8" office:value-type="float" office:value="1295934" calcext:value-type="float">
            <text:p>1295934</text:p>
          </table:table-cell>
          <table:table-cell table:style-name="ce8" office:value-type="float" office:value="1314155" calcext:value-type="float">
            <text:p>1314155</text:p>
          </table:table-cell>
          <table:table-cell table:style-name="ce5" table:formula="of:=AVERAGE([.$B109:.$H109])" office:value-type="float" office:value="18078053.4285714" calcext:value-type="float">
            <text:p>18078053</text:p>
          </table:table-cell>
          <table:table-cell table:style-name="ce5" table:formula="of:=AVERAGE([.$F109:.$H109])" office:value-type="float" office:value="1229631.66666667" calcext:value-type="float">
            <text:p>1229632</text:p>
          </table:table-cell>
          <table:table-cell table:number-columns-repeated="1014"/>
        </table:table-row>
        <table:table-row table:style-name="ro2"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86239568" calcext:value-type="float">
            <text:p>86239568</text:p>
          </table:table-cell>
          <table:table-cell table:style-name="ce8" office:value-type="float" office:value="18767025" calcext:value-type="float">
            <text:p>18767025</text:p>
          </table:table-cell>
          <table:table-cell table:style-name="ce8" office:value-type="float" office:value="20743225" calcext:value-type="float">
            <text:p>20743225</text:p>
          </table:table-cell>
          <table:table-cell table:style-name="ce8" office:value-type="float" office:value="1719380" calcext:value-type="float">
            <text:p>1719380</text:p>
          </table:table-cell>
          <table:table-cell table:style-name="ce8" office:value-type="float" office:value="889820" calcext:value-type="float">
            <text:p>889820</text:p>
          </table:table-cell>
          <table:table-cell table:style-name="ce8" office:value-type="float" office:value="1094198" calcext:value-type="float">
            <text:p>1094198</text:p>
          </table:table-cell>
          <table:table-cell table:style-name="ce8" office:value-type="float" office:value="1156052" calcext:value-type="float">
            <text:p>1156052</text:p>
          </table:table-cell>
          <table:table-cell table:style-name="ce5" table:formula="of:=AVERAGE([.$B110:.$H110])" office:value-type="float" office:value="18658466.8571429" calcext:value-type="float">
            <text:p>18658467</text:p>
          </table:table-cell>
          <table:table-cell table:style-name="ce5" table:formula="of:=AVERAGE([.$F110:.$H110])" office:value-type="float" office:value="1046690" calcext:value-type="float">
            <text:p>1046690</text:p>
          </table:table-cell>
          <table:table-cell table:number-columns-repeated="1014"/>
        </table:table-row>
        <table:table-row table:style-name="ro2">
          <table:table-cell table:style-name="ce8" office:value-type="float" office:value="5450" calcext:value-type="float">
            <text:p>5450</text:p>
          </table:table-cell>
          <table:table-cell table:style-name="ce8" office:value-type="float" office:value="84446277" calcext:value-type="float">
            <text:p>84446277</text:p>
          </table:table-cell>
          <table:table-cell table:style-name="ce8" office:value-type="float" office:value="22039873" calcext:value-type="float">
            <text:p>22039873</text:p>
          </table:table-cell>
          <table:table-cell table:style-name="ce8" office:value-type="float" office:value="23740522" calcext:value-type="float">
            <text:p>23740522</text:p>
          </table:table-cell>
          <table:table-cell table:style-name="ce8" office:value-type="float" office:value="1531482" calcext:value-type="float">
            <text:p>1531482</text:p>
          </table:table-cell>
          <table:table-cell table:style-name="ce8" office:value-type="float" office:value="842743" calcext:value-type="float">
            <text:p>842743</text:p>
          </table:table-cell>
          <table:table-cell table:style-name="ce8" office:value-type="float" office:value="1255677" calcext:value-type="float">
            <text:p>1255677</text:p>
          </table:table-cell>
          <table:table-cell table:style-name="ce8" office:value-type="float" office:value="1286617" calcext:value-type="float">
            <text:p>1286617</text:p>
          </table:table-cell>
          <table:table-cell table:style-name="ce5" table:formula="of:=AVERAGE([.$B111:.$H111])" office:value-type="float" office:value="19306170.1428571" calcext:value-type="float">
            <text:p>19306170</text:p>
          </table:table-cell>
          <table:table-cell table:style-name="ce5" table:formula="of:=AVERAGE([.$F111:.$H111])" office:value-type="float" office:value="1128345.66666667" calcext:value-type="float">
            <text:p>1128346</text:p>
          </table:table-cell>
          <table:table-cell table:number-columns-repeated="1014"/>
        </table:table-row>
        <table:table-row table:style-name="ro2">
          <table:table-cell table:style-name="ce8" office:value-type="float" office:value="5500" calcext:value-type="float">
            <text:p>5500</text:p>
          </table:table-cell>
          <table:table-cell table:style-name="ce8" office:value-type="float" office:value="96776523" calcext:value-type="float">
            <text:p>96776523</text:p>
          </table:table-cell>
          <table:table-cell table:style-name="ce8" office:value-type="float" office:value="28116406" calcext:value-type="float">
            <text:p>28116406</text:p>
          </table:table-cell>
          <table:table-cell table:style-name="ce8" office:value-type="float" office:value="24645930" calcext:value-type="float">
            <text:p>24645930</text:p>
          </table:table-cell>
          <table:table-cell table:style-name="ce8" office:value-type="float" office:value="1734103" calcext:value-type="float">
            <text:p>1734103</text:p>
          </table:table-cell>
          <table:table-cell table:style-name="ce8" office:value-type="float" office:value="949940" calcext:value-type="float">
            <text:p>949940</text:p>
          </table:table-cell>
          <table:table-cell table:style-name="ce8" office:value-type="float" office:value="1113833" calcext:value-type="float">
            <text:p>1113833</text:p>
          </table:table-cell>
          <table:table-cell table:style-name="ce8" office:value-type="float" office:value="1198556" calcext:value-type="float">
            <text:p>1198556</text:p>
          </table:table-cell>
          <table:table-cell table:style-name="ce5" table:formula="of:=AVERAGE([.$B112:.$H112])" office:value-type="float" office:value="22076470.1428571" calcext:value-type="float">
            <text:p>22076470</text:p>
          </table:table-cell>
          <table:table-cell table:style-name="ce5" table:formula="of:=AVERAGE([.$F112:.$H112])" office:value-type="float" office:value="1087443" calcext:value-type="float">
            <text:p>1087443</text:p>
          </table:table-cell>
          <table:table-cell table:number-columns-repeated="1014"/>
        </table:table-row>
        <table:table-row table:style-name="ro2">
          <table:table-cell table:style-name="ce8" office:value-type="float" office:value="5550" calcext:value-type="float">
            <text:p>5550</text:p>
          </table:table-cell>
          <table:table-cell table:style-name="ce8" office:value-type="float" office:value="136628879" calcext:value-type="float">
            <text:p>136628879</text:p>
          </table:table-cell>
          <table:table-cell table:style-name="ce8" office:value-type="float" office:value="22504245" calcext:value-type="float">
            <text:p>22504245</text:p>
          </table:table-cell>
          <table:table-cell table:style-name="ce8" office:value-type="float" office:value="38225720" calcext:value-type="float">
            <text:p>38225720</text:p>
          </table:table-cell>
          <table:table-cell table:style-name="ce8" office:value-type="float" office:value="2231157" calcext:value-type="float">
            <text:p>2231157</text:p>
          </table:table-cell>
          <table:table-cell table:style-name="ce8" office:value-type="float" office:value="1074443" calcext:value-type="float">
            <text:p>1074443</text:p>
          </table:table-cell>
          <table:table-cell table:style-name="ce8" office:value-type="float" office:value="1053546" calcext:value-type="float">
            <text:p>1053546</text:p>
          </table:table-cell>
          <table:table-cell table:style-name="ce8" office:value-type="float" office:value="1312822" calcext:value-type="float">
            <text:p>1312822</text:p>
          </table:table-cell>
          <table:table-cell table:style-name="ce5" table:formula="of:=AVERAGE([.$B113:.$H113])" office:value-type="float" office:value="29004401.7142857" calcext:value-type="float">
            <text:p>29004402</text:p>
          </table:table-cell>
          <table:table-cell table:style-name="ce5" table:formula="of:=AVERAGE([.$F113:.$H113])" office:value-type="float" office:value="1146937" calcext:value-type="float">
            <text:p>1146937</text:p>
          </table:table-cell>
          <table:table-cell table:number-columns-repeated="1014"/>
        </table:table-row>
        <table:table-row table:style-name="ro2"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89933126" calcext:value-type="float">
            <text:p>89933126</text:p>
          </table:table-cell>
          <table:table-cell table:style-name="ce8" office:value-type="float" office:value="20168718" calcext:value-type="float">
            <text:p>20168718</text:p>
          </table:table-cell>
          <table:table-cell table:style-name="ce8" office:value-type="float" office:value="22329603" calcext:value-type="float">
            <text:p>22329603</text:p>
          </table:table-cell>
          <table:table-cell table:style-name="ce8" office:value-type="float" office:value="1537340" calcext:value-type="float">
            <text:p>1537340</text:p>
          </table:table-cell>
          <table:table-cell table:style-name="ce8" office:value-type="float" office:value="908108" calcext:value-type="float">
            <text:p>908108</text:p>
          </table:table-cell>
          <table:table-cell table:style-name="ce8" office:value-type="float" office:value="1136436" calcext:value-type="float">
            <text:p>1136436</text:p>
          </table:table-cell>
          <table:table-cell table:style-name="ce8" office:value-type="float" office:value="1242294" calcext:value-type="float">
            <text:p>1242294</text:p>
          </table:table-cell>
          <table:table-cell table:style-name="ce5" table:formula="of:=AVERAGE([.$B114:.$H114])" office:value-type="float" office:value="19607946.4285714" calcext:value-type="float">
            <text:p>19607946</text:p>
          </table:table-cell>
          <table:table-cell table:style-name="ce5" table:formula="of:=AVERAGE([.$F114:.$H114])" office:value-type="float" office:value="1095612.66666667" calcext:value-type="float">
            <text:p>1095613</text:p>
          </table:table-cell>
          <table:table-cell table:number-columns-repeated="1014"/>
        </table:table-row>
        <table:table-row table:style-name="ro2">
          <table:table-cell table:style-name="ce8" office:value-type="float" office:value="5650" calcext:value-type="float">
            <text:p>5650</text:p>
          </table:table-cell>
          <table:table-cell table:style-name="ce8" office:value-type="float" office:value="102571962" calcext:value-type="float">
            <text:p>102571962</text:p>
          </table:table-cell>
          <table:table-cell table:style-name="ce8" office:value-type="float" office:value="21465331" calcext:value-type="float">
            <text:p>21465331</text:p>
          </table:table-cell>
          <table:table-cell table:style-name="ce8" office:value-type="float" office:value="26553864" calcext:value-type="float">
            <text:p>26553864</text:p>
          </table:table-cell>
          <table:table-cell table:style-name="ce8" office:value-type="float" office:value="1631631" calcext:value-type="float">
            <text:p>1631631</text:p>
          </table:table-cell>
          <table:table-cell table:style-name="ce8" office:value-type="float" office:value="858706" calcext:value-type="float">
            <text:p>858706</text:p>
          </table:table-cell>
          <table:table-cell table:style-name="ce8" office:value-type="float" office:value="1184245" calcext:value-type="float">
            <text:p>1184245</text:p>
          </table:table-cell>
          <table:table-cell table:style-name="ce8" office:value-type="float" office:value="1431171" calcext:value-type="float">
            <text:p>1431171</text:p>
          </table:table-cell>
          <table:table-cell table:style-name="ce5" table:formula="of:=AVERAGE([.$B115:.$H115])" office:value-type="float" office:value="22242415.7142857" calcext:value-type="float">
            <text:p>22242416</text:p>
          </table:table-cell>
          <table:table-cell table:style-name="ce5" table:formula="of:=AVERAGE([.$F115:.$H115])" office:value-type="float" office:value="1158040.66666667" calcext:value-type="float">
            <text:p>1158041</text:p>
          </table:table-cell>
          <table:table-cell table:number-columns-repeated="1014"/>
        </table:table-row>
        <table:table-row table:style-name="ro2"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103144565" calcext:value-type="float">
            <text:p>103144565</text:p>
          </table:table-cell>
          <table:table-cell table:style-name="ce8" office:value-type="float" office:value="21090048" calcext:value-type="float">
            <text:p>21090048</text:p>
          </table:table-cell>
          <table:table-cell table:style-name="ce8" office:value-type="float" office:value="23688658" calcext:value-type="float">
            <text:p>23688658</text:p>
          </table:table-cell>
          <table:table-cell table:style-name="ce8" office:value-type="float" office:value="1952616" calcext:value-type="float">
            <text:p>1952616</text:p>
          </table:table-cell>
          <table:table-cell table:style-name="ce8" office:value-type="float" office:value="1110760" calcext:value-type="float">
            <text:p>1110760</text:p>
          </table:table-cell>
          <table:table-cell table:style-name="ce8" office:value-type="float" office:value="1225760" calcext:value-type="float">
            <text:p>1225760</text:p>
          </table:table-cell>
          <table:table-cell table:style-name="ce8" office:value-type="float" office:value="1794963" calcext:value-type="float">
            <text:p>1794963</text:p>
          </table:table-cell>
          <table:table-cell table:style-name="ce5" table:formula="of:=AVERAGE([.$B116:.$H116])" office:value-type="float" office:value="22001052.8571429" calcext:value-type="float">
            <text:p>22001053</text:p>
          </table:table-cell>
          <table:table-cell table:style-name="ce5" table:formula="of:=AVERAGE([.$F116:.$H116])" office:value-type="float" office:value="1377161" calcext:value-type="float">
            <text:p>1377161</text:p>
          </table:table-cell>
          <table:table-cell table:number-columns-repeated="1014"/>
        </table:table-row>
        <table:table-row table:style-name="ro2">
          <table:table-cell table:style-name="ce8" office:value-type="float" office:value="5750" calcext:value-type="float">
            <text:p>5750</text:p>
          </table:table-cell>
          <table:table-cell table:style-name="ce8" office:value-type="float" office:value="93452737" calcext:value-type="float">
            <text:p>93452737</text:p>
          </table:table-cell>
          <table:table-cell table:style-name="ce8" office:value-type="float" office:value="21506810" calcext:value-type="float">
            <text:p>21506810</text:p>
          </table:table-cell>
          <table:table-cell table:style-name="ce8" office:value-type="float" office:value="22774458" calcext:value-type="float">
            <text:p>22774458</text:p>
          </table:table-cell>
          <table:table-cell table:style-name="ce8" office:value-type="float" office:value="1780790" calcext:value-type="float">
            <text:p>1780790</text:p>
          </table:table-cell>
          <table:table-cell table:style-name="ce8" office:value-type="float" office:value="886027" calcext:value-type="float">
            <text:p>886027</text:p>
          </table:table-cell>
          <table:table-cell table:style-name="ce8" office:value-type="float" office:value="1146675" calcext:value-type="float">
            <text:p>1146675</text:p>
          </table:table-cell>
          <table:table-cell table:style-name="ce8" office:value-type="float" office:value="1533340" calcext:value-type="float">
            <text:p>1533340</text:p>
          </table:table-cell>
          <table:table-cell table:style-name="ce5" table:formula="of:=AVERAGE([.$B117:.$H117])" office:value-type="float" office:value="20440119.5714286" calcext:value-type="float">
            <text:p>20440120</text:p>
          </table:table-cell>
          <table:table-cell table:style-name="ce5" table:formula="of:=AVERAGE([.$F117:.$H117])" office:value-type="float" office:value="1188680.66666667" calcext:value-type="float">
            <text:p>1188681</text:p>
          </table:table-cell>
          <table:table-cell table:number-columns-repeated="1014"/>
        </table:table-row>
        <table:table-row table:style-name="ro2">
          <table:table-cell table:style-name="ce8" office:value-type="float" office:value="5800" calcext:value-type="float">
            <text:p>5800</text:p>
          </table:table-cell>
          <table:table-cell table:style-name="ce8" office:value-type="float" office:value="124555329" calcext:value-type="float">
            <text:p>124555329</text:p>
          </table:table-cell>
          <table:table-cell table:style-name="ce8" office:value-type="float" office:value="32927836" calcext:value-type="float">
            <text:p>32927836</text:p>
          </table:table-cell>
          <table:table-cell table:style-name="ce8" office:value-type="float" office:value="29710091" calcext:value-type="float">
            <text:p>29710091</text:p>
          </table:table-cell>
          <table:table-cell table:style-name="ce8" office:value-type="float" office:value="1437033" calcext:value-type="float">
            <text:p>1437033</text:p>
          </table:table-cell>
          <table:table-cell table:style-name="ce8" office:value-type="float" office:value="733686" calcext:value-type="float">
            <text:p>733686</text:p>
          </table:table-cell>
          <table:table-cell table:style-name="ce8" office:value-type="float" office:value="941791" calcext:value-type="float">
            <text:p>941791</text:p>
          </table:table-cell>
          <table:table-cell table:style-name="ce8" office:value-type="float" office:value="1097994" calcext:value-type="float">
            <text:p>1097994</text:p>
          </table:table-cell>
          <table:table-cell table:style-name="ce5" table:formula="of:=AVERAGE([.$B118:.$H118])" office:value-type="float" office:value="27343394.2857143" calcext:value-type="float">
            <text:p>27343394</text:p>
          </table:table-cell>
          <table:table-cell table:style-name="ce5" table:formula="of:=AVERAGE([.$F118:.$H118])" office:value-type="float" office:value="924490.333333333" calcext:value-type="float">
            <text:p>924490</text:p>
          </table:table-cell>
          <table:table-cell table:number-columns-repeated="1014"/>
        </table:table-row>
        <table:table-row table:style-name="ro2">
          <table:table-cell table:style-name="ce8" office:value-type="float" office:value="5850" calcext:value-type="float">
            <text:p>5850</text:p>
          </table:table-cell>
          <table:table-cell table:style-name="ce8" office:value-type="float" office:value="163301900" calcext:value-type="float">
            <text:p>163301900</text:p>
          </table:table-cell>
          <table:table-cell table:style-name="ce8" office:value-type="float" office:value="23092333" calcext:value-type="float">
            <text:p>23092333</text:p>
          </table:table-cell>
          <table:table-cell table:style-name="ce8" office:value-type="float" office:value="49469265" calcext:value-type="float">
            <text:p>49469265</text:p>
          </table:table-cell>
          <table:table-cell table:style-name="ce8" office:value-type="float" office:value="2477626" calcext:value-type="float">
            <text:p>2477626</text:p>
          </table:table-cell>
          <table:table-cell table:style-name="ce8" office:value-type="float" office:value="1399142" calcext:value-type="float">
            <text:p>1399142</text:p>
          </table:table-cell>
          <table:table-cell table:style-name="ce8" office:value-type="float" office:value="1353264" calcext:value-type="float">
            <text:p>1353264</text:p>
          </table:table-cell>
          <table:table-cell table:style-name="ce8" office:value-type="float" office:value="1431944" calcext:value-type="float">
            <text:p>1431944</text:p>
          </table:table-cell>
          <table:table-cell table:style-name="ce5" table:formula="of:=AVERAGE([.$B119:.$H119])" office:value-type="float" office:value="34646496.2857143" calcext:value-type="float">
            <text:p>34646496</text:p>
          </table:table-cell>
          <table:table-cell table:style-name="ce5" table:formula="of:=AVERAGE([.$F119:.$H119])" office:value-type="float" office:value="1394783.33333333" calcext:value-type="float">
            <text:p>1394783</text:p>
          </table:table-cell>
          <table:table-cell table:number-columns-repeated="1014"/>
        </table:table-row>
        <table:table-row table:style-name="ro2"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100104956" calcext:value-type="float">
            <text:p>100104956</text:p>
          </table:table-cell>
          <table:table-cell table:style-name="ce8" office:value-type="float" office:value="26364681" calcext:value-type="float">
            <text:p>26364681</text:p>
          </table:table-cell>
          <table:table-cell table:style-name="ce8" office:value-type="float" office:value="27138115" calcext:value-type="float">
            <text:p>27138115</text:p>
          </table:table-cell>
          <table:table-cell table:style-name="ce8" office:value-type="float" office:value="1903935" calcext:value-type="float">
            <text:p>1903935</text:p>
          </table:table-cell>
          <table:table-cell table:style-name="ce8" office:value-type="float" office:value="1160807" calcext:value-type="float">
            <text:p>1160807</text:p>
          </table:table-cell>
          <table:table-cell table:style-name="ce8" office:value-type="float" office:value="1107522" calcext:value-type="float">
            <text:p>1107522</text:p>
          </table:table-cell>
          <table:table-cell table:style-name="ce8" office:value-type="float" office:value="1272541" calcext:value-type="float">
            <text:p>1272541</text:p>
          </table:table-cell>
          <table:table-cell table:style-name="ce5" table:formula="of:=AVERAGE([.$B120:.$H120])" office:value-type="float" office:value="22721793.8571429" calcext:value-type="float">
            <text:p>22721794</text:p>
          </table:table-cell>
          <table:table-cell table:style-name="ce5" table:formula="of:=AVERAGE([.$F120:.$H120])" office:value-type="float" office:value="1180290" calcext:value-type="float">
            <text:p>1180290</text:p>
          </table:table-cell>
          <table:table-cell table:number-columns-repeated="1014"/>
        </table:table-row>
        <table:table-row table:style-name="ro2">
          <table:table-cell table:style-name="ce8" office:value-type="float" office:value="5950" calcext:value-type="float">
            <text:p>5950</text:p>
          </table:table-cell>
          <table:table-cell table:style-name="ce8" office:value-type="float" office:value="100228853" calcext:value-type="float">
            <text:p>100228853</text:p>
          </table:table-cell>
          <table:table-cell table:style-name="ce8" office:value-type="float" office:value="23348333" calcext:value-type="float">
            <text:p>23348333</text:p>
          </table:table-cell>
          <table:table-cell table:style-name="ce8" office:value-type="float" office:value="25899763" calcext:value-type="float">
            <text:p>25899763</text:p>
          </table:table-cell>
          <table:table-cell table:style-name="ce8" office:value-type="float" office:value="2047878" calcext:value-type="float">
            <text:p>2047878</text:p>
          </table:table-cell>
          <table:table-cell table:style-name="ce8" office:value-type="float" office:value="914498" calcext:value-type="float">
            <text:p>914498</text:p>
          </table:table-cell>
          <table:table-cell table:style-name="ce8" office:value-type="float" office:value="1374457" calcext:value-type="float">
            <text:p>1374457</text:p>
          </table:table-cell>
          <table:table-cell table:style-name="ce8" office:value-type="float" office:value="1599438" calcext:value-type="float">
            <text:p>1599438</text:p>
          </table:table-cell>
          <table:table-cell table:style-name="ce5" table:formula="of:=AVERAGE([.$B121:.$H121])" office:value-type="float" office:value="22201888.5714286" calcext:value-type="float">
            <text:p>22201889</text:p>
          </table:table-cell>
          <table:table-cell table:style-name="ce5" table:formula="of:=AVERAGE([.$F121:.$H121])" office:value-type="float" office:value="1296131" calcext:value-type="float">
            <text:p>1296131</text:p>
          </table:table-cell>
          <table:table-cell table:number-columns-repeated="1014"/>
        </table:table-row>
        <table:table-row table:style-name="ro2"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114310122" calcext:value-type="float">
            <text:p>114310122</text:p>
          </table:table-cell>
          <table:table-cell table:style-name="ce8" office:value-type="float" office:value="23495035" calcext:value-type="float">
            <text:p>23495035</text:p>
          </table:table-cell>
          <table:table-cell table:style-name="ce8" office:value-type="float" office:value="25461076" calcext:value-type="float">
            <text:p>25461076</text:p>
          </table:table-cell>
          <table:table-cell table:style-name="ce8" office:value-type="float" office:value="2446500" calcext:value-type="float">
            <text:p>2446500</text:p>
          </table:table-cell>
          <table:table-cell table:style-name="ce8" office:value-type="float" office:value="1091367" calcext:value-type="float">
            <text:p>1091367</text:p>
          </table:table-cell>
          <table:table-cell table:style-name="ce8" office:value-type="float" office:value="1124419" calcext:value-type="float">
            <text:p>1124419</text:p>
          </table:table-cell>
          <table:table-cell table:style-name="ce8" office:value-type="float" office:value="1338909" calcext:value-type="float">
            <text:p>1338909</text:p>
          </table:table-cell>
          <table:table-cell table:style-name="ce5" table:formula="of:=AVERAGE([.$B122:.$H122])" office:value-type="float" office:value="24181061.1428571" calcext:value-type="float">
            <text:p>24181061</text:p>
          </table:table-cell>
          <table:table-cell table:style-name="ce5" table:formula="of:=AVERAGE([.$F122:.$H122])" office:value-type="float" office:value="1184898.33333333" calcext:value-type="float">
            <text:p>1184898</text:p>
          </table:table-cell>
          <table:table-cell table:number-columns-repeated="1014"/>
        </table:table-row>
        <table:table-row table:style-name="ro2">
          <table:table-cell table:style-name="ce8" office:value-type="float" office:value="6050" calcext:value-type="float">
            <text:p>6050</text:p>
          </table:table-cell>
          <table:table-cell table:style-name="ce8" office:value-type="float" office:value="102445402" calcext:value-type="float">
            <text:p>102445402</text:p>
          </table:table-cell>
          <table:table-cell table:style-name="ce8" office:value-type="float" office:value="23956428" calcext:value-type="float">
            <text:p>23956428</text:p>
          </table:table-cell>
          <table:table-cell table:style-name="ce8" office:value-type="float" office:value="27262750" calcext:value-type="float">
            <text:p>27262750</text:p>
          </table:table-cell>
          <table:table-cell table:style-name="ce8" office:value-type="float" office:value="3872313" calcext:value-type="float">
            <text:p>3872313</text:p>
          </table:table-cell>
          <table:table-cell table:style-name="ce8" office:value-type="float" office:value="1503199" calcext:value-type="float">
            <text:p>1503199</text:p>
          </table:table-cell>
          <table:table-cell table:style-name="ce8" office:value-type="float" office:value="1131553" calcext:value-type="float">
            <text:p>1131553</text:p>
          </table:table-cell>
          <table:table-cell table:style-name="ce8" office:value-type="float" office:value="1269750" calcext:value-type="float">
            <text:p>1269750</text:p>
          </table:table-cell>
          <table:table-cell table:style-name="ce5" table:formula="of:=AVERAGE([.$B123:.$H123])" office:value-type="float" office:value="23063056.4285714" calcext:value-type="float">
            <text:p>23063056</text:p>
          </table:table-cell>
          <table:table-cell table:style-name="ce5" table:formula="of:=AVERAGE([.$F123:.$H123])" office:value-type="float" office:value="1301500.66666667" calcext:value-type="float">
            <text:p>1301501</text:p>
          </table:table-cell>
          <table:table-cell table:number-columns-repeated="1014"/>
        </table:table-row>
        <table:table-row table:style-name="ro2">
          <table:table-cell table:style-name="ce8" office:value-type="float" office:value="6100" calcext:value-type="float">
            <text:p>6100</text:p>
          </table:table-cell>
          <table:table-cell table:style-name="ce8" office:value-type="float" office:value="155105838" calcext:value-type="float">
            <text:p>155105838</text:p>
          </table:table-cell>
          <table:table-cell table:style-name="ce8" office:value-type="float" office:value="31052610" calcext:value-type="float">
            <text:p>31052610</text:p>
          </table:table-cell>
          <table:table-cell table:style-name="ce8" office:value-type="float" office:value="34199801" calcext:value-type="float">
            <text:p>34199801</text:p>
          </table:table-cell>
          <table:table-cell table:style-name="ce8" office:value-type="float" office:value="1892314" calcext:value-type="float">
            <text:p>1892314</text:p>
          </table:table-cell>
          <table:table-cell table:style-name="ce8" office:value-type="float" office:value="1259072" calcext:value-type="float">
            <text:p>1259072</text:p>
          </table:table-cell>
          <table:table-cell table:style-name="ce8" office:value-type="float" office:value="1717343" calcext:value-type="float">
            <text:p>1717343</text:p>
          </table:table-cell>
          <table:table-cell table:style-name="ce8" office:value-type="float" office:value="2201110" calcext:value-type="float">
            <text:p>2201110</text:p>
          </table:table-cell>
          <table:table-cell table:style-name="ce5" table:formula="of:=AVERAGE([.$B124:.$H124])" office:value-type="float" office:value="32489726.8571429" calcext:value-type="float">
            <text:p>32489727</text:p>
          </table:table-cell>
          <table:table-cell table:style-name="ce5" table:formula="of:=AVERAGE([.$F124:.$H124])" office:value-type="float" office:value="1725841.66666667" calcext:value-type="float">
            <text:p>1725842</text:p>
          </table:table-cell>
          <table:table-cell table:number-columns-repeated="1014"/>
        </table:table-row>
        <table:table-row table:style-name="ro2">
          <table:table-cell table:style-name="ce8" office:value-type="float" office:value="6150" calcext:value-type="float">
            <text:p>6150</text:p>
          </table:table-cell>
          <table:table-cell table:style-name="ce8" office:value-type="float" office:value="143370290" calcext:value-type="float">
            <text:p>143370290</text:p>
          </table:table-cell>
          <table:table-cell table:style-name="ce8" office:value-type="float" office:value="30834283" calcext:value-type="float">
            <text:p>30834283</text:p>
          </table:table-cell>
          <table:table-cell table:style-name="ce8" office:value-type="float" office:value="24153631" calcext:value-type="float">
            <text:p>24153631</text:p>
          </table:table-cell>
          <table:table-cell table:style-name="ce8" office:value-type="float" office:value="2190373" calcext:value-type="float">
            <text:p>2190373</text:p>
          </table:table-cell>
          <table:table-cell table:style-name="ce8" office:value-type="float" office:value="2243166" calcext:value-type="float">
            <text:p>2243166</text:p>
          </table:table-cell>
          <table:table-cell table:style-name="ce8" office:value-type="float" office:value="1697062" calcext:value-type="float">
            <text:p>1697062</text:p>
          </table:table-cell>
          <table:table-cell table:style-name="ce8" office:value-type="float" office:value="1597014" calcext:value-type="float">
            <text:p>1597014</text:p>
          </table:table-cell>
          <table:table-cell table:style-name="ce5" table:formula="of:=AVERAGE([.$B125:.$H125])" office:value-type="float" office:value="29440831.2857143" calcext:value-type="float">
            <text:p>29440831</text:p>
          </table:table-cell>
          <table:table-cell table:style-name="ce5" table:formula="of:=AVERAGE([.$F125:.$H125])" office:value-type="float" office:value="1845747.33333333" calcext:value-type="float">
            <text:p>1845747</text:p>
          </table:table-cell>
          <table:table-cell table:number-columns-repeated="1014"/>
        </table:table-row>
        <table:table-row table:style-name="ro2">
          <table:table-cell table:style-name="ce8" office:value-type="float" office:value="6200" calcext:value-type="float">
            <text:p>6200</text:p>
          </table:table-cell>
          <table:table-cell table:style-name="ce8" office:value-type="float" office:value="144257308" calcext:value-type="float">
            <text:p>144257308</text:p>
          </table:table-cell>
          <table:table-cell table:style-name="ce8" office:value-type="float" office:value="30903265" calcext:value-type="float">
            <text:p>30903265</text:p>
          </table:table-cell>
          <table:table-cell table:style-name="ce8" office:value-type="float" office:value="24830165" calcext:value-type="float">
            <text:p>24830165</text:p>
          </table:table-cell>
          <table:table-cell table:style-name="ce8" office:value-type="float" office:value="1961703" calcext:value-type="float">
            <text:p>1961703</text:p>
          </table:table-cell>
          <table:table-cell table:style-name="ce8" office:value-type="float" office:value="1037660" calcext:value-type="float">
            <text:p>1037660</text:p>
          </table:table-cell>
          <table:table-cell table:style-name="ce8" office:value-type="float" office:value="1861607" calcext:value-type="float">
            <text:p>1861607</text:p>
          </table:table-cell>
          <table:table-cell table:style-name="ce8" office:value-type="float" office:value="1772568" calcext:value-type="float">
            <text:p>1772568</text:p>
          </table:table-cell>
          <table:table-cell table:style-name="ce5" table:formula="of:=AVERAGE([.$B126:.$H126])" office:value-type="float" office:value="29517753.7142857" calcext:value-type="float">
            <text:p>29517754</text:p>
          </table:table-cell>
          <table:table-cell table:style-name="ce5" table:formula="of:=AVERAGE([.$F126:.$H126])" office:value-type="float" office:value="1557278.33333333" calcext:value-type="float">
            <text:p>1557278</text:p>
          </table:table-cell>
          <table:table-cell table:number-columns-repeated="1014"/>
        </table:table-row>
        <table:table-row table:style-name="ro2"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58729447" calcext:value-type="float">
            <text:p>158729447</text:p>
          </table:table-cell>
          <table:table-cell table:style-name="ce8" office:value-type="float" office:value="32625619" calcext:value-type="float">
            <text:p>32625619</text:p>
          </table:table-cell>
          <table:table-cell table:style-name="ce8" office:value-type="float" office:value="25988868" calcext:value-type="float">
            <text:p>25988868</text:p>
          </table:table-cell>
          <table:table-cell table:style-name="ce8" office:value-type="float" office:value="1802305" calcext:value-type="float">
            <text:p>1802305</text:p>
          </table:table-cell>
          <table:table-cell table:style-name="ce8" office:value-type="float" office:value="886025" calcext:value-type="float">
            <text:p>886025</text:p>
          </table:table-cell>
          <table:table-cell table:style-name="ce8" office:value-type="float" office:value="1119925" calcext:value-type="float">
            <text:p>1119925</text:p>
          </table:table-cell>
          <table:table-cell table:style-name="ce8" office:value-type="float" office:value="1323985" calcext:value-type="float">
            <text:p>1323985</text:p>
          </table:table-cell>
          <table:table-cell table:style-name="ce5" table:formula="of:=AVERAGE([.$B127:.$H127])" office:value-type="float" office:value="31782310.5714286" calcext:value-type="float">
            <text:p>31782311</text:p>
          </table:table-cell>
          <table:table-cell table:style-name="ce5" table:formula="of:=AVERAGE([.$F127:.$H127])" office:value-type="float" office:value="1109978.33333333" calcext:value-type="float">
            <text:p>1109978</text:p>
          </table:table-cell>
          <table:table-cell table:number-columns-repeated="1014"/>
        </table:table-row>
        <table:table-row table:style-name="ro2">
          <table:table-cell table:style-name="ce8" office:value-type="float" office:value="6300" calcext:value-type="float">
            <text:p>6300</text:p>
          </table:table-cell>
          <table:table-cell table:style-name="ce8" office:value-type="float" office:value="244848326" calcext:value-type="float">
            <text:p>244848326</text:p>
          </table:table-cell>
          <table:table-cell table:style-name="ce8" office:value-type="float" office:value="32479279" calcext:value-type="float">
            <text:p>32479279</text:p>
          </table:table-cell>
          <table:table-cell table:style-name="ce8" office:value-type="float" office:value="56750377" calcext:value-type="float">
            <text:p>56750377</text:p>
          </table:table-cell>
          <table:table-cell table:style-name="ce8" office:value-type="float" office:value="2757647" calcext:value-type="float">
            <text:p>2757647</text:p>
          </table:table-cell>
          <table:table-cell table:style-name="ce8" office:value-type="float" office:value="1573608" calcext:value-type="float">
            <text:p>1573608</text:p>
          </table:table-cell>
          <table:table-cell table:style-name="ce8" office:value-type="float" office:value="1463508" calcext:value-type="float">
            <text:p>1463508</text:p>
          </table:table-cell>
          <table:table-cell table:style-name="ce8" office:value-type="float" office:value="1546068" calcext:value-type="float">
            <text:p>1546068</text:p>
          </table:table-cell>
          <table:table-cell table:style-name="ce5" table:formula="of:=AVERAGE([.$B128:.$H128])" office:value-type="float" office:value="48774116.1428571" calcext:value-type="float">
            <text:p>48774116</text:p>
          </table:table-cell>
          <table:table-cell table:style-name="ce5" table:formula="of:=AVERAGE([.$F128:.$H128])" office:value-type="float" office:value="1527728" calcext:value-type="float">
            <text:p>1527728</text:p>
          </table:table-cell>
          <table:table-cell table:number-columns-repeated="1014"/>
        </table:table-row>
        <table:table-row table:style-name="ro2">
          <table:table-cell table:style-name="ce8" office:value-type="float" office:value="6350" calcext:value-type="float">
            <text:p>6350</text:p>
          </table:table-cell>
          <table:table-cell table:style-name="ce8" office:value-type="float" office:value="157595989" calcext:value-type="float">
            <text:p>157595989</text:p>
          </table:table-cell>
          <table:table-cell table:style-name="ce8" office:value-type="float" office:value="33019139" calcext:value-type="float">
            <text:p>33019139</text:p>
          </table:table-cell>
          <table:table-cell table:style-name="ce8" office:value-type="float" office:value="30572316" calcext:value-type="float">
            <text:p>30572316</text:p>
          </table:table-cell>
          <table:table-cell table:style-name="ce8" office:value-type="float" office:value="2221098" calcext:value-type="float">
            <text:p>2221098</text:p>
          </table:table-cell>
          <table:table-cell table:style-name="ce8" office:value-type="float" office:value="1136230" calcext:value-type="float">
            <text:p>1136230</text:p>
          </table:table-cell>
          <table:table-cell table:style-name="ce8" office:value-type="float" office:value="1372367" calcext:value-type="float">
            <text:p>1372367</text:p>
          </table:table-cell>
          <table:table-cell table:style-name="ce8" office:value-type="float" office:value="1394629" calcext:value-type="float">
            <text:p>1394629</text:p>
          </table:table-cell>
          <table:table-cell table:style-name="ce5" table:formula="of:=AVERAGE([.$B129:.$H129])" office:value-type="float" office:value="32473109.7142857" calcext:value-type="float">
            <text:p>32473110</text:p>
          </table:table-cell>
          <table:table-cell table:style-name="ce5" table:formula="of:=AVERAGE([.$F129:.$H129])" office:value-type="float" office:value="1301075.33333333" calcext:value-type="float">
            <text:p>1301075</text:p>
          </table:table-cell>
          <table:table-cell table:number-columns-repeated="1014"/>
        </table:table-row>
        <table:table-row table:style-name="ro2">
          <table:table-cell table:style-name="ce8" office:value-type="float" office:value="6400" calcext:value-type="float">
            <text:p>6400</text:p>
          </table:table-cell>
          <table:table-cell table:style-name="ce8" office:value-type="float" office:value="161671221" calcext:value-type="float">
            <text:p>161671221</text:p>
          </table:table-cell>
          <table:table-cell table:style-name="ce8" office:value-type="float" office:value="33988045" calcext:value-type="float">
            <text:p>33988045</text:p>
          </table:table-cell>
          <table:table-cell table:style-name="ce8" office:value-type="float" office:value="68305029" calcext:value-type="float">
            <text:p>68305029</text:p>
          </table:table-cell>
          <table:table-cell table:style-name="ce8" office:value-type="float" office:value="5123769" calcext:value-type="float">
            <text:p>5123769</text:p>
          </table:table-cell>
          <table:table-cell table:style-name="ce8" office:value-type="float" office:value="2394021" calcext:value-type="float">
            <text:p>2394021</text:p>
          </table:table-cell>
          <table:table-cell table:style-name="ce8" office:value-type="float" office:value="4727930" calcext:value-type="float">
            <text:p>4727930</text:p>
          </table:table-cell>
          <table:table-cell table:style-name="ce8" office:value-type="float" office:value="4651956" calcext:value-type="float">
            <text:p>4651956</text:p>
          </table:table-cell>
          <table:table-cell table:style-name="ce5" table:formula="of:=AVERAGE([.$B130:.$H130])" office:value-type="float" office:value="40123138.7142857" calcext:value-type="float">
            <text:p>40123139</text:p>
          </table:table-cell>
          <table:table-cell table:style-name="ce5" table:formula="of:=AVERAGE([.$F130:.$H130])" office:value-type="float" office:value="3924635.66666667" calcext:value-type="float">
            <text:p>3924636</text:p>
          </table:table-cell>
          <table:table-cell table:number-columns-repeated="1014"/>
        </table:table-row>
        <table:table-row table:style-name="ro2">
          <table:table-cell table:style-name="ce8" office:value-type="float" office:value="6450" calcext:value-type="float">
            <text:p>6450</text:p>
          </table:table-cell>
          <table:table-cell table:style-name="ce8" office:value-type="float" office:value="369751520" calcext:value-type="float">
            <text:p>369751520</text:p>
          </table:table-cell>
          <table:table-cell table:style-name="ce8" office:value-type="float" office:value="125701666" calcext:value-type="float">
            <text:p>125701666</text:p>
          </table:table-cell>
          <table:table-cell table:style-name="ce8" office:value-type="float" office:value="103856934" calcext:value-type="float">
            <text:p>103856934</text:p>
          </table:table-cell>
          <table:table-cell table:style-name="ce8" office:value-type="float" office:value="4260603" calcext:value-type="float">
            <text:p>4260603</text:p>
          </table:table-cell>
          <table:table-cell table:style-name="ce8" office:value-type="float" office:value="1728957" calcext:value-type="float">
            <text:p>1728957</text:p>
          </table:table-cell>
          <table:table-cell table:style-name="ce8" office:value-type="float" office:value="2563642" calcext:value-type="float">
            <text:p>2563642</text:p>
          </table:table-cell>
          <table:table-cell table:style-name="ce8" office:value-type="float" office:value="3336551" calcext:value-type="float">
            <text:p>3336551</text:p>
          </table:table-cell>
          <table:table-cell table:style-name="ce5" table:formula="of:=AVERAGE([.$B131:.$H131])" office:value-type="float" office:value="87314267.5714286" calcext:value-type="float">
            <text:p>87314268</text:p>
          </table:table-cell>
          <table:table-cell table:style-name="ce5" table:formula="of:=AVERAGE([.$F131:.$H131])" office:value-type="float" office:value="2543050" calcext:value-type="float">
            <text:p>2543050</text:p>
          </table:table-cell>
          <table:table-cell table:number-columns-repeated="1014"/>
        </table:table-row>
        <table:table-row table:style-name="ro2">
          <table:table-cell table:style-name="ce8" office:value-type="float" office:value="6500" calcext:value-type="float">
            <text:p>6500</text:p>
          </table:table-cell>
          <table:table-cell table:style-name="ce8" office:value-type="float" office:value="235227637" calcext:value-type="float">
            <text:p>235227637</text:p>
          </table:table-cell>
          <table:table-cell table:style-name="ce8" office:value-type="float" office:value="37373227" calcext:value-type="float">
            <text:p>37373227</text:p>
          </table:table-cell>
          <table:table-cell table:style-name="ce8" office:value-type="float" office:value="26377268" calcext:value-type="float">
            <text:p>26377268</text:p>
          </table:table-cell>
          <table:table-cell table:style-name="ce8" office:value-type="float" office:value="1993782" calcext:value-type="float">
            <text:p>1993782</text:p>
          </table:table-cell>
          <table:table-cell table:style-name="ce8" office:value-type="float" office:value="959162" calcext:value-type="float">
            <text:p>959162</text:p>
          </table:table-cell>
          <table:table-cell table:style-name="ce8" office:value-type="float" office:value="1528877" calcext:value-type="float">
            <text:p>1528877</text:p>
          </table:table-cell>
          <table:table-cell table:style-name="ce8" office:value-type="float" office:value="1488334" calcext:value-type="float">
            <text:p>1488334</text:p>
          </table:table-cell>
          <table:table-cell table:style-name="ce5" table:formula="of:=AVERAGE([.$B132:.$H132])" office:value-type="float" office:value="43564041" calcext:value-type="float">
            <text:p>43564041</text:p>
          </table:table-cell>
          <table:table-cell table:style-name="ce5" table:formula="of:=AVERAGE([.$F132:.$H132])" office:value-type="float" office:value="1325457.66666667" calcext:value-type="float">
            <text:p>1325458</text:p>
          </table:table-cell>
          <table:table-cell table:number-columns-repeated="1014"/>
        </table:table-row>
        <table:table-row table:style-name="ro2">
          <table:table-cell table:style-name="ce8" office:value-type="float" office:value="6550" calcext:value-type="float">
            <text:p>6550</text:p>
          </table:table-cell>
          <table:table-cell table:style-name="ce8" office:value-type="float" office:value="170963099" calcext:value-type="float">
            <text:p>170963099</text:p>
          </table:table-cell>
          <table:table-cell table:style-name="ce8" office:value-type="float" office:value="39104984" calcext:value-type="float">
            <text:p>39104984</text:p>
          </table:table-cell>
          <table:table-cell table:style-name="ce8" office:value-type="float" office:value="31656696" calcext:value-type="float">
            <text:p>31656696</text:p>
          </table:table-cell>
          <table:table-cell table:style-name="ce8" office:value-type="float" office:value="2029131" calcext:value-type="float">
            <text:p>2029131</text:p>
          </table:table-cell>
          <table:table-cell table:style-name="ce8" office:value-type="float" office:value="1275937" calcext:value-type="float">
            <text:p>1275937</text:p>
          </table:table-cell>
          <table:table-cell table:style-name="ce8" office:value-type="float" office:value="1356337" calcext:value-type="float">
            <text:p>1356337</text:p>
          </table:table-cell>
          <table:table-cell table:style-name="ce8" office:value-type="float" office:value="1423013" calcext:value-type="float">
            <text:p>1423013</text:p>
          </table:table-cell>
          <table:table-cell table:style-name="ce5" table:formula="of:=AVERAGE([.$B133:.$H133])" office:value-type="float" office:value="35401313.8571429" calcext:value-type="float">
            <text:p>35401314</text:p>
          </table:table-cell>
          <table:table-cell table:style-name="ce5" table:formula="of:=AVERAGE([.$F133:.$H133])" office:value-type="float" office:value="1351762.33333333" calcext:value-type="float">
            <text:p>1351762</text:p>
          </table:table-cell>
          <table:table-cell table:number-columns-repeated="1014"/>
        </table:table-row>
        <table:table-row table:style-name="ro2">
          <table:table-cell table:style-name="ce8" office:value-type="float" office:value="6600" calcext:value-type="float">
            <text:p>6600</text:p>
          </table:table-cell>
          <table:table-cell table:style-name="ce8" office:value-type="float" office:value="145167365" calcext:value-type="float">
            <text:p>145167365</text:p>
          </table:table-cell>
          <table:table-cell table:style-name="ce8" office:value-type="float" office:value="90993203" calcext:value-type="float">
            <text:p>90993203</text:p>
          </table:table-cell>
          <table:table-cell table:style-name="ce8" office:value-type="float" office:value="31255155" calcext:value-type="float">
            <text:p>31255155</text:p>
          </table:table-cell>
          <table:table-cell table:style-name="ce8" office:value-type="float" office:value="2409371" calcext:value-type="float">
            <text:p>2409371</text:p>
          </table:table-cell>
          <table:table-cell table:style-name="ce8" office:value-type="float" office:value="1010826" calcext:value-type="float">
            <text:p>1010826</text:p>
          </table:table-cell>
          <table:table-cell table:style-name="ce8" office:value-type="float" office:value="1423408" calcext:value-type="float">
            <text:p>1423408</text:p>
          </table:table-cell>
          <table:table-cell table:style-name="ce8" office:value-type="float" office:value="1347478" calcext:value-type="float">
            <text:p>1347478</text:p>
          </table:table-cell>
          <table:table-cell table:style-name="ce5" table:formula="of:=AVERAGE([.$B134:.$H134])" office:value-type="float" office:value="39086686.5714286" calcext:value-type="float">
            <text:p>39086687</text:p>
          </table:table-cell>
          <table:table-cell table:style-name="ce5" table:formula="of:=AVERAGE([.$F134:.$H134])" office:value-type="float" office:value="1260570.66666667" calcext:value-type="float">
            <text:p>1260571</text:p>
          </table:table-cell>
          <table:table-cell table:number-columns-repeated="1014"/>
        </table:table-row>
        <table:table-row table:style-name="ro2">
          <table:table-cell table:style-name="ce8" office:value-type="float" office:value="6650" calcext:value-type="float">
            <text:p>6650</text:p>
          </table:table-cell>
          <table:table-cell table:style-name="ce8" office:value-type="float" office:value="134880593" calcext:value-type="float">
            <text:p>134880593</text:p>
          </table:table-cell>
          <table:table-cell table:style-name="ce8" office:value-type="float" office:value="84384279" calcext:value-type="float">
            <text:p>84384279</text:p>
          </table:table-cell>
          <table:table-cell table:style-name="ce8" office:value-type="float" office:value="31522233" calcext:value-type="float">
            <text:p>31522233</text:p>
          </table:table-cell>
          <table:table-cell table:style-name="ce8" office:value-type="float" office:value="2675707" calcext:value-type="float">
            <text:p>2675707</text:p>
          </table:table-cell>
          <table:table-cell table:style-name="ce8" office:value-type="float" office:value="1147500" calcext:value-type="float">
            <text:p>1147500</text:p>
          </table:table-cell>
          <table:table-cell table:style-name="ce8" office:value-type="float" office:value="1532894" calcext:value-type="float">
            <text:p>1532894</text:p>
          </table:table-cell>
          <table:table-cell table:style-name="ce8" office:value-type="float" office:value="1473711" calcext:value-type="float">
            <text:p>1473711</text:p>
          </table:table-cell>
          <table:table-cell table:style-name="ce5" table:formula="of:=AVERAGE([.$B135:.$H135])" office:value-type="float" office:value="36802416.7142857" calcext:value-type="float">
            <text:p>36802417</text:p>
          </table:table-cell>
          <table:table-cell table:style-name="ce5" table:formula="of:=AVERAGE([.$F135:.$H135])" office:value-type="float" office:value="1384701.66666667" calcext:value-type="float">
            <text:p>1384702</text:p>
          </table:table-cell>
          <table:table-cell table:number-columns-repeated="1014"/>
        </table:table-row>
        <table:table-row table:style-name="ro2">
          <table:table-cell table:style-name="ce8" office:value-type="float" office:value="6700" calcext:value-type="float">
            <text:p>6700</text:p>
          </table:table-cell>
          <table:table-cell table:style-name="ce8" office:value-type="float" office:value="145895707" calcext:value-type="float">
            <text:p>145895707</text:p>
          </table:table-cell>
          <table:table-cell table:style-name="ce8" office:value-type="float" office:value="85905032" calcext:value-type="float">
            <text:p>85905032</text:p>
          </table:table-cell>
          <table:table-cell table:style-name="ce8" office:value-type="float" office:value="30950534" calcext:value-type="float">
            <text:p>30950534</text:p>
          </table:table-cell>
          <table:table-cell table:style-name="ce8" office:value-type="float" office:value="2143834" calcext:value-type="float">
            <text:p>2143834</text:p>
          </table:table-cell>
          <table:table-cell table:style-name="ce8" office:value-type="float" office:value="1322144" calcext:value-type="float">
            <text:p>1322144</text:p>
          </table:table-cell>
          <table:table-cell table:style-name="ce8" office:value-type="float" office:value="1165392" calcext:value-type="float">
            <text:p>1165392</text:p>
          </table:table-cell>
          <table:table-cell table:style-name="ce8" office:value-type="float" office:value="1252395" calcext:value-type="float">
            <text:p>1252395</text:p>
          </table:table-cell>
          <table:table-cell table:style-name="ce5" table:formula="of:=AVERAGE([.$B136:.$H136])" office:value-type="float" office:value="38376434" calcext:value-type="float">
            <text:p>38376434</text:p>
          </table:table-cell>
          <table:table-cell table:style-name="ce5" table:formula="of:=AVERAGE([.$F136:.$H136])" office:value-type="float" office:value="1246643.66666667" calcext:value-type="float">
            <text:p>1246644</text:p>
          </table:table-cell>
          <table:table-cell table:number-columns-repeated="1014"/>
        </table:table-row>
        <table:table-row table:style-name="ro2">
          <table:table-cell table:style-name="ce8" office:value-type="float" office:value="6750" calcext:value-type="float">
            <text:p>6750</text:p>
          </table:table-cell>
          <table:table-cell table:style-name="ce8" office:value-type="float" office:value="141567075" calcext:value-type="float">
            <text:p>141567075</text:p>
          </table:table-cell>
          <table:table-cell table:style-name="ce8" office:value-type="float" office:value="90091938" calcext:value-type="float">
            <text:p>90091938</text:p>
          </table:table-cell>
          <table:table-cell table:style-name="ce8" office:value-type="float" office:value="32161874" calcext:value-type="float">
            <text:p>32161874</text:p>
          </table:table-cell>
          <table:table-cell table:style-name="ce8" office:value-type="float" office:value="2133488" calcext:value-type="float">
            <text:p>2133488</text:p>
          </table:table-cell>
          <table:table-cell table:style-name="ce8" office:value-type="float" office:value="994347" calcext:value-type="float">
            <text:p>994347</text:p>
          </table:table-cell>
          <table:table-cell table:style-name="ce8" office:value-type="float" office:value="1361194" calcext:value-type="float">
            <text:p>1361194</text:p>
          </table:table-cell>
          <table:table-cell table:style-name="ce8" office:value-type="float" office:value="1395367" calcext:value-type="float">
            <text:p>1395367</text:p>
          </table:table-cell>
          <table:table-cell table:style-name="ce5" table:formula="of:=AVERAGE([.$B137:.$H137])" office:value-type="float" office:value="38529326.1428571" calcext:value-type="float">
            <text:p>38529326</text:p>
          </table:table-cell>
          <table:table-cell table:style-name="ce5" table:formula="of:=AVERAGE([.$F137:.$H137])" office:value-type="float" office:value="1250302.66666667" calcext:value-type="float">
            <text:p>1250303</text:p>
          </table:table-cell>
          <table:table-cell table:number-columns-repeated="1014"/>
        </table:table-row>
        <table:table-row table:style-name="ro2">
          <table:table-cell table:style-name="ce8" office:value-type="float" office:value="6800" calcext:value-type="float">
            <text:p>6800</text:p>
          </table:table-cell>
          <table:table-cell table:style-name="ce8" office:value-type="float" office:value="142810075" calcext:value-type="float">
            <text:p>142810075</text:p>
          </table:table-cell>
          <table:table-cell table:style-name="ce8" office:value-type="float" office:value="91545509" calcext:value-type="float">
            <text:p>91545509</text:p>
          </table:table-cell>
          <table:table-cell table:style-name="ce8" office:value-type="float" office:value="31362598" calcext:value-type="float">
            <text:p>31362598</text:p>
          </table:table-cell>
          <table:table-cell table:style-name="ce8" office:value-type="float" office:value="2380163" calcext:value-type="float">
            <text:p>2380163</text:p>
          </table:table-cell>
          <table:table-cell table:style-name="ce8" office:value-type="float" office:value="1062876" calcext:value-type="float">
            <text:p>1062876</text:p>
          </table:table-cell>
          <table:table-cell table:style-name="ce8" office:value-type="float" office:value="1610884" calcext:value-type="float">
            <text:p>1610884</text:p>
          </table:table-cell>
          <table:table-cell table:style-name="ce8" office:value-type="float" office:value="1526323" calcext:value-type="float">
            <text:p>1526323</text:p>
          </table:table-cell>
          <table:table-cell table:style-name="ce5" table:formula="of:=AVERAGE([.$B138:.$H138])" office:value-type="float" office:value="38899775.4285714" calcext:value-type="float">
            <text:p>38899775</text:p>
          </table:table-cell>
          <table:table-cell table:style-name="ce5" table:formula="of:=AVERAGE([.$F138:.$H138])" office:value-type="float" office:value="1400027.66666667" calcext:value-type="float">
            <text:p>1400028</text:p>
          </table:table-cell>
          <table:table-cell table:number-columns-repeated="1014"/>
        </table:table-row>
        <table:table-row table:style-name="ro2">
          <table:table-cell table:style-name="ce8" office:value-type="float" office:value="6850" calcext:value-type="float">
            <text:p>6850</text:p>
          </table:table-cell>
          <table:table-cell table:style-name="ce8" office:value-type="float" office:value="131570010" calcext:value-type="float">
            <text:p>131570010</text:p>
          </table:table-cell>
          <table:table-cell table:style-name="ce8" office:value-type="float" office:value="89352578" calcext:value-type="float">
            <text:p>89352578</text:p>
          </table:table-cell>
          <table:table-cell table:style-name="ce8" office:value-type="float" office:value="29583603" calcext:value-type="float">
            <text:p>29583603</text:p>
          </table:table-cell>
          <table:table-cell table:style-name="ce8" office:value-type="float" office:value="2523989" calcext:value-type="float">
            <text:p>2523989</text:p>
          </table:table-cell>
          <table:table-cell table:style-name="ce8" office:value-type="float" office:value="1319746" calcext:value-type="float">
            <text:p>1319746</text:p>
          </table:table-cell>
          <table:table-cell table:style-name="ce8" office:value-type="float" office:value="1593035" calcext:value-type="float">
            <text:p>1593035</text:p>
          </table:table-cell>
          <table:table-cell table:style-name="ce8" office:value-type="float" office:value="1633706" calcext:value-type="float">
            <text:p>1633706</text:p>
          </table:table-cell>
          <table:table-cell table:style-name="ce5" table:formula="of:=AVERAGE([.$B139:.$H139])" office:value-type="float" office:value="36796666.7142857" calcext:value-type="float">
            <text:p>36796667</text:p>
          </table:table-cell>
          <table:table-cell table:style-name="ce5" table:formula="of:=AVERAGE([.$F139:.$H139])" office:value-type="float" office:value="1515495.66666667" calcext:value-type="float">
            <text:p>1515496</text:p>
          </table:table-cell>
          <table:table-cell table:number-columns-repeated="1014"/>
        </table:table-row>
        <table:table-row table:style-name="ro2">
          <table:table-cell table:style-name="ce8" office:value-type="float" office:value="6900" calcext:value-type="float">
            <text:p>6900</text:p>
          </table:table-cell>
          <table:table-cell table:style-name="ce8" office:value-type="float" office:value="129853212" calcext:value-type="float">
            <text:p>129853212</text:p>
          </table:table-cell>
          <table:table-cell table:style-name="ce8" office:value-type="float" office:value="93176774" calcext:value-type="float">
            <text:p>93176774</text:p>
          </table:table-cell>
          <table:table-cell table:style-name="ce8" office:value-type="float" office:value="33402731" calcext:value-type="float">
            <text:p>33402731</text:p>
          </table:table-cell>
          <table:table-cell table:style-name="ce8" office:value-type="float" office:value="2349636" calcext:value-type="float">
            <text:p>2349636</text:p>
          </table:table-cell>
          <table:table-cell table:style-name="ce8" office:value-type="float" office:value="1400234" calcext:value-type="float">
            <text:p>1400234</text:p>
          </table:table-cell>
          <table:table-cell table:style-name="ce8" office:value-type="float" office:value="1461466" calcext:value-type="float">
            <text:p>1461466</text:p>
          </table:table-cell>
          <table:table-cell table:style-name="ce8" office:value-type="float" office:value="1682854" calcext:value-type="float">
            <text:p>1682854</text:p>
          </table:table-cell>
          <table:table-cell table:style-name="ce5" table:formula="of:=AVERAGE([.$B140:.$H140])" office:value-type="float" office:value="37618129.5714286" calcext:value-type="float">
            <text:p>37618130</text:p>
          </table:table-cell>
          <table:table-cell table:style-name="ce5" table:formula="of:=AVERAGE([.$F140:.$H140])" office:value-type="float" office:value="1514851.33333333" calcext:value-type="float">
            <text:p>1514851</text:p>
          </table:table-cell>
          <table:table-cell table:number-columns-repeated="1014"/>
        </table:table-row>
        <table:table-row table:style-name="ro2">
          <table:table-cell table:style-name="ce8" office:value-type="float" office:value="6950" calcext:value-type="float">
            <text:p>6950</text:p>
          </table:table-cell>
          <table:table-cell table:style-name="ce8" office:value-type="float" office:value="136435736" calcext:value-type="float">
            <text:p>136435736</text:p>
          </table:table-cell>
          <table:table-cell table:style-name="ce8" office:value-type="float" office:value="105870466" calcext:value-type="float">
            <text:p>105870466</text:p>
          </table:table-cell>
          <table:table-cell table:style-name="ce8" office:value-type="float" office:value="30698862" calcext:value-type="float">
            <text:p>30698862</text:p>
          </table:table-cell>
          <table:table-cell table:style-name="ce8" office:value-type="float" office:value="2223504" calcext:value-type="float">
            <text:p>2223504</text:p>
          </table:table-cell>
          <table:table-cell table:style-name="ce8" office:value-type="float" office:value="1257305" calcext:value-type="float">
            <text:p>1257305</text:p>
          </table:table-cell>
          <table:table-cell table:style-name="ce8" office:value-type="float" office:value="1571864" calcext:value-type="float">
            <text:p>1571864</text:p>
          </table:table-cell>
          <table:table-cell table:style-name="ce8" office:value-type="float" office:value="1652463" calcext:value-type="float">
            <text:p>1652463</text:p>
          </table:table-cell>
          <table:table-cell table:style-name="ce5" table:formula="of:=AVERAGE([.$B141:.$H141])" office:value-type="float" office:value="39958600" calcext:value-type="float">
            <text:p>39958600</text:p>
          </table:table-cell>
          <table:table-cell table:style-name="ce5" table:formula="of:=AVERAGE([.$F141:.$H141])" office:value-type="float" office:value="1493877.33333333" calcext:value-type="float">
            <text:p>1493877</text:p>
          </table:table-cell>
          <table:table-cell table:number-columns-repeated="1014"/>
        </table:table-row>
        <table:table-row table:style-name="ro2"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151435480" calcext:value-type="float">
            <text:p>151435480</text:p>
          </table:table-cell>
          <table:table-cell table:style-name="ce8" office:value-type="float" office:value="99750551" calcext:value-type="float">
            <text:p>99750551</text:p>
          </table:table-cell>
          <table:table-cell table:style-name="ce8" office:value-type="float" office:value="35072557" calcext:value-type="float">
            <text:p>35072557</text:p>
          </table:table-cell>
          <table:table-cell table:style-name="ce8" office:value-type="float" office:value="2603939" calcext:value-type="float">
            <text:p>2603939</text:p>
          </table:table-cell>
          <table:table-cell table:style-name="ce8" office:value-type="float" office:value="1374041" calcext:value-type="float">
            <text:p>1374041</text:p>
          </table:table-cell>
          <table:table-cell table:style-name="ce8" office:value-type="float" office:value="1599673" calcext:value-type="float">
            <text:p>1599673</text:p>
          </table:table-cell>
          <table:table-cell table:style-name="ce8" office:value-type="float" office:value="1413433" calcext:value-type="float">
            <text:p>1413433</text:p>
          </table:table-cell>
          <table:table-cell table:style-name="ce5" table:formula="of:=AVERAGE([.$B142:.$H142])" office:value-type="float" office:value="41892810.5714286" calcext:value-type="float">
            <text:p>41892811</text:p>
          </table:table-cell>
          <table:table-cell table:style-name="ce5" table:formula="of:=AVERAGE([.$F142:.$H142])" office:value-type="float" office:value="1462382.33333333" calcext:value-type="float">
            <text:p>1462382</text:p>
          </table:table-cell>
          <table:table-cell table:number-columns-repeated="1014"/>
        </table:table-row>
        <table:table-row table:style-name="ro2">
          <table:table-cell table:style-name="ce8" office:value-type="float" office:value="7050" calcext:value-type="float">
            <text:p>7050</text:p>
          </table:table-cell>
          <table:table-cell table:style-name="ce8" office:value-type="float" office:value="145631056" calcext:value-type="float">
            <text:p>145631056</text:p>
          </table:table-cell>
          <table:table-cell table:style-name="ce8" office:value-type="float" office:value="98406205" calcext:value-type="float">
            <text:p>98406205</text:p>
          </table:table-cell>
          <table:table-cell table:style-name="ce8" office:value-type="float" office:value="38248880" calcext:value-type="float">
            <text:p>38248880</text:p>
          </table:table-cell>
          <table:table-cell table:style-name="ce8" office:value-type="float" office:value="2830408" calcext:value-type="float">
            <text:p>2830408</text:p>
          </table:table-cell>
          <table:table-cell table:style-name="ce8" office:value-type="float" office:value="1272705" calcext:value-type="float">
            <text:p>1272705</text:p>
          </table:table-cell>
          <table:table-cell table:style-name="ce8" office:value-type="float" office:value="1717689" calcext:value-type="float">
            <text:p>1717689</text:p>
          </table:table-cell>
          <table:table-cell table:style-name="ce8" office:value-type="float" office:value="1508410" calcext:value-type="float">
            <text:p>1508410</text:p>
          </table:table-cell>
          <table:table-cell table:style-name="ce5" table:formula="of:=AVERAGE([.$B143:.$H143])" office:value-type="float" office:value="41373621.8571429" calcext:value-type="float">
            <text:p>41373622</text:p>
          </table:table-cell>
          <table:table-cell table:style-name="ce5" table:formula="of:=AVERAGE([.$F143:.$H143])" office:value-type="float" office:value="1499601.33333333" calcext:value-type="float">
            <text:p>1499601</text:p>
          </table:table-cell>
          <table:table-cell table:number-columns-repeated="1014"/>
        </table:table-row>
        <table:table-row table:style-name="ro2">
          <table:table-cell table:style-name="ce8" office:value-type="float" office:value="7100" calcext:value-type="float">
            <text:p>7100</text:p>
          </table:table-cell>
          <table:table-cell table:style-name="ce8" office:value-type="float" office:value="164599375" calcext:value-type="float">
            <text:p>164599375</text:p>
          </table:table-cell>
          <table:table-cell table:style-name="ce8" office:value-type="float" office:value="108102391" calcext:value-type="float">
            <text:p>108102391</text:p>
          </table:table-cell>
          <table:table-cell table:style-name="ce8" office:value-type="float" office:value="34684624" calcext:value-type="float">
            <text:p>34684624</text:p>
          </table:table-cell>
          <table:table-cell table:style-name="ce8" office:value-type="float" office:value="2469516" calcext:value-type="float">
            <text:p>2469516</text:p>
          </table:table-cell>
          <table:table-cell table:style-name="ce8" office:value-type="float" office:value="1491703" calcext:value-type="float">
            <text:p>1491703</text:p>
          </table:table-cell>
          <table:table-cell table:style-name="ce8" office:value-type="float" office:value="1861044" calcext:value-type="float">
            <text:p>1861044</text:p>
          </table:table-cell>
          <table:table-cell table:style-name="ce8" office:value-type="float" office:value="2369289" calcext:value-type="float">
            <text:p>2369289</text:p>
          </table:table-cell>
          <table:table-cell table:style-name="ce5" table:formula="of:=AVERAGE([.$B144:.$H144])" office:value-type="float" office:value="45082563.1428571" calcext:value-type="float">
            <text:p>45082563</text:p>
          </table:table-cell>
          <table:table-cell table:style-name="ce5" table:formula="of:=AVERAGE([.$F144:.$H144])" office:value-type="float" office:value="1907345.33333333" calcext:value-type="float">
            <text:p>1907345</text:p>
          </table:table-cell>
          <table:table-cell table:number-columns-repeated="1014"/>
        </table:table-row>
        <table:table-row table:style-name="ro2">
          <table:table-cell table:style-name="ce8" office:value-type="float" office:value="7150" calcext:value-type="float">
            <text:p>7150</text:p>
          </table:table-cell>
          <table:table-cell table:style-name="ce8" office:value-type="float" office:value="181654702" calcext:value-type="float">
            <text:p>181654702</text:p>
          </table:table-cell>
          <table:table-cell table:style-name="ce8" office:value-type="float" office:value="100614587" calcext:value-type="float">
            <text:p>100614587</text:p>
          </table:table-cell>
          <table:table-cell table:style-name="ce8" office:value-type="float" office:value="37256240" calcext:value-type="float">
            <text:p>37256240</text:p>
          </table:table-cell>
          <table:table-cell table:style-name="ce8" office:value-type="float" office:value="2300753" calcext:value-type="float">
            <text:p>2300753</text:p>
          </table:table-cell>
          <table:table-cell table:style-name="ce8" office:value-type="float" office:value="1240495" calcext:value-type="float">
            <text:p>1240495</text:p>
          </table:table-cell>
          <table:table-cell table:style-name="ce8" office:value-type="float" office:value="1445229" calcext:value-type="float">
            <text:p>1445229</text:p>
          </table:table-cell>
          <table:table-cell table:style-name="ce8" office:value-type="float" office:value="1575846" calcext:value-type="float">
            <text:p>1575846</text:p>
          </table:table-cell>
          <table:table-cell table:style-name="ce5" table:formula="of:=AVERAGE([.$B145:.$H145])" office:value-type="float" office:value="46583978.8571429" calcext:value-type="float">
            <text:p>46583979</text:p>
          </table:table-cell>
          <table:table-cell table:style-name="ce5" table:formula="of:=AVERAGE([.$F145:.$H145])" office:value-type="float" office:value="1420523.33333333" calcext:value-type="float">
            <text:p>1420523</text:p>
          </table:table-cell>
          <table:table-cell table:number-columns-repeated="1014"/>
        </table:table-row>
        <table:table-row table:style-name="ro2">
          <table:table-cell table:style-name="ce8" office:value-type="float" office:value="7200" calcext:value-type="float">
            <text:p>7200</text:p>
          </table:table-cell>
          <table:table-cell table:style-name="ce8" office:value-type="float" office:value="143863651" calcext:value-type="float">
            <text:p>143863651</text:p>
          </table:table-cell>
          <table:table-cell table:style-name="ce8" office:value-type="float" office:value="97193253" calcext:value-type="float">
            <text:p>97193253</text:p>
          </table:table-cell>
          <table:table-cell table:style-name="ce8" office:value-type="float" office:value="32519121" calcext:value-type="float">
            <text:p>32519121</text:p>
          </table:table-cell>
          <table:table-cell table:style-name="ce8" office:value-type="float" office:value="2429582" calcext:value-type="float">
            <text:p>2429582</text:p>
          </table:table-cell>
          <table:table-cell table:style-name="ce8" office:value-type="float" office:value="1148409" calcext:value-type="float">
            <text:p>1148409</text:p>
          </table:table-cell>
          <table:table-cell table:style-name="ce8" office:value-type="float" office:value="1379128" calcext:value-type="float">
            <text:p>1379128</text:p>
          </table:table-cell>
          <table:table-cell table:style-name="ce8" office:value-type="float" office:value="1581025" calcext:value-type="float">
            <text:p>1581025</text:p>
          </table:table-cell>
          <table:table-cell table:style-name="ce5" table:formula="of:=AVERAGE([.$B146:.$H146])" office:value-type="float" office:value="40016309.8571429" calcext:value-type="float">
            <text:p>40016310</text:p>
          </table:table-cell>
          <table:table-cell table:style-name="ce5" table:formula="of:=AVERAGE([.$F146:.$H146])" office:value-type="float" office:value="1369520.66666667" calcext:value-type="float">
            <text:p>1369521</text:p>
          </table:table-cell>
          <table:table-cell table:number-columns-repeated="1014"/>
        </table:table-row>
        <table:table-row table:style-name="ro2"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61202500" calcext:value-type="float">
            <text:p>161202500</text:p>
          </table:table-cell>
          <table:table-cell table:style-name="ce8" office:value-type="float" office:value="101796705" calcext:value-type="float">
            <text:p>101796705</text:p>
          </table:table-cell>
          <table:table-cell table:style-name="ce8" office:value-type="float" office:value="44626788" calcext:value-type="float">
            <text:p>44626788</text:p>
          </table:table-cell>
          <table:table-cell table:style-name="ce8" office:value-type="float" office:value="2176250" calcext:value-type="float">
            <text:p>2176250</text:p>
          </table:table-cell>
          <table:table-cell table:style-name="ce8" office:value-type="float" office:value="1223471" calcext:value-type="float">
            <text:p>1223471</text:p>
          </table:table-cell>
          <table:table-cell table:style-name="ce8" office:value-type="float" office:value="1355641" calcext:value-type="float">
            <text:p>1355641</text:p>
          </table:table-cell>
          <table:table-cell table:style-name="ce8" office:value-type="float" office:value="2266029" calcext:value-type="float">
            <text:p>2266029</text:p>
          </table:table-cell>
          <table:table-cell table:style-name="ce5" table:formula="of:=AVERAGE([.$B147:.$H147])" office:value-type="float" office:value="44949626.2857143" calcext:value-type="float">
            <text:p>44949626</text:p>
          </table:table-cell>
          <table:table-cell table:style-name="ce5" table:formula="of:=AVERAGE([.$F147:.$H147])" office:value-type="float" office:value="1615047" calcext:value-type="float">
            <text:p>1615047</text:p>
          </table:table-cell>
          <table:table-cell table:number-columns-repeated="1014"/>
        </table:table-row>
        <table:table-row table:style-name="ro2">
          <table:table-cell table:style-name="ce8" office:value-type="float" office:value="7300" calcext:value-type="float">
            <text:p>7300</text:p>
          </table:table-cell>
          <table:table-cell table:style-name="ce8" office:value-type="float" office:value="206373649" calcext:value-type="float">
            <text:p>206373649</text:p>
          </table:table-cell>
          <table:table-cell table:style-name="ce8" office:value-type="float" office:value="105399817" calcext:value-type="float">
            <text:p>105399817</text:p>
          </table:table-cell>
          <table:table-cell table:style-name="ce8" office:value-type="float" office:value="61980886" calcext:value-type="float">
            <text:p>61980886</text:p>
          </table:table-cell>
          <table:table-cell table:style-name="ce8" office:value-type="float" office:value="2364527" calcext:value-type="float">
            <text:p>2364527</text:p>
          </table:table-cell>
          <table:table-cell table:style-name="ce8" office:value-type="float" office:value="1139995" calcext:value-type="float">
            <text:p>1139995</text:p>
          </table:table-cell>
          <table:table-cell table:style-name="ce8" office:value-type="float" office:value="1463984" calcext:value-type="float">
            <text:p>1463984</text:p>
          </table:table-cell>
          <table:table-cell table:style-name="ce8" office:value-type="float" office:value="1593121" calcext:value-type="float">
            <text:p>1593121</text:p>
          </table:table-cell>
          <table:table-cell table:style-name="ce5" table:formula="of:=AVERAGE([.$B148:.$H148])" office:value-type="float" office:value="54330854.1428571" calcext:value-type="float">
            <text:p>54330854</text:p>
          </table:table-cell>
          <table:table-cell table:style-name="ce5" table:formula="of:=AVERAGE([.$F148:.$H148])" office:value-type="float" office:value="1399033.33333333" calcext:value-type="float">
            <text:p>1399033</text:p>
          </table:table-cell>
          <table:table-cell table:number-columns-repeated="1014"/>
        </table:table-row>
        <table:table-row table:style-name="ro2">
          <table:table-cell table:style-name="ce8" office:value-type="float" office:value="7350" calcext:value-type="float">
            <text:p>7350</text:p>
          </table:table-cell>
          <table:table-cell table:style-name="ce8" office:value-type="float" office:value="240204439" calcext:value-type="float">
            <text:p>240204439</text:p>
          </table:table-cell>
          <table:table-cell table:style-name="ce8" office:value-type="float" office:value="108684813" calcext:value-type="float">
            <text:p>108684813</text:p>
          </table:table-cell>
          <table:table-cell table:style-name="ce8" office:value-type="float" office:value="67807604" calcext:value-type="float">
            <text:p>67807604</text:p>
          </table:table-cell>
          <table:table-cell table:style-name="ce8" office:value-type="float" office:value="4060186" calcext:value-type="float">
            <text:p>4060186</text:p>
          </table:table-cell>
          <table:table-cell table:style-name="ce8" office:value-type="float" office:value="1668437" calcext:value-type="float">
            <text:p>1668437</text:p>
          </table:table-cell>
          <table:table-cell table:style-name="ce8" office:value-type="float" office:value="1399124" calcext:value-type="float">
            <text:p>1399124</text:p>
          </table:table-cell>
          <table:table-cell table:style-name="ce8" office:value-type="float" office:value="1629171" calcext:value-type="float">
            <text:p>1629171</text:p>
          </table:table-cell>
          <table:table-cell table:style-name="ce5" table:formula="of:=AVERAGE([.$B149:.$H149])" office:value-type="float" office:value="60779110.5714286" calcext:value-type="float">
            <text:p>60779111</text:p>
          </table:table-cell>
          <table:table-cell table:style-name="ce5" table:formula="of:=AVERAGE([.$F149:.$H149])" office:value-type="float" office:value="1565577.33333333" calcext:value-type="float">
            <text:p>1565577</text:p>
          </table:table-cell>
          <table:table-cell table:number-columns-repeated="1014"/>
        </table:table-row>
        <table:table-row table:style-name="ro2">
          <table:table-cell table:style-name="ce8" office:value-type="float" office:value="7400" calcext:value-type="float">
            <text:p>7400</text:p>
          </table:table-cell>
          <table:table-cell table:style-name="ce8" office:value-type="float" office:value="162837075" calcext:value-type="float">
            <text:p>162837075</text:p>
          </table:table-cell>
          <table:table-cell table:style-name="ce8" office:value-type="float" office:value="103510870" calcext:value-type="float">
            <text:p>103510870</text:p>
          </table:table-cell>
          <table:table-cell table:style-name="ce8" office:value-type="float" office:value="51294596" calcext:value-type="float">
            <text:p>51294596</text:p>
          </table:table-cell>
          <table:table-cell table:style-name="ce8" office:value-type="float" office:value="2185239" calcext:value-type="float">
            <text:p>2185239</text:p>
          </table:table-cell>
          <table:table-cell table:style-name="ce8" office:value-type="float" office:value="1047510" calcext:value-type="float">
            <text:p>1047510</text:p>
          </table:table-cell>
          <table:table-cell table:style-name="ce8" office:value-type="float" office:value="1375852" calcext:value-type="float">
            <text:p>1375852</text:p>
          </table:table-cell>
          <table:table-cell table:style-name="ce8" office:value-type="float" office:value="1556826" calcext:value-type="float">
            <text:p>1556826</text:p>
          </table:table-cell>
          <table:table-cell table:style-name="ce5" table:formula="of:=AVERAGE([.$B150:.$H150])" office:value-type="float" office:value="46258281.1428571" calcext:value-type="float">
            <text:p>46258281</text:p>
          </table:table-cell>
          <table:table-cell table:style-name="ce5" table:formula="of:=AVERAGE([.$F150:.$H150])" office:value-type="float" office:value="1326729.33333333" calcext:value-type="float">
            <text:p>1326729</text:p>
          </table:table-cell>
          <table:table-cell table:number-columns-repeated="1014"/>
        </table:table-row>
        <table:table-row table:style-name="ro2">
          <table:table-cell table:style-name="ce8" office:value-type="float" office:value="7450" calcext:value-type="float">
            <text:p>7450</text:p>
          </table:table-cell>
          <table:table-cell table:style-name="ce8" office:value-type="float" office:value="182929953" calcext:value-type="float">
            <text:p>182929953</text:p>
          </table:table-cell>
          <table:table-cell table:style-name="ce8" office:value-type="float" office:value="129243998" calcext:value-type="float">
            <text:p>129243998</text:p>
          </table:table-cell>
          <table:table-cell table:style-name="ce8" office:value-type="float" office:value="45484138" calcext:value-type="float">
            <text:p>45484138</text:p>
          </table:table-cell>
          <table:table-cell table:style-name="ce8" office:value-type="float" office:value="2773725" calcext:value-type="float">
            <text:p>2773725</text:p>
          </table:table-cell>
          <table:table-cell table:style-name="ce8" office:value-type="float" office:value="1087860" calcext:value-type="float">
            <text:p>1087860</text:p>
          </table:table-cell>
          <table:table-cell table:style-name="ce8" office:value-type="float" office:value="1652013" calcext:value-type="float">
            <text:p>1652013</text:p>
          </table:table-cell>
          <table:table-cell table:style-name="ce8" office:value-type="float" office:value="1528673" calcext:value-type="float">
            <text:p>1528673</text:p>
          </table:table-cell>
          <table:table-cell table:style-name="ce5" table:formula="of:=AVERAGE([.$B151:.$H151])" office:value-type="float" office:value="52100051.4285714" calcext:value-type="float">
            <text:p>52100051</text:p>
          </table:table-cell>
          <table:table-cell table:style-name="ce5" table:formula="of:=AVERAGE([.$F151:.$H151])" office:value-type="float" office:value="1422848.66666667" calcext:value-type="float">
            <text:p>1422849</text:p>
          </table:table-cell>
          <table:table-cell table:number-columns-repeated="1014"/>
        </table:table-row>
        <table:table-row table:style-name="ro2">
          <table:table-cell table:style-name="ce8" office:value-type="float" office:value="7500" calcext:value-type="float">
            <text:p>7500</text:p>
          </table:table-cell>
          <table:table-cell table:style-name="ce8" office:value-type="float" office:value="164919682" calcext:value-type="float">
            <text:p>164919682</text:p>
          </table:table-cell>
          <table:table-cell table:style-name="ce8" office:value-type="float" office:value="106991883" calcext:value-type="float">
            <text:p>106991883</text:p>
          </table:table-cell>
          <table:table-cell table:style-name="ce8" office:value-type="float" office:value="38435772" calcext:value-type="float">
            <text:p>38435772</text:p>
          </table:table-cell>
          <table:table-cell table:style-name="ce8" office:value-type="float" office:value="2218340" calcext:value-type="float">
            <text:p>2218340</text:p>
          </table:table-cell>
          <table:table-cell table:style-name="ce8" office:value-type="float" office:value="1262881" calcext:value-type="float">
            <text:p>1262881</text:p>
          </table:table-cell>
          <table:table-cell table:style-name="ce8" office:value-type="float" office:value="1438219" calcext:value-type="float">
            <text:p>1438219</text:p>
          </table:table-cell>
          <table:table-cell table:style-name="ce8" office:value-type="float" office:value="1532082" calcext:value-type="float">
            <text:p>1532082</text:p>
          </table:table-cell>
          <table:table-cell table:style-name="ce5" table:formula="of:=AVERAGE([.$B152:.$H152])" office:value-type="float" office:value="45256979.8571429" calcext:value-type="float">
            <text:p>45256980</text:p>
          </table:table-cell>
          <table:table-cell table:style-name="ce5" table:formula="of:=AVERAGE([.$F152:.$H152])" office:value-type="float" office:value="1411060.66666667" calcext:value-type="float">
            <text:p>1411061</text:p>
          </table:table-cell>
          <table:table-cell table:number-columns-repeated="1014"/>
        </table:table-row>
        <table:table-row table:style-name="ro2">
          <table:table-cell table:style-name="ce8" office:value-type="float" office:value="7550" calcext:value-type="float">
            <text:p>7550</text:p>
          </table:table-cell>
          <table:table-cell table:style-name="ce8" office:value-type="float" office:value="169583428" calcext:value-type="float">
            <text:p>169583428</text:p>
          </table:table-cell>
          <table:table-cell table:style-name="ce8" office:value-type="float" office:value="111727901" calcext:value-type="float">
            <text:p>111727901</text:p>
          </table:table-cell>
          <table:table-cell table:style-name="ce8" office:value-type="float" office:value="54489026" calcext:value-type="float">
            <text:p>54489026</text:p>
          </table:table-cell>
          <table:table-cell table:style-name="ce8" office:value-type="float" office:value="2665753" calcext:value-type="float">
            <text:p>2665753</text:p>
          </table:table-cell>
          <table:table-cell table:style-name="ce8" office:value-type="float" office:value="1086427" calcext:value-type="float">
            <text:p>1086427</text:p>
          </table:table-cell>
          <table:table-cell table:style-name="ce8" office:value-type="float" office:value="1452267" calcext:value-type="float">
            <text:p>1452267</text:p>
          </table:table-cell>
          <table:table-cell table:style-name="ce8" office:value-type="float" office:value="1549875" calcext:value-type="float">
            <text:p>1549875</text:p>
          </table:table-cell>
          <table:table-cell table:style-name="ce5" table:formula="of:=AVERAGE([.$B153:.$H153])" office:value-type="float" office:value="48936382.4285714" calcext:value-type="float">
            <text:p>48936382</text:p>
          </table:table-cell>
          <table:table-cell table:style-name="ce5" table:formula="of:=AVERAGE([.$F153:.$H153])" office:value-type="float" office:value="1362856.33333333" calcext:value-type="float">
            <text:p>1362856</text:p>
          </table:table-cell>
          <table:table-cell table:number-columns-repeated="1014"/>
        </table:table-row>
        <table:table-row table:style-name="ro2">
          <table:table-cell table:style-name="ce8" office:value-type="float" office:value="7600" calcext:value-type="float">
            <text:p>7600</text:p>
          </table:table-cell>
          <table:table-cell table:style-name="ce8" office:value-type="float" office:value="188585895" calcext:value-type="float">
            <text:p>188585895</text:p>
          </table:table-cell>
          <table:table-cell table:style-name="ce8" office:value-type="float" office:value="109142213" calcext:value-type="float">
            <text:p>109142213</text:p>
          </table:table-cell>
          <table:table-cell table:style-name="ce8" office:value-type="float" office:value="38896273" calcext:value-type="float">
            <text:p>38896273</text:p>
          </table:table-cell>
          <table:table-cell table:style-name="ce8" office:value-type="float" office:value="2394800" calcext:value-type="float">
            <text:p>2394800</text:p>
          </table:table-cell>
          <table:table-cell table:style-name="ce8" office:value-type="float" office:value="1152133" calcext:value-type="float">
            <text:p>1152133</text:p>
          </table:table-cell>
          <table:table-cell table:style-name="ce8" office:value-type="float" office:value="1491108" calcext:value-type="float">
            <text:p>1491108</text:p>
          </table:table-cell>
          <table:table-cell table:style-name="ce8" office:value-type="float" office:value="1847556" calcext:value-type="float">
            <text:p>1847556</text:p>
          </table:table-cell>
          <table:table-cell table:style-name="ce5" table:formula="of:=AVERAGE([.$B154:.$H154])" office:value-type="float" office:value="49072854" calcext:value-type="float">
            <text:p>49072854</text:p>
          </table:table-cell>
          <table:table-cell table:style-name="ce5" table:formula="of:=AVERAGE([.$F154:.$H154])" office:value-type="float" office:value="1496932.33333333" calcext:value-type="float">
            <text:p>1496932</text:p>
          </table:table-cell>
          <table:table-cell table:number-columns-repeated="1014"/>
        </table:table-row>
        <table:table-row table:style-name="ro2">
          <table:table-cell table:style-name="ce8" office:value-type="float" office:value="7650" calcext:value-type="float">
            <text:p>7650</text:p>
          </table:table-cell>
          <table:table-cell table:style-name="ce8" office:value-type="float" office:value="161764781" calcext:value-type="float">
            <text:p>161764781</text:p>
          </table:table-cell>
          <table:table-cell table:style-name="ce8" office:value-type="float" office:value="110547668" calcext:value-type="float">
            <text:p>110547668</text:p>
          </table:table-cell>
          <table:table-cell table:style-name="ce8" office:value-type="float" office:value="36936380" calcext:value-type="float">
            <text:p>36936380</text:p>
          </table:table-cell>
          <table:table-cell table:style-name="ce8" office:value-type="float" office:value="2639315" calcext:value-type="float">
            <text:p>2639315</text:p>
          </table:table-cell>
          <table:table-cell table:style-name="ce8" office:value-type="float" office:value="1226966" calcext:value-type="float">
            <text:p>1226966</text:p>
          </table:table-cell>
          <table:table-cell table:style-name="ce8" office:value-type="float" office:value="1498628" calcext:value-type="float">
            <text:p>1498628</text:p>
          </table:table-cell>
          <table:table-cell table:style-name="ce8" office:value-type="float" office:value="1628309" calcext:value-type="float">
            <text:p>1628309</text:p>
          </table:table-cell>
          <table:table-cell table:style-name="ce5" table:formula="of:=AVERAGE([.$B155:.$H155])" office:value-type="float" office:value="45177435.2857143" calcext:value-type="float">
            <text:p>45177435</text:p>
          </table:table-cell>
          <table:table-cell table:style-name="ce5" table:formula="of:=AVERAGE([.$F155:.$H155])" office:value-type="float" office:value="1451301" calcext:value-type="float">
            <text:p>1451301</text:p>
          </table:table-cell>
          <table:table-cell table:number-columns-repeated="1014"/>
        </table:table-row>
        <table:table-row table:style-name="ro2">
          <table:table-cell table:style-name="ce8" office:value-type="float" office:value="7700" calcext:value-type="float">
            <text:p>7700</text:p>
          </table:table-cell>
          <table:table-cell table:style-name="ce8" office:value-type="float" office:value="175987926" calcext:value-type="float">
            <text:p>175987926</text:p>
          </table:table-cell>
          <table:table-cell table:style-name="ce8" office:value-type="float" office:value="123966209" calcext:value-type="float">
            <text:p>123966209</text:p>
          </table:table-cell>
          <table:table-cell table:style-name="ce8" office:value-type="float" office:value="57541868" calcext:value-type="float">
            <text:p>57541868</text:p>
          </table:table-cell>
          <table:table-cell table:style-name="ce8" office:value-type="float" office:value="2279293" calcext:value-type="float">
            <text:p>2279293</text:p>
          </table:table-cell>
          <table:table-cell table:style-name="ce8" office:value-type="float" office:value="1153671" calcext:value-type="float">
            <text:p>1153671</text:p>
          </table:table-cell>
          <table:table-cell table:style-name="ce8" office:value-type="float" office:value="1484882" calcext:value-type="float">
            <text:p>1484882</text:p>
          </table:table-cell>
          <table:table-cell table:style-name="ce8" office:value-type="float" office:value="2034924" calcext:value-type="float">
            <text:p>2034924</text:p>
          </table:table-cell>
          <table:table-cell table:style-name="ce5" table:formula="of:=AVERAGE([.$B156:.$H156])" office:value-type="float" office:value="52064110.4285714" calcext:value-type="float">
            <text:p>52064110</text:p>
          </table:table-cell>
          <table:table-cell table:style-name="ce5" table:formula="of:=AVERAGE([.$F156:.$H156])" office:value-type="float" office:value="1557825.66666667" calcext:value-type="float">
            <text:p>1557826</text:p>
          </table:table-cell>
          <table:table-cell table:number-columns-repeated="1014"/>
        </table:table-row>
        <table:table-row table:style-name="ro2">
          <table:table-cell table:style-name="ce8" office:value-type="float" office:value="7750" calcext:value-type="float">
            <text:p>7750</text:p>
          </table:table-cell>
          <table:table-cell table:style-name="ce8" office:value-type="float" office:value="175407410" calcext:value-type="float">
            <text:p>175407410</text:p>
          </table:table-cell>
          <table:table-cell table:style-name="ce8" office:value-type="float" office:value="114666384" calcext:value-type="float">
            <text:p>114666384</text:p>
          </table:table-cell>
          <table:table-cell table:style-name="ce8" office:value-type="float" office:value="42415075" calcext:value-type="float">
            <text:p>42415075</text:p>
          </table:table-cell>
          <table:table-cell table:style-name="ce8" office:value-type="float" office:value="2262754" calcext:value-type="float">
            <text:p>2262754</text:p>
          </table:table-cell>
          <table:table-cell table:style-name="ce8" office:value-type="float" office:value="1385761" calcext:value-type="float">
            <text:p>1385761</text:p>
          </table:table-cell>
          <table:table-cell table:style-name="ce8" office:value-type="float" office:value="1436093" calcext:value-type="float">
            <text:p>1436093</text:p>
          </table:table-cell>
          <table:table-cell table:style-name="ce8" office:value-type="float" office:value="1678967" calcext:value-type="float">
            <text:p>1678967</text:p>
          </table:table-cell>
          <table:table-cell table:style-name="ce5" table:formula="of:=AVERAGE([.$B157:.$H157])" office:value-type="float" office:value="48464634.8571429" calcext:value-type="float">
            <text:p>48464635</text:p>
          </table:table-cell>
          <table:table-cell table:style-name="ce5" table:formula="of:=AVERAGE([.$F157:.$H157])" office:value-type="float" office:value="1500273.66666667" calcext:value-type="float">
            <text:p>1500274</text:p>
          </table:table-cell>
          <table:table-cell table:number-columns-repeated="1014"/>
        </table:table-row>
        <table:table-row table:style-name="ro2">
          <table:table-cell table:style-name="ce8" office:value-type="float" office:value="7800" calcext:value-type="float">
            <text:p>7800</text:p>
          </table:table-cell>
          <table:table-cell table:style-name="ce8" office:value-type="float" office:value="247225938" calcext:value-type="float">
            <text:p>247225938</text:p>
          </table:table-cell>
          <table:table-cell table:style-name="ce8" office:value-type="float" office:value="115424855" calcext:value-type="float">
            <text:p>115424855</text:p>
          </table:table-cell>
          <table:table-cell table:style-name="ce8" office:value-type="float" office:value="75791569" calcext:value-type="float">
            <text:p>75791569</text:p>
          </table:table-cell>
          <table:table-cell table:style-name="ce8" office:value-type="float" office:value="3194743" calcext:value-type="float">
            <text:p>3194743</text:p>
          </table:table-cell>
          <table:table-cell table:style-name="ce8" office:value-type="float" office:value="1602906" calcext:value-type="float">
            <text:p>1602906</text:p>
          </table:table-cell>
          <table:table-cell table:style-name="ce8" office:value-type="float" office:value="1626979" calcext:value-type="float">
            <text:p>1626979</text:p>
          </table:table-cell>
          <table:table-cell table:style-name="ce8" office:value-type="float" office:value="1620350" calcext:value-type="float">
            <text:p>1620350</text:p>
          </table:table-cell>
          <table:table-cell table:style-name="ce5" table:formula="of:=AVERAGE([.$B158:.$H158])" office:value-type="float" office:value="63783905.7142857" calcext:value-type="float">
            <text:p>63783906</text:p>
          </table:table-cell>
          <table:table-cell table:style-name="ce5" table:formula="of:=AVERAGE([.$F158:.$H158])" office:value-type="float" office:value="1616745" calcext:value-type="float">
            <text:p>1616745</text:p>
          </table:table-cell>
          <table:table-cell table:number-columns-repeated="1014"/>
        </table:table-row>
        <table:table-row table:style-name="ro2">
          <table:table-cell table:style-name="ce8" office:value-type="float" office:value="7850" calcext:value-type="float">
            <text:p>7850</text:p>
          </table:table-cell>
          <table:table-cell table:style-name="ce8" office:value-type="float" office:value="179994495" calcext:value-type="float">
            <text:p>179994495</text:p>
          </table:table-cell>
          <table:table-cell table:style-name="ce8" office:value-type="float" office:value="121589447" calcext:value-type="float">
            <text:p>121589447</text:p>
          </table:table-cell>
          <table:table-cell table:style-name="ce8" office:value-type="float" office:value="39205981" calcext:value-type="float">
            <text:p>39205981</text:p>
          </table:table-cell>
          <table:table-cell table:style-name="ce8" office:value-type="float" office:value="3770419" calcext:value-type="float">
            <text:p>3770419</text:p>
          </table:table-cell>
          <table:table-cell table:style-name="ce8" office:value-type="float" office:value="1297833" calcext:value-type="float">
            <text:p>1297833</text:p>
          </table:table-cell>
          <table:table-cell table:style-name="ce8" office:value-type="float" office:value="1434650" calcext:value-type="float">
            <text:p>1434650</text:p>
          </table:table-cell>
          <table:table-cell table:style-name="ce8" office:value-type="float" office:value="1654710" calcext:value-type="float">
            <text:p>1654710</text:p>
          </table:table-cell>
          <table:table-cell table:style-name="ce5" table:formula="of:=AVERAGE([.$B159:.$H159])" office:value-type="float" office:value="49849647.8571429" calcext:value-type="float">
            <text:p>49849648</text:p>
          </table:table-cell>
          <table:table-cell table:style-name="ce5" table:formula="of:=AVERAGE([.$F159:.$H159])" office:value-type="float" office:value="1462397.66666667" calcext:value-type="float">
            <text:p>1462398</text:p>
          </table:table-cell>
          <table:table-cell table:number-columns-repeated="1014"/>
        </table:table-row>
        <table:table-row table:style-name="ro2">
          <table:table-cell table:style-name="ce8" office:value-type="float" office:value="7900" calcext:value-type="float">
            <text:p>7900</text:p>
          </table:table-cell>
          <table:table-cell table:style-name="ce8" office:value-type="float" office:value="184401468" calcext:value-type="float">
            <text:p>184401468</text:p>
          </table:table-cell>
          <table:table-cell table:style-name="ce8" office:value-type="float" office:value="122620236" calcext:value-type="float">
            <text:p>122620236</text:p>
          </table:table-cell>
          <table:table-cell table:style-name="ce8" office:value-type="float" office:value="39342849" calcext:value-type="float">
            <text:p>39342849</text:p>
          </table:table-cell>
          <table:table-cell table:style-name="ce8" office:value-type="float" office:value="2399228" calcext:value-type="float">
            <text:p>2399228</text:p>
          </table:table-cell>
          <table:table-cell table:style-name="ce8" office:value-type="float" office:value="1405277" calcext:value-type="float">
            <text:p>1405277</text:p>
          </table:table-cell>
          <table:table-cell table:style-name="ce8" office:value-type="float" office:value="1731751" calcext:value-type="float">
            <text:p>1731751</text:p>
          </table:table-cell>
          <table:table-cell table:style-name="ce8" office:value-type="float" office:value="1949015" calcext:value-type="float">
            <text:p>1949015</text:p>
          </table:table-cell>
          <table:table-cell table:style-name="ce5" table:formula="of:=AVERAGE([.$B160:.$H160])" office:value-type="float" office:value="50549974.8571429" calcext:value-type="float">
            <text:p>50549975</text:p>
          </table:table-cell>
          <table:table-cell table:style-name="ce5" table:formula="of:=AVERAGE([.$F160:.$H160])" office:value-type="float" office:value="1695347.66666667" calcext:value-type="float">
            <text:p>1695348</text:p>
          </table:table-cell>
          <table:table-cell table:number-columns-repeated="1014"/>
        </table:table-row>
        <table:table-row table:style-name="ro2">
          <table:table-cell table:style-name="ce8" office:value-type="float" office:value="7950" calcext:value-type="float">
            <text:p>7950</text:p>
          </table:table-cell>
          <table:table-cell table:style-name="ce8" office:value-type="float" office:value="180101617" calcext:value-type="float">
            <text:p>180101617</text:p>
          </table:table-cell>
          <table:table-cell table:style-name="ce8" office:value-type="float" office:value="121312754" calcext:value-type="float">
            <text:p>121312754</text:p>
          </table:table-cell>
          <table:table-cell table:style-name="ce8" office:value-type="float" office:value="43045684" calcext:value-type="float">
            <text:p>43045684</text:p>
          </table:table-cell>
          <table:table-cell table:style-name="ce8" office:value-type="float" office:value="2391469" calcext:value-type="float">
            <text:p>2391469</text:p>
          </table:table-cell>
          <table:table-cell table:style-name="ce8" office:value-type="float" office:value="1416474" calcext:value-type="float">
            <text:p>1416474</text:p>
          </table:table-cell>
          <table:table-cell table:style-name="ce8" office:value-type="float" office:value="1510788" calcext:value-type="float">
            <text:p>1510788</text:p>
          </table:table-cell>
          <table:table-cell table:style-name="ce8" office:value-type="float" office:value="2159700" calcext:value-type="float">
            <text:p>2159700</text:p>
          </table:table-cell>
          <table:table-cell table:style-name="ce5" table:formula="of:=AVERAGE([.$B161:.$H161])" office:value-type="float" office:value="50276926.5714286" calcext:value-type="float">
            <text:p>50276927</text:p>
          </table:table-cell>
          <table:table-cell table:style-name="ce5" table:formula="of:=AVERAGE([.$F161:.$H161])" office:value-type="float" office:value="1695654" calcext:value-type="float">
            <text:p>1695654</text:p>
          </table:table-cell>
          <table:table-cell table:number-columns-repeated="1014"/>
        </table:table-row>
        <table:table-row table:style-name="ro2"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198237998" calcext:value-type="float">
            <text:p>198237998</text:p>
          </table:table-cell>
          <table:table-cell table:style-name="ce8" office:value-type="float" office:value="122710876" calcext:value-type="float">
            <text:p>122710876</text:p>
          </table:table-cell>
          <table:table-cell table:style-name="ce8" office:value-type="float" office:value="41476458" calcext:value-type="float">
            <text:p>41476458</text:p>
          </table:table-cell>
          <table:table-cell table:style-name="ce8" office:value-type="float" office:value="2734029" calcext:value-type="float">
            <text:p>2734029</text:p>
          </table:table-cell>
          <table:table-cell table:style-name="ce8" office:value-type="float" office:value="1314568" calcext:value-type="float">
            <text:p>1314568</text:p>
          </table:table-cell>
          <table:table-cell table:style-name="ce8" office:value-type="float" office:value="1655338" calcext:value-type="float">
            <text:p>1655338</text:p>
          </table:table-cell>
          <table:table-cell table:style-name="ce8" office:value-type="float" office:value="1619534" calcext:value-type="float">
            <text:p>1619534</text:p>
          </table:table-cell>
          <table:table-cell table:style-name="ce5" table:formula="of:=AVERAGE([.$B162:.$H162])" office:value-type="float" office:value="52821257.2857143" calcext:value-type="float">
            <text:p>52821257</text:p>
          </table:table-cell>
          <table:table-cell table:style-name="ce5" table:formula="of:=AVERAGE([.$F162:.$H162])" office:value-type="float" office:value="1529813.33333333" calcext:value-type="float">
            <text:p>1529813</text:p>
          </table:table-cell>
          <table:table-cell table:number-columns-repeated="1014"/>
        </table:table-row>
        <table:table-row table:style-name="ro2">
          <table:table-cell table:style-name="ce8" office:value-type="float" office:value="8050" calcext:value-type="float">
            <text:p>8050</text:p>
          </table:table-cell>
          <table:table-cell table:style-name="ce8" office:value-type="float" office:value="213810276" calcext:value-type="float">
            <text:p>213810276</text:p>
          </table:table-cell>
          <table:table-cell table:style-name="ce8" office:value-type="float" office:value="129872714" calcext:value-type="float">
            <text:p>129872714</text:p>
          </table:table-cell>
          <table:table-cell table:style-name="ce8" office:value-type="float" office:value="46833444" calcext:value-type="float">
            <text:p>46833444</text:p>
          </table:table-cell>
          <table:table-cell table:style-name="ce8" office:value-type="float" office:value="4392144" calcext:value-type="float">
            <text:p>4392144</text:p>
          </table:table-cell>
          <table:table-cell table:style-name="ce8" office:value-type="float" office:value="1318750" calcext:value-type="float">
            <text:p>1318750</text:p>
          </table:table-cell>
          <table:table-cell table:style-name="ce8" office:value-type="float" office:value="1607611" calcext:value-type="float">
            <text:p>1607611</text:p>
          </table:table-cell>
          <table:table-cell table:style-name="ce8" office:value-type="float" office:value="1823384" calcext:value-type="float">
            <text:p>1823384</text:p>
          </table:table-cell>
          <table:table-cell table:style-name="ce5" table:formula="of:=AVERAGE([.$B163:.$H163])" office:value-type="float" office:value="57094046.1428571" calcext:value-type="float">
            <text:p>57094046</text:p>
          </table:table-cell>
          <table:table-cell table:style-name="ce5" table:formula="of:=AVERAGE([.$F163:.$H163])" office:value-type="float" office:value="1583248.33333333" calcext:value-type="float">
            <text:p>1583248</text:p>
          </table:table-cell>
          <table:table-cell table:number-columns-repeated="1014"/>
        </table:table-row>
        <table:table-row table:style-name="ro2">
          <table:table-cell table:style-name="ce8" office:value-type="float" office:value="8100" calcext:value-type="float">
            <text:p>8100</text:p>
          </table:table-cell>
          <table:table-cell table:style-name="ce8" office:value-type="float" office:value="199219480" calcext:value-type="float">
            <text:p>199219480</text:p>
          </table:table-cell>
          <table:table-cell table:style-name="ce8" office:value-type="float" office:value="154668964" calcext:value-type="float">
            <text:p>154668964</text:p>
          </table:table-cell>
          <table:table-cell table:style-name="ce8" office:value-type="float" office:value="59554079" calcext:value-type="float">
            <text:p>59554079</text:p>
          </table:table-cell>
          <table:table-cell table:style-name="ce8" office:value-type="float" office:value="2261110" calcext:value-type="float">
            <text:p>2261110</text:p>
          </table:table-cell>
          <table:table-cell table:style-name="ce8" office:value-type="float" office:value="1626405" calcext:value-type="float">
            <text:p>1626405</text:p>
          </table:table-cell>
          <table:table-cell table:style-name="ce8" office:value-type="float" office:value="1622874" calcext:value-type="float">
            <text:p>1622874</text:p>
          </table:table-cell>
          <table:table-cell table:style-name="ce8" office:value-type="float" office:value="1747425" calcext:value-type="float">
            <text:p>1747425</text:p>
          </table:table-cell>
          <table:table-cell table:style-name="ce5" table:formula="of:=AVERAGE([.$B164:.$H164])" office:value-type="float" office:value="60100048.1428571" calcext:value-type="float">
            <text:p>60100048</text:p>
          </table:table-cell>
          <table:table-cell table:style-name="ce5" table:formula="of:=AVERAGE([.$F164:.$H164])" office:value-type="float" office:value="1665568" calcext:value-type="float">
            <text:p>1665568</text:p>
          </table:table-cell>
          <table:table-cell table:number-columns-repeated="1014"/>
        </table:table-row>
        <table:table-row table:style-name="ro2">
          <table:table-cell table:style-name="ce8" office:value-type="float" office:value="8150" calcext:value-type="float">
            <text:p>8150</text:p>
          </table:table-cell>
          <table:table-cell table:style-name="ce8" office:value-type="float" office:value="223466414" calcext:value-type="float">
            <text:p>223466414</text:p>
          </table:table-cell>
          <table:table-cell table:style-name="ce8" office:value-type="float" office:value="133650669" calcext:value-type="float">
            <text:p>133650669</text:p>
          </table:table-cell>
          <table:table-cell table:style-name="ce8" office:value-type="float" office:value="48298184" calcext:value-type="float">
            <text:p>48298184</text:p>
          </table:table-cell>
          <table:table-cell table:style-name="ce8" office:value-type="float" office:value="2488966" calcext:value-type="float">
            <text:p>2488966</text:p>
          </table:table-cell>
          <table:table-cell table:style-name="ce8" office:value-type="float" office:value="1450336" calcext:value-type="float">
            <text:p>1450336</text:p>
          </table:table-cell>
          <table:table-cell table:style-name="ce8" office:value-type="float" office:value="1633478" calcext:value-type="float">
            <text:p>1633478</text:p>
          </table:table-cell>
          <table:table-cell table:style-name="ce8" office:value-type="float" office:value="1666165" calcext:value-type="float">
            <text:p>1666165</text:p>
          </table:table-cell>
          <table:table-cell table:style-name="ce5" table:formula="of:=AVERAGE([.$B165:.$H165])" office:value-type="float" office:value="58950601.7142857" calcext:value-type="float">
            <text:p>58950602</text:p>
          </table:table-cell>
          <table:table-cell table:style-name="ce5" table:formula="of:=AVERAGE([.$F165:.$H165])" office:value-type="float" office:value="1583326.33333333" calcext:value-type="float">
            <text:p>1583326</text:p>
          </table:table-cell>
          <table:table-cell table:number-columns-repeated="1014"/>
        </table:table-row>
        <table:table-row table:style-name="ro2">
          <table:table-cell table:style-name="ce8" office:value-type="float" office:value="8200" calcext:value-type="float">
            <text:p>8200</text:p>
          </table:table-cell>
          <table:table-cell table:style-name="ce8" office:value-type="float" office:value="216259100" calcext:value-type="float">
            <text:p>216259100</text:p>
          </table:table-cell>
          <table:table-cell table:style-name="ce8" office:value-type="float" office:value="136996203" calcext:value-type="float">
            <text:p>136996203</text:p>
          </table:table-cell>
          <table:table-cell table:style-name="ce8" office:value-type="float" office:value="44838604" calcext:value-type="float">
            <text:p>44838604</text:p>
          </table:table-cell>
          <table:table-cell table:style-name="ce8" office:value-type="float" office:value="2219184" calcext:value-type="float">
            <text:p>2219184</text:p>
          </table:table-cell>
          <table:table-cell table:style-name="ce8" office:value-type="float" office:value="1111986" calcext:value-type="float">
            <text:p>1111986</text:p>
          </table:table-cell>
          <table:table-cell table:style-name="ce8" office:value-type="float" office:value="1504096" calcext:value-type="float">
            <text:p>1504096</text:p>
          </table:table-cell>
          <table:table-cell table:style-name="ce8" office:value-type="float" office:value="1908585" calcext:value-type="float">
            <text:p>1908585</text:p>
          </table:table-cell>
          <table:table-cell table:style-name="ce5" table:formula="of:=AVERAGE([.$B166:.$H166])" office:value-type="float" office:value="57833965.4285714" calcext:value-type="float">
            <text:p>57833965</text:p>
          </table:table-cell>
          <table:table-cell table:style-name="ce5" table:formula="of:=AVERAGE([.$F166:.$H166])" office:value-type="float" office:value="1508222.33333333" calcext:value-type="float">
            <text:p>1508222</text:p>
          </table:table-cell>
          <table:table-cell table:number-columns-repeated="1014"/>
        </table:table-row>
        <table:table-row table:style-name="ro2">
          <table:table-cell table:style-name="ce8" office:value-type="float" office:value="8250" calcext:value-type="float">
            <text:p>8250</text:p>
          </table:table-cell>
          <table:table-cell table:style-name="ce8" office:value-type="float" office:value="239513672" calcext:value-type="float">
            <text:p>239513672</text:p>
          </table:table-cell>
          <table:table-cell table:style-name="ce8" office:value-type="float" office:value="131311756" calcext:value-type="float">
            <text:p>131311756</text:p>
          </table:table-cell>
          <table:table-cell table:style-name="ce8" office:value-type="float" office:value="101780426" calcext:value-type="float">
            <text:p>101780426</text:p>
          </table:table-cell>
          <table:table-cell table:style-name="ce8" office:value-type="float" office:value="3516018" calcext:value-type="float">
            <text:p>3516018</text:p>
          </table:table-cell>
          <table:table-cell table:style-name="ce8" office:value-type="float" office:value="1498833" calcext:value-type="float">
            <text:p>1498833</text:p>
          </table:table-cell>
          <table:table-cell table:style-name="ce8" office:value-type="float" office:value="1916865" calcext:value-type="float">
            <text:p>1916865</text:p>
          </table:table-cell>
          <table:table-cell table:style-name="ce8" office:value-type="float" office:value="2851341" calcext:value-type="float">
            <text:p>2851341</text:p>
          </table:table-cell>
          <table:table-cell table:style-name="ce5" table:formula="of:=AVERAGE([.$B167:.$H167])" office:value-type="float" office:value="68912701.5714286" calcext:value-type="float">
            <text:p>68912702</text:p>
          </table:table-cell>
          <table:table-cell table:style-name="ce5" table:formula="of:=AVERAGE([.$F167:.$H167])" office:value-type="float" office:value="2089013" calcext:value-type="float">
            <text:p>2089013</text:p>
          </table:table-cell>
          <table:table-cell table:number-columns-repeated="1014"/>
        </table:table-row>
        <table:table-row table:style-name="ro2">
          <table:table-cell table:style-name="ce8" office:value-type="float" office:value="8300" calcext:value-type="float">
            <text:p>8300</text:p>
          </table:table-cell>
          <table:table-cell table:style-name="ce8" office:value-type="float" office:value="285191135" calcext:value-type="float">
            <text:p>285191135</text:p>
          </table:table-cell>
          <table:table-cell table:style-name="ce8" office:value-type="float" office:value="183899837" calcext:value-type="float">
            <text:p>183899837</text:p>
          </table:table-cell>
          <table:table-cell table:style-name="ce8" office:value-type="float" office:value="46320111" calcext:value-type="float">
            <text:p>46320111</text:p>
          </table:table-cell>
          <table:table-cell table:style-name="ce8" office:value-type="float" office:value="2218164" calcext:value-type="float">
            <text:p>2218164</text:p>
          </table:table-cell>
          <table:table-cell table:style-name="ce8" office:value-type="float" office:value="1253500" calcext:value-type="float">
            <text:p>1253500</text:p>
          </table:table-cell>
          <table:table-cell table:style-name="ce8" office:value-type="float" office:value="1407663" calcext:value-type="float">
            <text:p>1407663</text:p>
          </table:table-cell>
          <table:table-cell table:style-name="ce8" office:value-type="float" office:value="2019424" calcext:value-type="float">
            <text:p>2019424</text:p>
          </table:table-cell>
          <table:table-cell table:style-name="ce5" table:formula="of:=AVERAGE([.$B168:.$H168])" office:value-type="float" office:value="74615690.5714286" calcext:value-type="float">
            <text:p>74615691</text:p>
          </table:table-cell>
          <table:table-cell table:style-name="ce5" table:formula="of:=AVERAGE([.$F168:.$H168])" office:value-type="float" office:value="1560195.66666667" calcext:value-type="float">
            <text:p>1560196</text:p>
          </table:table-cell>
          <table:table-cell table:number-columns-repeated="1014"/>
        </table:table-row>
        <table:table-row table:style-name="ro2">
          <table:table-cell table:style-name="ce8" office:value-type="float" office:value="8350" calcext:value-type="float">
            <text:p>8350</text:p>
          </table:table-cell>
          <table:table-cell table:style-name="ce8" office:value-type="float" office:value="220658999" calcext:value-type="float">
            <text:p>220658999</text:p>
          </table:table-cell>
          <table:table-cell table:style-name="ce8" office:value-type="float" office:value="130750810" calcext:value-type="float">
            <text:p>130750810</text:p>
          </table:table-cell>
          <table:table-cell table:style-name="ce8" office:value-type="float" office:value="46942114" calcext:value-type="float">
            <text:p>46942114</text:p>
          </table:table-cell>
          <table:table-cell table:style-name="ce8" office:value-type="float" office:value="2472771" calcext:value-type="float">
            <text:p>2472771</text:p>
          </table:table-cell>
          <table:table-cell table:style-name="ce8" office:value-type="float" office:value="1564052" calcext:value-type="float">
            <text:p>1564052</text:p>
          </table:table-cell>
          <table:table-cell table:style-name="ce8" office:value-type="float" office:value="1643024" calcext:value-type="float">
            <text:p>1643024</text:p>
          </table:table-cell>
          <table:table-cell table:style-name="ce8" office:value-type="float" office:value="1700399" calcext:value-type="float">
            <text:p>1700399</text:p>
          </table:table-cell>
          <table:table-cell table:style-name="ce5" table:formula="of:=AVERAGE([.$B169:.$H169])" office:value-type="float" office:value="57961738.4285714" calcext:value-type="float">
            <text:p>57961738</text:p>
          </table:table-cell>
          <table:table-cell table:style-name="ce5" table:formula="of:=AVERAGE([.$F169:.$H169])" office:value-type="float" office:value="1635825" calcext:value-type="float">
            <text:p>1635825</text:p>
          </table:table-cell>
          <table:table-cell table:number-columns-repeated="1014"/>
        </table:table-row>
        <table:table-row table:style-name="ro2">
          <table:table-cell table:style-name="ce8" office:value-type="float" office:value="8400" calcext:value-type="float">
            <text:p>8400</text:p>
          </table:table-cell>
          <table:table-cell table:style-name="ce8" office:value-type="float" office:value="223235823" calcext:value-type="float">
            <text:p>223235823</text:p>
          </table:table-cell>
          <table:table-cell table:style-name="ce8" office:value-type="float" office:value="131135399" calcext:value-type="float">
            <text:p>131135399</text:p>
          </table:table-cell>
          <table:table-cell table:style-name="ce8" office:value-type="float" office:value="58526331" calcext:value-type="float">
            <text:p>58526331</text:p>
          </table:table-cell>
          <table:table-cell table:style-name="ce8" office:value-type="float" office:value="2271393" calcext:value-type="float">
            <text:p>2271393</text:p>
          </table:table-cell>
          <table:table-cell table:style-name="ce8" office:value-type="float" office:value="1331697" calcext:value-type="float">
            <text:p>1331697</text:p>
          </table:table-cell>
          <table:table-cell table:style-name="ce8" office:value-type="float" office:value="1628052" calcext:value-type="float">
            <text:p>1628052</text:p>
          </table:table-cell>
          <table:table-cell table:style-name="ce8" office:value-type="float" office:value="1687386" calcext:value-type="float">
            <text:p>1687386</text:p>
          </table:table-cell>
          <table:table-cell table:style-name="ce5" table:formula="of:=AVERAGE([.$B170:.$H170])" office:value-type="float" office:value="59973725.8571429" calcext:value-type="float">
            <text:p>59973726</text:p>
          </table:table-cell>
          <table:table-cell table:style-name="ce5" table:formula="of:=AVERAGE([.$F170:.$H170])" office:value-type="float" office:value="1549045" calcext:value-type="float">
            <text:p>1549045</text:p>
          </table:table-cell>
          <table:table-cell table:number-columns-repeated="1014"/>
        </table:table-row>
        <table:table-row table:style-name="ro2">
          <table:table-cell table:style-name="ce8" office:value-type="float" office:value="8450" calcext:value-type="float">
            <text:p>8450</text:p>
          </table:table-cell>
          <table:table-cell table:style-name="ce8" office:value-type="float" office:value="207849718" calcext:value-type="float">
            <text:p>207849718</text:p>
          </table:table-cell>
          <table:table-cell table:style-name="ce8" office:value-type="float" office:value="138332487" calcext:value-type="float">
            <text:p>138332487</text:p>
          </table:table-cell>
          <table:table-cell table:style-name="ce8" office:value-type="float" office:value="46672108" calcext:value-type="float">
            <text:p>46672108</text:p>
          </table:table-cell>
          <table:table-cell table:style-name="ce8" office:value-type="float" office:value="2571744" calcext:value-type="float">
            <text:p>2571744</text:p>
          </table:table-cell>
          <table:table-cell table:style-name="ce8" office:value-type="float" office:value="1542753" calcext:value-type="float">
            <text:p>1542753</text:p>
          </table:table-cell>
          <table:table-cell table:style-name="ce8" office:value-type="float" office:value="2143821" calcext:value-type="float">
            <text:p>2143821</text:p>
          </table:table-cell>
          <table:table-cell table:style-name="ce8" office:value-type="float" office:value="2717938" calcext:value-type="float">
            <text:p>2717938</text:p>
          </table:table-cell>
          <table:table-cell table:style-name="ce5" table:formula="of:=AVERAGE([.$B171:.$H171])" office:value-type="float" office:value="57404367" calcext:value-type="float">
            <text:p>57404367</text:p>
          </table:table-cell>
          <table:table-cell table:style-name="ce5" table:formula="of:=AVERAGE([.$F171:.$H171])" office:value-type="float" office:value="2134837.33333333" calcext:value-type="float">
            <text:p>2134837</text:p>
          </table:table-cell>
          <table:table-cell table:number-columns-repeated="1014"/>
        </table:table-row>
        <table:table-row table:style-name="ro2">
          <table:table-cell table:style-name="ce8" office:value-type="float" office:value="8500" calcext:value-type="float">
            <text:p>8500</text:p>
          </table:table-cell>
          <table:table-cell table:style-name="ce8" office:value-type="float" office:value="217106665" calcext:value-type="float">
            <text:p>217106665</text:p>
          </table:table-cell>
          <table:table-cell table:style-name="ce8" office:value-type="float" office:value="135702239" calcext:value-type="float">
            <text:p>135702239</text:p>
          </table:table-cell>
          <table:table-cell table:style-name="ce8" office:value-type="float" office:value="60852859" calcext:value-type="float">
            <text:p>60852859</text:p>
          </table:table-cell>
          <table:table-cell table:style-name="ce8" office:value-type="float" office:value="2418592" calcext:value-type="float">
            <text:p>2418592</text:p>
          </table:table-cell>
          <table:table-cell table:style-name="ce8" office:value-type="float" office:value="1489625" calcext:value-type="float">
            <text:p>1489625</text:p>
          </table:table-cell>
          <table:table-cell table:style-name="ce8" office:value-type="float" office:value="1775575" calcext:value-type="float">
            <text:p>1775575</text:p>
          </table:table-cell>
          <table:table-cell table:style-name="ce8" office:value-type="float" office:value="1866537" calcext:value-type="float">
            <text:p>1866537</text:p>
          </table:table-cell>
          <table:table-cell table:style-name="ce5" table:formula="of:=AVERAGE([.$B172:.$H172])" office:value-type="float" office:value="60173156" calcext:value-type="float">
            <text:p>60173156</text:p>
          </table:table-cell>
          <table:table-cell table:style-name="ce5" table:formula="of:=AVERAGE([.$F172:.$H172])" office:value-type="float" office:value="1710579" calcext:value-type="float">
            <text:p>1710579</text:p>
          </table:table-cell>
          <table:table-cell table:number-columns-repeated="1014"/>
        </table:table-row>
        <table:table-row table:style-name="ro2">
          <table:table-cell table:style-name="ce8" office:value-type="float" office:value="8550" calcext:value-type="float">
            <text:p>8550</text:p>
          </table:table-cell>
          <table:table-cell table:style-name="ce8" office:value-type="float" office:value="208023191" calcext:value-type="float">
            <text:p>208023191</text:p>
          </table:table-cell>
          <table:table-cell table:style-name="ce8" office:value-type="float" office:value="146096260" calcext:value-type="float">
            <text:p>146096260</text:p>
          </table:table-cell>
          <table:table-cell table:style-name="ce8" office:value-type="float" office:value="64381048" calcext:value-type="float">
            <text:p>64381048</text:p>
          </table:table-cell>
          <table:table-cell table:style-name="ce8" office:value-type="float" office:value="1913762" calcext:value-type="float">
            <text:p>1913762</text:p>
          </table:table-cell>
          <table:table-cell table:style-name="ce8" office:value-type="float" office:value="1114318" calcext:value-type="float">
            <text:p>1114318</text:p>
          </table:table-cell>
          <table:table-cell table:style-name="ce8" office:value-type="float" office:value="1388052" calcext:value-type="float">
            <text:p>1388052</text:p>
          </table:table-cell>
          <table:table-cell table:style-name="ce8" office:value-type="float" office:value="1643945" calcext:value-type="float">
            <text:p>1643945</text:p>
          </table:table-cell>
          <table:table-cell table:style-name="ce5" table:formula="of:=AVERAGE([.$B173:.$H173])" office:value-type="float" office:value="60651510.8571429" calcext:value-type="float">
            <text:p>60651511</text:p>
          </table:table-cell>
          <table:table-cell table:style-name="ce5" table:formula="of:=AVERAGE([.$F173:.$H173])" office:value-type="float" office:value="1382105" calcext:value-type="float">
            <text:p>1382105</text:p>
          </table:table-cell>
          <table:table-cell table:number-columns-repeated="1014"/>
        </table:table-row>
        <table:table-row table:style-name="ro2">
          <table:table-cell table:style-name="ce8" office:value-type="float" office:value="8600" calcext:value-type="float">
            <text:p>8600</text:p>
          </table:table-cell>
          <table:table-cell table:style-name="ce8" office:value-type="float" office:value="241163436" calcext:value-type="float">
            <text:p>241163436</text:p>
          </table:table-cell>
          <table:table-cell table:style-name="ce8" office:value-type="float" office:value="143785658" calcext:value-type="float">
            <text:p>143785658</text:p>
          </table:table-cell>
          <table:table-cell table:style-name="ce8" office:value-type="float" office:value="57826120" calcext:value-type="float">
            <text:p>57826120</text:p>
          </table:table-cell>
          <table:table-cell table:style-name="ce8" office:value-type="float" office:value="2289989" calcext:value-type="float">
            <text:p>2289989</text:p>
          </table:table-cell>
          <table:table-cell table:style-name="ce8" office:value-type="float" office:value="1249917" calcext:value-type="float">
            <text:p>1249917</text:p>
          </table:table-cell>
          <table:table-cell table:style-name="ce8" office:value-type="float" office:value="1595704" calcext:value-type="float">
            <text:p>1595704</text:p>
          </table:table-cell>
          <table:table-cell table:style-name="ce8" office:value-type="float" office:value="1761349" calcext:value-type="float">
            <text:p>1761349</text:p>
          </table:table-cell>
          <table:table-cell table:style-name="ce5" table:formula="of:=AVERAGE([.$B174:.$H174])" office:value-type="float" office:value="64238881.8571429" calcext:value-type="float">
            <text:p>64238882</text:p>
          </table:table-cell>
          <table:table-cell table:style-name="ce5" table:formula="of:=AVERAGE([.$F174:.$H174])" office:value-type="float" office:value="1535656.66666667" calcext:value-type="float">
            <text:p>1535657</text:p>
          </table:table-cell>
          <table:table-cell table:number-columns-repeated="1014"/>
        </table:table-row>
        <table:table-row table:style-name="ro2">
          <table:table-cell table:style-name="ce8" office:value-type="float" office:value="8650" calcext:value-type="float">
            <text:p>8650</text:p>
          </table:table-cell>
          <table:table-cell table:style-name="ce8" office:value-type="float" office:value="219255200" calcext:value-type="float">
            <text:p>219255200</text:p>
          </table:table-cell>
          <table:table-cell table:style-name="ce8" office:value-type="float" office:value="143731317" calcext:value-type="float">
            <text:p>143731317</text:p>
          </table:table-cell>
          <table:table-cell table:style-name="ce8" office:value-type="float" office:value="52206598" calcext:value-type="float">
            <text:p>52206598</text:p>
          </table:table-cell>
          <table:table-cell table:style-name="ce8" office:value-type="float" office:value="2469467" calcext:value-type="float">
            <text:p>2469467</text:p>
          </table:table-cell>
          <table:table-cell table:style-name="ce8" office:value-type="float" office:value="1234572" calcext:value-type="float">
            <text:p>1234572</text:p>
          </table:table-cell>
          <table:table-cell table:style-name="ce8" office:value-type="float" office:value="1443079" calcext:value-type="float">
            <text:p>1443079</text:p>
          </table:table-cell>
          <table:table-cell table:style-name="ce8" office:value-type="float" office:value="2025620" calcext:value-type="float">
            <text:p>2025620</text:p>
          </table:table-cell>
          <table:table-cell table:style-name="ce5" table:formula="of:=AVERAGE([.$B175:.$H175])" office:value-type="float" office:value="60337979" calcext:value-type="float">
            <text:p>60337979</text:p>
          </table:table-cell>
          <table:table-cell table:style-name="ce5" table:formula="of:=AVERAGE([.$F175:.$H175])" office:value-type="float" office:value="1567757" calcext:value-type="float">
            <text:p>1567757</text:p>
          </table:table-cell>
          <table:table-cell table:number-columns-repeated="1014"/>
        </table:table-row>
        <table:table-row table:style-name="ro2">
          <table:table-cell table:style-name="ce8" office:value-type="float" office:value="8700" calcext:value-type="float">
            <text:p>8700</text:p>
          </table:table-cell>
          <table:table-cell table:style-name="ce8" office:value-type="float" office:value="251198116" calcext:value-type="float">
            <text:p>251198116</text:p>
          </table:table-cell>
          <table:table-cell table:style-name="ce8" office:value-type="float" office:value="146329365" calcext:value-type="float">
            <text:p>146329365</text:p>
          </table:table-cell>
          <table:table-cell table:style-name="ce8" office:value-type="float" office:value="53474080" calcext:value-type="float">
            <text:p>53474080</text:p>
          </table:table-cell>
          <table:table-cell table:style-name="ce8" office:value-type="float" office:value="2329358" calcext:value-type="float">
            <text:p>2329358</text:p>
          </table:table-cell>
          <table:table-cell table:style-name="ce8" office:value-type="float" office:value="1389418" calcext:value-type="float">
            <text:p>1389418</text:p>
          </table:table-cell>
          <table:table-cell table:style-name="ce8" office:value-type="float" office:value="1840653" calcext:value-type="float">
            <text:p>1840653</text:p>
          </table:table-cell>
          <table:table-cell table:style-name="ce8" office:value-type="float" office:value="1891699" calcext:value-type="float">
            <text:p>1891699</text:p>
          </table:table-cell>
          <table:table-cell table:style-name="ce5" table:formula="of:=AVERAGE([.$B176:.$H176])" office:value-type="float" office:value="65493241.2857143" calcext:value-type="float">
            <text:p>65493241</text:p>
          </table:table-cell>
          <table:table-cell table:style-name="ce5" table:formula="of:=AVERAGE([.$F176:.$H176])" office:value-type="float" office:value="1707256.66666667" calcext:value-type="float">
            <text:p>1707257</text:p>
          </table:table-cell>
          <table:table-cell table:number-columns-repeated="1014"/>
        </table:table-row>
        <table:table-row table:style-name="ro2">
          <table:table-cell table:style-name="ce8" office:value-type="float" office:value="8750" calcext:value-type="float">
            <text:p>8750</text:p>
          </table:table-cell>
          <table:table-cell table:style-name="ce8" office:value-type="float" office:value="356303409" calcext:value-type="float">
            <text:p>356303409</text:p>
          </table:table-cell>
          <table:table-cell table:style-name="ce8" office:value-type="float" office:value="143913039" calcext:value-type="float">
            <text:p>143913039</text:p>
          </table:table-cell>
          <table:table-cell table:style-name="ce8" office:value-type="float" office:value="103465811" calcext:value-type="float">
            <text:p>103465811</text:p>
          </table:table-cell>
          <table:table-cell table:style-name="ce8" office:value-type="float" office:value="8613677" calcext:value-type="float">
            <text:p>8613677</text:p>
          </table:table-cell>
          <table:table-cell table:style-name="ce8" office:value-type="float" office:value="3400800" calcext:value-type="float">
            <text:p>3400800</text:p>
          </table:table-cell>
          <table:table-cell table:style-name="ce8" office:value-type="float" office:value="1699744" calcext:value-type="float">
            <text:p>1699744</text:p>
          </table:table-cell>
          <table:table-cell table:style-name="ce8" office:value-type="float" office:value="2151174" calcext:value-type="float">
            <text:p>2151174</text:p>
          </table:table-cell>
          <table:table-cell table:style-name="ce5" table:formula="of:=AVERAGE([.$B177:.$H177])" office:value-type="float" office:value="88506807.7142857" calcext:value-type="float">
            <text:p>88506808</text:p>
          </table:table-cell>
          <table:table-cell table:style-name="ce5" table:formula="of:=AVERAGE([.$F177:.$H177])" office:value-type="float" office:value="2417239.33333333" calcext:value-type="float">
            <text:p>2417239</text:p>
          </table:table-cell>
          <table:table-cell table:number-columns-repeated="1014"/>
        </table:table-row>
        <table:table-row table:style-name="ro2">
          <table:table-cell table:style-name="ce8" office:value-type="float" office:value="8800" calcext:value-type="float">
            <text:p>8800</text:p>
          </table:table-cell>
          <table:table-cell table:style-name="ce8" office:value-type="float" office:value="236398022" calcext:value-type="float">
            <text:p>236398022</text:p>
          </table:table-cell>
          <table:table-cell table:style-name="ce8" office:value-type="float" office:value="145437532" calcext:value-type="float">
            <text:p>145437532</text:p>
          </table:table-cell>
          <table:table-cell table:style-name="ce8" office:value-type="float" office:value="61595372" calcext:value-type="float">
            <text:p>61595372</text:p>
          </table:table-cell>
          <table:table-cell table:style-name="ce8" office:value-type="float" office:value="2498108" calcext:value-type="float">
            <text:p>2498108</text:p>
          </table:table-cell>
          <table:table-cell table:style-name="ce8" office:value-type="float" office:value="1361712" calcext:value-type="float">
            <text:p>1361712</text:p>
          </table:table-cell>
          <table:table-cell table:style-name="ce8" office:value-type="float" office:value="1876109" calcext:value-type="float">
            <text:p>1876109</text:p>
          </table:table-cell>
          <table:table-cell table:style-name="ce8" office:value-type="float" office:value="1732610" calcext:value-type="float">
            <text:p>1732610</text:p>
          </table:table-cell>
          <table:table-cell table:style-name="ce5" table:formula="of:=AVERAGE([.$B178:.$H178])" office:value-type="float" office:value="64414209.2857143" calcext:value-type="float">
            <text:p>64414209</text:p>
          </table:table-cell>
          <table:table-cell table:style-name="ce5" table:formula="of:=AVERAGE([.$F178:.$H178])" office:value-type="float" office:value="1656810.33333333" calcext:value-type="float">
            <text:p>1656810</text:p>
          </table:table-cell>
          <table:table-cell table:number-columns-repeated="1014"/>
        </table:table-row>
        <table:table-row table:style-name="ro2">
          <table:table-cell table:style-name="ce8" office:value-type="float" office:value="8850" calcext:value-type="float">
            <text:p>8850</text:p>
          </table:table-cell>
          <table:table-cell table:style-name="ce8" office:value-type="float" office:value="230975370" calcext:value-type="float">
            <text:p>230975370</text:p>
          </table:table-cell>
          <table:table-cell table:style-name="ce8" office:value-type="float" office:value="146334242" calcext:value-type="float">
            <text:p>146334242</text:p>
          </table:table-cell>
          <table:table-cell table:style-name="ce8" office:value-type="float" office:value="61723861" calcext:value-type="float">
            <text:p>61723861</text:p>
          </table:table-cell>
          <table:table-cell table:style-name="ce8" office:value-type="float" office:value="2356910" calcext:value-type="float">
            <text:p>2356910</text:p>
          </table:table-cell>
          <table:table-cell table:style-name="ce8" office:value-type="float" office:value="1143275" calcext:value-type="float">
            <text:p>1143275</text:p>
          </table:table-cell>
          <table:table-cell table:style-name="ce8" office:value-type="float" office:value="1475118" calcext:value-type="float">
            <text:p>1475118</text:p>
          </table:table-cell>
          <table:table-cell table:style-name="ce8" office:value-type="float" office:value="1710708" calcext:value-type="float">
            <text:p>1710708</text:p>
          </table:table-cell>
          <table:table-cell table:style-name="ce5" table:formula="of:=AVERAGE([.$B179:.$H179])" office:value-type="float" office:value="63674212" calcext:value-type="float">
            <text:p>63674212</text:p>
          </table:table-cell>
          <table:table-cell table:style-name="ce5" table:formula="of:=AVERAGE([.$F179:.$H179])" office:value-type="float" office:value="1443033.66666667" calcext:value-type="float">
            <text:p>1443034</text:p>
          </table:table-cell>
          <table:table-cell table:number-columns-repeated="1014"/>
        </table:table-row>
        <table:table-row table:style-name="ro2">
          <table:table-cell table:style-name="ce8" office:value-type="float" office:value="8900" calcext:value-type="float">
            <text:p>8900</text:p>
          </table:table-cell>
          <table:table-cell table:style-name="ce8" office:value-type="float" office:value="330989416" calcext:value-type="float">
            <text:p>330989416</text:p>
          </table:table-cell>
          <table:table-cell table:style-name="ce8" office:value-type="float" office:value="147144891" calcext:value-type="float">
            <text:p>147144891</text:p>
          </table:table-cell>
          <table:table-cell table:style-name="ce8" office:value-type="float" office:value="83233623" calcext:value-type="float">
            <text:p>83233623</text:p>
          </table:table-cell>
          <table:table-cell table:style-name="ce8" office:value-type="float" office:value="2993799" calcext:value-type="float">
            <text:p>2993799</text:p>
          </table:table-cell>
          <table:table-cell table:style-name="ce8" office:value-type="float" office:value="1489342" calcext:value-type="float">
            <text:p>1489342</text:p>
          </table:table-cell>
          <table:table-cell table:style-name="ce8" office:value-type="float" office:value="1509081" calcext:value-type="float">
            <text:p>1509081</text:p>
          </table:table-cell>
          <table:table-cell table:style-name="ce8" office:value-type="float" office:value="1616673" calcext:value-type="float">
            <text:p>1616673</text:p>
          </table:table-cell>
          <table:table-cell table:style-name="ce5" table:formula="of:=AVERAGE([.$B180:.$H180])" office:value-type="float" office:value="81282403.5714286" calcext:value-type="float">
            <text:p>81282404</text:p>
          </table:table-cell>
          <table:table-cell table:style-name="ce5" table:formula="of:=AVERAGE([.$F180:.$H180])" office:value-type="float" office:value="1538365.33333333" calcext:value-type="float">
            <text:p>1538365</text:p>
          </table:table-cell>
          <table:table-cell table:number-columns-repeated="1014"/>
        </table:table-row>
        <table:table-row table:style-name="ro2">
          <table:table-cell table:style-name="ce8" office:value-type="float" office:value="8950" calcext:value-type="float">
            <text:p>8950</text:p>
          </table:table-cell>
          <table:table-cell table:style-name="ce8" office:value-type="float" office:value="240263129" calcext:value-type="float">
            <text:p>240263129</text:p>
          </table:table-cell>
          <table:table-cell table:style-name="ce8" office:value-type="float" office:value="153720462" calcext:value-type="float">
            <text:p>153720462</text:p>
          </table:table-cell>
          <table:table-cell table:style-name="ce8" office:value-type="float" office:value="58521067" calcext:value-type="float">
            <text:p>58521067</text:p>
          </table:table-cell>
          <table:table-cell table:style-name="ce8" office:value-type="float" office:value="2393575" calcext:value-type="float">
            <text:p>2393575</text:p>
          </table:table-cell>
          <table:table-cell table:style-name="ce8" office:value-type="float" office:value="1252882" calcext:value-type="float">
            <text:p>1252882</text:p>
          </table:table-cell>
          <table:table-cell table:style-name="ce8" office:value-type="float" office:value="1756548" calcext:value-type="float">
            <text:p>1756548</text:p>
          </table:table-cell>
          <table:table-cell table:style-name="ce8" office:value-type="float" office:value="2174652" calcext:value-type="float">
            <text:p>2174652</text:p>
          </table:table-cell>
          <table:table-cell table:style-name="ce5" table:formula="of:=AVERAGE([.$B181:.$H181])" office:value-type="float" office:value="65726045" calcext:value-type="float">
            <text:p>65726045</text:p>
          </table:table-cell>
          <table:table-cell table:style-name="ce5" table:formula="of:=AVERAGE([.$F181:.$H181])" office:value-type="float" office:value="1728027.33333333" calcext:value-type="float">
            <text:p>1728027</text:p>
          </table:table-cell>
          <table:table-cell table:number-columns-repeated="1014"/>
        </table:table-row>
        <table:table-row table:style-name="ro2">
          <table:table-cell table:style-name="ce8" office:value-type="float" office:value="9000" calcext:value-type="float">
            <text:p>9000</text:p>
          </table:table-cell>
          <table:table-cell table:style-name="ce8" office:value-type="float" office:value="246741700" calcext:value-type="float">
            <text:p>246741700</text:p>
          </table:table-cell>
          <table:table-cell table:style-name="ce8" office:value-type="float" office:value="157453940" calcext:value-type="float">
            <text:p>157453940</text:p>
          </table:table-cell>
          <table:table-cell table:style-name="ce8" office:value-type="float" office:value="49672460" calcext:value-type="float">
            <text:p>49672460</text:p>
          </table:table-cell>
          <table:table-cell table:style-name="ce8" office:value-type="float" office:value="2716832" calcext:value-type="float">
            <text:p>2716832</text:p>
          </table:table-cell>
          <table:table-cell table:style-name="ce8" office:value-type="float" office:value="1595047" calcext:value-type="float">
            <text:p>1595047</text:p>
          </table:table-cell>
          <table:table-cell table:style-name="ce8" office:value-type="float" office:value="2025941" calcext:value-type="float">
            <text:p>2025941</text:p>
          </table:table-cell>
          <table:table-cell table:style-name="ce8" office:value-type="float" office:value="1852378" calcext:value-type="float">
            <text:p>1852378</text:p>
          </table:table-cell>
          <table:table-cell table:style-name="ce5" table:formula="of:=AVERAGE([.$B182:.$H182])" office:value-type="float" office:value="66008328.2857143" calcext:value-type="float">
            <text:p>66008328</text:p>
          </table:table-cell>
          <table:table-cell table:style-name="ce5" table:formula="of:=AVERAGE([.$F182:.$H182])" office:value-type="float" office:value="1824455.33333333" calcext:value-type="float">
            <text:p>1824455</text:p>
          </table:table-cell>
          <table:table-cell table:number-columns-repeated="1014"/>
        </table:table-row>
        <table:table-row table:style-name="ro2">
          <table:table-cell table:style-name="ce8" office:value-type="float" office:value="9050" calcext:value-type="float">
            <text:p>9050</text:p>
          </table:table-cell>
          <table:table-cell table:style-name="ce8" office:value-type="float" office:value="377394142" calcext:value-type="float">
            <text:p>377394142</text:p>
          </table:table-cell>
          <table:table-cell table:style-name="ce8" office:value-type="float" office:value="158918158" calcext:value-type="float">
            <text:p>158918158</text:p>
          </table:table-cell>
          <table:table-cell table:style-name="ce8" office:value-type="float" office:value="132613990" calcext:value-type="float">
            <text:p>132613990</text:p>
          </table:table-cell>
          <table:table-cell table:style-name="ce8" office:value-type="float" office:value="3509842" calcext:value-type="float">
            <text:p>3509842</text:p>
          </table:table-cell>
          <table:table-cell table:style-name="ce8" office:value-type="float" office:value="1339560" calcext:value-type="float">
            <text:p>1339560</text:p>
          </table:table-cell>
          <table:table-cell table:style-name="ce8" office:value-type="float" office:value="1841866" calcext:value-type="float">
            <text:p>1841866</text:p>
          </table:table-cell>
          <table:table-cell table:style-name="ce8" office:value-type="float" office:value="1716276" calcext:value-type="float">
            <text:p>1716276</text:p>
          </table:table-cell>
          <table:table-cell table:style-name="ce5" table:formula="of:=AVERAGE([.$B183:.$H183])" office:value-type="float" office:value="96761976.2857143" calcext:value-type="float">
            <text:p>96761976</text:p>
          </table:table-cell>
          <table:table-cell table:style-name="ce5" table:formula="of:=AVERAGE([.$F183:.$H183])" office:value-type="float" office:value="1632567.33333333" calcext:value-type="float">
            <text:p>1632567</text:p>
          </table:table-cell>
          <table:table-cell table:number-columns-repeated="1014"/>
        </table:table-row>
        <table:table-row table:style-name="ro2">
          <table:table-cell table:style-name="ce8" office:value-type="float" office:value="9100" calcext:value-type="float">
            <text:p>9100</text:p>
          </table:table-cell>
          <table:table-cell table:style-name="ce8" office:value-type="float" office:value="228035768" calcext:value-type="float">
            <text:p>228035768</text:p>
          </table:table-cell>
          <table:table-cell table:style-name="ce8" office:value-type="float" office:value="153694306" calcext:value-type="float">
            <text:p>153694306</text:p>
          </table:table-cell>
          <table:table-cell table:style-name="ce8" office:value-type="float" office:value="53435942" calcext:value-type="float">
            <text:p>53435942</text:p>
          </table:table-cell>
          <table:table-cell table:style-name="ce8" office:value-type="float" office:value="1992429" calcext:value-type="float">
            <text:p>1992429</text:p>
          </table:table-cell>
          <table:table-cell table:style-name="ce8" office:value-type="float" office:value="1376614" calcext:value-type="float">
            <text:p>1376614</text:p>
          </table:table-cell>
          <table:table-cell table:style-name="ce8" office:value-type="float" office:value="1687689" calcext:value-type="float">
            <text:p>1687689</text:p>
          </table:table-cell>
          <table:table-cell table:style-name="ce8" office:value-type="float" office:value="1902211" calcext:value-type="float">
            <text:p>1902211</text:p>
          </table:table-cell>
          <table:table-cell table:style-name="ce5" table:formula="of:=AVERAGE([.$B184:.$H184])" office:value-type="float" office:value="63160708.4285714" calcext:value-type="float">
            <text:p>63160708</text:p>
          </table:table-cell>
          <table:table-cell table:style-name="ce5" table:formula="of:=AVERAGE([.$F184:.$H184])" office:value-type="float" office:value="1655504.66666667" calcext:value-type="float">
            <text:p>1655505</text:p>
          </table:table-cell>
          <table:table-cell table:number-columns-repeated="1014"/>
        </table:table-row>
        <table:table-row table:style-name="ro2">
          <table:table-cell table:style-name="ce8" office:value-type="float" office:value="9150" calcext:value-type="float">
            <text:p>9150</text:p>
          </table:table-cell>
          <table:table-cell table:style-name="ce8" office:value-type="float" office:value="335153967" calcext:value-type="float">
            <text:p>335153967</text:p>
          </table:table-cell>
          <table:table-cell table:style-name="ce8" office:value-type="float" office:value="304715739" calcext:value-type="float">
            <text:p>304715739</text:p>
          </table:table-cell>
          <table:table-cell table:style-name="ce8" office:value-type="float" office:value="97671565" calcext:value-type="float">
            <text:p>97671565</text:p>
          </table:table-cell>
          <table:table-cell table:style-name="ce8" office:value-type="float" office:value="3162078" calcext:value-type="float">
            <text:p>3162078</text:p>
          </table:table-cell>
          <table:table-cell table:style-name="ce8" office:value-type="float" office:value="1684319" calcext:value-type="float">
            <text:p>1684319</text:p>
          </table:table-cell>
          <table:table-cell table:style-name="ce8" office:value-type="float" office:value="1806130" calcext:value-type="float">
            <text:p>1806130</text:p>
          </table:table-cell>
          <table:table-cell table:style-name="ce8" office:value-type="float" office:value="2061014" calcext:value-type="float">
            <text:p>2061014</text:p>
          </table:table-cell>
          <table:table-cell table:style-name="ce5" table:formula="of:=AVERAGE([.$B185:.$H185])" office:value-type="float" office:value="106607830.285714" calcext:value-type="float">
            <text:p>106607830</text:p>
          </table:table-cell>
          <table:table-cell table:style-name="ce5" table:formula="of:=AVERAGE([.$F185:.$H185])" office:value-type="float" office:value="1850487.66666667" calcext:value-type="float">
            <text:p>1850488</text:p>
          </table:table-cell>
          <table:table-cell table:number-columns-repeated="1014"/>
        </table:table-row>
        <table:table-row table:style-name="ro2">
          <table:table-cell table:style-name="ce8" office:value-type="float" office:value="9200" calcext:value-type="float">
            <text:p>9200</text:p>
          </table:table-cell>
          <table:table-cell table:style-name="ce8" office:value-type="float" office:value="409193880" calcext:value-type="float">
            <text:p>409193880</text:p>
          </table:table-cell>
          <table:table-cell table:style-name="ce8" office:value-type="float" office:value="218053384" calcext:value-type="float">
            <text:p>218053384</text:p>
          </table:table-cell>
          <table:table-cell table:style-name="ce8" office:value-type="float" office:value="63495550" calcext:value-type="float">
            <text:p>63495550</text:p>
          </table:table-cell>
          <table:table-cell table:style-name="ce8" office:value-type="float" office:value="2385420" calcext:value-type="float">
            <text:p>2385420</text:p>
          </table:table-cell>
          <table:table-cell table:style-name="ce8" office:value-type="float" office:value="1727629" calcext:value-type="float">
            <text:p>1727629</text:p>
          </table:table-cell>
          <table:table-cell table:style-name="ce8" office:value-type="float" office:value="1796172" calcext:value-type="float">
            <text:p>1796172</text:p>
          </table:table-cell>
          <table:table-cell table:style-name="ce8" office:value-type="float" office:value="2301547" calcext:value-type="float">
            <text:p>2301547</text:p>
          </table:table-cell>
          <table:table-cell table:style-name="ce5" table:formula="of:=AVERAGE([.$B186:.$H186])" office:value-type="float" office:value="99850511.7142857" calcext:value-type="float">
            <text:p>99850512</text:p>
          </table:table-cell>
          <table:table-cell table:style-name="ce5" table:formula="of:=AVERAGE([.$F186:.$H186])" office:value-type="float" office:value="1941782.66666667" calcext:value-type="float">
            <text:p>1941783</text:p>
          </table:table-cell>
          <table:table-cell table:number-columns-repeated="1014"/>
        </table:table-row>
        <table:table-row table:style-name="ro2">
          <table:table-cell table:style-name="ce8" office:value-type="float" office:value="9250" calcext:value-type="float">
            <text:p>9250</text:p>
          </table:table-cell>
          <table:table-cell table:style-name="ce8" office:value-type="float" office:value="289447282" calcext:value-type="float">
            <text:p>289447282</text:p>
          </table:table-cell>
          <table:table-cell table:style-name="ce8" office:value-type="float" office:value="160741548" calcext:value-type="float">
            <text:p>160741548</text:p>
          </table:table-cell>
          <table:table-cell table:style-name="ce8" office:value-type="float" office:value="65321981" calcext:value-type="float">
            <text:p>65321981</text:p>
          </table:table-cell>
          <table:table-cell table:style-name="ce8" office:value-type="float" office:value="4511393" calcext:value-type="float">
            <text:p>4511393</text:p>
          </table:table-cell>
          <table:table-cell table:style-name="ce8" office:value-type="float" office:value="1596972" calcext:value-type="float">
            <text:p>1596972</text:p>
          </table:table-cell>
          <table:table-cell table:style-name="ce8" office:value-type="float" office:value="1679202" calcext:value-type="float">
            <text:p>1679202</text:p>
          </table:table-cell>
          <table:table-cell table:style-name="ce8" office:value-type="float" office:value="1848262" calcext:value-type="float">
            <text:p>1848262</text:p>
          </table:table-cell>
          <table:table-cell table:style-name="ce5" table:formula="of:=AVERAGE([.$B187:.$H187])" office:value-type="float" office:value="75020948.5714286" calcext:value-type="float">
            <text:p>75020949</text:p>
          </table:table-cell>
          <table:table-cell table:style-name="ce5" table:formula="of:=AVERAGE([.$F187:.$H187])" office:value-type="float" office:value="1708145.33333333" calcext:value-type="float">
            <text:p>1708145</text:p>
          </table:table-cell>
          <table:table-cell table:number-columns-repeated="1014"/>
        </table:table-row>
        <table:table-row table:style-name="ro2">
          <table:table-cell table:style-name="ce8" office:value-type="float" office:value="9300" calcext:value-type="float">
            <text:p>9300</text:p>
          </table:table-cell>
          <table:table-cell table:style-name="ce8" office:value-type="float" office:value="254294913" calcext:value-type="float">
            <text:p>254294913</text:p>
          </table:table-cell>
          <table:table-cell table:style-name="ce8" office:value-type="float" office:value="161462307" calcext:value-type="float">
            <text:p>161462307</text:p>
          </table:table-cell>
          <table:table-cell table:style-name="ce8" office:value-type="float" office:value="80671283" calcext:value-type="float">
            <text:p>80671283</text:p>
          </table:table-cell>
          <table:table-cell table:style-name="ce8" office:value-type="float" office:value="2409787" calcext:value-type="float">
            <text:p>2409787</text:p>
          </table:table-cell>
          <table:table-cell table:style-name="ce8" office:value-type="float" office:value="1209094" calcext:value-type="float">
            <text:p>1209094</text:p>
          </table:table-cell>
          <table:table-cell table:style-name="ce8" office:value-type="float" office:value="1730400" calcext:value-type="float">
            <text:p>1730400</text:p>
          </table:table-cell>
          <table:table-cell table:style-name="ce8" office:value-type="float" office:value="1858154" calcext:value-type="float">
            <text:p>1858154</text:p>
          </table:table-cell>
          <table:table-cell table:style-name="ce5" table:formula="of:=AVERAGE([.$B188:.$H188])" office:value-type="float" office:value="71947991.1428572" calcext:value-type="float">
            <text:p>71947991</text:p>
          </table:table-cell>
          <table:table-cell table:style-name="ce5" table:formula="of:=AVERAGE([.$F188:.$H188])" office:value-type="float" office:value="1599216" calcext:value-type="float">
            <text:p>1599216</text:p>
          </table:table-cell>
          <table:table-cell table:number-columns-repeated="1014"/>
        </table:table-row>
        <table:table-row table:style-name="ro2">
          <table:table-cell table:style-name="ce8" office:value-type="float" office:value="9350" calcext:value-type="float">
            <text:p>9350</text:p>
          </table:table-cell>
          <table:table-cell table:style-name="ce8" office:value-type="float" office:value="259339367" calcext:value-type="float">
            <text:p>259339367</text:p>
          </table:table-cell>
          <table:table-cell table:style-name="ce8" office:value-type="float" office:value="162530034" calcext:value-type="float">
            <text:p>162530034</text:p>
          </table:table-cell>
          <table:table-cell table:style-name="ce8" office:value-type="float" office:value="59696242" calcext:value-type="float">
            <text:p>59696242</text:p>
          </table:table-cell>
          <table:table-cell table:style-name="ce8" office:value-type="float" office:value="2295422" calcext:value-type="float">
            <text:p>2295422</text:p>
          </table:table-cell>
          <table:table-cell table:style-name="ce8" office:value-type="float" office:value="1323315" calcext:value-type="float">
            <text:p>1323315</text:p>
          </table:table-cell>
          <table:table-cell table:style-name="ce8" office:value-type="float" office:value="2139217" calcext:value-type="float">
            <text:p>2139217</text:p>
          </table:table-cell>
          <table:table-cell table:style-name="ce8" office:value-type="float" office:value="3155622" calcext:value-type="float">
            <text:p>3155622</text:p>
          </table:table-cell>
          <table:table-cell table:style-name="ce5" table:formula="of:=AVERAGE([.$B189:.$H189])" office:value-type="float" office:value="70068459.8571429" calcext:value-type="float">
            <text:p>70068460</text:p>
          </table:table-cell>
          <table:table-cell table:style-name="ce5" table:formula="of:=AVERAGE([.$F189:.$H189])" office:value-type="float" office:value="2206051.33333333" calcext:value-type="float">
            <text:p>2206051</text:p>
          </table:table-cell>
          <table:table-cell table:number-columns-repeated="1014"/>
        </table:table-row>
        <table:table-row table:style-name="ro2">
          <table:table-cell table:style-name="ce8" office:value-type="float" office:value="9400" calcext:value-type="float">
            <text:p>9400</text:p>
          </table:table-cell>
          <table:table-cell table:style-name="ce8" office:value-type="float" office:value="247136277" calcext:value-type="float">
            <text:p>247136277</text:p>
          </table:table-cell>
          <table:table-cell table:style-name="ce8" office:value-type="float" office:value="171678935" calcext:value-type="float">
            <text:p>171678935</text:p>
          </table:table-cell>
          <table:table-cell table:style-name="ce8" office:value-type="float" office:value="73628238" calcext:value-type="float">
            <text:p>73628238</text:p>
          </table:table-cell>
          <table:table-cell table:style-name="ce8" office:value-type="float" office:value="2418991" calcext:value-type="float">
            <text:p>2418991</text:p>
          </table:table-cell>
          <table:table-cell table:style-name="ce8" office:value-type="float" office:value="1607415" calcext:value-type="float">
            <text:p>1607415</text:p>
          </table:table-cell>
          <table:table-cell table:style-name="ce8" office:value-type="float" office:value="2001005" calcext:value-type="float">
            <text:p>2001005</text:p>
          </table:table-cell>
          <table:table-cell table:style-name="ce8" office:value-type="float" office:value="1978814" calcext:value-type="float">
            <text:p>1978814</text:p>
          </table:table-cell>
          <table:table-cell table:style-name="ce5" table:formula="of:=AVERAGE([.$B190:.$H190])" office:value-type="float" office:value="71492810.7142857" calcext:value-type="float">
            <text:p>71492811</text:p>
          </table:table-cell>
          <table:table-cell table:style-name="ce5" table:formula="of:=AVERAGE([.$F190:.$H190])" office:value-type="float" office:value="1862411.33333333" calcext:value-type="float">
            <text:p>1862411</text:p>
          </table:table-cell>
          <table:table-cell table:number-columns-repeated="1014"/>
        </table:table-row>
        <table:table-row table:style-name="ro2"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271186502" calcext:value-type="float">
            <text:p>271186502</text:p>
          </table:table-cell>
          <table:table-cell table:style-name="ce8" office:value-type="float" office:value="168657831" calcext:value-type="float">
            <text:p>168657831</text:p>
          </table:table-cell>
          <table:table-cell table:style-name="ce8" office:value-type="float" office:value="69843436" calcext:value-type="float">
            <text:p>69843436</text:p>
          </table:table-cell>
          <table:table-cell table:style-name="ce8" office:value-type="float" office:value="2531583" calcext:value-type="float">
            <text:p>2531583</text:p>
          </table:table-cell>
          <table:table-cell table:style-name="ce8" office:value-type="float" office:value="1699529" calcext:value-type="float">
            <text:p>1699529</text:p>
          </table:table-cell>
          <table:table-cell table:style-name="ce8" office:value-type="float" office:value="1688202" calcext:value-type="float">
            <text:p>1688202</text:p>
          </table:table-cell>
          <table:table-cell table:style-name="ce8" office:value-type="float" office:value="1892687" calcext:value-type="float">
            <text:p>1892687</text:p>
          </table:table-cell>
          <table:table-cell table:style-name="ce5" table:formula="of:=AVERAGE([.$B191:.$H191])" office:value-type="float" office:value="73928538.5714286" calcext:value-type="float">
            <text:p>73928539</text:p>
          </table:table-cell>
          <table:table-cell table:style-name="ce5" table:formula="of:=AVERAGE([.$F191:.$H191])" office:value-type="float" office:value="1760139.33333333" calcext:value-type="float">
            <text:p>1760139</text:p>
          </table:table-cell>
          <table:table-cell table:number-columns-repeated="1014"/>
        </table:table-row>
        <table:table-row table:style-name="ro2">
          <table:table-cell table:style-name="ce8" office:value-type="float" office:value="9500" calcext:value-type="float">
            <text:p>9500</text:p>
          </table:table-cell>
          <table:table-cell table:style-name="ce8" office:value-type="float" office:value="279613084" calcext:value-type="float">
            <text:p>279613084</text:p>
          </table:table-cell>
          <table:table-cell table:style-name="ce8" office:value-type="float" office:value="170526667" calcext:value-type="float">
            <text:p>170526667</text:p>
          </table:table-cell>
          <table:table-cell table:style-name="ce8" office:value-type="float" office:value="77191673" calcext:value-type="float">
            <text:p>77191673</text:p>
          </table:table-cell>
          <table:table-cell table:style-name="ce8" office:value-type="float" office:value="3488099" calcext:value-type="float">
            <text:p>3488099</text:p>
          </table:table-cell>
          <table:table-cell table:style-name="ce8" office:value-type="float" office:value="2949139" calcext:value-type="float">
            <text:p>2949139</text:p>
          </table:table-cell>
          <table:table-cell table:style-name="ce8" office:value-type="float" office:value="2354626" calcext:value-type="float">
            <text:p>2354626</text:p>
          </table:table-cell>
          <table:table-cell table:style-name="ce8" office:value-type="float" office:value="2297363" calcext:value-type="float">
            <text:p>2297363</text:p>
          </table:table-cell>
          <table:table-cell table:style-name="ce5" table:formula="of:=AVERAGE([.$B192:.$H192])" office:value-type="float" office:value="76917235.8571429" calcext:value-type="float">
            <text:p>76917236</text:p>
          </table:table-cell>
          <table:table-cell table:style-name="ce5" table:formula="of:=AVERAGE([.$F192:.$H192])" office:value-type="float" office:value="2533709.33333333" calcext:value-type="float">
            <text:p>2533709</text:p>
          </table:table-cell>
          <table:table-cell table:number-columns-repeated="1014"/>
        </table:table-row>
        <table:table-row table:style-name="ro2">
          <table:table-cell table:style-name="ce8" office:value-type="float" office:value="9550" calcext:value-type="float">
            <text:p>9550</text:p>
          </table:table-cell>
          <table:table-cell table:style-name="ce8" office:value-type="float" office:value="416502950" calcext:value-type="float">
            <text:p>416502950</text:p>
          </table:table-cell>
          <table:table-cell table:style-name="ce8" office:value-type="float" office:value="171071881" calcext:value-type="float">
            <text:p>171071881</text:p>
          </table:table-cell>
          <table:table-cell table:style-name="ce8" office:value-type="float" office:value="125212041" calcext:value-type="float">
            <text:p>125212041</text:p>
          </table:table-cell>
          <table:table-cell table:style-name="ce8" office:value-type="float" office:value="3371932" calcext:value-type="float">
            <text:p>3371932</text:p>
          </table:table-cell>
          <table:table-cell table:style-name="ce8" office:value-type="float" office:value="1397237" calcext:value-type="float">
            <text:p>1397237</text:p>
          </table:table-cell>
          <table:table-cell table:style-name="ce8" office:value-type="float" office:value="1723714" calcext:value-type="float">
            <text:p>1723714</text:p>
          </table:table-cell>
          <table:table-cell table:style-name="ce8" office:value-type="float" office:value="1863621" calcext:value-type="float">
            <text:p>1863621</text:p>
          </table:table-cell>
          <table:table-cell table:style-name="ce5" table:formula="of:=AVERAGE([.$B193:.$H193])" office:value-type="float" office:value="103020482.285714" calcext:value-type="float">
            <text:p>103020482</text:p>
          </table:table-cell>
          <table:table-cell table:style-name="ce5" table:formula="of:=AVERAGE([.$F193:.$H193])" office:value-type="float" office:value="1661524" calcext:value-type="float">
            <text:p>1661524</text:p>
          </table:table-cell>
          <table:table-cell table:number-columns-repeated="1014"/>
        </table:table-row>
        <table:table-row table:style-name="ro2">
          <table:table-cell table:style-name="ce8" office:value-type="float" office:value="9600" calcext:value-type="float">
            <text:p>9600</text:p>
          </table:table-cell>
          <table:table-cell table:style-name="ce8" office:value-type="float" office:value="272853253" calcext:value-type="float">
            <text:p>272853253</text:p>
          </table:table-cell>
          <table:table-cell table:style-name="ce8" office:value-type="float" office:value="178481016" calcext:value-type="float">
            <text:p>178481016</text:p>
          </table:table-cell>
          <table:table-cell table:style-name="ce8" office:value-type="float" office:value="62816298" calcext:value-type="float">
            <text:p>62816298</text:p>
          </table:table-cell>
          <table:table-cell table:style-name="ce8" office:value-type="float" office:value="2446682" calcext:value-type="float">
            <text:p>2446682</text:p>
          </table:table-cell>
          <table:table-cell table:style-name="ce8" office:value-type="float" office:value="1410953" calcext:value-type="float">
            <text:p>1410953</text:p>
          </table:table-cell>
          <table:table-cell table:style-name="ce8" office:value-type="float" office:value="1711952" calcext:value-type="float">
            <text:p>1711952</text:p>
          </table:table-cell>
          <table:table-cell table:style-name="ce8" office:value-type="float" office:value="1914217" calcext:value-type="float">
            <text:p>1914217</text:p>
          </table:table-cell>
          <table:table-cell table:style-name="ce5" table:formula="of:=AVERAGE([.$B194:.$H194])" office:value-type="float" office:value="74519195.8571429" calcext:value-type="float">
            <text:p>74519196</text:p>
          </table:table-cell>
          <table:table-cell table:style-name="ce5" table:formula="of:=AVERAGE([.$F194:.$H194])" office:value-type="float" office:value="1679040.66666667" calcext:value-type="float">
            <text:p>1679041</text:p>
          </table:table-cell>
          <table:table-cell table:number-columns-repeated="1014"/>
        </table:table-row>
        <table:table-row table:style-name="ro2">
          <table:table-cell table:style-name="ce8" office:value-type="float" office:value="9650" calcext:value-type="float">
            <text:p>9650</text:p>
          </table:table-cell>
          <table:table-cell table:style-name="ce8" office:value-type="float" office:value="270719728" calcext:value-type="float">
            <text:p>270719728</text:p>
          </table:table-cell>
          <table:table-cell table:style-name="ce8" office:value-type="float" office:value="172088140" calcext:value-type="float">
            <text:p>172088140</text:p>
          </table:table-cell>
          <table:table-cell table:style-name="ce8" office:value-type="float" office:value="83736099" calcext:value-type="float">
            <text:p>83736099</text:p>
          </table:table-cell>
          <table:table-cell table:style-name="ce8" office:value-type="float" office:value="2576347" calcext:value-type="float">
            <text:p>2576347</text:p>
          </table:table-cell>
          <table:table-cell table:style-name="ce8" office:value-type="float" office:value="1725632" calcext:value-type="float">
            <text:p>1725632</text:p>
          </table:table-cell>
          <table:table-cell table:style-name="ce8" office:value-type="float" office:value="2243139" calcext:value-type="float">
            <text:p>2243139</text:p>
          </table:table-cell>
          <table:table-cell table:style-name="ce8" office:value-type="float" office:value="2382871" calcext:value-type="float">
            <text:p>2382871</text:p>
          </table:table-cell>
          <table:table-cell table:style-name="ce5" table:formula="of:=AVERAGE([.$B195:.$H195])" office:value-type="float" office:value="76495993.7142857" calcext:value-type="float">
            <text:p>76495994</text:p>
          </table:table-cell>
          <table:table-cell table:style-name="ce5" table:formula="of:=AVERAGE([.$F195:.$H195])" office:value-type="float" office:value="2117214" calcext:value-type="float">
            <text:p>2117214</text:p>
          </table:table-cell>
          <table:table-cell table:number-columns-repeated="1014"/>
        </table:table-row>
        <table:table-row table:style-name="ro2">
          <table:table-cell table:style-name="ce8" office:value-type="float" office:value="9700" calcext:value-type="float">
            <text:p>9700</text:p>
          </table:table-cell>
          <table:table-cell table:style-name="ce8" office:value-type="float" office:value="285145094" calcext:value-type="float">
            <text:p>285145094</text:p>
          </table:table-cell>
          <table:table-cell table:style-name="ce8" office:value-type="float" office:value="175270934" calcext:value-type="float">
            <text:p>175270934</text:p>
          </table:table-cell>
          <table:table-cell table:style-name="ce8" office:value-type="float" office:value="63724184" calcext:value-type="float">
            <text:p>63724184</text:p>
          </table:table-cell>
          <table:table-cell table:style-name="ce8" office:value-type="float" office:value="2481794" calcext:value-type="float">
            <text:p>2481794</text:p>
          </table:table-cell>
          <table:table-cell table:style-name="ce8" office:value-type="float" office:value="1668465" calcext:value-type="float">
            <text:p>1668465</text:p>
          </table:table-cell>
          <table:table-cell table:style-name="ce8" office:value-type="float" office:value="1911969" calcext:value-type="float">
            <text:p>1911969</text:p>
          </table:table-cell>
          <table:table-cell table:style-name="ce8" office:value-type="float" office:value="2171834" calcext:value-type="float">
            <text:p>2171834</text:p>
          </table:table-cell>
          <table:table-cell table:style-name="ce5" table:formula="of:=AVERAGE([.$B196:.$H196])" office:value-type="float" office:value="76053467.7142857" calcext:value-type="float">
            <text:p>76053468</text:p>
          </table:table-cell>
          <table:table-cell table:style-name="ce5" table:formula="of:=AVERAGE([.$F196:.$H196])" office:value-type="float" office:value="1917422.66666667" calcext:value-type="float">
            <text:p>1917423</text:p>
          </table:table-cell>
          <table:table-cell table:number-columns-repeated="1014"/>
        </table:table-row>
        <table:table-row table:style-name="ro2">
          <table:table-cell table:style-name="ce8" office:value-type="float" office:value="9750" calcext:value-type="float">
            <text:p>9750</text:p>
          </table:table-cell>
          <table:table-cell table:style-name="ce8" office:value-type="float" office:value="281875310" calcext:value-type="float">
            <text:p>281875310</text:p>
          </table:table-cell>
          <table:table-cell table:style-name="ce8" office:value-type="float" office:value="177223964" calcext:value-type="float">
            <text:p>177223964</text:p>
          </table:table-cell>
          <table:table-cell table:style-name="ce8" office:value-type="float" office:value="68589268" calcext:value-type="float">
            <text:p>68589268</text:p>
          </table:table-cell>
          <table:table-cell table:style-name="ce8" office:value-type="float" office:value="2716152" calcext:value-type="float">
            <text:p>2716152</text:p>
          </table:table-cell>
          <table:table-cell table:style-name="ce8" office:value-type="float" office:value="1393541" calcext:value-type="float">
            <text:p>1393541</text:p>
          </table:table-cell>
          <table:table-cell table:style-name="ce8" office:value-type="float" office:value="1759237" calcext:value-type="float">
            <text:p>1759237</text:p>
          </table:table-cell>
          <table:table-cell table:style-name="ce8" office:value-type="float" office:value="2113228" calcext:value-type="float">
            <text:p>2113228</text:p>
          </table:table-cell>
          <table:table-cell table:style-name="ce5" table:formula="of:=AVERAGE([.$B197:.$H197])" office:value-type="float" office:value="76524385.7142857" calcext:value-type="float">
            <text:p>76524386</text:p>
          </table:table-cell>
          <table:table-cell table:style-name="ce5" table:formula="of:=AVERAGE([.$F197:.$H197])" office:value-type="float" office:value="1755335.33333333" calcext:value-type="float">
            <text:p>1755335</text:p>
          </table:table-cell>
          <table:table-cell table:number-columns-repeated="1014"/>
        </table:table-row>
        <table:table-row table:style-name="ro2">
          <table:table-cell table:style-name="ce8" office:value-type="float" office:value="9800" calcext:value-type="float">
            <text:p>9800</text:p>
          </table:table-cell>
          <table:table-cell table:style-name="ce8" office:value-type="float" office:value="286445379" calcext:value-type="float">
            <text:p>286445379</text:p>
          </table:table-cell>
          <table:table-cell table:style-name="ce8" office:value-type="float" office:value="183345769" calcext:value-type="float">
            <text:p>183345769</text:p>
          </table:table-cell>
          <table:table-cell table:style-name="ce8" office:value-type="float" office:value="67453861" calcext:value-type="float">
            <text:p>67453861</text:p>
          </table:table-cell>
          <table:table-cell table:style-name="ce8" office:value-type="float" office:value="2640687" calcext:value-type="float">
            <text:p>2640687</text:p>
          </table:table-cell>
          <table:table-cell table:style-name="ce8" office:value-type="float" office:value="1601723" calcext:value-type="float">
            <text:p>1601723</text:p>
          </table:table-cell>
          <table:table-cell table:style-name="ce8" office:value-type="float" office:value="2038594" calcext:value-type="float">
            <text:p>2038594</text:p>
          </table:table-cell>
          <table:table-cell table:style-name="ce8" office:value-type="float" office:value="1814649" calcext:value-type="float">
            <text:p>1814649</text:p>
          </table:table-cell>
          <table:table-cell table:style-name="ce5" table:formula="of:=AVERAGE([.$B198:.$H198])" office:value-type="float" office:value="77905808.8571429" calcext:value-type="float">
            <text:p>77905809</text:p>
          </table:table-cell>
          <table:table-cell table:style-name="ce5" table:formula="of:=AVERAGE([.$F198:.$H198])" office:value-type="float" office:value="1818322" calcext:value-type="float">
            <text:p>1818322</text:p>
          </table:table-cell>
          <table:table-cell table:number-columns-repeated="1014"/>
        </table:table-row>
        <table:table-row table:style-name="ro2"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284185172" calcext:value-type="float">
            <text:p>284185172</text:p>
          </table:table-cell>
          <table:table-cell table:style-name="ce8" office:value-type="float" office:value="188198928" calcext:value-type="float">
            <text:p>188198928</text:p>
          </table:table-cell>
          <table:table-cell table:style-name="ce8" office:value-type="float" office:value="76181107" calcext:value-type="float">
            <text:p>76181107</text:p>
          </table:table-cell>
          <table:table-cell table:style-name="ce8" office:value-type="float" office:value="2582118" calcext:value-type="float">
            <text:p>2582118</text:p>
          </table:table-cell>
          <table:table-cell table:style-name="ce8" office:value-type="float" office:value="1550930" calcext:value-type="float">
            <text:p>1550930</text:p>
          </table:table-cell>
          <table:table-cell table:style-name="ce8" office:value-type="float" office:value="1842035" calcext:value-type="float">
            <text:p>1842035</text:p>
          </table:table-cell>
          <table:table-cell table:style-name="ce8" office:value-type="float" office:value="2039711" calcext:value-type="float">
            <text:p>2039711</text:p>
          </table:table-cell>
          <table:table-cell table:style-name="ce5" table:formula="of:=AVERAGE([.$B199:.$H199])" office:value-type="float" office:value="79511428.7142857" calcext:value-type="float">
            <text:p>79511429</text:p>
          </table:table-cell>
          <table:table-cell table:style-name="ce5" table:formula="of:=AVERAGE([.$F199:.$H199])" office:value-type="float" office:value="1810892" calcext:value-type="float">
            <text:p>1810892</text:p>
          </table:table-cell>
          <table:table-cell table:number-columns-repeated="1014"/>
        </table:table-row>
        <table:table-row table:style-name="ro2">
          <table:table-cell table:style-name="ce8" office:value-type="float" office:value="9900" calcext:value-type="float">
            <text:p>9900</text:p>
          </table:table-cell>
          <table:table-cell table:style-name="ce8" office:value-type="float" office:value="283802674" calcext:value-type="float">
            <text:p>283802674</text:p>
          </table:table-cell>
          <table:table-cell table:style-name="ce8" office:value-type="float" office:value="184709220" calcext:value-type="float">
            <text:p>184709220</text:p>
          </table:table-cell>
          <table:table-cell table:style-name="ce8" office:value-type="float" office:value="62446483" calcext:value-type="float">
            <text:p>62446483</text:p>
          </table:table-cell>
          <table:table-cell table:style-name="ce8" office:value-type="float" office:value="2633972" calcext:value-type="float">
            <text:p>2633972</text:p>
          </table:table-cell>
          <table:table-cell table:style-name="ce8" office:value-type="float" office:value="1789536" calcext:value-type="float">
            <text:p>1789536</text:p>
          </table:table-cell>
          <table:table-cell table:style-name="ce8" office:value-type="float" office:value="1767471" calcext:value-type="float">
            <text:p>1767471</text:p>
          </table:table-cell>
          <table:table-cell table:style-name="ce8" office:value-type="float" office:value="1871676" calcext:value-type="float">
            <text:p>1871676</text:p>
          </table:table-cell>
          <table:table-cell table:style-name="ce5" table:formula="of:=AVERAGE([.$B200:.$H200])" office:value-type="float" office:value="77003004.5714286" calcext:value-type="float">
            <text:p>77003005</text:p>
          </table:table-cell>
          <table:table-cell table:style-name="ce5" table:formula="of:=AVERAGE([.$F200:.$H200])" office:value-type="float" office:value="1809561" calcext:value-type="float">
            <text:p>1809561</text:p>
          </table:table-cell>
          <table:table-cell table:number-columns-repeated="1014"/>
        </table:table-row>
        <table:table-row table:style-name="ro2">
          <table:table-cell table:style-name="ce8" office:value-type="float" office:value="9950" calcext:value-type="float">
            <text:p>9950</text:p>
          </table:table-cell>
          <table:table-cell table:style-name="ce8" office:value-type="float" office:value="294372275" calcext:value-type="float">
            <text:p>294372275</text:p>
          </table:table-cell>
          <table:table-cell table:style-name="ce8" office:value-type="float" office:value="203924436" calcext:value-type="float">
            <text:p>203924436</text:p>
          </table:table-cell>
          <table:table-cell table:style-name="ce8" office:value-type="float" office:value="85151375" calcext:value-type="float">
            <text:p>85151375</text:p>
          </table:table-cell>
          <table:table-cell table:style-name="ce8" office:value-type="float" office:value="2552957" calcext:value-type="float">
            <text:p>2552957</text:p>
          </table:table-cell>
          <table:table-cell table:style-name="ce8" office:value-type="float" office:value="1492643" calcext:value-type="float">
            <text:p>1492643</text:p>
          </table:table-cell>
          <table:table-cell table:style-name="ce8" office:value-type="float" office:value="1918370" calcext:value-type="float">
            <text:p>1918370</text:p>
          </table:table-cell>
          <table:table-cell table:style-name="ce8" office:value-type="float" office:value="2112670" calcext:value-type="float">
            <text:p>2112670</text:p>
          </table:table-cell>
          <table:table-cell table:style-name="ce5" table:formula="of:=AVERAGE([.$B201:.$H201])" office:value-type="float" office:value="84503532.2857143" calcext:value-type="float">
            <text:p>84503532</text:p>
          </table:table-cell>
          <table:table-cell table:style-name="ce5" table:formula="of:=AVERAGE([.$F201:.$H201])" office:value-type="float" office:value="1841227.66666667" calcext:value-type="float">
            <text:p>1841228</text:p>
          </table:table-cell>
          <table:table-cell table:number-columns-repeated="1014"/>
        </table:table-row>
        <table:table-row table:style-name="ro2"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352060069" calcext:value-type="float">
            <text:p>352060069</text:p>
          </table:table-cell>
          <table:table-cell table:style-name="ce8" office:value-type="float" office:value="282632121" calcext:value-type="float">
            <text:p>282632121</text:p>
          </table:table-cell>
          <table:table-cell table:style-name="ce8" office:value-type="float" office:value="119344066" calcext:value-type="float">
            <text:p>119344066</text:p>
          </table:table-cell>
          <table:table-cell table:style-name="ce8" office:value-type="float" office:value="5143569" calcext:value-type="float">
            <text:p>5143569</text:p>
          </table:table-cell>
          <table:table-cell table:style-name="ce8" office:value-type="float" office:value="1834137" calcext:value-type="float">
            <text:p>1834137</text:p>
          </table:table-cell>
          <table:table-cell table:style-name="ce8" office:value-type="float" office:value="2990853" calcext:value-type="float">
            <text:p>2990853</text:p>
          </table:table-cell>
          <table:table-cell table:style-name="ce8" office:value-type="float" office:value="2254025" calcext:value-type="float">
            <text:p>2254025</text:p>
          </table:table-cell>
          <table:table-cell table:style-name="ce5" table:formula="of:=AVERAGE([.$B202:.$H202])" office:value-type="float" office:value="109465548.571429" calcext:value-type="float">
            <text:p>109465549</text:p>
          </table:table-cell>
          <table:table-cell table:style-name="ce5" table:formula="of:=AVERAGE([.$F202:.$H202])" office:value-type="float" office:value="2359671.66666667" calcext:value-type="float">
            <text:p>2359672</text:p>
          </table:table-cell>
          <table:table-cell table:number-columns-repeated="1014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01:12:01.622503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1:12:46.628097889</meta:creation-date>
    <meta:editing-duration>P0D</meta:editing-duration>
    <meta:editing-cycles>1</meta:editing-cycles>
    <meta:generator>LibreOffice/6.1.3.2$Linux_X86_64 LibreOffice_project/10$Build-2</meta:generator>
    <meta:document-statistic meta:table-count="1" meta:cell-count="20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0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45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7.187cm" svg:height="22.576cm" xlink:href=".." xlink:type="simple" chart:class="chart:scatter" chart:style-name="ch1">
        <chart:title svg:x="17.028cm" svg:y="0.587cm" chart:style-name="ch2">
          <text:p>Overall Sorting</text:p>
        </chart:title>
        <chart:legend chart:legend-position="bottom" svg:x="9.453cm" svg:y="21.977cm" style:legend-expansion="wide" chart:style-name="ch3"/>
        <chart:plot-area chart:style-name="ch4" table:cell-range-address="sort.A2:sort.I202 sort.B1:sort.I1" chart:data-source-has-labels="row" svg:x="1.754cm" svg:y="1.817cm" svg:width="34.69cm" svg:height="18.544cm">
          <chartooo:coordinate-region svg:x="3.672cm" svg:y="2.016cm" svg:width="32.632cm" svg:height="17.698cm"/>
          <chart:axis chart:dimension="x" chart:name="primary-x" chart:style-name="ch5">
            <chart:title svg:x="18.063cm" svg:y="20.812cm" chart:style-name="ch6">
              <text:p>Array size (N)</text:p>
            </chart:title>
            <chart:grid chart:style-name="ch7" chart:class="major"/>
          </chart:axis>
          <chart:axis chart:dimension="y" chart:name="primary-y" chart:style-name="ch8">
            <chart:title svg:x="0.451cm" svg:y="11.821cm" chart:style-name="ch9">
              <text:p>Time (ns)</text:p>
            </chart:title>
            <chart:grid chart:style-name="ch7" chart:class="major"/>
          </chart:axis>
          <chart:series chart:style-name="ch10" chart:values-cell-range-address="sort.B2:sort.B202" chart:label-cell-address="sort.B1:sort.B1" chart:class="chart:scatter">
            <chart:domain table:cell-range-address="sort.A2:sort.A202"/>
            <chart:data-point chart:repeated="201"/>
          </chart:series>
          <chart:series chart:style-name="ch11" chart:values-cell-range-address="sort.C2:sort.C202" chart:label-cell-address="sort.C1:sort.C1" chart:class="chart:scatter">
            <chart:data-point chart:repeated="201"/>
          </chart:series>
          <chart:series chart:style-name="ch12" chart:values-cell-range-address="sort.D2:sort.D202" chart:label-cell-address="sort.D1:sort.D1" chart:class="chart:scatter">
            <chart:data-point chart:repeated="201"/>
          </chart:series>
          <chart:series chart:style-name="ch13" chart:values-cell-range-address="sort.E2:sort.E202" chart:label-cell-address="sort.E1:sort.E1" chart:class="chart:scatter">
            <chart:data-point chart:repeated="201"/>
          </chart:series>
          <chart:series chart:style-name="ch14" chart:values-cell-range-address="sort.F2:sort.F202" chart:label-cell-address="sort.F1:sort.F1" chart:class="chart:scatter">
            <chart:data-point chart:repeated="201"/>
          </chart:series>
          <chart:series chart:style-name="ch15" chart:values-cell-range-address="sort.G2:sort.G202" chart:label-cell-address="sort.G1:sort.G1" chart:class="chart:scatter">
            <chart:data-point chart:repeated="201"/>
          </chart:series>
          <chart:series chart:style-name="ch16" chart:values-cell-range-address="sort.H2:sort.H202" chart:label-cell-address="sort.H1:sort.H1" chart:class="chart:scatter">
            <chart:data-point chart:repeated="201"/>
          </chart:series>
          <chart:series chart:style-name="ch17" chart:values-cell-range-address="sort.I2:sort.I202" chart:label-cell-address="sort.I1:sort.I1" chart:class="chart:scatter">
            <chart:data-point chart:repeated="20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</text:p>
                <draw:g>
                  <svg:desc>sort.B1:sort.B1</svg:desc>
                </draw:g>
              </table:table-cell>
              <table:table-cell office:value-type="string">
                <text:p>selection</text:p>
                <draw:g>
                  <svg:desc>sort.C1:sort.C1</svg:desc>
                </draw:g>
              </table:table-cell>
              <table:table-cell office:value-type="string">
                <text:p>insertion</text:p>
                <draw:g>
                  <svg:desc>sort.D1:sort.D1</svg:desc>
                </draw:g>
              </table:table-cell>
              <table:table-cell office:value-type="string">
                <text:p>merge</text:p>
                <draw:g>
                  <svg:desc>sort.E1:sort.E1</svg:desc>
                </draw:g>
              </table:table-cell>
              <table:table-cell office:value-type="string">
                <text:p>quick</text:p>
                <draw:g>
                  <svg:desc>sort.F1:sort.F1</svg:desc>
                </draw:g>
              </table:table-cell>
              <table:table-cell office:value-type="string">
                <text:p>default</text:p>
                <draw:g>
                  <svg:desc>sort.G1:sort.G1</svg:desc>
                </draw:g>
              </table:table-cell>
              <table:table-cell office:value-type="string">
                <text:p>stream</text:p>
                <draw:g>
                  <svg:desc>sort.H1:sort.H1</svg:desc>
                </draw:g>
              </table:table-cell>
              <table:table-cell office:value-type="string">
                <text:p>all average</text:p>
                <draw:g>
                  <svg:desc>sort.I1:sor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A2:sort.A202</svg:desc>
                </draw:g>
              </table:table-cell>
              <table:table-cell office:value-type="float" office:value="8563">
                <text:p>8563</text:p>
                <draw:g>
                  <svg:desc>sort.B2:sort.B202</svg:desc>
                </draw:g>
              </table:table-cell>
              <table:table-cell office:value-type="float" office:value="2419">
                <text:p>2419</text:p>
                <draw:g>
                  <svg:desc>sort.C2:sort.C202</svg:desc>
                </draw:g>
              </table:table-cell>
              <table:table-cell office:value-type="float" office:value="2555">
                <text:p>2555</text:p>
                <draw:g>
                  <svg:desc>sort.D2:sort.D202</svg:desc>
                </draw:g>
              </table:table-cell>
              <table:table-cell office:value-type="float" office:value="3278">
                <text:p>3278</text:p>
                <draw:g>
                  <svg:desc>sort.E2:sort.E202</svg:desc>
                </draw:g>
              </table:table-cell>
              <table:table-cell office:value-type="float" office:value="2885">
                <text:p>2885</text:p>
                <draw:g>
                  <svg:desc>sort.F2:sort.F202</svg:desc>
                </draw:g>
              </table:table-cell>
              <table:table-cell office:value-type="float" office:value="283346">
                <text:p>283346</text:p>
                <draw:g>
                  <svg:desc>sort.G2:sort.G202</svg:desc>
                </draw:g>
              </table:table-cell>
              <table:table-cell office:value-type="float" office:value="8786517">
                <text:p>8786517</text:p>
                <draw:g>
                  <svg:desc>sort.H2:sort.H202</svg:desc>
                </draw:g>
              </table:table-cell>
              <table:table-cell office:value-type="float" office:value="1298509">
                <text:p>1298509</text:p>
                <draw:g>
                  <svg:desc>sort.I2:sort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10259">
                <text:p>410259</text:p>
              </table:table-cell>
              <table:table-cell office:value-type="float" office:value="96404">
                <text:p>96404</text:p>
              </table:table-cell>
              <table:table-cell office:value-type="float" office:value="40243">
                <text:p>40243</text:p>
              </table:table-cell>
              <table:table-cell office:value-type="float" office:value="190100">
                <text:p>190100</text:p>
              </table:table-cell>
              <table:table-cell office:value-type="float" office:value="22151">
                <text:p>22151</text:p>
              </table:table-cell>
              <table:table-cell office:value-type="float" office:value="57370">
                <text:p>57370</text:p>
              </table:table-cell>
              <table:table-cell office:value-type="float" office:value="152591">
                <text:p>152591</text:p>
              </table:table-cell>
              <table:table-cell office:value-type="float" office:value="138445.428571429">
                <text:p>138445.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15498">
                <text:p>315498</text:p>
              </table:table-cell>
              <table:table-cell office:value-type="float" office:value="205524">
                <text:p>205524</text:p>
              </table:table-cell>
              <table:table-cell office:value-type="float" office:value="154373">
                <text:p>154373</text:p>
              </table:table-cell>
              <table:table-cell office:value-type="float" office:value="313092">
                <text:p>313092</text:p>
              </table:table-cell>
              <table:table-cell office:value-type="float" office:value="52376">
                <text:p>52376</text:p>
              </table:table-cell>
              <table:table-cell office:value-type="float" office:value="78827">
                <text:p>78827</text:p>
              </table:table-cell>
              <table:table-cell office:value-type="float" office:value="274530">
                <text:p>274530</text:p>
              </table:table-cell>
              <table:table-cell office:value-type="float" office:value="199174.285714286">
                <text:p>199174.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836527">
                <text:p>836527</text:p>
              </table:table-cell>
              <table:table-cell office:value-type="float" office:value="466643">
                <text:p>466643</text:p>
              </table:table-cell>
              <table:table-cell office:value-type="float" office:value="131550">
                <text:p>131550</text:p>
              </table:table-cell>
              <table:table-cell office:value-type="float" office:value="416734">
                <text:p>416734</text:p>
              </table:table-cell>
              <table:table-cell office:value-type="float" office:value="119310">
                <text:p>119310</text:p>
              </table:table-cell>
              <table:table-cell office:value-type="float" office:value="156299">
                <text:p>156299</text:p>
              </table:table-cell>
              <table:table-cell office:value-type="float" office:value="273276">
                <text:p>273276</text:p>
              </table:table-cell>
              <table:table-cell office:value-type="float" office:value="342905.571428571">
                <text:p>342905.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182713">
                <text:p>2182713</text:p>
              </table:table-cell>
              <table:table-cell office:value-type="float" office:value="331302">
                <text:p>331302</text:p>
              </table:table-cell>
              <table:table-cell office:value-type="float" office:value="192385">
                <text:p>192385</text:p>
              </table:table-cell>
              <table:table-cell office:value-type="float" office:value="217847">
                <text:p>217847</text:p>
              </table:table-cell>
              <table:table-cell office:value-type="float" office:value="265851">
                <text:p>265851</text:p>
              </table:table-cell>
              <table:table-cell office:value-type="float" office:value="188907">
                <text:p>188907</text:p>
              </table:table-cell>
              <table:table-cell office:value-type="float" office:value="322590">
                <text:p>322590</text:p>
              </table:table-cell>
              <table:table-cell office:value-type="float" office:value="528799.285714286">
                <text:p>528799.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508888">
                <text:p>2508888</text:p>
              </table:table-cell>
              <table:table-cell office:value-type="float" office:value="399331">
                <text:p>399331</text:p>
              </table:table-cell>
              <table:table-cell office:value-type="float" office:value="284330">
                <text:p>284330</text:p>
              </table:table-cell>
              <table:table-cell office:value-type="float" office:value="238012">
                <text:p>238012</text:p>
              </table:table-cell>
              <table:table-cell office:value-type="float" office:value="117716">
                <text:p>117716</text:p>
              </table:table-cell>
              <table:table-cell office:value-type="float" office:value="242544">
                <text:p>242544</text:p>
              </table:table-cell>
              <table:table-cell office:value-type="float" office:value="372885">
                <text:p>372885</text:p>
              </table:table-cell>
              <table:table-cell office:value-type="float" office:value="594815.142857143">
                <text:p>594815.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050267">
                <text:p>1050267</text:p>
              </table:table-cell>
              <table:table-cell office:value-type="float" office:value="703722">
                <text:p>703722</text:p>
              </table:table-cell>
              <table:table-cell office:value-type="float" office:value="518896">
                <text:p>518896</text:p>
              </table:table-cell>
              <table:table-cell office:value-type="float" office:value="290972">
                <text:p>290972</text:p>
              </table:table-cell>
              <table:table-cell office:value-type="float" office:value="58476">
                <text:p>58476</text:p>
              </table:table-cell>
              <table:table-cell office:value-type="float" office:value="360384">
                <text:p>360384</text:p>
              </table:table-cell>
              <table:table-cell office:value-type="float" office:value="511957">
                <text:p>511957</text:p>
              </table:table-cell>
              <table:table-cell office:value-type="float" office:value="499239.142857143">
                <text:p>499239.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070352">
                <text:p>1070352</text:p>
              </table:table-cell>
              <table:table-cell office:value-type="float" office:value="787389">
                <text:p>787389</text:p>
              </table:table-cell>
              <table:table-cell office:value-type="float" office:value="415757">
                <text:p>415757</text:p>
              </table:table-cell>
              <table:table-cell office:value-type="float" office:value="271234">
                <text:p>271234</text:p>
              </table:table-cell>
              <table:table-cell office:value-type="float" office:value="56081">
                <text:p>56081</text:p>
              </table:table-cell>
              <table:table-cell office:value-type="float" office:value="314853">
                <text:p>314853</text:p>
              </table:table-cell>
              <table:table-cell office:value-type="float" office:value="372519">
                <text:p>372519</text:p>
              </table:table-cell>
              <table:table-cell office:value-type="float" office:value="469740.714285714">
                <text:p>469740.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414112">
                <text:p>1414112</text:p>
              </table:table-cell>
              <table:table-cell office:value-type="float" office:value="1239892">
                <text:p>1239892</text:p>
              </table:table-cell>
              <table:table-cell office:value-type="float" office:value="558370">
                <text:p>558370</text:p>
              </table:table-cell>
              <table:table-cell office:value-type="float" office:value="383561">
                <text:p>383561</text:p>
              </table:table-cell>
              <table:table-cell office:value-type="float" office:value="91010">
                <text:p>91010</text:p>
              </table:table-cell>
              <table:table-cell office:value-type="float" office:value="309238">
                <text:p>309238</text:p>
              </table:table-cell>
              <table:table-cell office:value-type="float" office:value="590907">
                <text:p>590907</text:p>
              </table:table-cell>
              <table:table-cell office:value-type="float" office:value="655298.571428571">
                <text:p>655298.57142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245763">
                <text:p>1245763</text:p>
              </table:table-cell>
              <table:table-cell office:value-type="float" office:value="1426798">
                <text:p>1426798</text:p>
              </table:table-cell>
              <table:table-cell office:value-type="float" office:value="885250">
                <text:p>885250</text:p>
              </table:table-cell>
              <table:table-cell office:value-type="float" office:value="952535">
                <text:p>952535</text:p>
              </table:table-cell>
              <table:table-cell office:value-type="float" office:value="110245">
                <text:p>110245</text:p>
              </table:table-cell>
              <table:table-cell office:value-type="float" office:value="424405">
                <text:p>424405</text:p>
              </table:table-cell>
              <table:table-cell office:value-type="float" office:value="518632">
                <text:p>518632</text:p>
              </table:table-cell>
              <table:table-cell office:value-type="float" office:value="794804">
                <text:p>794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817901">
                <text:p>1817901</text:p>
              </table:table-cell>
              <table:table-cell office:value-type="float" office:value="301194">
                <text:p>301194</text:p>
              </table:table-cell>
              <table:table-cell office:value-type="float" office:value="744090">
                <text:p>744090</text:p>
              </table:table-cell>
              <table:table-cell office:value-type="float" office:value="427083">
                <text:p>427083</text:p>
              </table:table-cell>
              <table:table-cell office:value-type="float" office:value="87957">
                <text:p>87957</text:p>
              </table:table-cell>
              <table:table-cell office:value-type="float" office:value="488164">
                <text:p>488164</text:p>
              </table:table-cell>
              <table:table-cell office:value-type="float" office:value="924113">
                <text:p>924113</text:p>
              </table:table-cell>
              <table:table-cell office:value-type="float" office:value="684357.428571429">
                <text:p>684357.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3311314">
                <text:p>3311314</text:p>
              </table:table-cell>
              <table:table-cell office:value-type="float" office:value="1309714">
                <text:p>1309714</text:p>
              </table:table-cell>
              <table:table-cell office:value-type="float" office:value="985880">
                <text:p>985880</text:p>
              </table:table-cell>
              <table:table-cell office:value-type="float" office:value="534421">
                <text:p>534421</text:p>
              </table:table-cell>
              <table:table-cell office:value-type="float" office:value="130404">
                <text:p>130404</text:p>
              </table:table-cell>
              <table:table-cell office:value-type="float" office:value="600574">
                <text:p>600574</text:p>
              </table:table-cell>
              <table:table-cell office:value-type="float" office:value="548561">
                <text:p>548561</text:p>
              </table:table-cell>
              <table:table-cell office:value-type="float" office:value="1060124">
                <text:p>1060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646595">
                <text:p>1646595</text:p>
              </table:table-cell>
              <table:table-cell office:value-type="float" office:value="476720">
                <text:p>476720</text:p>
              </table:table-cell>
              <table:table-cell office:value-type="float" office:value="5796354">
                <text:p>5796354</text:p>
              </table:table-cell>
              <table:table-cell office:value-type="float" office:value="694225">
                <text:p>694225</text:p>
              </table:table-cell>
              <table:table-cell office:value-type="float" office:value="185835">
                <text:p>185835</text:p>
              </table:table-cell>
              <table:table-cell office:value-type="float" office:value="1040610">
                <text:p>1040610</text:p>
              </table:table-cell>
              <table:table-cell office:value-type="float" office:value="756445">
                <text:p>756445</text:p>
              </table:table-cell>
              <table:table-cell office:value-type="float" office:value="1513826.28571429">
                <text:p>1513826.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2427257">
                <text:p>2427257</text:p>
              </table:table-cell>
              <table:table-cell office:value-type="float" office:value="686230">
                <text:p>686230</text:p>
              </table:table-cell>
              <table:table-cell office:value-type="float" office:value="5550984">
                <text:p>5550984</text:p>
              </table:table-cell>
              <table:table-cell office:value-type="float" office:value="509868">
                <text:p>509868</text:p>
              </table:table-cell>
              <table:table-cell office:value-type="float" office:value="149438">
                <text:p>149438</text:p>
              </table:table-cell>
              <table:table-cell office:value-type="float" office:value="547475">
                <text:p>547475</text:p>
              </table:table-cell>
              <table:table-cell office:value-type="float" office:value="561921">
                <text:p>561921</text:p>
              </table:table-cell>
              <table:table-cell office:value-type="float" office:value="1490453.28571429">
                <text:p>1490453.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318325">
                <text:p>2318325</text:p>
              </table:table-cell>
              <table:table-cell office:value-type="float" office:value="792815">
                <text:p>792815</text:p>
              </table:table-cell>
              <table:table-cell office:value-type="float" office:value="5995449">
                <text:p>5995449</text:p>
              </table:table-cell>
              <table:table-cell office:value-type="float" office:value="662494">
                <text:p>662494</text:p>
              </table:table-cell>
              <table:table-cell office:value-type="float" office:value="229741">
                <text:p>229741</text:p>
              </table:table-cell>
              <table:table-cell office:value-type="float" office:value="848218">
                <text:p>848218</text:p>
              </table:table-cell>
              <table:table-cell office:value-type="float" office:value="976299">
                <text:p>976299</text:p>
              </table:table-cell>
              <table:table-cell office:value-type="float" office:value="1689048.71428571">
                <text:p>1689048.71428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2989071">
                <text:p>2989071</text:p>
              </table:table-cell>
              <table:table-cell office:value-type="float" office:value="767088">
                <text:p>767088</text:p>
              </table:table-cell>
              <table:table-cell office:value-type="float" office:value="7695603">
                <text:p>7695603</text:p>
              </table:table-cell>
              <table:table-cell office:value-type="float" office:value="503815">
                <text:p>503815</text:p>
              </table:table-cell>
              <table:table-cell office:value-type="float" office:value="126902">
                <text:p>126902</text:p>
              </table:table-cell>
              <table:table-cell office:value-type="float" office:value="614475">
                <text:p>614475</text:p>
              </table:table-cell>
              <table:table-cell office:value-type="float" office:value="653037">
                <text:p>653037</text:p>
              </table:table-cell>
              <table:table-cell office:value-type="float" office:value="1907141.57142857">
                <text:p>1907141.57142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3363227">
                <text:p>3363227</text:p>
              </table:table-cell>
              <table:table-cell office:value-type="float" office:value="785170">
                <text:p>785170</text:p>
              </table:table-cell>
              <table:table-cell office:value-type="float" office:value="3265615">
                <text:p>3265615</text:p>
              </table:table-cell>
              <table:table-cell office:value-type="float" office:value="379552">
                <text:p>379552</text:p>
              </table:table-cell>
              <table:table-cell office:value-type="float" office:value="104497">
                <text:p>104497</text:p>
              </table:table-cell>
              <table:table-cell office:value-type="float" office:value="388040">
                <text:p>388040</text:p>
              </table:table-cell>
              <table:table-cell office:value-type="float" office:value="662181">
                <text:p>662181</text:p>
              </table:table-cell>
              <table:table-cell office:value-type="float" office:value="1278326">
                <text:p>1278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3333822">
                <text:p>3333822</text:p>
              </table:table-cell>
              <table:table-cell office:value-type="float" office:value="995251">
                <text:p>995251</text:p>
              </table:table-cell>
              <table:table-cell office:value-type="float" office:value="840530">
                <text:p>840530</text:p>
              </table:table-cell>
              <table:table-cell office:value-type="float" office:value="687034">
                <text:p>687034</text:p>
              </table:table-cell>
              <table:table-cell office:value-type="float" office:value="166013">
                <text:p>166013</text:p>
              </table:table-cell>
              <table:table-cell office:value-type="float" office:value="365093">
                <text:p>365093</text:p>
              </table:table-cell>
              <table:table-cell office:value-type="float" office:value="725955">
                <text:p>725955</text:p>
              </table:table-cell>
              <table:table-cell office:value-type="float" office:value="1016242.57142857">
                <text:p>1016242.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3253557">
                <text:p>3253557</text:p>
              </table:table-cell>
              <table:table-cell office:value-type="float" office:value="1357644">
                <text:p>1357644</text:p>
              </table:table-cell>
              <table:table-cell office:value-type="float" office:value="1053686">
                <text:p>1053686</text:p>
              </table:table-cell>
              <table:table-cell office:value-type="float" office:value="465689">
                <text:p>465689</text:p>
              </table:table-cell>
              <table:table-cell office:value-type="float" office:value="124315">
                <text:p>124315</text:p>
              </table:table-cell>
              <table:table-cell office:value-type="float" office:value="336472">
                <text:p>336472</text:p>
              </table:table-cell>
              <table:table-cell office:value-type="float" office:value="1119112">
                <text:p>1119112</text:p>
              </table:table-cell>
              <table:table-cell office:value-type="float" office:value="1101496.42857143">
                <text:p>1101496.42857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3207670">
                <text:p>3207670</text:p>
              </table:table-cell>
              <table:table-cell office:value-type="float" office:value="957036">
                <text:p>957036</text:p>
              </table:table-cell>
              <table:table-cell office:value-type="float" office:value="1640133">
                <text:p>1640133</text:p>
              </table:table-cell>
              <table:table-cell office:value-type="float" office:value="1633162">
                <text:p>1633162</text:p>
              </table:table-cell>
              <table:table-cell office:value-type="float" office:value="109712">
                <text:p>109712</text:p>
              </table:table-cell>
              <table:table-cell office:value-type="float" office:value="297843">
                <text:p>297843</text:p>
              </table:table-cell>
              <table:table-cell office:value-type="float" office:value="760059">
                <text:p>760059</text:p>
              </table:table-cell>
              <table:table-cell office:value-type="float" office:value="1229373.57142857">
                <text:p>1229373.5714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4073147">
                <text:p>4073147</text:p>
              </table:table-cell>
              <table:table-cell office:value-type="float" office:value="1374043">
                <text:p>1374043</text:p>
              </table:table-cell>
              <table:table-cell office:value-type="float" office:value="1189823">
                <text:p>1189823</text:p>
              </table:table-cell>
              <table:table-cell office:value-type="float" office:value="1605303">
                <text:p>1605303</text:p>
              </table:table-cell>
              <table:table-cell office:value-type="float" office:value="174855">
                <text:p>174855</text:p>
              </table:table-cell>
              <table:table-cell office:value-type="float" office:value="931451">
                <text:p>931451</text:p>
              </table:table-cell>
              <table:table-cell office:value-type="float" office:value="720101">
                <text:p>720101</text:p>
              </table:table-cell>
              <table:table-cell office:value-type="float" office:value="1438389">
                <text:p>1438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6024492">
                <text:p>6024492</text:p>
              </table:table-cell>
              <table:table-cell office:value-type="float" office:value="1427258">
                <text:p>1427258</text:p>
              </table:table-cell>
              <table:table-cell office:value-type="float" office:value="1422932">
                <text:p>1422932</text:p>
              </table:table-cell>
              <table:table-cell office:value-type="float" office:value="1882318">
                <text:p>1882318</text:p>
              </table:table-cell>
              <table:table-cell office:value-type="float" office:value="150617">
                <text:p>150617</text:p>
              </table:table-cell>
              <table:table-cell office:value-type="float" office:value="351154">
                <text:p>351154</text:p>
              </table:table-cell>
              <table:table-cell office:value-type="float" office:value="752445">
                <text:p>752445</text:p>
              </table:table-cell>
              <table:table-cell office:value-type="float" office:value="1715888">
                <text:p>1715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6371439">
                <text:p>6371439</text:p>
              </table:table-cell>
              <table:table-cell office:value-type="float" office:value="1801329">
                <text:p>1801329</text:p>
              </table:table-cell>
              <table:table-cell office:value-type="float" office:value="1767258">
                <text:p>1767258</text:p>
              </table:table-cell>
              <table:table-cell office:value-type="float" office:value="2989980">
                <text:p>2989980</text:p>
              </table:table-cell>
              <table:table-cell office:value-type="float" office:value="170848">
                <text:p>170848</text:p>
              </table:table-cell>
              <table:table-cell office:value-type="float" office:value="572306">
                <text:p>572306</text:p>
              </table:table-cell>
              <table:table-cell office:value-type="float" office:value="572311">
                <text:p>572311</text:p>
              </table:table-cell>
              <table:table-cell office:value-type="float" office:value="2035067.28571429">
                <text:p>2035067.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7804206">
                <text:p>7804206</text:p>
              </table:table-cell>
              <table:table-cell office:value-type="float" office:value="2383382">
                <text:p>2383382</text:p>
              </table:table-cell>
              <table:table-cell office:value-type="float" office:value="2081496">
                <text:p>2081496</text:p>
              </table:table-cell>
              <table:table-cell office:value-type="float" office:value="2123474">
                <text:p>2123474</text:p>
              </table:table-cell>
              <table:table-cell office:value-type="float" office:value="207607">
                <text:p>207607</text:p>
              </table:table-cell>
              <table:table-cell office:value-type="float" office:value="495723">
                <text:p>495723</text:p>
              </table:table-cell>
              <table:table-cell office:value-type="float" office:value="881923">
                <text:p>881923</text:p>
              </table:table-cell>
              <table:table-cell office:value-type="float" office:value="2282544.42857143">
                <text:p>2282544.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6978683">
                <text:p>6978683</text:p>
              </table:table-cell>
              <table:table-cell office:value-type="float" office:value="2400587">
                <text:p>2400587</text:p>
              </table:table-cell>
              <table:table-cell office:value-type="float" office:value="2132491">
                <text:p>2132491</text:p>
              </table:table-cell>
              <table:table-cell office:value-type="float" office:value="2135630">
                <text:p>2135630</text:p>
              </table:table-cell>
              <table:table-cell office:value-type="float" office:value="198163">
                <text:p>198163</text:p>
              </table:table-cell>
              <table:table-cell office:value-type="float" office:value="873028">
                <text:p>873028</text:p>
              </table:table-cell>
              <table:table-cell office:value-type="float" office:value="1440806">
                <text:p>1440806</text:p>
              </table:table-cell>
              <table:table-cell office:value-type="float" office:value="2308484">
                <text:p>2308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11379682">
                <text:p>11379682</text:p>
              </table:table-cell>
              <table:table-cell office:value-type="float" office:value="3226939">
                <text:p>3226939</text:p>
              </table:table-cell>
              <table:table-cell office:value-type="float" office:value="3745753">
                <text:p>3745753</text:p>
              </table:table-cell>
              <table:table-cell office:value-type="float" office:value="2892258">
                <text:p>2892258</text:p>
              </table:table-cell>
              <table:table-cell office:value-type="float" office:value="231089">
                <text:p>231089</text:p>
              </table:table-cell>
              <table:table-cell office:value-type="float" office:value="544972">
                <text:p>544972</text:p>
              </table:table-cell>
              <table:table-cell office:value-type="float" office:value="784404">
                <text:p>784404</text:p>
              </table:table-cell>
              <table:table-cell office:value-type="float" office:value="3257871">
                <text:p>3257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10537379">
                <text:p>10537379</text:p>
              </table:table-cell>
              <table:table-cell office:value-type="float" office:value="2864178">
                <text:p>2864178</text:p>
              </table:table-cell>
              <table:table-cell office:value-type="float" office:value="2492187">
                <text:p>2492187</text:p>
              </table:table-cell>
              <table:table-cell office:value-type="float" office:value="2047427">
                <text:p>2047427</text:p>
              </table:table-cell>
              <table:table-cell office:value-type="float" office:value="196758">
                <text:p>196758</text:p>
              </table:table-cell>
              <table:table-cell office:value-type="float" office:value="486889">
                <text:p>486889</text:p>
              </table:table-cell>
              <table:table-cell office:value-type="float" office:value="675541">
                <text:p>675541</text:p>
              </table:table-cell>
              <table:table-cell office:value-type="float" office:value="2757194.14285714">
                <text:p>2757194.1428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11895763">
                <text:p>11895763</text:p>
              </table:table-cell>
              <table:table-cell office:value-type="float" office:value="2808782">
                <text:p>2808782</text:p>
              </table:table-cell>
              <table:table-cell office:value-type="float" office:value="2858481">
                <text:p>2858481</text:p>
              </table:table-cell>
              <table:table-cell office:value-type="float" office:value="3824654">
                <text:p>3824654</text:p>
              </table:table-cell>
              <table:table-cell office:value-type="float" office:value="261093">
                <text:p>261093</text:p>
              </table:table-cell>
              <table:table-cell office:value-type="float" office:value="664422">
                <text:p>664422</text:p>
              </table:table-cell>
              <table:table-cell office:value-type="float" office:value="934525">
                <text:p>934525</text:p>
              </table:table-cell>
              <table:table-cell office:value-type="float" office:value="3321102.85714286">
                <text:p>3321102.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10403211">
                <text:p>10403211</text:p>
              </table:table-cell>
              <table:table-cell office:value-type="float" office:value="3530311">
                <text:p>3530311</text:p>
              </table:table-cell>
              <table:table-cell office:value-type="float" office:value="2864962">
                <text:p>2864962</text:p>
              </table:table-cell>
              <table:table-cell office:value-type="float" office:value="4090802">
                <text:p>4090802</text:p>
              </table:table-cell>
              <table:table-cell office:value-type="float" office:value="250850">
                <text:p>250850</text:p>
              </table:table-cell>
              <table:table-cell office:value-type="float" office:value="1109444">
                <text:p>1109444</text:p>
              </table:table-cell>
              <table:table-cell office:value-type="float" office:value="952435">
                <text:p>952435</text:p>
              </table:table-cell>
              <table:table-cell office:value-type="float" office:value="3314573.57142857">
                <text:p>3314573.571428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15889844">
                <text:p>15889844</text:p>
              </table:table-cell>
              <table:table-cell office:value-type="float" office:value="5176378">
                <text:p>5176378</text:p>
              </table:table-cell>
              <table:table-cell office:value-type="float" office:value="3753177">
                <text:p>3753177</text:p>
              </table:table-cell>
              <table:table-cell office:value-type="float" office:value="4254999">
                <text:p>4254999</text:p>
              </table:table-cell>
              <table:table-cell office:value-type="float" office:value="261176">
                <text:p>261176</text:p>
              </table:table-cell>
              <table:table-cell office:value-type="float" office:value="3984982">
                <text:p>3984982</text:p>
              </table:table-cell>
              <table:table-cell office:value-type="float" office:value="1315293">
                <text:p>1315293</text:p>
              </table:table-cell>
              <table:table-cell office:value-type="float" office:value="4947978.42857143">
                <text:p>4947978.42857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17123518">
                <text:p>17123518</text:p>
              </table:table-cell>
              <table:table-cell office:value-type="float" office:value="3652926">
                <text:p>3652926</text:p>
              </table:table-cell>
              <table:table-cell office:value-type="float" office:value="3663988">
                <text:p>3663988</text:p>
              </table:table-cell>
              <table:table-cell office:value-type="float" office:value="3324309">
                <text:p>3324309</text:p>
              </table:table-cell>
              <table:table-cell office:value-type="float" office:value="276773">
                <text:p>276773</text:p>
              </table:table-cell>
              <table:table-cell office:value-type="float" office:value="2544753">
                <text:p>2544753</text:p>
              </table:table-cell>
              <table:table-cell office:value-type="float" office:value="978102">
                <text:p>978102</text:p>
              </table:table-cell>
              <table:table-cell office:value-type="float" office:value="4509195.57142857">
                <text:p>4509195.57142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12608297">
                <text:p>12608297</text:p>
              </table:table-cell>
              <table:table-cell office:value-type="float" office:value="3543026">
                <text:p>3543026</text:p>
              </table:table-cell>
              <table:table-cell office:value-type="float" office:value="3052441">
                <text:p>3052441</text:p>
              </table:table-cell>
              <table:table-cell office:value-type="float" office:value="3981251">
                <text:p>3981251</text:p>
              </table:table-cell>
              <table:table-cell office:value-type="float" office:value="299171">
                <text:p>299171</text:p>
              </table:table-cell>
              <table:table-cell office:value-type="float" office:value="2895024">
                <text:p>2895024</text:p>
              </table:table-cell>
              <table:table-cell office:value-type="float" office:value="1024419">
                <text:p>1024419</text:p>
              </table:table-cell>
              <table:table-cell office:value-type="float" office:value="3914804.14285714">
                <text:p>3914804.14285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16418152">
                <text:p>16418152</text:p>
              </table:table-cell>
              <table:table-cell office:value-type="float" office:value="4707085">
                <text:p>4707085</text:p>
              </table:table-cell>
              <table:table-cell office:value-type="float" office:value="4515270">
                <text:p>4515270</text:p>
              </table:table-cell>
              <table:table-cell office:value-type="float" office:value="4497308">
                <text:p>4497308</text:p>
              </table:table-cell>
              <table:table-cell office:value-type="float" office:value="331510">
                <text:p>331510</text:p>
              </table:table-cell>
              <table:table-cell office:value-type="float" office:value="1386860">
                <text:p>1386860</text:p>
              </table:table-cell>
              <table:table-cell office:value-type="float" office:value="1386264">
                <text:p>1386264</text:p>
              </table:table-cell>
              <table:table-cell office:value-type="float" office:value="4748921.28571429">
                <text:p>4748921.285714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17958879">
                <text:p>17958879</text:p>
              </table:table-cell>
              <table:table-cell office:value-type="float" office:value="4707741">
                <text:p>4707741</text:p>
              </table:table-cell>
              <table:table-cell office:value-type="float" office:value="5025138">
                <text:p>5025138</text:p>
              </table:table-cell>
              <table:table-cell office:value-type="float" office:value="4040220">
                <text:p>4040220</text:p>
              </table:table-cell>
              <table:table-cell office:value-type="float" office:value="318548">
                <text:p>318548</text:p>
              </table:table-cell>
              <table:table-cell office:value-type="float" office:value="1345799">
                <text:p>1345799</text:p>
              </table:table-cell>
              <table:table-cell office:value-type="float" office:value="935907">
                <text:p>935907</text:p>
              </table:table-cell>
              <table:table-cell office:value-type="float" office:value="4904604.57142857">
                <text:p>4904604.57142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14814668">
                <text:p>14814668</text:p>
              </table:table-cell>
              <table:table-cell office:value-type="float" office:value="4008484">
                <text:p>4008484</text:p>
              </table:table-cell>
              <table:table-cell office:value-type="float" office:value="3065724">
                <text:p>3065724</text:p>
              </table:table-cell>
              <table:table-cell office:value-type="float" office:value="3108073">
                <text:p>3108073</text:p>
              </table:table-cell>
              <table:table-cell office:value-type="float" office:value="244774">
                <text:p>244774</text:p>
              </table:table-cell>
              <table:table-cell office:value-type="float" office:value="1501375">
                <text:p>1501375</text:p>
              </table:table-cell>
              <table:table-cell office:value-type="float" office:value="997798">
                <text:p>997798</text:p>
              </table:table-cell>
              <table:table-cell office:value-type="float" office:value="3962985.14285714">
                <text:p>3962985.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13942084">
                <text:p>13942084</text:p>
              </table:table-cell>
              <table:table-cell office:value-type="float" office:value="4092424">
                <text:p>4092424</text:p>
              </table:table-cell>
              <table:table-cell office:value-type="float" office:value="5262968">
                <text:p>5262968</text:p>
              </table:table-cell>
              <table:table-cell office:value-type="float" office:value="3431045">
                <text:p>3431045</text:p>
              </table:table-cell>
              <table:table-cell office:value-type="float" office:value="269897">
                <text:p>269897</text:p>
              </table:table-cell>
              <table:table-cell office:value-type="float" office:value="1560462">
                <text:p>1560462</text:p>
              </table:table-cell>
              <table:table-cell office:value-type="float" office:value="1349779">
                <text:p>1349779</text:p>
              </table:table-cell>
              <table:table-cell office:value-type="float" office:value="4272665.57142857">
                <text:p>4272665.57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17153461">
                <text:p>17153461</text:p>
              </table:table-cell>
              <table:table-cell office:value-type="float" office:value="3112166">
                <text:p>3112166</text:p>
              </table:table-cell>
              <table:table-cell office:value-type="float" office:value="4555319">
                <text:p>4555319</text:p>
              </table:table-cell>
              <table:table-cell office:value-type="float" office:value="2483479">
                <text:p>2483479</text:p>
              </table:table-cell>
              <table:table-cell office:value-type="float" office:value="255385">
                <text:p>255385</text:p>
              </table:table-cell>
              <table:table-cell office:value-type="float" office:value="817077">
                <text:p>817077</text:p>
              </table:table-cell>
              <table:table-cell office:value-type="float" office:value="1384030">
                <text:p>1384030</text:p>
              </table:table-cell>
              <table:table-cell office:value-type="float" office:value="4251559.57142857">
                <text:p>4251559.571428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15685465">
                <text:p>15685465</text:p>
              </table:table-cell>
              <table:table-cell office:value-type="float" office:value="3295913">
                <text:p>3295913</text:p>
              </table:table-cell>
              <table:table-cell office:value-type="float" office:value="4895413">
                <text:p>4895413</text:p>
              </table:table-cell>
              <table:table-cell office:value-type="float" office:value="3719850">
                <text:p>3719850</text:p>
              </table:table-cell>
              <table:table-cell office:value-type="float" office:value="236360">
                <text:p>236360</text:p>
              </table:table-cell>
              <table:table-cell office:value-type="float" office:value="701958">
                <text:p>701958</text:p>
              </table:table-cell>
              <table:table-cell office:value-type="float" office:value="620629">
                <text:p>620629</text:p>
              </table:table-cell>
              <table:table-cell office:value-type="float" office:value="4165084">
                <text:p>41650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28729596">
                <text:p>28729596</text:p>
              </table:table-cell>
              <table:table-cell office:value-type="float" office:value="9011069">
                <text:p>9011069</text:p>
              </table:table-cell>
              <table:table-cell office:value-type="float" office:value="8709441">
                <text:p>8709441</text:p>
              </table:table-cell>
              <table:table-cell office:value-type="float" office:value="6135246">
                <text:p>6135246</text:p>
              </table:table-cell>
              <table:table-cell office:value-type="float" office:value="444958">
                <text:p>444958</text:p>
              </table:table-cell>
              <table:table-cell office:value-type="float" office:value="2540358">
                <text:p>2540358</text:p>
              </table:table-cell>
              <table:table-cell office:value-type="float" office:value="1212222">
                <text:p>1212222</text:p>
              </table:table-cell>
              <table:table-cell office:value-type="float" office:value="8111841.42857143">
                <text:p>8111841.42857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27316448">
                <text:p>27316448</text:p>
              </table:table-cell>
              <table:table-cell office:value-type="float" office:value="9168994">
                <text:p>9168994</text:p>
              </table:table-cell>
              <table:table-cell office:value-type="float" office:value="6933600">
                <text:p>6933600</text:p>
              </table:table-cell>
              <table:table-cell office:value-type="float" office:value="4137089">
                <text:p>4137089</text:p>
              </table:table-cell>
              <table:table-cell office:value-type="float" office:value="368358">
                <text:p>368358</text:p>
              </table:table-cell>
              <table:table-cell office:value-type="float" office:value="1618557">
                <text:p>1618557</text:p>
              </table:table-cell>
              <table:table-cell office:value-type="float" office:value="1323478">
                <text:p>1323478</text:p>
              </table:table-cell>
              <table:table-cell office:value-type="float" office:value="7266646.28571429">
                <text:p>7266646.28571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23173931">
                <text:p>23173931</text:p>
              </table:table-cell>
              <table:table-cell office:value-type="float" office:value="9381124">
                <text:p>9381124</text:p>
              </table:table-cell>
              <table:table-cell office:value-type="float" office:value="7831693">
                <text:p>7831693</text:p>
              </table:table-cell>
              <table:table-cell office:value-type="float" office:value="4509984">
                <text:p>4509984</text:p>
              </table:table-cell>
              <table:table-cell office:value-type="float" office:value="395084">
                <text:p>395084</text:p>
              </table:table-cell>
              <table:table-cell office:value-type="float" office:value="1671053">
                <text:p>1671053</text:p>
              </table:table-cell>
              <table:table-cell office:value-type="float" office:value="1059385">
                <text:p>1059385</text:p>
              </table:table-cell>
              <table:table-cell office:value-type="float" office:value="6860322">
                <text:p>6860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28065398">
                <text:p>28065398</text:p>
              </table:table-cell>
              <table:table-cell office:value-type="float" office:value="7941526">
                <text:p>7941526</text:p>
              </table:table-cell>
              <table:table-cell office:value-type="float" office:value="7322085">
                <text:p>7322085</text:p>
              </table:table-cell>
              <table:table-cell office:value-type="float" office:value="4688540">
                <text:p>4688540</text:p>
              </table:table-cell>
              <table:table-cell office:value-type="float" office:value="374092">
                <text:p>374092</text:p>
              </table:table-cell>
              <table:table-cell office:value-type="float" office:value="1683311">
                <text:p>1683311</text:p>
              </table:table-cell>
              <table:table-cell office:value-type="float" office:value="905248">
                <text:p>905248</text:p>
              </table:table-cell>
              <table:table-cell office:value-type="float" office:value="7282885.71428571">
                <text:p>7282885.71428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21753435">
                <text:p>21753435</text:p>
              </table:table-cell>
              <table:table-cell office:value-type="float" office:value="7530175">
                <text:p>7530175</text:p>
              </table:table-cell>
              <table:table-cell office:value-type="float" office:value="4607075">
                <text:p>4607075</text:p>
              </table:table-cell>
              <table:table-cell office:value-type="float" office:value="4433596">
                <text:p>4433596</text:p>
              </table:table-cell>
              <table:table-cell office:value-type="float" office:value="290001">
                <text:p>290001</text:p>
              </table:table-cell>
              <table:table-cell office:value-type="float" office:value="1668330">
                <text:p>1668330</text:p>
              </table:table-cell>
              <table:table-cell office:value-type="float" office:value="953005">
                <text:p>953005</text:p>
              </table:table-cell>
              <table:table-cell office:value-type="float" office:value="5890802.42857143">
                <text:p>5890802.42857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18851799">
                <text:p>18851799</text:p>
              </table:table-cell>
              <table:table-cell office:value-type="float" office:value="7018849">
                <text:p>7018849</text:p>
              </table:table-cell>
              <table:table-cell office:value-type="float" office:value="6681459">
                <text:p>6681459</text:p>
              </table:table-cell>
              <table:table-cell office:value-type="float" office:value="4254686">
                <text:p>4254686</text:p>
              </table:table-cell>
              <table:table-cell office:value-type="float" office:value="277137">
                <text:p>277137</text:p>
              </table:table-cell>
              <table:table-cell office:value-type="float" office:value="1450697">
                <text:p>1450697</text:p>
              </table:table-cell>
              <table:table-cell office:value-type="float" office:value="906872">
                <text:p>906872</text:p>
              </table:table-cell>
              <table:table-cell office:value-type="float" office:value="5634499.85714286">
                <text:p>5634499.85714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26476648">
                <text:p>26476648</text:p>
              </table:table-cell>
              <table:table-cell office:value-type="float" office:value="8780399">
                <text:p>8780399</text:p>
              </table:table-cell>
              <table:table-cell office:value-type="float" office:value="7958975">
                <text:p>7958975</text:p>
              </table:table-cell>
              <table:table-cell office:value-type="float" office:value="4902423">
                <text:p>4902423</text:p>
              </table:table-cell>
              <table:table-cell office:value-type="float" office:value="777420">
                <text:p>777420</text:p>
              </table:table-cell>
              <table:table-cell office:value-type="float" office:value="2095246">
                <text:p>2095246</text:p>
              </table:table-cell>
              <table:table-cell office:value-type="float" office:value="964581">
                <text:p>964581</text:p>
              </table:table-cell>
              <table:table-cell office:value-type="float" office:value="7422241.71428571">
                <text:p>7422241.71428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35279890">
                <text:p>35279890</text:p>
              </table:table-cell>
              <table:table-cell office:value-type="float" office:value="6327585">
                <text:p>6327585</text:p>
              </table:table-cell>
              <table:table-cell office:value-type="float" office:value="8669926">
                <text:p>8669926</text:p>
              </table:table-cell>
              <table:table-cell office:value-type="float" office:value="4698601">
                <text:p>4698601</text:p>
              </table:table-cell>
              <table:table-cell office:value-type="float" office:value="478771">
                <text:p>478771</text:p>
              </table:table-cell>
              <table:table-cell office:value-type="float" office:value="1709054">
                <text:p>1709054</text:p>
              </table:table-cell>
              <table:table-cell office:value-type="float" office:value="858684">
                <text:p>858684</text:p>
              </table:table-cell>
              <table:table-cell office:value-type="float" office:value="8288930.14285714">
                <text:p>8288930.14285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26290907">
                <text:p>26290907</text:p>
              </table:table-cell>
              <table:table-cell office:value-type="float" office:value="5322796">
                <text:p>5322796</text:p>
              </table:table-cell>
              <table:table-cell office:value-type="float" office:value="5940660">
                <text:p>5940660</text:p>
              </table:table-cell>
              <table:table-cell office:value-type="float" office:value="3172592">
                <text:p>3172592</text:p>
              </table:table-cell>
              <table:table-cell office:value-type="float" office:value="339244">
                <text:p>339244</text:p>
              </table:table-cell>
              <table:table-cell office:value-type="float" office:value="2287218">
                <text:p>2287218</text:p>
              </table:table-cell>
              <table:table-cell office:value-type="float" office:value="859007">
                <text:p>859007</text:p>
              </table:table-cell>
              <table:table-cell office:value-type="float" office:value="6316060.57142857">
                <text:p>6316060.57142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26576671">
                <text:p>26576671</text:p>
              </table:table-cell>
              <table:table-cell office:value-type="float" office:value="8012970">
                <text:p>8012970</text:p>
              </table:table-cell>
              <table:table-cell office:value-type="float" office:value="6438107">
                <text:p>6438107</text:p>
              </table:table-cell>
              <table:table-cell office:value-type="float" office:value="3324293">
                <text:p>3324293</text:p>
              </table:table-cell>
              <table:table-cell office:value-type="float" office:value="404590">
                <text:p>404590</text:p>
              </table:table-cell>
              <table:table-cell office:value-type="float" office:value="2572728">
                <text:p>2572728</text:p>
              </table:table-cell>
              <table:table-cell office:value-type="float" office:value="870773">
                <text:p>870773</text:p>
              </table:table-cell>
              <table:table-cell office:value-type="float" office:value="6885733.14285714">
                <text:p>6885733.14285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25559165">
                <text:p>25559165</text:p>
              </table:table-cell>
              <table:table-cell office:value-type="float" office:value="5787490">
                <text:p>5787490</text:p>
              </table:table-cell>
              <table:table-cell office:value-type="float" office:value="7333534">
                <text:p>7333534</text:p>
              </table:table-cell>
              <table:table-cell office:value-type="float" office:value="3546768">
                <text:p>3546768</text:p>
              </table:table-cell>
              <table:table-cell office:value-type="float" office:value="345020">
                <text:p>345020</text:p>
              </table:table-cell>
              <table:table-cell office:value-type="float" office:value="2552837">
                <text:p>2552837</text:p>
              </table:table-cell>
              <table:table-cell office:value-type="float" office:value="1323280">
                <text:p>1323280</text:p>
              </table:table-cell>
              <table:table-cell office:value-type="float" office:value="6635442">
                <text:p>66354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28171199">
                <text:p>28171199</text:p>
              </table:table-cell>
              <table:table-cell office:value-type="float" office:value="7369487">
                <text:p>7369487</text:p>
              </table:table-cell>
              <table:table-cell office:value-type="float" office:value="7007299">
                <text:p>7007299</text:p>
              </table:table-cell>
              <table:table-cell office:value-type="float" office:value="3922200">
                <text:p>3922200</text:p>
              </table:table-cell>
              <table:table-cell office:value-type="float" office:value="345984">
                <text:p>345984</text:p>
              </table:table-cell>
              <table:table-cell office:value-type="float" office:value="2334570">
                <text:p>2334570</text:p>
              </table:table-cell>
              <table:table-cell office:value-type="float" office:value="946379">
                <text:p>946379</text:p>
              </table:table-cell>
              <table:table-cell office:value-type="float" office:value="7156731.14285714">
                <text:p>7156731.14285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29117857">
                <text:p>29117857</text:p>
              </table:table-cell>
              <table:table-cell office:value-type="float" office:value="6150108">
                <text:p>6150108</text:p>
              </table:table-cell>
              <table:table-cell office:value-type="float" office:value="5638382">
                <text:p>5638382</text:p>
              </table:table-cell>
              <table:table-cell office:value-type="float" office:value="5007634">
                <text:p>5007634</text:p>
              </table:table-cell>
              <table:table-cell office:value-type="float" office:value="359286">
                <text:p>359286</text:p>
              </table:table-cell>
              <table:table-cell office:value-type="float" office:value="1663408">
                <text:p>1663408</text:p>
              </table:table-cell>
              <table:table-cell office:value-type="float" office:value="1059910">
                <text:p>1059910</text:p>
              </table:table-cell>
              <table:table-cell office:value-type="float" office:value="6999512.14285714">
                <text:p>6999512.142857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28778341">
                <text:p>28778341</text:p>
              </table:table-cell>
              <table:table-cell office:value-type="float" office:value="7390020">
                <text:p>7390020</text:p>
              </table:table-cell>
              <table:table-cell office:value-type="float" office:value="6523250">
                <text:p>6523250</text:p>
              </table:table-cell>
              <table:table-cell office:value-type="float" office:value="3520644">
                <text:p>3520644</text:p>
              </table:table-cell>
              <table:table-cell office:value-type="float" office:value="373135">
                <text:p>373135</text:p>
              </table:table-cell>
              <table:table-cell office:value-type="float" office:value="1863929">
                <text:p>1863929</text:p>
              </table:table-cell>
              <table:table-cell office:value-type="float" office:value="925864">
                <text:p>925864</text:p>
              </table:table-cell>
              <table:table-cell office:value-type="float" office:value="7053597.57142857">
                <text:p>7053597.57142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28058506">
                <text:p>28058506</text:p>
              </table:table-cell>
              <table:table-cell office:value-type="float" office:value="7460885">
                <text:p>7460885</text:p>
              </table:table-cell>
              <table:table-cell office:value-type="float" office:value="7013403">
                <text:p>7013403</text:p>
              </table:table-cell>
              <table:table-cell office:value-type="float" office:value="3950068">
                <text:p>3950068</text:p>
              </table:table-cell>
              <table:table-cell office:value-type="float" office:value="378458">
                <text:p>378458</text:p>
              </table:table-cell>
              <table:table-cell office:value-type="float" office:value="1406523">
                <text:p>1406523</text:p>
              </table:table-cell>
              <table:table-cell office:value-type="float" office:value="704254">
                <text:p>704254</text:p>
              </table:table-cell>
              <table:table-cell office:value-type="float" office:value="6996013.85714286">
                <text:p>6996013.85714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31187538">
                <text:p>31187538</text:p>
              </table:table-cell>
              <table:table-cell office:value-type="float" office:value="9857361">
                <text:p>9857361</text:p>
              </table:table-cell>
              <table:table-cell office:value-type="float" office:value="8379062">
                <text:p>8379062</text:p>
              </table:table-cell>
              <table:table-cell office:value-type="float" office:value="3931367">
                <text:p>3931367</text:p>
              </table:table-cell>
              <table:table-cell office:value-type="float" office:value="361220">
                <text:p>361220</text:p>
              </table:table-cell>
              <table:table-cell office:value-type="float" office:value="2305223">
                <text:p>2305223</text:p>
              </table:table-cell>
              <table:table-cell office:value-type="float" office:value="690641">
                <text:p>690641</text:p>
              </table:table-cell>
              <table:table-cell office:value-type="float" office:value="8101773.14285714">
                <text:p>8101773.14285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45230940">
                <text:p>45230940</text:p>
              </table:table-cell>
              <table:table-cell office:value-type="float" office:value="7936377">
                <text:p>7936377</text:p>
              </table:table-cell>
              <table:table-cell office:value-type="float" office:value="7322122">
                <text:p>7322122</text:p>
              </table:table-cell>
              <table:table-cell office:value-type="float" office:value="3164057">
                <text:p>3164057</text:p>
              </table:table-cell>
              <table:table-cell office:value-type="float" office:value="424859">
                <text:p>424859</text:p>
              </table:table-cell>
              <table:table-cell office:value-type="float" office:value="2063593">
                <text:p>2063593</text:p>
              </table:table-cell>
              <table:table-cell office:value-type="float" office:value="698777">
                <text:p>698777</text:p>
              </table:table-cell>
              <table:table-cell office:value-type="float" office:value="9548675">
                <text:p>9548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35549283">
                <text:p>35549283</text:p>
              </table:table-cell>
              <table:table-cell office:value-type="float" office:value="10088446">
                <text:p>10088446</text:p>
              </table:table-cell>
              <table:table-cell office:value-type="float" office:value="9712649">
                <text:p>9712649</text:p>
              </table:table-cell>
              <table:table-cell office:value-type="float" office:value="3398477">
                <text:p>3398477</text:p>
              </table:table-cell>
              <table:table-cell office:value-type="float" office:value="445176">
                <text:p>445176</text:p>
              </table:table-cell>
              <table:table-cell office:value-type="float" office:value="3684706">
                <text:p>3684706</text:p>
              </table:table-cell>
              <table:table-cell office:value-type="float" office:value="1389266">
                <text:p>1389266</text:p>
              </table:table-cell>
              <table:table-cell office:value-type="float" office:value="9181143.28571429">
                <text:p>9181143.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43722362">
                <text:p>43722362</text:p>
              </table:table-cell>
              <table:table-cell office:value-type="float" office:value="13381297">
                <text:p>13381297</text:p>
              </table:table-cell>
              <table:table-cell office:value-type="float" office:value="23749218">
                <text:p>23749218</text:p>
              </table:table-cell>
              <table:table-cell office:value-type="float" office:value="6285075">
                <text:p>6285075</text:p>
              </table:table-cell>
              <table:table-cell office:value-type="float" office:value="557446">
                <text:p>557446</text:p>
              </table:table-cell>
              <table:table-cell office:value-type="float" office:value="2528628">
                <text:p>2528628</text:p>
              </table:table-cell>
              <table:table-cell office:value-type="float" office:value="2387428">
                <text:p>2387428</text:p>
              </table:table-cell>
              <table:table-cell office:value-type="float" office:value="13230207.7142857">
                <text:p>13230207.7142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55540858">
                <text:p>55540858</text:p>
              </table:table-cell>
              <table:table-cell office:value-type="float" office:value="10133729">
                <text:p>10133729</text:p>
              </table:table-cell>
              <table:table-cell office:value-type="float" office:value="8340171">
                <text:p>8340171</text:p>
              </table:table-cell>
              <table:table-cell office:value-type="float" office:value="1040209">
                <text:p>1040209</text:p>
              </table:table-cell>
              <table:table-cell office:value-type="float" office:value="395879">
                <text:p>395879</text:p>
              </table:table-cell>
              <table:table-cell office:value-type="float" office:value="1848906">
                <text:p>1848906</text:p>
              </table:table-cell>
              <table:table-cell office:value-type="float" office:value="841890">
                <text:p>841890</text:p>
              </table:table-cell>
              <table:table-cell office:value-type="float" office:value="11163091.7142857">
                <text:p>11163091.7142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39163980">
                <text:p>39163980</text:p>
              </table:table-cell>
              <table:table-cell office:value-type="float" office:value="9453085">
                <text:p>9453085</text:p>
              </table:table-cell>
              <table:table-cell office:value-type="float" office:value="8189980">
                <text:p>8189980</text:p>
              </table:table-cell>
              <table:table-cell office:value-type="float" office:value="822966">
                <text:p>822966</text:p>
              </table:table-cell>
              <table:table-cell office:value-type="float" office:value="399185">
                <text:p>399185</text:p>
              </table:table-cell>
              <table:table-cell office:value-type="float" office:value="2036636">
                <text:p>2036636</text:p>
              </table:table-cell>
              <table:table-cell office:value-type="float" office:value="1156281">
                <text:p>1156281</text:p>
              </table:table-cell>
              <table:table-cell office:value-type="float" office:value="8746016.14285714">
                <text:p>8746016.142857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37589126">
                <text:p>37589126</text:p>
              </table:table-cell>
              <table:table-cell office:value-type="float" office:value="8469626">
                <text:p>8469626</text:p>
              </table:table-cell>
              <table:table-cell office:value-type="float" office:value="7540567">
                <text:p>7540567</text:p>
              </table:table-cell>
              <table:table-cell office:value-type="float" office:value="927281">
                <text:p>927281</text:p>
              </table:table-cell>
              <table:table-cell office:value-type="float" office:value="519474">
                <text:p>519474</text:p>
              </table:table-cell>
              <table:table-cell office:value-type="float" office:value="1387137">
                <text:p>1387137</text:p>
              </table:table-cell>
              <table:table-cell office:value-type="float" office:value="1196200">
                <text:p>1196200</text:p>
              </table:table-cell>
              <table:table-cell office:value-type="float" office:value="8232773">
                <text:p>8232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46823950">
                <text:p>46823950</text:p>
              </table:table-cell>
              <table:table-cell office:value-type="float" office:value="11347488">
                <text:p>11347488</text:p>
              </table:table-cell>
              <table:table-cell office:value-type="float" office:value="9358809">
                <text:p>9358809</text:p>
              </table:table-cell>
              <table:table-cell office:value-type="float" office:value="933813">
                <text:p>933813</text:p>
              </table:table-cell>
              <table:table-cell office:value-type="float" office:value="438055">
                <text:p>438055</text:p>
              </table:table-cell>
              <table:table-cell office:value-type="float" office:value="1643235">
                <text:p>1643235</text:p>
              </table:table-cell>
              <table:table-cell office:value-type="float" office:value="1505880">
                <text:p>1505880</text:p>
              </table:table-cell>
              <table:table-cell office:value-type="float" office:value="10293032.8571429">
                <text:p>10293032.85714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">
                <text:p>3050</text:p>
              </table:table-cell>
              <table:table-cell office:value-type="float" office:value="56871785">
                <text:p>56871785</text:p>
              </table:table-cell>
              <table:table-cell office:value-type="float" office:value="9173438">
                <text:p>9173438</text:p>
              </table:table-cell>
              <table:table-cell office:value-type="float" office:value="7881378">
                <text:p>7881378</text:p>
              </table:table-cell>
              <table:table-cell office:value-type="float" office:value="908330">
                <text:p>908330</text:p>
              </table:table-cell>
              <table:table-cell office:value-type="float" office:value="481796">
                <text:p>481796</text:p>
              </table:table-cell>
              <table:table-cell office:value-type="float" office:value="959834">
                <text:p>959834</text:p>
              </table:table-cell>
              <table:table-cell office:value-type="float" office:value="1110310">
                <text:p>1110310</text:p>
              </table:table-cell>
              <table:table-cell office:value-type="float" office:value="11055267.2857143">
                <text:p>11055267.2857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">
                <text:p>3100</text:p>
              </table:table-cell>
              <table:table-cell office:value-type="float" office:value="58081148">
                <text:p>58081148</text:p>
              </table:table-cell>
              <table:table-cell office:value-type="float" office:value="11429145">
                <text:p>11429145</text:p>
              </table:table-cell>
              <table:table-cell office:value-type="float" office:value="10592628">
                <text:p>10592628</text:p>
              </table:table-cell>
              <table:table-cell office:value-type="float" office:value="962228">
                <text:p>962228</text:p>
              </table:table-cell>
              <table:table-cell office:value-type="float" office:value="432418">
                <text:p>432418</text:p>
              </table:table-cell>
              <table:table-cell office:value-type="float" office:value="1011565">
                <text:p>1011565</text:p>
              </table:table-cell>
              <table:table-cell office:value-type="float" office:value="912845">
                <text:p>912845</text:p>
              </table:table-cell>
              <table:table-cell office:value-type="float" office:value="11917425.2857143">
                <text:p>11917425.2857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">
                <text:p>3150</text:p>
              </table:table-cell>
              <table:table-cell office:value-type="float" office:value="50285031">
                <text:p>50285031</text:p>
              </table:table-cell>
              <table:table-cell office:value-type="float" office:value="10281590">
                <text:p>10281590</text:p>
              </table:table-cell>
              <table:table-cell office:value-type="float" office:value="9149995">
                <text:p>9149995</text:p>
              </table:table-cell>
              <table:table-cell office:value-type="float" office:value="947620">
                <text:p>947620</text:p>
              </table:table-cell>
              <table:table-cell office:value-type="float" office:value="458756">
                <text:p>458756</text:p>
              </table:table-cell>
              <table:table-cell office:value-type="float" office:value="1075658">
                <text:p>1075658</text:p>
              </table:table-cell>
              <table:table-cell office:value-type="float" office:value="1039277">
                <text:p>1039277</text:p>
              </table:table-cell>
              <table:table-cell office:value-type="float" office:value="10462561">
                <text:p>104625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">
                <text:p>3200</text:p>
              </table:table-cell>
              <table:table-cell office:value-type="float" office:value="67253500">
                <text:p>67253500</text:p>
              </table:table-cell>
              <table:table-cell office:value-type="float" office:value="13886798">
                <text:p>13886798</text:p>
              </table:table-cell>
              <table:table-cell office:value-type="float" office:value="7138239">
                <text:p>7138239</text:p>
              </table:table-cell>
              <table:table-cell office:value-type="float" office:value="970909">
                <text:p>970909</text:p>
              </table:table-cell>
              <table:table-cell office:value-type="float" office:value="440557">
                <text:p>440557</text:p>
              </table:table-cell>
              <table:table-cell office:value-type="float" office:value="1422490">
                <text:p>1422490</text:p>
              </table:table-cell>
              <table:table-cell office:value-type="float" office:value="712820">
                <text:p>712820</text:p>
              </table:table-cell>
              <table:table-cell office:value-type="float" office:value="13117901.8571429">
                <text:p>13117901.85714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">
                <text:p>3250</text:p>
              </table:table-cell>
              <table:table-cell office:value-type="float" office:value="45815151">
                <text:p>45815151</text:p>
              </table:table-cell>
              <table:table-cell office:value-type="float" office:value="9102077">
                <text:p>9102077</text:p>
              </table:table-cell>
              <table:table-cell office:value-type="float" office:value="8578623">
                <text:p>8578623</text:p>
              </table:table-cell>
              <table:table-cell office:value-type="float" office:value="986604">
                <text:p>986604</text:p>
              </table:table-cell>
              <table:table-cell office:value-type="float" office:value="488177">
                <text:p>488177</text:p>
              </table:table-cell>
              <table:table-cell office:value-type="float" office:value="861894">
                <text:p>861894</text:p>
              </table:table-cell>
              <table:table-cell office:value-type="float" office:value="688380">
                <text:p>688380</text:p>
              </table:table-cell>
              <table:table-cell office:value-type="float" office:value="9502986.57142857">
                <text:p>9502986.571428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">
                <text:p>3300</text:p>
              </table:table-cell>
              <table:table-cell office:value-type="float" office:value="45737340">
                <text:p>45737340</text:p>
              </table:table-cell>
              <table:table-cell office:value-type="float" office:value="9209714">
                <text:p>9209714</text:p>
              </table:table-cell>
              <table:table-cell office:value-type="float" office:value="8632946">
                <text:p>8632946</text:p>
              </table:table-cell>
              <table:table-cell office:value-type="float" office:value="885940">
                <text:p>885940</text:p>
              </table:table-cell>
              <table:table-cell office:value-type="float" office:value="439156">
                <text:p>439156</text:p>
              </table:table-cell>
              <table:table-cell office:value-type="float" office:value="772572">
                <text:p>772572</text:p>
              </table:table-cell>
              <table:table-cell office:value-type="float" office:value="734175">
                <text:p>734175</text:p>
              </table:table-cell>
              <table:table-cell office:value-type="float" office:value="9487406.14285714">
                <text:p>9487406.142857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">
                <text:p>3350</text:p>
              </table:table-cell>
              <table:table-cell office:value-type="float" office:value="42365125">
                <text:p>42365125</text:p>
              </table:table-cell>
              <table:table-cell office:value-type="float" office:value="11326609">
                <text:p>11326609</text:p>
              </table:table-cell>
              <table:table-cell office:value-type="float" office:value="9260577">
                <text:p>9260577</text:p>
              </table:table-cell>
              <table:table-cell office:value-type="float" office:value="996491">
                <text:p>996491</text:p>
              </table:table-cell>
              <table:table-cell office:value-type="float" office:value="459678">
                <text:p>459678</text:p>
              </table:table-cell>
              <table:table-cell office:value-type="float" office:value="917383">
                <text:p>917383</text:p>
              </table:table-cell>
              <table:table-cell office:value-type="float" office:value="965477">
                <text:p>965477</text:p>
              </table:table-cell>
              <table:table-cell office:value-type="float" office:value="9470191.42857143">
                <text:p>9470191.42857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">
                <text:p>3400</text:p>
              </table:table-cell>
              <table:table-cell office:value-type="float" office:value="56934006">
                <text:p>56934006</text:p>
              </table:table-cell>
              <table:table-cell office:value-type="float" office:value="11386599">
                <text:p>11386599</text:p>
              </table:table-cell>
              <table:table-cell office:value-type="float" office:value="9631845">
                <text:p>9631845</text:p>
              </table:table-cell>
              <table:table-cell office:value-type="float" office:value="958627">
                <text:p>958627</text:p>
              </table:table-cell>
              <table:table-cell office:value-type="float" office:value="457143">
                <text:p>457143</text:p>
              </table:table-cell>
              <table:table-cell office:value-type="float" office:value="651598">
                <text:p>651598</text:p>
              </table:table-cell>
              <table:table-cell office:value-type="float" office:value="688074">
                <text:p>688074</text:p>
              </table:table-cell>
              <table:table-cell office:value-type="float" office:value="11529698.8571429">
                <text:p>11529698.85714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">
                <text:p>3450</text:p>
              </table:table-cell>
              <table:table-cell office:value-type="float" office:value="37544844">
                <text:p>37544844</text:p>
              </table:table-cell>
              <table:table-cell office:value-type="float" office:value="11832469">
                <text:p>11832469</text:p>
              </table:table-cell>
              <table:table-cell office:value-type="float" office:value="13134666">
                <text:p>13134666</text:p>
              </table:table-cell>
              <table:table-cell office:value-type="float" office:value="1997721">
                <text:p>1997721</text:p>
              </table:table-cell>
              <table:table-cell office:value-type="float" office:value="961321">
                <text:p>961321</text:p>
              </table:table-cell>
              <table:table-cell office:value-type="float" office:value="812604">
                <text:p>812604</text:p>
              </table:table-cell>
              <table:table-cell office:value-type="float" office:value="951104">
                <text:p>951104</text:p>
              </table:table-cell>
              <table:table-cell office:value-type="float" office:value="9604961.28571429">
                <text:p>9604961.2857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">
                <text:p>3500</text:p>
              </table:table-cell>
              <table:table-cell office:value-type="float" office:value="37003893">
                <text:p>37003893</text:p>
              </table:table-cell>
              <table:table-cell office:value-type="float" office:value="10413795">
                <text:p>10413795</text:p>
              </table:table-cell>
              <table:table-cell office:value-type="float" office:value="12589723">
                <text:p>12589723</text:p>
              </table:table-cell>
              <table:table-cell office:value-type="float" office:value="1425315">
                <text:p>1425315</text:p>
              </table:table-cell>
              <table:table-cell office:value-type="float" office:value="602978">
                <text:p>602978</text:p>
              </table:table-cell>
              <table:table-cell office:value-type="float" office:value="787268">
                <text:p>787268</text:p>
              </table:table-cell>
              <table:table-cell office:value-type="float" office:value="854406">
                <text:p>854406</text:p>
              </table:table-cell>
              <table:table-cell office:value-type="float" office:value="9096768.28571429">
                <text:p>9096768.285714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">
                <text:p>3550</text:p>
              </table:table-cell>
              <table:table-cell office:value-type="float" office:value="37244431">
                <text:p>37244431</text:p>
              </table:table-cell>
              <table:table-cell office:value-type="float" office:value="10185640">
                <text:p>10185640</text:p>
              </table:table-cell>
              <table:table-cell office:value-type="float" office:value="9907761">
                <text:p>9907761</text:p>
              </table:table-cell>
              <table:table-cell office:value-type="float" office:value="1072247">
                <text:p>1072247</text:p>
              </table:table-cell>
              <table:table-cell office:value-type="float" office:value="502908">
                <text:p>502908</text:p>
              </table:table-cell>
              <table:table-cell office:value-type="float" office:value="908734">
                <text:p>908734</text:p>
              </table:table-cell>
              <table:table-cell office:value-type="float" office:value="715751">
                <text:p>715751</text:p>
              </table:table-cell>
              <table:table-cell office:value-type="float" office:value="8648210.28571429">
                <text:p>8648210.28571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">
                <text:p>3600</text:p>
              </table:table-cell>
              <table:table-cell office:value-type="float" office:value="37729892">
                <text:p>37729892</text:p>
              </table:table-cell>
              <table:table-cell office:value-type="float" office:value="10431245">
                <text:p>10431245</text:p>
              </table:table-cell>
              <table:table-cell office:value-type="float" office:value="10213685">
                <text:p>10213685</text:p>
              </table:table-cell>
              <table:table-cell office:value-type="float" office:value="957322">
                <text:p>957322</text:p>
              </table:table-cell>
              <table:table-cell office:value-type="float" office:value="463798">
                <text:p>463798</text:p>
              </table:table-cell>
              <table:table-cell office:value-type="float" office:value="722437">
                <text:p>722437</text:p>
              </table:table-cell>
              <table:table-cell office:value-type="float" office:value="686928">
                <text:p>686928</text:p>
              </table:table-cell>
              <table:table-cell office:value-type="float" office:value="8743615.28571429">
                <text:p>8743615.285714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">
                <text:p>3650</text:p>
              </table:table-cell>
              <table:table-cell office:value-type="float" office:value="42175030">
                <text:p>42175030</text:p>
              </table:table-cell>
              <table:table-cell office:value-type="float" office:value="10214714">
                <text:p>10214714</text:p>
              </table:table-cell>
              <table:table-cell office:value-type="float" office:value="9484533">
                <text:p>9484533</text:p>
              </table:table-cell>
              <table:table-cell office:value-type="float" office:value="898988">
                <text:p>898988</text:p>
              </table:table-cell>
              <table:table-cell office:value-type="float" office:value="460229">
                <text:p>460229</text:p>
              </table:table-cell>
              <table:table-cell office:value-type="float" office:value="721427">
                <text:p>721427</text:p>
              </table:table-cell>
              <table:table-cell office:value-type="float" office:value="744492">
                <text:p>744492</text:p>
              </table:table-cell>
              <table:table-cell office:value-type="float" office:value="9242773.28571429">
                <text:p>9242773.28571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">
                <text:p>3700</text:p>
              </table:table-cell>
              <table:table-cell office:value-type="float" office:value="38663624">
                <text:p>38663624</text:p>
              </table:table-cell>
              <table:table-cell office:value-type="float" office:value="10535836">
                <text:p>10535836</text:p>
              </table:table-cell>
              <table:table-cell office:value-type="float" office:value="9635887">
                <text:p>9635887</text:p>
              </table:table-cell>
              <table:table-cell office:value-type="float" office:value="1217302">
                <text:p>1217302</text:p>
              </table:table-cell>
              <table:table-cell office:value-type="float" office:value="719745">
                <text:p>719745</text:p>
              </table:table-cell>
              <table:table-cell office:value-type="float" office:value="769204">
                <text:p>769204</text:p>
              </table:table-cell>
              <table:table-cell office:value-type="float" office:value="770803">
                <text:p>770803</text:p>
              </table:table-cell>
              <table:table-cell office:value-type="float" office:value="8901771.57142857">
                <text:p>8901771.571428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">
                <text:p>3750</text:p>
              </table:table-cell>
              <table:table-cell office:value-type="float" office:value="38364165">
                <text:p>38364165</text:p>
              </table:table-cell>
              <table:table-cell office:value-type="float" office:value="10008360">
                <text:p>10008360</text:p>
              </table:table-cell>
              <table:table-cell office:value-type="float" office:value="10160506">
                <text:p>10160506</text:p>
              </table:table-cell>
              <table:table-cell office:value-type="float" office:value="1517915">
                <text:p>1517915</text:p>
              </table:table-cell>
              <table:table-cell office:value-type="float" office:value="752449">
                <text:p>752449</text:p>
              </table:table-cell>
              <table:table-cell office:value-type="float" office:value="820373">
                <text:p>820373</text:p>
              </table:table-cell>
              <table:table-cell office:value-type="float" office:value="1629076">
                <text:p>1629076</text:p>
              </table:table-cell>
              <table:table-cell office:value-type="float" office:value="9036120.57142857">
                <text:p>9036120.571428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">
                <text:p>3800</text:p>
              </table:table-cell>
              <table:table-cell office:value-type="float" office:value="40784925">
                <text:p>40784925</text:p>
              </table:table-cell>
              <table:table-cell office:value-type="float" office:value="9157813">
                <text:p>9157813</text:p>
              </table:table-cell>
              <table:table-cell office:value-type="float" office:value="10385034">
                <text:p>10385034</text:p>
              </table:table-cell>
              <table:table-cell office:value-type="float" office:value="1433756">
                <text:p>1433756</text:p>
              </table:table-cell>
              <table:table-cell office:value-type="float" office:value="713890">
                <text:p>713890</text:p>
              </table:table-cell>
              <table:table-cell office:value-type="float" office:value="849170">
                <text:p>849170</text:p>
              </table:table-cell>
              <table:table-cell office:value-type="float" office:value="978771">
                <text:p>978771</text:p>
              </table:table-cell>
              <table:table-cell office:value-type="float" office:value="9186194.14285714">
                <text:p>9186194.142857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">
                <text:p>3850</text:p>
              </table:table-cell>
              <table:table-cell office:value-type="float" office:value="38922420">
                <text:p>38922420</text:p>
              </table:table-cell>
              <table:table-cell office:value-type="float" office:value="10099484">
                <text:p>10099484</text:p>
              </table:table-cell>
              <table:table-cell office:value-type="float" office:value="12745429">
                <text:p>12745429</text:p>
              </table:table-cell>
              <table:table-cell office:value-type="float" office:value="1345424">
                <text:p>1345424</text:p>
              </table:table-cell>
              <table:table-cell office:value-type="float" office:value="630536">
                <text:p>630536</text:p>
              </table:table-cell>
              <table:table-cell office:value-type="float" office:value="624686">
                <text:p>624686</text:p>
              </table:table-cell>
              <table:table-cell office:value-type="float" office:value="941317">
                <text:p>941317</text:p>
              </table:table-cell>
              <table:table-cell office:value-type="float" office:value="9329899.42857143">
                <text:p>9329899.42857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42574091">
                <text:p>42574091</text:p>
              </table:table-cell>
              <table:table-cell office:value-type="float" office:value="9651198">
                <text:p>9651198</text:p>
              </table:table-cell>
              <table:table-cell office:value-type="float" office:value="10681879">
                <text:p>10681879</text:p>
              </table:table-cell>
              <table:table-cell office:value-type="float" office:value="1362953">
                <text:p>1362953</text:p>
              </table:table-cell>
              <table:table-cell office:value-type="float" office:value="518025">
                <text:p>518025</text:p>
              </table:table-cell>
              <table:table-cell office:value-type="float" office:value="639958">
                <text:p>639958</text:p>
              </table:table-cell>
              <table:table-cell office:value-type="float" office:value="1067236">
                <text:p>1067236</text:p>
              </table:table-cell>
              <table:table-cell office:value-type="float" office:value="9499334.28571429">
                <text:p>9499334.28571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  <table:table-cell office:value-type="float" office:value="52915579">
                <text:p>52915579</text:p>
              </table:table-cell>
              <table:table-cell office:value-type="float" office:value="10246366">
                <text:p>10246366</text:p>
              </table:table-cell>
              <table:table-cell office:value-type="float" office:value="11087691">
                <text:p>11087691</text:p>
              </table:table-cell>
              <table:table-cell office:value-type="float" office:value="3337376">
                <text:p>3337376</text:p>
              </table:table-cell>
              <table:table-cell office:value-type="float" office:value="709818">
                <text:p>709818</text:p>
              </table:table-cell>
              <table:table-cell office:value-type="float" office:value="869773">
                <text:p>869773</text:p>
              </table:table-cell>
              <table:table-cell office:value-type="float" office:value="1089885">
                <text:p>1089885</text:p>
              </table:table-cell>
              <table:table-cell office:value-type="float" office:value="11465212.5714286">
                <text:p>11465212.5714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">
                <text:p>4000</text:p>
              </table:table-cell>
              <table:table-cell office:value-type="float" office:value="45654225">
                <text:p>45654225</text:p>
              </table:table-cell>
              <table:table-cell office:value-type="float" office:value="10059143">
                <text:p>10059143</text:p>
              </table:table-cell>
              <table:table-cell office:value-type="float" office:value="11090853">
                <text:p>11090853</text:p>
              </table:table-cell>
              <table:table-cell office:value-type="float" office:value="1271088">
                <text:p>1271088</text:p>
              </table:table-cell>
              <table:table-cell office:value-type="float" office:value="729223">
                <text:p>729223</text:p>
              </table:table-cell>
              <table:table-cell office:value-type="float" office:value="762917">
                <text:p>762917</text:p>
              </table:table-cell>
              <table:table-cell office:value-type="float" office:value="720452">
                <text:p>720452</text:p>
              </table:table-cell>
              <table:table-cell office:value-type="float" office:value="10041128.7142857">
                <text:p>10041128.714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0">
                <text:p>4050</text:p>
              </table:table-cell>
              <table:table-cell office:value-type="float" office:value="64078098">
                <text:p>64078098</text:p>
              </table:table-cell>
              <table:table-cell office:value-type="float" office:value="10849280">
                <text:p>10849280</text:p>
              </table:table-cell>
              <table:table-cell office:value-type="float" office:value="15567801">
                <text:p>15567801</text:p>
              </table:table-cell>
              <table:table-cell office:value-type="float" office:value="1261673">
                <text:p>1261673</text:p>
              </table:table-cell>
              <table:table-cell office:value-type="float" office:value="779606">
                <text:p>779606</text:p>
              </table:table-cell>
              <table:table-cell office:value-type="float" office:value="863282">
                <text:p>863282</text:p>
              </table:table-cell>
              <table:table-cell office:value-type="float" office:value="1162184">
                <text:p>1162184</text:p>
              </table:table-cell>
              <table:table-cell office:value-type="float" office:value="13508846.2857143">
                <text:p>13508846.2857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">
                <text:p>4100</text:p>
              </table:table-cell>
              <table:table-cell office:value-type="float" office:value="48423984">
                <text:p>48423984</text:p>
              </table:table-cell>
              <table:table-cell office:value-type="float" office:value="10926923">
                <text:p>10926923</text:p>
              </table:table-cell>
              <table:table-cell office:value-type="float" office:value="12141283">
                <text:p>12141283</text:p>
              </table:table-cell>
              <table:table-cell office:value-type="float" office:value="961454">
                <text:p>961454</text:p>
              </table:table-cell>
              <table:table-cell office:value-type="float" office:value="596867">
                <text:p>596867</text:p>
              </table:table-cell>
              <table:table-cell office:value-type="float" office:value="749041">
                <text:p>749041</text:p>
              </table:table-cell>
              <table:table-cell office:value-type="float" office:value="860764">
                <text:p>860764</text:p>
              </table:table-cell>
              <table:table-cell office:value-type="float" office:value="10665759.4285714">
                <text:p>10665759.42857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0">
                <text:p>4150</text:p>
              </table:table-cell>
              <table:table-cell office:value-type="float" office:value="52073431">
                <text:p>52073431</text:p>
              </table:table-cell>
              <table:table-cell office:value-type="float" office:value="13308378">
                <text:p>13308378</text:p>
              </table:table-cell>
              <table:table-cell office:value-type="float" office:value="15427487">
                <text:p>15427487</text:p>
              </table:table-cell>
              <table:table-cell office:value-type="float" office:value="1115682">
                <text:p>1115682</text:p>
              </table:table-cell>
              <table:table-cell office:value-type="float" office:value="589734">
                <text:p>589734</text:p>
              </table:table-cell>
              <table:table-cell office:value-type="float" office:value="779309">
                <text:p>779309</text:p>
              </table:table-cell>
              <table:table-cell office:value-type="float" office:value="888131">
                <text:p>888131</text:p>
              </table:table-cell>
              <table:table-cell office:value-type="float" office:value="12026021.7142857">
                <text:p>12026021.7142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">
                <text:p>4200</text:p>
              </table:table-cell>
              <table:table-cell office:value-type="float" office:value="56561865">
                <text:p>56561865</text:p>
              </table:table-cell>
              <table:table-cell office:value-type="float" office:value="15361581">
                <text:p>15361581</text:p>
              </table:table-cell>
              <table:table-cell office:value-type="float" office:value="13246879">
                <text:p>13246879</text:p>
              </table:table-cell>
              <table:table-cell office:value-type="float" office:value="954583">
                <text:p>954583</text:p>
              </table:table-cell>
              <table:table-cell office:value-type="float" office:value="543522">
                <text:p>543522</text:p>
              </table:table-cell>
              <table:table-cell office:value-type="float" office:value="695267">
                <text:p>695267</text:p>
              </table:table-cell>
              <table:table-cell office:value-type="float" office:value="744365">
                <text:p>744365</text:p>
              </table:table-cell>
              <table:table-cell office:value-type="float" office:value="12586866">
                <text:p>125868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0">
                <text:p>4250</text:p>
              </table:table-cell>
              <table:table-cell office:value-type="float" office:value="52391053">
                <text:p>52391053</text:p>
              </table:table-cell>
              <table:table-cell office:value-type="float" office:value="12079144">
                <text:p>12079144</text:p>
              </table:table-cell>
              <table:table-cell office:value-type="float" office:value="13394464">
                <text:p>13394464</text:p>
              </table:table-cell>
              <table:table-cell office:value-type="float" office:value="1175705">
                <text:p>1175705</text:p>
              </table:table-cell>
              <table:table-cell office:value-type="float" office:value="604487">
                <text:p>604487</text:p>
              </table:table-cell>
              <table:table-cell office:value-type="float" office:value="812988">
                <text:p>812988</text:p>
              </table:table-cell>
              <table:table-cell office:value-type="float" office:value="902398">
                <text:p>902398</text:p>
              </table:table-cell>
              <table:table-cell office:value-type="float" office:value="11622891.2857143">
                <text:p>11622891.2857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">
                <text:p>4300</text:p>
              </table:table-cell>
              <table:table-cell office:value-type="float" office:value="56235458">
                <text:p>56235458</text:p>
              </table:table-cell>
              <table:table-cell office:value-type="float" office:value="13391187">
                <text:p>13391187</text:p>
              </table:table-cell>
              <table:table-cell office:value-type="float" office:value="19080132">
                <text:p>19080132</text:p>
              </table:table-cell>
              <table:table-cell office:value-type="float" office:value="1337405">
                <text:p>1337405</text:p>
              </table:table-cell>
              <table:table-cell office:value-type="float" office:value="560654">
                <text:p>560654</text:p>
              </table:table-cell>
              <table:table-cell office:value-type="float" office:value="813178">
                <text:p>813178</text:p>
              </table:table-cell>
              <table:table-cell office:value-type="float" office:value="860493">
                <text:p>860493</text:p>
              </table:table-cell>
              <table:table-cell office:value-type="float" office:value="13182643.8571429">
                <text:p>13182643.85714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0">
                <text:p>4350</text:p>
              </table:table-cell>
              <table:table-cell office:value-type="float" office:value="58001963">
                <text:p>58001963</text:p>
              </table:table-cell>
              <table:table-cell office:value-type="float" office:value="12185809">
                <text:p>12185809</text:p>
              </table:table-cell>
              <table:table-cell office:value-type="float" office:value="13524888">
                <text:p>13524888</text:p>
              </table:table-cell>
              <table:table-cell office:value-type="float" office:value="1138818">
                <text:p>1138818</text:p>
              </table:table-cell>
              <table:table-cell office:value-type="float" office:value="1019780">
                <text:p>1019780</text:p>
              </table:table-cell>
              <table:table-cell office:value-type="float" office:value="909932">
                <text:p>909932</text:p>
              </table:table-cell>
              <table:table-cell office:value-type="float" office:value="992708">
                <text:p>992708</text:p>
              </table:table-cell>
              <table:table-cell office:value-type="float" office:value="12539128.2857143">
                <text:p>12539128.2857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0">
                <text:p>4400</text:p>
              </table:table-cell>
              <table:table-cell office:value-type="float" office:value="54796867">
                <text:p>54796867</text:p>
              </table:table-cell>
              <table:table-cell office:value-type="float" office:value="14511180">
                <text:p>14511180</text:p>
              </table:table-cell>
              <table:table-cell office:value-type="float" office:value="14653797">
                <text:p>14653797</text:p>
              </table:table-cell>
              <table:table-cell office:value-type="float" office:value="1431745">
                <text:p>1431745</text:p>
              </table:table-cell>
              <table:table-cell office:value-type="float" office:value="1071158">
                <text:p>1071158</text:p>
              </table:table-cell>
              <table:table-cell office:value-type="float" office:value="769498">
                <text:p>769498</text:p>
              </table:table-cell>
              <table:table-cell office:value-type="float" office:value="1343399">
                <text:p>1343399</text:p>
              </table:table-cell>
              <table:table-cell office:value-type="float" office:value="12653949.1428571">
                <text:p>12653949.1428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0">
                <text:p>4450</text:p>
              </table:table-cell>
              <table:table-cell office:value-type="float" office:value="55069716">
                <text:p>55069716</text:p>
              </table:table-cell>
              <table:table-cell office:value-type="float" office:value="13218702">
                <text:p>13218702</text:p>
              </table:table-cell>
              <table:table-cell office:value-type="float" office:value="14399158">
                <text:p>14399158</text:p>
              </table:table-cell>
              <table:table-cell office:value-type="float" office:value="1577912">
                <text:p>1577912</text:p>
              </table:table-cell>
              <table:table-cell office:value-type="float" office:value="799098">
                <text:p>799098</text:p>
              </table:table-cell>
              <table:table-cell office:value-type="float" office:value="827236">
                <text:p>827236</text:p>
              </table:table-cell>
              <table:table-cell office:value-type="float" office:value="774117">
                <text:p>774117</text:p>
              </table:table-cell>
              <table:table-cell office:value-type="float" office:value="12380848.4285714">
                <text:p>12380848.42857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">
                <text:p>4500</text:p>
              </table:table-cell>
              <table:table-cell office:value-type="float" office:value="56897297">
                <text:p>56897297</text:p>
              </table:table-cell>
              <table:table-cell office:value-type="float" office:value="14235297">
                <text:p>14235297</text:p>
              </table:table-cell>
              <table:table-cell office:value-type="float" office:value="14366981">
                <text:p>14366981</text:p>
              </table:table-cell>
              <table:table-cell office:value-type="float" office:value="1636253">
                <text:p>1636253</text:p>
              </table:table-cell>
              <table:table-cell office:value-type="float" office:value="746076">
                <text:p>746076</text:p>
              </table:table-cell>
              <table:table-cell office:value-type="float" office:value="924235">
                <text:p>924235</text:p>
              </table:table-cell>
              <table:table-cell office:value-type="float" office:value="1051080">
                <text:p>1051080</text:p>
              </table:table-cell>
              <table:table-cell office:value-type="float" office:value="12836745.5714286">
                <text:p>12836745.57142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0">
                <text:p>4550</text:p>
              </table:table-cell>
              <table:table-cell office:value-type="float" office:value="58465346">
                <text:p>58465346</text:p>
              </table:table-cell>
              <table:table-cell office:value-type="float" office:value="15625978">
                <text:p>15625978</text:p>
              </table:table-cell>
              <table:table-cell office:value-type="float" office:value="14894637">
                <text:p>14894637</text:p>
              </table:table-cell>
              <table:table-cell office:value-type="float" office:value="1527360">
                <text:p>1527360</text:p>
              </table:table-cell>
              <table:table-cell office:value-type="float" office:value="918515">
                <text:p>918515</text:p>
              </table:table-cell>
              <table:table-cell office:value-type="float" office:value="949982">
                <text:p>949982</text:p>
              </table:table-cell>
              <table:table-cell office:value-type="float" office:value="970668">
                <text:p>970668</text:p>
              </table:table-cell>
              <table:table-cell office:value-type="float" office:value="13336069.4285714">
                <text:p>13336069.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0">
                <text:p>4600</text:p>
              </table:table-cell>
              <table:table-cell office:value-type="float" office:value="61762671">
                <text:p>61762671</text:p>
              </table:table-cell>
              <table:table-cell office:value-type="float" office:value="13311463">
                <text:p>13311463</text:p>
              </table:table-cell>
              <table:table-cell office:value-type="float" office:value="14294429">
                <text:p>14294429</text:p>
              </table:table-cell>
              <table:table-cell office:value-type="float" office:value="1511139">
                <text:p>1511139</text:p>
              </table:table-cell>
              <table:table-cell office:value-type="float" office:value="883728">
                <text:p>883728</text:p>
              </table:table-cell>
              <table:table-cell office:value-type="float" office:value="969005">
                <text:p>969005</text:p>
              </table:table-cell>
              <table:table-cell office:value-type="float" office:value="1162262">
                <text:p>1162262</text:p>
              </table:table-cell>
              <table:table-cell office:value-type="float" office:value="13413528.1428571">
                <text:p>13413528.1428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0">
                <text:p>4650</text:p>
              </table:table-cell>
              <table:table-cell office:value-type="float" office:value="60127494">
                <text:p>60127494</text:p>
              </table:table-cell>
              <table:table-cell office:value-type="float" office:value="14069264">
                <text:p>14069264</text:p>
              </table:table-cell>
              <table:table-cell office:value-type="float" office:value="15713539">
                <text:p>15713539</text:p>
              </table:table-cell>
              <table:table-cell office:value-type="float" office:value="1552816">
                <text:p>1552816</text:p>
              </table:table-cell>
              <table:table-cell office:value-type="float" office:value="1019856">
                <text:p>1019856</text:p>
              </table:table-cell>
              <table:table-cell office:value-type="float" office:value="1567487">
                <text:p>1567487</text:p>
              </table:table-cell>
              <table:table-cell office:value-type="float" office:value="1168823">
                <text:p>1168823</text:p>
              </table:table-cell>
              <table:table-cell office:value-type="float" office:value="13602754.1428571">
                <text:p>13602754.14285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0">
                <text:p>4700</text:p>
              </table:table-cell>
              <table:table-cell office:value-type="float" office:value="65476051">
                <text:p>65476051</text:p>
              </table:table-cell>
              <table:table-cell office:value-type="float" office:value="24857986">
                <text:p>24857986</text:p>
              </table:table-cell>
              <table:table-cell office:value-type="float" office:value="20207363">
                <text:p>20207363</text:p>
              </table:table-cell>
              <table:table-cell office:value-type="float" office:value="1152149">
                <text:p>1152149</text:p>
              </table:table-cell>
              <table:table-cell office:value-type="float" office:value="683128">
                <text:p>683128</text:p>
              </table:table-cell>
              <table:table-cell office:value-type="float" office:value="1151166">
                <text:p>1151166</text:p>
              </table:table-cell>
              <table:table-cell office:value-type="float" office:value="851474">
                <text:p>851474</text:p>
              </table:table-cell>
              <table:table-cell office:value-type="float" office:value="16339902.4285714">
                <text:p>16339902.42857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0">
                <text:p>4750</text:p>
              </table:table-cell>
              <table:table-cell office:value-type="float" office:value="67163680">
                <text:p>67163680</text:p>
              </table:table-cell>
              <table:table-cell office:value-type="float" office:value="14893848">
                <text:p>14893848</text:p>
              </table:table-cell>
              <table:table-cell office:value-type="float" office:value="15773525">
                <text:p>15773525</text:p>
              </table:table-cell>
              <table:table-cell office:value-type="float" office:value="1602792">
                <text:p>1602792</text:p>
              </table:table-cell>
              <table:table-cell office:value-type="float" office:value="794431">
                <text:p>794431</text:p>
              </table:table-cell>
              <table:table-cell office:value-type="float" office:value="1472010">
                <text:p>1472010</text:p>
              </table:table-cell>
              <table:table-cell office:value-type="float" office:value="963543">
                <text:p>963543</text:p>
              </table:table-cell>
              <table:table-cell office:value-type="float" office:value="14666261.2857143">
                <text:p>14666261.2857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0">
                <text:p>4800</text:p>
              </table:table-cell>
              <table:table-cell office:value-type="float" office:value="64921909">
                <text:p>64921909</text:p>
              </table:table-cell>
              <table:table-cell office:value-type="float" office:value="14766338">
                <text:p>14766338</text:p>
              </table:table-cell>
              <table:table-cell office:value-type="float" office:value="17300970">
                <text:p>17300970</text:p>
              </table:table-cell>
              <table:table-cell office:value-type="float" office:value="1467274">
                <text:p>1467274</text:p>
              </table:table-cell>
              <table:table-cell office:value-type="float" office:value="717216">
                <text:p>717216</text:p>
              </table:table-cell>
              <table:table-cell office:value-type="float" office:value="837804">
                <text:p>837804</text:p>
              </table:table-cell>
              <table:table-cell office:value-type="float" office:value="1086598">
                <text:p>1086598</text:p>
              </table:table-cell>
              <table:table-cell office:value-type="float" office:value="14442587">
                <text:p>144425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0">
                <text:p>4850</text:p>
              </table:table-cell>
              <table:table-cell office:value-type="float" office:value="67753934">
                <text:p>67753934</text:p>
              </table:table-cell>
              <table:table-cell office:value-type="float" office:value="16996307">
                <text:p>16996307</text:p>
              </table:table-cell>
              <table:table-cell office:value-type="float" office:value="16504279">
                <text:p>16504279</text:p>
              </table:table-cell>
              <table:table-cell office:value-type="float" office:value="1432633">
                <text:p>1432633</text:p>
              </table:table-cell>
              <table:table-cell office:value-type="float" office:value="772677">
                <text:p>772677</text:p>
              </table:table-cell>
              <table:table-cell office:value-type="float" office:value="932843">
                <text:p>932843</text:p>
              </table:table-cell>
              <table:table-cell office:value-type="float" office:value="1096627">
                <text:p>1096627</text:p>
              </table:table-cell>
              <table:table-cell office:value-type="float" office:value="15069900">
                <text:p>15069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0">
                <text:p>4900</text:p>
              </table:table-cell>
              <table:table-cell office:value-type="float" office:value="103598067">
                <text:p>103598067</text:p>
              </table:table-cell>
              <table:table-cell office:value-type="float" office:value="16964672">
                <text:p>16964672</text:p>
              </table:table-cell>
              <table:table-cell office:value-type="float" office:value="26038004">
                <text:p>26038004</text:p>
              </table:table-cell>
              <table:table-cell office:value-type="float" office:value="1540230">
                <text:p>1540230</text:p>
              </table:table-cell>
              <table:table-cell office:value-type="float" office:value="989514">
                <text:p>989514</text:p>
              </table:table-cell>
              <table:table-cell office:value-type="float" office:value="1211272">
                <text:p>1211272</text:p>
              </table:table-cell>
              <table:table-cell office:value-type="float" office:value="1235172">
                <text:p>1235172</text:p>
              </table:table-cell>
              <table:table-cell office:value-type="float" office:value="21653847.2857143">
                <text:p>21653847.28571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66099462">
                <text:p>66099462</text:p>
              </table:table-cell>
              <table:table-cell office:value-type="float" office:value="15730452">
                <text:p>15730452</text:p>
              </table:table-cell>
              <table:table-cell office:value-type="float" office:value="20185409">
                <text:p>20185409</text:p>
              </table:table-cell>
              <table:table-cell office:value-type="float" office:value="1506210">
                <text:p>1506210</text:p>
              </table:table-cell>
              <table:table-cell office:value-type="float" office:value="946267">
                <text:p>946267</text:p>
              </table:table-cell>
              <table:table-cell office:value-type="float" office:value="750668">
                <text:p>750668</text:p>
              </table:table-cell>
              <table:table-cell office:value-type="float" office:value="892675">
                <text:p>892675</text:p>
              </table:table-cell>
              <table:table-cell office:value-type="float" office:value="15158734.7142857">
                <text:p>15158734.7142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0">
                <text:p>5000</text:p>
              </table:table-cell>
              <table:table-cell office:value-type="float" office:value="81456403">
                <text:p>81456403</text:p>
              </table:table-cell>
              <table:table-cell office:value-type="float" office:value="15911259">
                <text:p>15911259</text:p>
              </table:table-cell>
              <table:table-cell office:value-type="float" office:value="17917452">
                <text:p>17917452</text:p>
              </table:table-cell>
              <table:table-cell office:value-type="float" office:value="1435698">
                <text:p>1435698</text:p>
              </table:table-cell>
              <table:table-cell office:value-type="float" office:value="891883">
                <text:p>891883</text:p>
              </table:table-cell>
              <table:table-cell office:value-type="float" office:value="1099635">
                <text:p>1099635</text:p>
              </table:table-cell>
              <table:table-cell office:value-type="float" office:value="2000959">
                <text:p>2000959</text:p>
              </table:table-cell>
              <table:table-cell office:value-type="float" office:value="17244755.5714286">
                <text:p>17244755.5714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0">
                <text:p>5050</text:p>
              </table:table-cell>
              <table:table-cell office:value-type="float" office:value="76844715">
                <text:p>76844715</text:p>
              </table:table-cell>
              <table:table-cell office:value-type="float" office:value="16732196">
                <text:p>16732196</text:p>
              </table:table-cell>
              <table:table-cell office:value-type="float" office:value="18186037">
                <text:p>18186037</text:p>
              </table:table-cell>
              <table:table-cell office:value-type="float" office:value="1736033">
                <text:p>1736033</text:p>
              </table:table-cell>
              <table:table-cell office:value-type="float" office:value="992571">
                <text:p>992571</text:p>
              </table:table-cell>
              <table:table-cell office:value-type="float" office:value="1076811">
                <text:p>1076811</text:p>
              </table:table-cell>
              <table:table-cell office:value-type="float" office:value="1060767">
                <text:p>1060767</text:p>
              </table:table-cell>
              <table:table-cell office:value-type="float" office:value="16661304.2857143">
                <text:p>16661304.28571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0">
                <text:p>5100</text:p>
              </table:table-cell>
              <table:table-cell office:value-type="float" office:value="78019217">
                <text:p>78019217</text:p>
              </table:table-cell>
              <table:table-cell office:value-type="float" office:value="16819984">
                <text:p>16819984</text:p>
              </table:table-cell>
              <table:table-cell office:value-type="float" office:value="22438293">
                <text:p>22438293</text:p>
              </table:table-cell>
              <table:table-cell office:value-type="float" office:value="1673448">
                <text:p>1673448</text:p>
              </table:table-cell>
              <table:table-cell office:value-type="float" office:value="805689">
                <text:p>805689</text:p>
              </table:table-cell>
              <table:table-cell office:value-type="float" office:value="938384">
                <text:p>938384</text:p>
              </table:table-cell>
              <table:table-cell office:value-type="float" office:value="1161898">
                <text:p>1161898</text:p>
              </table:table-cell>
              <table:table-cell office:value-type="float" office:value="17408130.4285714">
                <text:p>17408130.42857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0">
                <text:p>5150</text:p>
              </table:table-cell>
              <table:table-cell office:value-type="float" office:value="87439367">
                <text:p>87439367</text:p>
              </table:table-cell>
              <table:table-cell office:value-type="float" office:value="22914322">
                <text:p>22914322</text:p>
              </table:table-cell>
              <table:table-cell office:value-type="float" office:value="20322996">
                <text:p>20322996</text:p>
              </table:table-cell>
              <table:table-cell office:value-type="float" office:value="1190157">
                <text:p>1190157</text:p>
              </table:table-cell>
              <table:table-cell office:value-type="float" office:value="671125">
                <text:p>671125</text:p>
              </table:table-cell>
              <table:table-cell office:value-type="float" office:value="869002">
                <text:p>869002</text:p>
              </table:table-cell>
              <table:table-cell office:value-type="float" office:value="970936">
                <text:p>970936</text:p>
              </table:table-cell>
              <table:table-cell office:value-type="float" office:value="19196843.5714286">
                <text:p>19196843.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0">
                <text:p>5200</text:p>
              </table:table-cell>
              <table:table-cell office:value-type="float" office:value="75676732">
                <text:p>75676732</text:p>
              </table:table-cell>
              <table:table-cell office:value-type="float" office:value="23095935">
                <text:p>23095935</text:p>
              </table:table-cell>
              <table:table-cell office:value-type="float" office:value="21440333">
                <text:p>21440333</text:p>
              </table:table-cell>
              <table:table-cell office:value-type="float" office:value="1609219">
                <text:p>1609219</text:p>
              </table:table-cell>
              <table:table-cell office:value-type="float" office:value="1014102">
                <text:p>1014102</text:p>
              </table:table-cell>
              <table:table-cell office:value-type="float" office:value="1146581">
                <text:p>1146581</text:p>
              </table:table-cell>
              <table:table-cell office:value-type="float" office:value="1183199">
                <text:p>1183199</text:p>
              </table:table-cell>
              <table:table-cell office:value-type="float" office:value="17880871.5714286">
                <text:p>17880871.57142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0">
                <text:p>5250</text:p>
              </table:table-cell>
              <table:table-cell office:value-type="float" office:value="80186843">
                <text:p>80186843</text:p>
              </table:table-cell>
              <table:table-cell office:value-type="float" office:value="18464048">
                <text:p>18464048</text:p>
              </table:table-cell>
              <table:table-cell office:value-type="float" office:value="19820469">
                <text:p>19820469</text:p>
              </table:table-cell>
              <table:table-cell office:value-type="float" office:value="1489405">
                <text:p>1489405</text:p>
              </table:table-cell>
              <table:table-cell office:value-type="float" office:value="789690">
                <text:p>789690</text:p>
              </table:table-cell>
              <table:table-cell office:value-type="float" office:value="993658">
                <text:p>993658</text:p>
              </table:table-cell>
              <table:table-cell office:value-type="float" office:value="1100860">
                <text:p>1100860</text:p>
              </table:table-cell>
              <table:table-cell office:value-type="float" office:value="17549281.8571429">
                <text:p>17549281.85714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0">
                <text:p>5300</text:p>
              </table:table-cell>
              <table:table-cell office:value-type="float" office:value="138247957">
                <text:p>138247957</text:p>
              </table:table-cell>
              <table:table-cell office:value-type="float" office:value="20715780">
                <text:p>20715780</text:p>
              </table:table-cell>
              <table:table-cell office:value-type="float" office:value="41065511">
                <text:p>41065511</text:p>
              </table:table-cell>
              <table:table-cell office:value-type="float" office:value="2042347">
                <text:p>2042347</text:p>
              </table:table-cell>
              <table:table-cell office:value-type="float" office:value="1475691">
                <text:p>1475691</text:p>
              </table:table-cell>
              <table:table-cell office:value-type="float" office:value="1589521">
                <text:p>1589521</text:p>
              </table:table-cell>
              <table:table-cell office:value-type="float" office:value="1471042">
                <text:p>1471042</text:p>
              </table:table-cell>
              <table:table-cell office:value-type="float" office:value="29515407">
                <text:p>295154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0">
                <text:p>5350</text:p>
              </table:table-cell>
              <table:table-cell office:value-type="float" office:value="80905373">
                <text:p>80905373</text:p>
              </table:table-cell>
              <table:table-cell office:value-type="float" office:value="18592473">
                <text:p>18592473</text:p>
              </table:table-cell>
              <table:table-cell office:value-type="float" office:value="21927258">
                <text:p>21927258</text:p>
              </table:table-cell>
              <table:table-cell office:value-type="float" office:value="1432375">
                <text:p>1432375</text:p>
              </table:table-cell>
              <table:table-cell office:value-type="float" office:value="1078806">
                <text:p>1078806</text:p>
              </table:table-cell>
              <table:table-cell office:value-type="float" office:value="1295934">
                <text:p>1295934</text:p>
              </table:table-cell>
              <table:table-cell office:value-type="float" office:value="1314155">
                <text:p>1314155</text:p>
              </table:table-cell>
              <table:table-cell office:value-type="float" office:value="18078053.4285714">
                <text:p>18078053.42857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0">
                <text:p>5400</text:p>
              </table:table-cell>
              <table:table-cell office:value-type="float" office:value="86239568">
                <text:p>86239568</text:p>
              </table:table-cell>
              <table:table-cell office:value-type="float" office:value="18767025">
                <text:p>18767025</text:p>
              </table:table-cell>
              <table:table-cell office:value-type="float" office:value="20743225">
                <text:p>20743225</text:p>
              </table:table-cell>
              <table:table-cell office:value-type="float" office:value="1719380">
                <text:p>1719380</text:p>
              </table:table-cell>
              <table:table-cell office:value-type="float" office:value="889820">
                <text:p>889820</text:p>
              </table:table-cell>
              <table:table-cell office:value-type="float" office:value="1094198">
                <text:p>1094198</text:p>
              </table:table-cell>
              <table:table-cell office:value-type="float" office:value="1156052">
                <text:p>1156052</text:p>
              </table:table-cell>
              <table:table-cell office:value-type="float" office:value="18658466.8571429">
                <text:p>18658466.85714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0">
                <text:p>5450</text:p>
              </table:table-cell>
              <table:table-cell office:value-type="float" office:value="84446277">
                <text:p>84446277</text:p>
              </table:table-cell>
              <table:table-cell office:value-type="float" office:value="22039873">
                <text:p>22039873</text:p>
              </table:table-cell>
              <table:table-cell office:value-type="float" office:value="23740522">
                <text:p>23740522</text:p>
              </table:table-cell>
              <table:table-cell office:value-type="float" office:value="1531482">
                <text:p>1531482</text:p>
              </table:table-cell>
              <table:table-cell office:value-type="float" office:value="842743">
                <text:p>842743</text:p>
              </table:table-cell>
              <table:table-cell office:value-type="float" office:value="1255677">
                <text:p>1255677</text:p>
              </table:table-cell>
              <table:table-cell office:value-type="float" office:value="1286617">
                <text:p>1286617</text:p>
              </table:table-cell>
              <table:table-cell office:value-type="float" office:value="19306170.1428571">
                <text:p>19306170.14285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0">
                <text:p>5500</text:p>
              </table:table-cell>
              <table:table-cell office:value-type="float" office:value="96776523">
                <text:p>96776523</text:p>
              </table:table-cell>
              <table:table-cell office:value-type="float" office:value="28116406">
                <text:p>28116406</text:p>
              </table:table-cell>
              <table:table-cell office:value-type="float" office:value="24645930">
                <text:p>24645930</text:p>
              </table:table-cell>
              <table:table-cell office:value-type="float" office:value="1734103">
                <text:p>1734103</text:p>
              </table:table-cell>
              <table:table-cell office:value-type="float" office:value="949940">
                <text:p>949940</text:p>
              </table:table-cell>
              <table:table-cell office:value-type="float" office:value="1113833">
                <text:p>1113833</text:p>
              </table:table-cell>
              <table:table-cell office:value-type="float" office:value="1198556">
                <text:p>1198556</text:p>
              </table:table-cell>
              <table:table-cell office:value-type="float" office:value="22076470.1428571">
                <text:p>22076470.14285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0">
                <text:p>5550</text:p>
              </table:table-cell>
              <table:table-cell office:value-type="float" office:value="136628879">
                <text:p>136628879</text:p>
              </table:table-cell>
              <table:table-cell office:value-type="float" office:value="22504245">
                <text:p>22504245</text:p>
              </table:table-cell>
              <table:table-cell office:value-type="float" office:value="38225720">
                <text:p>38225720</text:p>
              </table:table-cell>
              <table:table-cell office:value-type="float" office:value="2231157">
                <text:p>2231157</text:p>
              </table:table-cell>
              <table:table-cell office:value-type="float" office:value="1074443">
                <text:p>1074443</text:p>
              </table:table-cell>
              <table:table-cell office:value-type="float" office:value="1053546">
                <text:p>1053546</text:p>
              </table:table-cell>
              <table:table-cell office:value-type="float" office:value="1312822">
                <text:p>1312822</text:p>
              </table:table-cell>
              <table:table-cell office:value-type="float" office:value="29004401.7142857">
                <text:p>29004401.71428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0">
                <text:p>5600</text:p>
              </table:table-cell>
              <table:table-cell office:value-type="float" office:value="89933126">
                <text:p>89933126</text:p>
              </table:table-cell>
              <table:table-cell office:value-type="float" office:value="20168718">
                <text:p>20168718</text:p>
              </table:table-cell>
              <table:table-cell office:value-type="float" office:value="22329603">
                <text:p>22329603</text:p>
              </table:table-cell>
              <table:table-cell office:value-type="float" office:value="1537340">
                <text:p>1537340</text:p>
              </table:table-cell>
              <table:table-cell office:value-type="float" office:value="908108">
                <text:p>908108</text:p>
              </table:table-cell>
              <table:table-cell office:value-type="float" office:value="1136436">
                <text:p>1136436</text:p>
              </table:table-cell>
              <table:table-cell office:value-type="float" office:value="1242294">
                <text:p>1242294</text:p>
              </table:table-cell>
              <table:table-cell office:value-type="float" office:value="19607946.4285714">
                <text:p>19607946.42857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0">
                <text:p>5650</text:p>
              </table:table-cell>
              <table:table-cell office:value-type="float" office:value="102571962">
                <text:p>102571962</text:p>
              </table:table-cell>
              <table:table-cell office:value-type="float" office:value="21465331">
                <text:p>21465331</text:p>
              </table:table-cell>
              <table:table-cell office:value-type="float" office:value="26553864">
                <text:p>26553864</text:p>
              </table:table-cell>
              <table:table-cell office:value-type="float" office:value="1631631">
                <text:p>1631631</text:p>
              </table:table-cell>
              <table:table-cell office:value-type="float" office:value="858706">
                <text:p>858706</text:p>
              </table:table-cell>
              <table:table-cell office:value-type="float" office:value="1184245">
                <text:p>1184245</text:p>
              </table:table-cell>
              <table:table-cell office:value-type="float" office:value="1431171">
                <text:p>1431171</text:p>
              </table:table-cell>
              <table:table-cell office:value-type="float" office:value="22242415.7142857">
                <text:p>22242415.7142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0">
                <text:p>5700</text:p>
              </table:table-cell>
              <table:table-cell office:value-type="float" office:value="103144565">
                <text:p>103144565</text:p>
              </table:table-cell>
              <table:table-cell office:value-type="float" office:value="21090048">
                <text:p>21090048</text:p>
              </table:table-cell>
              <table:table-cell office:value-type="float" office:value="23688658">
                <text:p>23688658</text:p>
              </table:table-cell>
              <table:table-cell office:value-type="float" office:value="1952616">
                <text:p>1952616</text:p>
              </table:table-cell>
              <table:table-cell office:value-type="float" office:value="1110760">
                <text:p>1110760</text:p>
              </table:table-cell>
              <table:table-cell office:value-type="float" office:value="1225760">
                <text:p>1225760</text:p>
              </table:table-cell>
              <table:table-cell office:value-type="float" office:value="1794963">
                <text:p>1794963</text:p>
              </table:table-cell>
              <table:table-cell office:value-type="float" office:value="22001052.8571429">
                <text:p>22001052.8571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0">
                <text:p>5750</text:p>
              </table:table-cell>
              <table:table-cell office:value-type="float" office:value="93452737">
                <text:p>93452737</text:p>
              </table:table-cell>
              <table:table-cell office:value-type="float" office:value="21506810">
                <text:p>21506810</text:p>
              </table:table-cell>
              <table:table-cell office:value-type="float" office:value="22774458">
                <text:p>22774458</text:p>
              </table:table-cell>
              <table:table-cell office:value-type="float" office:value="1780790">
                <text:p>1780790</text:p>
              </table:table-cell>
              <table:table-cell office:value-type="float" office:value="886027">
                <text:p>886027</text:p>
              </table:table-cell>
              <table:table-cell office:value-type="float" office:value="1146675">
                <text:p>1146675</text:p>
              </table:table-cell>
              <table:table-cell office:value-type="float" office:value="1533340">
                <text:p>1533340</text:p>
              </table:table-cell>
              <table:table-cell office:value-type="float" office:value="20440119.5714286">
                <text:p>20440119.57142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0">
                <text:p>5800</text:p>
              </table:table-cell>
              <table:table-cell office:value-type="float" office:value="124555329">
                <text:p>124555329</text:p>
              </table:table-cell>
              <table:table-cell office:value-type="float" office:value="32927836">
                <text:p>32927836</text:p>
              </table:table-cell>
              <table:table-cell office:value-type="float" office:value="29710091">
                <text:p>29710091</text:p>
              </table:table-cell>
              <table:table-cell office:value-type="float" office:value="1437033">
                <text:p>1437033</text:p>
              </table:table-cell>
              <table:table-cell office:value-type="float" office:value="733686">
                <text:p>733686</text:p>
              </table:table-cell>
              <table:table-cell office:value-type="float" office:value="941791">
                <text:p>941791</text:p>
              </table:table-cell>
              <table:table-cell office:value-type="float" office:value="1097994">
                <text:p>1097994</text:p>
              </table:table-cell>
              <table:table-cell office:value-type="float" office:value="27343394.2857143">
                <text:p>27343394.28571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0">
                <text:p>5850</text:p>
              </table:table-cell>
              <table:table-cell office:value-type="float" office:value="163301900">
                <text:p>163301900</text:p>
              </table:table-cell>
              <table:table-cell office:value-type="float" office:value="23092333">
                <text:p>23092333</text:p>
              </table:table-cell>
              <table:table-cell office:value-type="float" office:value="49469265">
                <text:p>49469265</text:p>
              </table:table-cell>
              <table:table-cell office:value-type="float" office:value="2477626">
                <text:p>2477626</text:p>
              </table:table-cell>
              <table:table-cell office:value-type="float" office:value="1399142">
                <text:p>1399142</text:p>
              </table:table-cell>
              <table:table-cell office:value-type="float" office:value="1353264">
                <text:p>1353264</text:p>
              </table:table-cell>
              <table:table-cell office:value-type="float" office:value="1431944">
                <text:p>1431944</text:p>
              </table:table-cell>
              <table:table-cell office:value-type="float" office:value="34646496.2857143">
                <text:p>34646496.28571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0">
                <text:p>5900</text:p>
              </table:table-cell>
              <table:table-cell office:value-type="float" office:value="100104956">
                <text:p>100104956</text:p>
              </table:table-cell>
              <table:table-cell office:value-type="float" office:value="26364681">
                <text:p>26364681</text:p>
              </table:table-cell>
              <table:table-cell office:value-type="float" office:value="27138115">
                <text:p>27138115</text:p>
              </table:table-cell>
              <table:table-cell office:value-type="float" office:value="1903935">
                <text:p>1903935</text:p>
              </table:table-cell>
              <table:table-cell office:value-type="float" office:value="1160807">
                <text:p>1160807</text:p>
              </table:table-cell>
              <table:table-cell office:value-type="float" office:value="1107522">
                <text:p>1107522</text:p>
              </table:table-cell>
              <table:table-cell office:value-type="float" office:value="1272541">
                <text:p>1272541</text:p>
              </table:table-cell>
              <table:table-cell office:value-type="float" office:value="22721793.8571429">
                <text:p>22721793.85714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0">
                <text:p>5950</text:p>
              </table:table-cell>
              <table:table-cell office:value-type="float" office:value="100228853">
                <text:p>100228853</text:p>
              </table:table-cell>
              <table:table-cell office:value-type="float" office:value="23348333">
                <text:p>23348333</text:p>
              </table:table-cell>
              <table:table-cell office:value-type="float" office:value="25899763">
                <text:p>25899763</text:p>
              </table:table-cell>
              <table:table-cell office:value-type="float" office:value="2047878">
                <text:p>2047878</text:p>
              </table:table-cell>
              <table:table-cell office:value-type="float" office:value="914498">
                <text:p>914498</text:p>
              </table:table-cell>
              <table:table-cell office:value-type="float" office:value="1374457">
                <text:p>1374457</text:p>
              </table:table-cell>
              <table:table-cell office:value-type="float" office:value="1599438">
                <text:p>1599438</text:p>
              </table:table-cell>
              <table:table-cell office:value-type="float" office:value="22201888.5714286">
                <text:p>22201888.57142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0">
                <text:p>6000</text:p>
              </table:table-cell>
              <table:table-cell office:value-type="float" office:value="114310122">
                <text:p>114310122</text:p>
              </table:table-cell>
              <table:table-cell office:value-type="float" office:value="23495035">
                <text:p>23495035</text:p>
              </table:table-cell>
              <table:table-cell office:value-type="float" office:value="25461076">
                <text:p>25461076</text:p>
              </table:table-cell>
              <table:table-cell office:value-type="float" office:value="2446500">
                <text:p>2446500</text:p>
              </table:table-cell>
              <table:table-cell office:value-type="float" office:value="1091367">
                <text:p>1091367</text:p>
              </table:table-cell>
              <table:table-cell office:value-type="float" office:value="1124419">
                <text:p>1124419</text:p>
              </table:table-cell>
              <table:table-cell office:value-type="float" office:value="1338909">
                <text:p>1338909</text:p>
              </table:table-cell>
              <table:table-cell office:value-type="float" office:value="24181061.1428571">
                <text:p>24181061.14285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0">
                <text:p>6050</text:p>
              </table:table-cell>
              <table:table-cell office:value-type="float" office:value="102445402">
                <text:p>102445402</text:p>
              </table:table-cell>
              <table:table-cell office:value-type="float" office:value="23956428">
                <text:p>23956428</text:p>
              </table:table-cell>
              <table:table-cell office:value-type="float" office:value="27262750">
                <text:p>27262750</text:p>
              </table:table-cell>
              <table:table-cell office:value-type="float" office:value="3872313">
                <text:p>3872313</text:p>
              </table:table-cell>
              <table:table-cell office:value-type="float" office:value="1503199">
                <text:p>1503199</text:p>
              </table:table-cell>
              <table:table-cell office:value-type="float" office:value="1131553">
                <text:p>1131553</text:p>
              </table:table-cell>
              <table:table-cell office:value-type="float" office:value="1269750">
                <text:p>1269750</text:p>
              </table:table-cell>
              <table:table-cell office:value-type="float" office:value="23063056.4285714">
                <text:p>23063056.42857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0">
                <text:p>6100</text:p>
              </table:table-cell>
              <table:table-cell office:value-type="float" office:value="155105838">
                <text:p>155105838</text:p>
              </table:table-cell>
              <table:table-cell office:value-type="float" office:value="31052610">
                <text:p>31052610</text:p>
              </table:table-cell>
              <table:table-cell office:value-type="float" office:value="34199801">
                <text:p>34199801</text:p>
              </table:table-cell>
              <table:table-cell office:value-type="float" office:value="1892314">
                <text:p>1892314</text:p>
              </table:table-cell>
              <table:table-cell office:value-type="float" office:value="1259072">
                <text:p>1259072</text:p>
              </table:table-cell>
              <table:table-cell office:value-type="float" office:value="1717343">
                <text:p>1717343</text:p>
              </table:table-cell>
              <table:table-cell office:value-type="float" office:value="2201110">
                <text:p>2201110</text:p>
              </table:table-cell>
              <table:table-cell office:value-type="float" office:value="32489726.8571429">
                <text:p>32489726.85714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0">
                <text:p>6150</text:p>
              </table:table-cell>
              <table:table-cell office:value-type="float" office:value="143370290">
                <text:p>143370290</text:p>
              </table:table-cell>
              <table:table-cell office:value-type="float" office:value="30834283">
                <text:p>30834283</text:p>
              </table:table-cell>
              <table:table-cell office:value-type="float" office:value="24153631">
                <text:p>24153631</text:p>
              </table:table-cell>
              <table:table-cell office:value-type="float" office:value="2190373">
                <text:p>2190373</text:p>
              </table:table-cell>
              <table:table-cell office:value-type="float" office:value="2243166">
                <text:p>2243166</text:p>
              </table:table-cell>
              <table:table-cell office:value-type="float" office:value="1697062">
                <text:p>1697062</text:p>
              </table:table-cell>
              <table:table-cell office:value-type="float" office:value="1597014">
                <text:p>1597014</text:p>
              </table:table-cell>
              <table:table-cell office:value-type="float" office:value="29440831.2857143">
                <text:p>29440831.28571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0">
                <text:p>6200</text:p>
              </table:table-cell>
              <table:table-cell office:value-type="float" office:value="144257308">
                <text:p>144257308</text:p>
              </table:table-cell>
              <table:table-cell office:value-type="float" office:value="30903265">
                <text:p>30903265</text:p>
              </table:table-cell>
              <table:table-cell office:value-type="float" office:value="24830165">
                <text:p>24830165</text:p>
              </table:table-cell>
              <table:table-cell office:value-type="float" office:value="1961703">
                <text:p>1961703</text:p>
              </table:table-cell>
              <table:table-cell office:value-type="float" office:value="1037660">
                <text:p>1037660</text:p>
              </table:table-cell>
              <table:table-cell office:value-type="float" office:value="1861607">
                <text:p>1861607</text:p>
              </table:table-cell>
              <table:table-cell office:value-type="float" office:value="1772568">
                <text:p>1772568</text:p>
              </table:table-cell>
              <table:table-cell office:value-type="float" office:value="29517753.7142857">
                <text:p>29517753.71428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0">
                <text:p>6250</text:p>
              </table:table-cell>
              <table:table-cell office:value-type="float" office:value="158729447">
                <text:p>158729447</text:p>
              </table:table-cell>
              <table:table-cell office:value-type="float" office:value="32625619">
                <text:p>32625619</text:p>
              </table:table-cell>
              <table:table-cell office:value-type="float" office:value="25988868">
                <text:p>25988868</text:p>
              </table:table-cell>
              <table:table-cell office:value-type="float" office:value="1802305">
                <text:p>1802305</text:p>
              </table:table-cell>
              <table:table-cell office:value-type="float" office:value="886025">
                <text:p>886025</text:p>
              </table:table-cell>
              <table:table-cell office:value-type="float" office:value="1119925">
                <text:p>1119925</text:p>
              </table:table-cell>
              <table:table-cell office:value-type="float" office:value="1323985">
                <text:p>1323985</text:p>
              </table:table-cell>
              <table:table-cell office:value-type="float" office:value="31782310.5714286">
                <text:p>31782310.57142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0">
                <text:p>6300</text:p>
              </table:table-cell>
              <table:table-cell office:value-type="float" office:value="244848326">
                <text:p>244848326</text:p>
              </table:table-cell>
              <table:table-cell office:value-type="float" office:value="32479279">
                <text:p>32479279</text:p>
              </table:table-cell>
              <table:table-cell office:value-type="float" office:value="56750377">
                <text:p>56750377</text:p>
              </table:table-cell>
              <table:table-cell office:value-type="float" office:value="2757647">
                <text:p>2757647</text:p>
              </table:table-cell>
              <table:table-cell office:value-type="float" office:value="1573608">
                <text:p>1573608</text:p>
              </table:table-cell>
              <table:table-cell office:value-type="float" office:value="1463508">
                <text:p>1463508</text:p>
              </table:table-cell>
              <table:table-cell office:value-type="float" office:value="1546068">
                <text:p>1546068</text:p>
              </table:table-cell>
              <table:table-cell office:value-type="float" office:value="48774116.1428571">
                <text:p>48774116.14285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0">
                <text:p>6350</text:p>
              </table:table-cell>
              <table:table-cell office:value-type="float" office:value="157595989">
                <text:p>157595989</text:p>
              </table:table-cell>
              <table:table-cell office:value-type="float" office:value="33019139">
                <text:p>33019139</text:p>
              </table:table-cell>
              <table:table-cell office:value-type="float" office:value="30572316">
                <text:p>30572316</text:p>
              </table:table-cell>
              <table:table-cell office:value-type="float" office:value="2221098">
                <text:p>2221098</text:p>
              </table:table-cell>
              <table:table-cell office:value-type="float" office:value="1136230">
                <text:p>1136230</text:p>
              </table:table-cell>
              <table:table-cell office:value-type="float" office:value="1372367">
                <text:p>1372367</text:p>
              </table:table-cell>
              <table:table-cell office:value-type="float" office:value="1394629">
                <text:p>1394629</text:p>
              </table:table-cell>
              <table:table-cell office:value-type="float" office:value="32473109.7142857">
                <text:p>32473109.71428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0">
                <text:p>6400</text:p>
              </table:table-cell>
              <table:table-cell office:value-type="float" office:value="161671221">
                <text:p>161671221</text:p>
              </table:table-cell>
              <table:table-cell office:value-type="float" office:value="33988045">
                <text:p>33988045</text:p>
              </table:table-cell>
              <table:table-cell office:value-type="float" office:value="68305029">
                <text:p>68305029</text:p>
              </table:table-cell>
              <table:table-cell office:value-type="float" office:value="5123769">
                <text:p>5123769</text:p>
              </table:table-cell>
              <table:table-cell office:value-type="float" office:value="2394021">
                <text:p>2394021</text:p>
              </table:table-cell>
              <table:table-cell office:value-type="float" office:value="4727930">
                <text:p>4727930</text:p>
              </table:table-cell>
              <table:table-cell office:value-type="float" office:value="4651956">
                <text:p>4651956</text:p>
              </table:table-cell>
              <table:table-cell office:value-type="float" office:value="40123138.7142857">
                <text:p>40123138.71428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0">
                <text:p>6450</text:p>
              </table:table-cell>
              <table:table-cell office:value-type="float" office:value="369751520">
                <text:p>369751520</text:p>
              </table:table-cell>
              <table:table-cell office:value-type="float" office:value="125701666">
                <text:p>125701666</text:p>
              </table:table-cell>
              <table:table-cell office:value-type="float" office:value="103856934">
                <text:p>103856934</text:p>
              </table:table-cell>
              <table:table-cell office:value-type="float" office:value="4260603">
                <text:p>4260603</text:p>
              </table:table-cell>
              <table:table-cell office:value-type="float" office:value="1728957">
                <text:p>1728957</text:p>
              </table:table-cell>
              <table:table-cell office:value-type="float" office:value="2563642">
                <text:p>2563642</text:p>
              </table:table-cell>
              <table:table-cell office:value-type="float" office:value="3336551">
                <text:p>3336551</text:p>
              </table:table-cell>
              <table:table-cell office:value-type="float" office:value="87314267.5714286">
                <text:p>87314267.57142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0">
                <text:p>6500</text:p>
              </table:table-cell>
              <table:table-cell office:value-type="float" office:value="235227637">
                <text:p>235227637</text:p>
              </table:table-cell>
              <table:table-cell office:value-type="float" office:value="37373227">
                <text:p>37373227</text:p>
              </table:table-cell>
              <table:table-cell office:value-type="float" office:value="26377268">
                <text:p>26377268</text:p>
              </table:table-cell>
              <table:table-cell office:value-type="float" office:value="1993782">
                <text:p>1993782</text:p>
              </table:table-cell>
              <table:table-cell office:value-type="float" office:value="959162">
                <text:p>959162</text:p>
              </table:table-cell>
              <table:table-cell office:value-type="float" office:value="1528877">
                <text:p>1528877</text:p>
              </table:table-cell>
              <table:table-cell office:value-type="float" office:value="1488334">
                <text:p>1488334</text:p>
              </table:table-cell>
              <table:table-cell office:value-type="float" office:value="43564041">
                <text:p>435640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0">
                <text:p>6550</text:p>
              </table:table-cell>
              <table:table-cell office:value-type="float" office:value="170963099">
                <text:p>170963099</text:p>
              </table:table-cell>
              <table:table-cell office:value-type="float" office:value="39104984">
                <text:p>39104984</text:p>
              </table:table-cell>
              <table:table-cell office:value-type="float" office:value="31656696">
                <text:p>31656696</text:p>
              </table:table-cell>
              <table:table-cell office:value-type="float" office:value="2029131">
                <text:p>2029131</text:p>
              </table:table-cell>
              <table:table-cell office:value-type="float" office:value="1275937">
                <text:p>1275937</text:p>
              </table:table-cell>
              <table:table-cell office:value-type="float" office:value="1356337">
                <text:p>1356337</text:p>
              </table:table-cell>
              <table:table-cell office:value-type="float" office:value="1423013">
                <text:p>1423013</text:p>
              </table:table-cell>
              <table:table-cell office:value-type="float" office:value="35401313.8571429">
                <text:p>35401313.85714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0">
                <text:p>6600</text:p>
              </table:table-cell>
              <table:table-cell office:value-type="float" office:value="145167365">
                <text:p>145167365</text:p>
              </table:table-cell>
              <table:table-cell office:value-type="float" office:value="90993203">
                <text:p>90993203</text:p>
              </table:table-cell>
              <table:table-cell office:value-type="float" office:value="31255155">
                <text:p>31255155</text:p>
              </table:table-cell>
              <table:table-cell office:value-type="float" office:value="2409371">
                <text:p>2409371</text:p>
              </table:table-cell>
              <table:table-cell office:value-type="float" office:value="1010826">
                <text:p>1010826</text:p>
              </table:table-cell>
              <table:table-cell office:value-type="float" office:value="1423408">
                <text:p>1423408</text:p>
              </table:table-cell>
              <table:table-cell office:value-type="float" office:value="1347478">
                <text:p>1347478</text:p>
              </table:table-cell>
              <table:table-cell office:value-type="float" office:value="39086686.5714286">
                <text:p>39086686.57142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0">
                <text:p>6650</text:p>
              </table:table-cell>
              <table:table-cell office:value-type="float" office:value="134880593">
                <text:p>134880593</text:p>
              </table:table-cell>
              <table:table-cell office:value-type="float" office:value="84384279">
                <text:p>84384279</text:p>
              </table:table-cell>
              <table:table-cell office:value-type="float" office:value="31522233">
                <text:p>31522233</text:p>
              </table:table-cell>
              <table:table-cell office:value-type="float" office:value="2675707">
                <text:p>2675707</text:p>
              </table:table-cell>
              <table:table-cell office:value-type="float" office:value="1147500">
                <text:p>1147500</text:p>
              </table:table-cell>
              <table:table-cell office:value-type="float" office:value="1532894">
                <text:p>1532894</text:p>
              </table:table-cell>
              <table:table-cell office:value-type="float" office:value="1473711">
                <text:p>1473711</text:p>
              </table:table-cell>
              <table:table-cell office:value-type="float" office:value="36802416.7142857">
                <text:p>36802416.71428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0">
                <text:p>6700</text:p>
              </table:table-cell>
              <table:table-cell office:value-type="float" office:value="145895707">
                <text:p>145895707</text:p>
              </table:table-cell>
              <table:table-cell office:value-type="float" office:value="85905032">
                <text:p>85905032</text:p>
              </table:table-cell>
              <table:table-cell office:value-type="float" office:value="30950534">
                <text:p>30950534</text:p>
              </table:table-cell>
              <table:table-cell office:value-type="float" office:value="2143834">
                <text:p>2143834</text:p>
              </table:table-cell>
              <table:table-cell office:value-type="float" office:value="1322144">
                <text:p>1322144</text:p>
              </table:table-cell>
              <table:table-cell office:value-type="float" office:value="1165392">
                <text:p>1165392</text:p>
              </table:table-cell>
              <table:table-cell office:value-type="float" office:value="1252395">
                <text:p>1252395</text:p>
              </table:table-cell>
              <table:table-cell office:value-type="float" office:value="38376434">
                <text:p>383764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0">
                <text:p>6750</text:p>
              </table:table-cell>
              <table:table-cell office:value-type="float" office:value="141567075">
                <text:p>141567075</text:p>
              </table:table-cell>
              <table:table-cell office:value-type="float" office:value="90091938">
                <text:p>90091938</text:p>
              </table:table-cell>
              <table:table-cell office:value-type="float" office:value="32161874">
                <text:p>32161874</text:p>
              </table:table-cell>
              <table:table-cell office:value-type="float" office:value="2133488">
                <text:p>2133488</text:p>
              </table:table-cell>
              <table:table-cell office:value-type="float" office:value="994347">
                <text:p>994347</text:p>
              </table:table-cell>
              <table:table-cell office:value-type="float" office:value="1361194">
                <text:p>1361194</text:p>
              </table:table-cell>
              <table:table-cell office:value-type="float" office:value="1395367">
                <text:p>1395367</text:p>
              </table:table-cell>
              <table:table-cell office:value-type="float" office:value="38529326.1428571">
                <text:p>38529326.14285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0">
                <text:p>6800</text:p>
              </table:table-cell>
              <table:table-cell office:value-type="float" office:value="142810075">
                <text:p>142810075</text:p>
              </table:table-cell>
              <table:table-cell office:value-type="float" office:value="91545509">
                <text:p>91545509</text:p>
              </table:table-cell>
              <table:table-cell office:value-type="float" office:value="31362598">
                <text:p>31362598</text:p>
              </table:table-cell>
              <table:table-cell office:value-type="float" office:value="2380163">
                <text:p>2380163</text:p>
              </table:table-cell>
              <table:table-cell office:value-type="float" office:value="1062876">
                <text:p>1062876</text:p>
              </table:table-cell>
              <table:table-cell office:value-type="float" office:value="1610884">
                <text:p>1610884</text:p>
              </table:table-cell>
              <table:table-cell office:value-type="float" office:value="1526323">
                <text:p>1526323</text:p>
              </table:table-cell>
              <table:table-cell office:value-type="float" office:value="38899775.4285714">
                <text:p>38899775.42857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0">
                <text:p>6850</text:p>
              </table:table-cell>
              <table:table-cell office:value-type="float" office:value="131570010">
                <text:p>131570010</text:p>
              </table:table-cell>
              <table:table-cell office:value-type="float" office:value="89352578">
                <text:p>89352578</text:p>
              </table:table-cell>
              <table:table-cell office:value-type="float" office:value="29583603">
                <text:p>29583603</text:p>
              </table:table-cell>
              <table:table-cell office:value-type="float" office:value="2523989">
                <text:p>2523989</text:p>
              </table:table-cell>
              <table:table-cell office:value-type="float" office:value="1319746">
                <text:p>1319746</text:p>
              </table:table-cell>
              <table:table-cell office:value-type="float" office:value="1593035">
                <text:p>1593035</text:p>
              </table:table-cell>
              <table:table-cell office:value-type="float" office:value="1633706">
                <text:p>1633706</text:p>
              </table:table-cell>
              <table:table-cell office:value-type="float" office:value="36796666.7142857">
                <text:p>36796666.71428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0">
                <text:p>6900</text:p>
              </table:table-cell>
              <table:table-cell office:value-type="float" office:value="129853212">
                <text:p>129853212</text:p>
              </table:table-cell>
              <table:table-cell office:value-type="float" office:value="93176774">
                <text:p>93176774</text:p>
              </table:table-cell>
              <table:table-cell office:value-type="float" office:value="33402731">
                <text:p>33402731</text:p>
              </table:table-cell>
              <table:table-cell office:value-type="float" office:value="2349636">
                <text:p>2349636</text:p>
              </table:table-cell>
              <table:table-cell office:value-type="float" office:value="1400234">
                <text:p>1400234</text:p>
              </table:table-cell>
              <table:table-cell office:value-type="float" office:value="1461466">
                <text:p>1461466</text:p>
              </table:table-cell>
              <table:table-cell office:value-type="float" office:value="1682854">
                <text:p>1682854</text:p>
              </table:table-cell>
              <table:table-cell office:value-type="float" office:value="37618129.5714286">
                <text:p>37618129.5714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0">
                <text:p>6950</text:p>
              </table:table-cell>
              <table:table-cell office:value-type="float" office:value="136435736">
                <text:p>136435736</text:p>
              </table:table-cell>
              <table:table-cell office:value-type="float" office:value="105870466">
                <text:p>105870466</text:p>
              </table:table-cell>
              <table:table-cell office:value-type="float" office:value="30698862">
                <text:p>30698862</text:p>
              </table:table-cell>
              <table:table-cell office:value-type="float" office:value="2223504">
                <text:p>2223504</text:p>
              </table:table-cell>
              <table:table-cell office:value-type="float" office:value="1257305">
                <text:p>1257305</text:p>
              </table:table-cell>
              <table:table-cell office:value-type="float" office:value="1571864">
                <text:p>1571864</text:p>
              </table:table-cell>
              <table:table-cell office:value-type="float" office:value="1652463">
                <text:p>1652463</text:p>
              </table:table-cell>
              <table:table-cell office:value-type="float" office:value="39958600">
                <text:p>399586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0">
                <text:p>7000</text:p>
              </table:table-cell>
              <table:table-cell office:value-type="float" office:value="151435480">
                <text:p>151435480</text:p>
              </table:table-cell>
              <table:table-cell office:value-type="float" office:value="99750551">
                <text:p>99750551</text:p>
              </table:table-cell>
              <table:table-cell office:value-type="float" office:value="35072557">
                <text:p>35072557</text:p>
              </table:table-cell>
              <table:table-cell office:value-type="float" office:value="2603939">
                <text:p>2603939</text:p>
              </table:table-cell>
              <table:table-cell office:value-type="float" office:value="1374041">
                <text:p>1374041</text:p>
              </table:table-cell>
              <table:table-cell office:value-type="float" office:value="1599673">
                <text:p>1599673</text:p>
              </table:table-cell>
              <table:table-cell office:value-type="float" office:value="1413433">
                <text:p>1413433</text:p>
              </table:table-cell>
              <table:table-cell office:value-type="float" office:value="41892810.5714286">
                <text:p>41892810.57142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0">
                <text:p>7050</text:p>
              </table:table-cell>
              <table:table-cell office:value-type="float" office:value="145631056">
                <text:p>145631056</text:p>
              </table:table-cell>
              <table:table-cell office:value-type="float" office:value="98406205">
                <text:p>98406205</text:p>
              </table:table-cell>
              <table:table-cell office:value-type="float" office:value="38248880">
                <text:p>38248880</text:p>
              </table:table-cell>
              <table:table-cell office:value-type="float" office:value="2830408">
                <text:p>2830408</text:p>
              </table:table-cell>
              <table:table-cell office:value-type="float" office:value="1272705">
                <text:p>1272705</text:p>
              </table:table-cell>
              <table:table-cell office:value-type="float" office:value="1717689">
                <text:p>1717689</text:p>
              </table:table-cell>
              <table:table-cell office:value-type="float" office:value="1508410">
                <text:p>1508410</text:p>
              </table:table-cell>
              <table:table-cell office:value-type="float" office:value="41373621.8571429">
                <text:p>41373621.8571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0">
                <text:p>7100</text:p>
              </table:table-cell>
              <table:table-cell office:value-type="float" office:value="164599375">
                <text:p>164599375</text:p>
              </table:table-cell>
              <table:table-cell office:value-type="float" office:value="108102391">
                <text:p>108102391</text:p>
              </table:table-cell>
              <table:table-cell office:value-type="float" office:value="34684624">
                <text:p>34684624</text:p>
              </table:table-cell>
              <table:table-cell office:value-type="float" office:value="2469516">
                <text:p>2469516</text:p>
              </table:table-cell>
              <table:table-cell office:value-type="float" office:value="1491703">
                <text:p>1491703</text:p>
              </table:table-cell>
              <table:table-cell office:value-type="float" office:value="1861044">
                <text:p>1861044</text:p>
              </table:table-cell>
              <table:table-cell office:value-type="float" office:value="2369289">
                <text:p>2369289</text:p>
              </table:table-cell>
              <table:table-cell office:value-type="float" office:value="45082563.1428571">
                <text:p>45082563.14285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0">
                <text:p>7150</text:p>
              </table:table-cell>
              <table:table-cell office:value-type="float" office:value="181654702">
                <text:p>181654702</text:p>
              </table:table-cell>
              <table:table-cell office:value-type="float" office:value="100614587">
                <text:p>100614587</text:p>
              </table:table-cell>
              <table:table-cell office:value-type="float" office:value="37256240">
                <text:p>37256240</text:p>
              </table:table-cell>
              <table:table-cell office:value-type="float" office:value="2300753">
                <text:p>2300753</text:p>
              </table:table-cell>
              <table:table-cell office:value-type="float" office:value="1240495">
                <text:p>1240495</text:p>
              </table:table-cell>
              <table:table-cell office:value-type="float" office:value="1445229">
                <text:p>1445229</text:p>
              </table:table-cell>
              <table:table-cell office:value-type="float" office:value="1575846">
                <text:p>1575846</text:p>
              </table:table-cell>
              <table:table-cell office:value-type="float" office:value="46583978.8571429">
                <text:p>46583978.8571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0">
                <text:p>7200</text:p>
              </table:table-cell>
              <table:table-cell office:value-type="float" office:value="143863651">
                <text:p>143863651</text:p>
              </table:table-cell>
              <table:table-cell office:value-type="float" office:value="97193253">
                <text:p>97193253</text:p>
              </table:table-cell>
              <table:table-cell office:value-type="float" office:value="32519121">
                <text:p>32519121</text:p>
              </table:table-cell>
              <table:table-cell office:value-type="float" office:value="2429582">
                <text:p>2429582</text:p>
              </table:table-cell>
              <table:table-cell office:value-type="float" office:value="1148409">
                <text:p>1148409</text:p>
              </table:table-cell>
              <table:table-cell office:value-type="float" office:value="1379128">
                <text:p>1379128</text:p>
              </table:table-cell>
              <table:table-cell office:value-type="float" office:value="1581025">
                <text:p>1581025</text:p>
              </table:table-cell>
              <table:table-cell office:value-type="float" office:value="40016309.8571429">
                <text:p>40016309.85714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0">
                <text:p>7250</text:p>
              </table:table-cell>
              <table:table-cell office:value-type="float" office:value="161202500">
                <text:p>161202500</text:p>
              </table:table-cell>
              <table:table-cell office:value-type="float" office:value="101796705">
                <text:p>101796705</text:p>
              </table:table-cell>
              <table:table-cell office:value-type="float" office:value="44626788">
                <text:p>44626788</text:p>
              </table:table-cell>
              <table:table-cell office:value-type="float" office:value="2176250">
                <text:p>2176250</text:p>
              </table:table-cell>
              <table:table-cell office:value-type="float" office:value="1223471">
                <text:p>1223471</text:p>
              </table:table-cell>
              <table:table-cell office:value-type="float" office:value="1355641">
                <text:p>1355641</text:p>
              </table:table-cell>
              <table:table-cell office:value-type="float" office:value="2266029">
                <text:p>2266029</text:p>
              </table:table-cell>
              <table:table-cell office:value-type="float" office:value="44949626.2857143">
                <text:p>44949626.2857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0">
                <text:p>7300</text:p>
              </table:table-cell>
              <table:table-cell office:value-type="float" office:value="206373649">
                <text:p>206373649</text:p>
              </table:table-cell>
              <table:table-cell office:value-type="float" office:value="105399817">
                <text:p>105399817</text:p>
              </table:table-cell>
              <table:table-cell office:value-type="float" office:value="61980886">
                <text:p>61980886</text:p>
              </table:table-cell>
              <table:table-cell office:value-type="float" office:value="2364527">
                <text:p>2364527</text:p>
              </table:table-cell>
              <table:table-cell office:value-type="float" office:value="1139995">
                <text:p>1139995</text:p>
              </table:table-cell>
              <table:table-cell office:value-type="float" office:value="1463984">
                <text:p>1463984</text:p>
              </table:table-cell>
              <table:table-cell office:value-type="float" office:value="1593121">
                <text:p>1593121</text:p>
              </table:table-cell>
              <table:table-cell office:value-type="float" office:value="54330854.1428571">
                <text:p>54330854.14285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0">
                <text:p>7350</text:p>
              </table:table-cell>
              <table:table-cell office:value-type="float" office:value="240204439">
                <text:p>240204439</text:p>
              </table:table-cell>
              <table:table-cell office:value-type="float" office:value="108684813">
                <text:p>108684813</text:p>
              </table:table-cell>
              <table:table-cell office:value-type="float" office:value="67807604">
                <text:p>67807604</text:p>
              </table:table-cell>
              <table:table-cell office:value-type="float" office:value="4060186">
                <text:p>4060186</text:p>
              </table:table-cell>
              <table:table-cell office:value-type="float" office:value="1668437">
                <text:p>1668437</text:p>
              </table:table-cell>
              <table:table-cell office:value-type="float" office:value="1399124">
                <text:p>1399124</text:p>
              </table:table-cell>
              <table:table-cell office:value-type="float" office:value="1629171">
                <text:p>1629171</text:p>
              </table:table-cell>
              <table:table-cell office:value-type="float" office:value="60779110.5714286">
                <text:p>60779110.57142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0">
                <text:p>7400</text:p>
              </table:table-cell>
              <table:table-cell office:value-type="float" office:value="162837075">
                <text:p>162837075</text:p>
              </table:table-cell>
              <table:table-cell office:value-type="float" office:value="103510870">
                <text:p>103510870</text:p>
              </table:table-cell>
              <table:table-cell office:value-type="float" office:value="51294596">
                <text:p>51294596</text:p>
              </table:table-cell>
              <table:table-cell office:value-type="float" office:value="2185239">
                <text:p>2185239</text:p>
              </table:table-cell>
              <table:table-cell office:value-type="float" office:value="1047510">
                <text:p>1047510</text:p>
              </table:table-cell>
              <table:table-cell office:value-type="float" office:value="1375852">
                <text:p>1375852</text:p>
              </table:table-cell>
              <table:table-cell office:value-type="float" office:value="1556826">
                <text:p>1556826</text:p>
              </table:table-cell>
              <table:table-cell office:value-type="float" office:value="46258281.1428571">
                <text:p>46258281.14285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0">
                <text:p>7450</text:p>
              </table:table-cell>
              <table:table-cell office:value-type="float" office:value="182929953">
                <text:p>182929953</text:p>
              </table:table-cell>
              <table:table-cell office:value-type="float" office:value="129243998">
                <text:p>129243998</text:p>
              </table:table-cell>
              <table:table-cell office:value-type="float" office:value="45484138">
                <text:p>45484138</text:p>
              </table:table-cell>
              <table:table-cell office:value-type="float" office:value="2773725">
                <text:p>2773725</text:p>
              </table:table-cell>
              <table:table-cell office:value-type="float" office:value="1087860">
                <text:p>1087860</text:p>
              </table:table-cell>
              <table:table-cell office:value-type="float" office:value="1652013">
                <text:p>1652013</text:p>
              </table:table-cell>
              <table:table-cell office:value-type="float" office:value="1528673">
                <text:p>1528673</text:p>
              </table:table-cell>
              <table:table-cell office:value-type="float" office:value="52100051.4285714">
                <text:p>52100051.42857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0">
                <text:p>7500</text:p>
              </table:table-cell>
              <table:table-cell office:value-type="float" office:value="164919682">
                <text:p>164919682</text:p>
              </table:table-cell>
              <table:table-cell office:value-type="float" office:value="106991883">
                <text:p>106991883</text:p>
              </table:table-cell>
              <table:table-cell office:value-type="float" office:value="38435772">
                <text:p>38435772</text:p>
              </table:table-cell>
              <table:table-cell office:value-type="float" office:value="2218340">
                <text:p>2218340</text:p>
              </table:table-cell>
              <table:table-cell office:value-type="float" office:value="1262881">
                <text:p>1262881</text:p>
              </table:table-cell>
              <table:table-cell office:value-type="float" office:value="1438219">
                <text:p>1438219</text:p>
              </table:table-cell>
              <table:table-cell office:value-type="float" office:value="1532082">
                <text:p>1532082</text:p>
              </table:table-cell>
              <table:table-cell office:value-type="float" office:value="45256979.8571429">
                <text:p>45256979.85714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0">
                <text:p>7550</text:p>
              </table:table-cell>
              <table:table-cell office:value-type="float" office:value="169583428">
                <text:p>169583428</text:p>
              </table:table-cell>
              <table:table-cell office:value-type="float" office:value="111727901">
                <text:p>111727901</text:p>
              </table:table-cell>
              <table:table-cell office:value-type="float" office:value="54489026">
                <text:p>54489026</text:p>
              </table:table-cell>
              <table:table-cell office:value-type="float" office:value="2665753">
                <text:p>2665753</text:p>
              </table:table-cell>
              <table:table-cell office:value-type="float" office:value="1086427">
                <text:p>1086427</text:p>
              </table:table-cell>
              <table:table-cell office:value-type="float" office:value="1452267">
                <text:p>1452267</text:p>
              </table:table-cell>
              <table:table-cell office:value-type="float" office:value="1549875">
                <text:p>1549875</text:p>
              </table:table-cell>
              <table:table-cell office:value-type="float" office:value="48936382.4285714">
                <text:p>48936382.42857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0">
                <text:p>7600</text:p>
              </table:table-cell>
              <table:table-cell office:value-type="float" office:value="188585895">
                <text:p>188585895</text:p>
              </table:table-cell>
              <table:table-cell office:value-type="float" office:value="109142213">
                <text:p>109142213</text:p>
              </table:table-cell>
              <table:table-cell office:value-type="float" office:value="38896273">
                <text:p>38896273</text:p>
              </table:table-cell>
              <table:table-cell office:value-type="float" office:value="2394800">
                <text:p>2394800</text:p>
              </table:table-cell>
              <table:table-cell office:value-type="float" office:value="1152133">
                <text:p>1152133</text:p>
              </table:table-cell>
              <table:table-cell office:value-type="float" office:value="1491108">
                <text:p>1491108</text:p>
              </table:table-cell>
              <table:table-cell office:value-type="float" office:value="1847556">
                <text:p>1847556</text:p>
              </table:table-cell>
              <table:table-cell office:value-type="float" office:value="49072854">
                <text:p>490728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0">
                <text:p>7650</text:p>
              </table:table-cell>
              <table:table-cell office:value-type="float" office:value="161764781">
                <text:p>161764781</text:p>
              </table:table-cell>
              <table:table-cell office:value-type="float" office:value="110547668">
                <text:p>110547668</text:p>
              </table:table-cell>
              <table:table-cell office:value-type="float" office:value="36936380">
                <text:p>36936380</text:p>
              </table:table-cell>
              <table:table-cell office:value-type="float" office:value="2639315">
                <text:p>2639315</text:p>
              </table:table-cell>
              <table:table-cell office:value-type="float" office:value="1226966">
                <text:p>1226966</text:p>
              </table:table-cell>
              <table:table-cell office:value-type="float" office:value="1498628">
                <text:p>1498628</text:p>
              </table:table-cell>
              <table:table-cell office:value-type="float" office:value="1628309">
                <text:p>1628309</text:p>
              </table:table-cell>
              <table:table-cell office:value-type="float" office:value="45177435.2857143">
                <text:p>45177435.28571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0">
                <text:p>7700</text:p>
              </table:table-cell>
              <table:table-cell office:value-type="float" office:value="175987926">
                <text:p>175987926</text:p>
              </table:table-cell>
              <table:table-cell office:value-type="float" office:value="123966209">
                <text:p>123966209</text:p>
              </table:table-cell>
              <table:table-cell office:value-type="float" office:value="57541868">
                <text:p>57541868</text:p>
              </table:table-cell>
              <table:table-cell office:value-type="float" office:value="2279293">
                <text:p>2279293</text:p>
              </table:table-cell>
              <table:table-cell office:value-type="float" office:value="1153671">
                <text:p>1153671</text:p>
              </table:table-cell>
              <table:table-cell office:value-type="float" office:value="1484882">
                <text:p>1484882</text:p>
              </table:table-cell>
              <table:table-cell office:value-type="float" office:value="2034924">
                <text:p>2034924</text:p>
              </table:table-cell>
              <table:table-cell office:value-type="float" office:value="52064110.4285714">
                <text:p>52064110.42857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0">
                <text:p>7750</text:p>
              </table:table-cell>
              <table:table-cell office:value-type="float" office:value="175407410">
                <text:p>175407410</text:p>
              </table:table-cell>
              <table:table-cell office:value-type="float" office:value="114666384">
                <text:p>114666384</text:p>
              </table:table-cell>
              <table:table-cell office:value-type="float" office:value="42415075">
                <text:p>42415075</text:p>
              </table:table-cell>
              <table:table-cell office:value-type="float" office:value="2262754">
                <text:p>2262754</text:p>
              </table:table-cell>
              <table:table-cell office:value-type="float" office:value="1385761">
                <text:p>1385761</text:p>
              </table:table-cell>
              <table:table-cell office:value-type="float" office:value="1436093">
                <text:p>1436093</text:p>
              </table:table-cell>
              <table:table-cell office:value-type="float" office:value="1678967">
                <text:p>1678967</text:p>
              </table:table-cell>
              <table:table-cell office:value-type="float" office:value="48464634.8571429">
                <text:p>48464634.85714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0">
                <text:p>7800</text:p>
              </table:table-cell>
              <table:table-cell office:value-type="float" office:value="247225938">
                <text:p>247225938</text:p>
              </table:table-cell>
              <table:table-cell office:value-type="float" office:value="115424855">
                <text:p>115424855</text:p>
              </table:table-cell>
              <table:table-cell office:value-type="float" office:value="75791569">
                <text:p>75791569</text:p>
              </table:table-cell>
              <table:table-cell office:value-type="float" office:value="3194743">
                <text:p>3194743</text:p>
              </table:table-cell>
              <table:table-cell office:value-type="float" office:value="1602906">
                <text:p>1602906</text:p>
              </table:table-cell>
              <table:table-cell office:value-type="float" office:value="1626979">
                <text:p>1626979</text:p>
              </table:table-cell>
              <table:table-cell office:value-type="float" office:value="1620350">
                <text:p>1620350</text:p>
              </table:table-cell>
              <table:table-cell office:value-type="float" office:value="63783905.7142857">
                <text:p>63783905.71428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0">
                <text:p>7850</text:p>
              </table:table-cell>
              <table:table-cell office:value-type="float" office:value="179994495">
                <text:p>179994495</text:p>
              </table:table-cell>
              <table:table-cell office:value-type="float" office:value="121589447">
                <text:p>121589447</text:p>
              </table:table-cell>
              <table:table-cell office:value-type="float" office:value="39205981">
                <text:p>39205981</text:p>
              </table:table-cell>
              <table:table-cell office:value-type="float" office:value="3770419">
                <text:p>3770419</text:p>
              </table:table-cell>
              <table:table-cell office:value-type="float" office:value="1297833">
                <text:p>1297833</text:p>
              </table:table-cell>
              <table:table-cell office:value-type="float" office:value="1434650">
                <text:p>1434650</text:p>
              </table:table-cell>
              <table:table-cell office:value-type="float" office:value="1654710">
                <text:p>1654710</text:p>
              </table:table-cell>
              <table:table-cell office:value-type="float" office:value="49849647.8571429">
                <text:p>49849647.85714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0">
                <text:p>7900</text:p>
              </table:table-cell>
              <table:table-cell office:value-type="float" office:value="184401468">
                <text:p>184401468</text:p>
              </table:table-cell>
              <table:table-cell office:value-type="float" office:value="122620236">
                <text:p>122620236</text:p>
              </table:table-cell>
              <table:table-cell office:value-type="float" office:value="39342849">
                <text:p>39342849</text:p>
              </table:table-cell>
              <table:table-cell office:value-type="float" office:value="2399228">
                <text:p>2399228</text:p>
              </table:table-cell>
              <table:table-cell office:value-type="float" office:value="1405277">
                <text:p>1405277</text:p>
              </table:table-cell>
              <table:table-cell office:value-type="float" office:value="1731751">
                <text:p>1731751</text:p>
              </table:table-cell>
              <table:table-cell office:value-type="float" office:value="1949015">
                <text:p>1949015</text:p>
              </table:table-cell>
              <table:table-cell office:value-type="float" office:value="50549974.8571429">
                <text:p>50549974.85714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0">
                <text:p>7950</text:p>
              </table:table-cell>
              <table:table-cell office:value-type="float" office:value="180101617">
                <text:p>180101617</text:p>
              </table:table-cell>
              <table:table-cell office:value-type="float" office:value="121312754">
                <text:p>121312754</text:p>
              </table:table-cell>
              <table:table-cell office:value-type="float" office:value="43045684">
                <text:p>43045684</text:p>
              </table:table-cell>
              <table:table-cell office:value-type="float" office:value="2391469">
                <text:p>2391469</text:p>
              </table:table-cell>
              <table:table-cell office:value-type="float" office:value="1416474">
                <text:p>1416474</text:p>
              </table:table-cell>
              <table:table-cell office:value-type="float" office:value="1510788">
                <text:p>1510788</text:p>
              </table:table-cell>
              <table:table-cell office:value-type="float" office:value="2159700">
                <text:p>2159700</text:p>
              </table:table-cell>
              <table:table-cell office:value-type="float" office:value="50276926.5714286">
                <text:p>50276926.5714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0">
                <text:p>8000</text:p>
              </table:table-cell>
              <table:table-cell office:value-type="float" office:value="198237998">
                <text:p>198237998</text:p>
              </table:table-cell>
              <table:table-cell office:value-type="float" office:value="122710876">
                <text:p>122710876</text:p>
              </table:table-cell>
              <table:table-cell office:value-type="float" office:value="41476458">
                <text:p>41476458</text:p>
              </table:table-cell>
              <table:table-cell office:value-type="float" office:value="2734029">
                <text:p>2734029</text:p>
              </table:table-cell>
              <table:table-cell office:value-type="float" office:value="1314568">
                <text:p>1314568</text:p>
              </table:table-cell>
              <table:table-cell office:value-type="float" office:value="1655338">
                <text:p>1655338</text:p>
              </table:table-cell>
              <table:table-cell office:value-type="float" office:value="1619534">
                <text:p>1619534</text:p>
              </table:table-cell>
              <table:table-cell office:value-type="float" office:value="52821257.2857143">
                <text:p>52821257.28571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0">
                <text:p>8050</text:p>
              </table:table-cell>
              <table:table-cell office:value-type="float" office:value="213810276">
                <text:p>213810276</text:p>
              </table:table-cell>
              <table:table-cell office:value-type="float" office:value="129872714">
                <text:p>129872714</text:p>
              </table:table-cell>
              <table:table-cell office:value-type="float" office:value="46833444">
                <text:p>46833444</text:p>
              </table:table-cell>
              <table:table-cell office:value-type="float" office:value="4392144">
                <text:p>4392144</text:p>
              </table:table-cell>
              <table:table-cell office:value-type="float" office:value="1318750">
                <text:p>1318750</text:p>
              </table:table-cell>
              <table:table-cell office:value-type="float" office:value="1607611">
                <text:p>1607611</text:p>
              </table:table-cell>
              <table:table-cell office:value-type="float" office:value="1823384">
                <text:p>1823384</text:p>
              </table:table-cell>
              <table:table-cell office:value-type="float" office:value="57094046.1428571">
                <text:p>57094046.14285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0">
                <text:p>8100</text:p>
              </table:table-cell>
              <table:table-cell office:value-type="float" office:value="199219480">
                <text:p>199219480</text:p>
              </table:table-cell>
              <table:table-cell office:value-type="float" office:value="154668964">
                <text:p>154668964</text:p>
              </table:table-cell>
              <table:table-cell office:value-type="float" office:value="59554079">
                <text:p>59554079</text:p>
              </table:table-cell>
              <table:table-cell office:value-type="float" office:value="2261110">
                <text:p>2261110</text:p>
              </table:table-cell>
              <table:table-cell office:value-type="float" office:value="1626405">
                <text:p>1626405</text:p>
              </table:table-cell>
              <table:table-cell office:value-type="float" office:value="1622874">
                <text:p>1622874</text:p>
              </table:table-cell>
              <table:table-cell office:value-type="float" office:value="1747425">
                <text:p>1747425</text:p>
              </table:table-cell>
              <table:table-cell office:value-type="float" office:value="60100048.1428571">
                <text:p>60100048.14285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0">
                <text:p>8150</text:p>
              </table:table-cell>
              <table:table-cell office:value-type="float" office:value="223466414">
                <text:p>223466414</text:p>
              </table:table-cell>
              <table:table-cell office:value-type="float" office:value="133650669">
                <text:p>133650669</text:p>
              </table:table-cell>
              <table:table-cell office:value-type="float" office:value="48298184">
                <text:p>48298184</text:p>
              </table:table-cell>
              <table:table-cell office:value-type="float" office:value="2488966">
                <text:p>2488966</text:p>
              </table:table-cell>
              <table:table-cell office:value-type="float" office:value="1450336">
                <text:p>1450336</text:p>
              </table:table-cell>
              <table:table-cell office:value-type="float" office:value="1633478">
                <text:p>1633478</text:p>
              </table:table-cell>
              <table:table-cell office:value-type="float" office:value="1666165">
                <text:p>1666165</text:p>
              </table:table-cell>
              <table:table-cell office:value-type="float" office:value="58950601.7142857">
                <text:p>58950601.7142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0">
                <text:p>8200</text:p>
              </table:table-cell>
              <table:table-cell office:value-type="float" office:value="216259100">
                <text:p>216259100</text:p>
              </table:table-cell>
              <table:table-cell office:value-type="float" office:value="136996203">
                <text:p>136996203</text:p>
              </table:table-cell>
              <table:table-cell office:value-type="float" office:value="44838604">
                <text:p>44838604</text:p>
              </table:table-cell>
              <table:table-cell office:value-type="float" office:value="2219184">
                <text:p>2219184</text:p>
              </table:table-cell>
              <table:table-cell office:value-type="float" office:value="1111986">
                <text:p>1111986</text:p>
              </table:table-cell>
              <table:table-cell office:value-type="float" office:value="1504096">
                <text:p>1504096</text:p>
              </table:table-cell>
              <table:table-cell office:value-type="float" office:value="1908585">
                <text:p>1908585</text:p>
              </table:table-cell>
              <table:table-cell office:value-type="float" office:value="57833965.4285714">
                <text:p>57833965.4285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0">
                <text:p>8250</text:p>
              </table:table-cell>
              <table:table-cell office:value-type="float" office:value="239513672">
                <text:p>239513672</text:p>
              </table:table-cell>
              <table:table-cell office:value-type="float" office:value="131311756">
                <text:p>131311756</text:p>
              </table:table-cell>
              <table:table-cell office:value-type="float" office:value="101780426">
                <text:p>101780426</text:p>
              </table:table-cell>
              <table:table-cell office:value-type="float" office:value="3516018">
                <text:p>3516018</text:p>
              </table:table-cell>
              <table:table-cell office:value-type="float" office:value="1498833">
                <text:p>1498833</text:p>
              </table:table-cell>
              <table:table-cell office:value-type="float" office:value="1916865">
                <text:p>1916865</text:p>
              </table:table-cell>
              <table:table-cell office:value-type="float" office:value="2851341">
                <text:p>2851341</text:p>
              </table:table-cell>
              <table:table-cell office:value-type="float" office:value="68912701.5714286">
                <text:p>68912701.57142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0">
                <text:p>8300</text:p>
              </table:table-cell>
              <table:table-cell office:value-type="float" office:value="285191135">
                <text:p>285191135</text:p>
              </table:table-cell>
              <table:table-cell office:value-type="float" office:value="183899837">
                <text:p>183899837</text:p>
              </table:table-cell>
              <table:table-cell office:value-type="float" office:value="46320111">
                <text:p>46320111</text:p>
              </table:table-cell>
              <table:table-cell office:value-type="float" office:value="2218164">
                <text:p>2218164</text:p>
              </table:table-cell>
              <table:table-cell office:value-type="float" office:value="1253500">
                <text:p>1253500</text:p>
              </table:table-cell>
              <table:table-cell office:value-type="float" office:value="1407663">
                <text:p>1407663</text:p>
              </table:table-cell>
              <table:table-cell office:value-type="float" office:value="2019424">
                <text:p>2019424</text:p>
              </table:table-cell>
              <table:table-cell office:value-type="float" office:value="74615690.5714286">
                <text:p>74615690.5714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0">
                <text:p>8350</text:p>
              </table:table-cell>
              <table:table-cell office:value-type="float" office:value="220658999">
                <text:p>220658999</text:p>
              </table:table-cell>
              <table:table-cell office:value-type="float" office:value="130750810">
                <text:p>130750810</text:p>
              </table:table-cell>
              <table:table-cell office:value-type="float" office:value="46942114">
                <text:p>46942114</text:p>
              </table:table-cell>
              <table:table-cell office:value-type="float" office:value="2472771">
                <text:p>2472771</text:p>
              </table:table-cell>
              <table:table-cell office:value-type="float" office:value="1564052">
                <text:p>1564052</text:p>
              </table:table-cell>
              <table:table-cell office:value-type="float" office:value="1643024">
                <text:p>1643024</text:p>
              </table:table-cell>
              <table:table-cell office:value-type="float" office:value="1700399">
                <text:p>1700399</text:p>
              </table:table-cell>
              <table:table-cell office:value-type="float" office:value="57961738.4285714">
                <text:p>57961738.4285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0">
                <text:p>8400</text:p>
              </table:table-cell>
              <table:table-cell office:value-type="float" office:value="223235823">
                <text:p>223235823</text:p>
              </table:table-cell>
              <table:table-cell office:value-type="float" office:value="131135399">
                <text:p>131135399</text:p>
              </table:table-cell>
              <table:table-cell office:value-type="float" office:value="58526331">
                <text:p>58526331</text:p>
              </table:table-cell>
              <table:table-cell office:value-type="float" office:value="2271393">
                <text:p>2271393</text:p>
              </table:table-cell>
              <table:table-cell office:value-type="float" office:value="1331697">
                <text:p>1331697</text:p>
              </table:table-cell>
              <table:table-cell office:value-type="float" office:value="1628052">
                <text:p>1628052</text:p>
              </table:table-cell>
              <table:table-cell office:value-type="float" office:value="1687386">
                <text:p>1687386</text:p>
              </table:table-cell>
              <table:table-cell office:value-type="float" office:value="59973725.8571429">
                <text:p>59973725.85714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0">
                <text:p>8450</text:p>
              </table:table-cell>
              <table:table-cell office:value-type="float" office:value="207849718">
                <text:p>207849718</text:p>
              </table:table-cell>
              <table:table-cell office:value-type="float" office:value="138332487">
                <text:p>138332487</text:p>
              </table:table-cell>
              <table:table-cell office:value-type="float" office:value="46672108">
                <text:p>46672108</text:p>
              </table:table-cell>
              <table:table-cell office:value-type="float" office:value="2571744">
                <text:p>2571744</text:p>
              </table:table-cell>
              <table:table-cell office:value-type="float" office:value="1542753">
                <text:p>1542753</text:p>
              </table:table-cell>
              <table:table-cell office:value-type="float" office:value="2143821">
                <text:p>2143821</text:p>
              </table:table-cell>
              <table:table-cell office:value-type="float" office:value="2717938">
                <text:p>2717938</text:p>
              </table:table-cell>
              <table:table-cell office:value-type="float" office:value="57404367">
                <text:p>57404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0">
                <text:p>8500</text:p>
              </table:table-cell>
              <table:table-cell office:value-type="float" office:value="217106665">
                <text:p>217106665</text:p>
              </table:table-cell>
              <table:table-cell office:value-type="float" office:value="135702239">
                <text:p>135702239</text:p>
              </table:table-cell>
              <table:table-cell office:value-type="float" office:value="60852859">
                <text:p>60852859</text:p>
              </table:table-cell>
              <table:table-cell office:value-type="float" office:value="2418592">
                <text:p>2418592</text:p>
              </table:table-cell>
              <table:table-cell office:value-type="float" office:value="1489625">
                <text:p>1489625</text:p>
              </table:table-cell>
              <table:table-cell office:value-type="float" office:value="1775575">
                <text:p>1775575</text:p>
              </table:table-cell>
              <table:table-cell office:value-type="float" office:value="1866537">
                <text:p>1866537</text:p>
              </table:table-cell>
              <table:table-cell office:value-type="float" office:value="60173156">
                <text:p>601731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0">
                <text:p>8550</text:p>
              </table:table-cell>
              <table:table-cell office:value-type="float" office:value="208023191">
                <text:p>208023191</text:p>
              </table:table-cell>
              <table:table-cell office:value-type="float" office:value="146096260">
                <text:p>146096260</text:p>
              </table:table-cell>
              <table:table-cell office:value-type="float" office:value="64381048">
                <text:p>64381048</text:p>
              </table:table-cell>
              <table:table-cell office:value-type="float" office:value="1913762">
                <text:p>1913762</text:p>
              </table:table-cell>
              <table:table-cell office:value-type="float" office:value="1114318">
                <text:p>1114318</text:p>
              </table:table-cell>
              <table:table-cell office:value-type="float" office:value="1388052">
                <text:p>1388052</text:p>
              </table:table-cell>
              <table:table-cell office:value-type="float" office:value="1643945">
                <text:p>1643945</text:p>
              </table:table-cell>
              <table:table-cell office:value-type="float" office:value="60651510.8571429">
                <text:p>60651510.85714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0">
                <text:p>8600</text:p>
              </table:table-cell>
              <table:table-cell office:value-type="float" office:value="241163436">
                <text:p>241163436</text:p>
              </table:table-cell>
              <table:table-cell office:value-type="float" office:value="143785658">
                <text:p>143785658</text:p>
              </table:table-cell>
              <table:table-cell office:value-type="float" office:value="57826120">
                <text:p>57826120</text:p>
              </table:table-cell>
              <table:table-cell office:value-type="float" office:value="2289989">
                <text:p>2289989</text:p>
              </table:table-cell>
              <table:table-cell office:value-type="float" office:value="1249917">
                <text:p>1249917</text:p>
              </table:table-cell>
              <table:table-cell office:value-type="float" office:value="1595704">
                <text:p>1595704</text:p>
              </table:table-cell>
              <table:table-cell office:value-type="float" office:value="1761349">
                <text:p>1761349</text:p>
              </table:table-cell>
              <table:table-cell office:value-type="float" office:value="64238881.8571429">
                <text:p>64238881.85714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0">
                <text:p>8650</text:p>
              </table:table-cell>
              <table:table-cell office:value-type="float" office:value="219255200">
                <text:p>219255200</text:p>
              </table:table-cell>
              <table:table-cell office:value-type="float" office:value="143731317">
                <text:p>143731317</text:p>
              </table:table-cell>
              <table:table-cell office:value-type="float" office:value="52206598">
                <text:p>52206598</text:p>
              </table:table-cell>
              <table:table-cell office:value-type="float" office:value="2469467">
                <text:p>2469467</text:p>
              </table:table-cell>
              <table:table-cell office:value-type="float" office:value="1234572">
                <text:p>1234572</text:p>
              </table:table-cell>
              <table:table-cell office:value-type="float" office:value="1443079">
                <text:p>1443079</text:p>
              </table:table-cell>
              <table:table-cell office:value-type="float" office:value="2025620">
                <text:p>2025620</text:p>
              </table:table-cell>
              <table:table-cell office:value-type="float" office:value="60337979">
                <text:p>603379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0">
                <text:p>8700</text:p>
              </table:table-cell>
              <table:table-cell office:value-type="float" office:value="251198116">
                <text:p>251198116</text:p>
              </table:table-cell>
              <table:table-cell office:value-type="float" office:value="146329365">
                <text:p>146329365</text:p>
              </table:table-cell>
              <table:table-cell office:value-type="float" office:value="53474080">
                <text:p>53474080</text:p>
              </table:table-cell>
              <table:table-cell office:value-type="float" office:value="2329358">
                <text:p>2329358</text:p>
              </table:table-cell>
              <table:table-cell office:value-type="float" office:value="1389418">
                <text:p>1389418</text:p>
              </table:table-cell>
              <table:table-cell office:value-type="float" office:value="1840653">
                <text:p>1840653</text:p>
              </table:table-cell>
              <table:table-cell office:value-type="float" office:value="1891699">
                <text:p>1891699</text:p>
              </table:table-cell>
              <table:table-cell office:value-type="float" office:value="65493241.2857143">
                <text:p>65493241.28571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0">
                <text:p>8750</text:p>
              </table:table-cell>
              <table:table-cell office:value-type="float" office:value="356303409">
                <text:p>356303409</text:p>
              </table:table-cell>
              <table:table-cell office:value-type="float" office:value="143913039">
                <text:p>143913039</text:p>
              </table:table-cell>
              <table:table-cell office:value-type="float" office:value="103465811">
                <text:p>103465811</text:p>
              </table:table-cell>
              <table:table-cell office:value-type="float" office:value="8613677">
                <text:p>8613677</text:p>
              </table:table-cell>
              <table:table-cell office:value-type="float" office:value="3400800">
                <text:p>3400800</text:p>
              </table:table-cell>
              <table:table-cell office:value-type="float" office:value="1699744">
                <text:p>1699744</text:p>
              </table:table-cell>
              <table:table-cell office:value-type="float" office:value="2151174">
                <text:p>2151174</text:p>
              </table:table-cell>
              <table:table-cell office:value-type="float" office:value="88506807.7142857">
                <text:p>88506807.71428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0">
                <text:p>8800</text:p>
              </table:table-cell>
              <table:table-cell office:value-type="float" office:value="236398022">
                <text:p>236398022</text:p>
              </table:table-cell>
              <table:table-cell office:value-type="float" office:value="145437532">
                <text:p>145437532</text:p>
              </table:table-cell>
              <table:table-cell office:value-type="float" office:value="61595372">
                <text:p>61595372</text:p>
              </table:table-cell>
              <table:table-cell office:value-type="float" office:value="2498108">
                <text:p>2498108</text:p>
              </table:table-cell>
              <table:table-cell office:value-type="float" office:value="1361712">
                <text:p>1361712</text:p>
              </table:table-cell>
              <table:table-cell office:value-type="float" office:value="1876109">
                <text:p>1876109</text:p>
              </table:table-cell>
              <table:table-cell office:value-type="float" office:value="1732610">
                <text:p>1732610</text:p>
              </table:table-cell>
              <table:table-cell office:value-type="float" office:value="64414209.2857143">
                <text:p>64414209.28571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0">
                <text:p>8850</text:p>
              </table:table-cell>
              <table:table-cell office:value-type="float" office:value="230975370">
                <text:p>230975370</text:p>
              </table:table-cell>
              <table:table-cell office:value-type="float" office:value="146334242">
                <text:p>146334242</text:p>
              </table:table-cell>
              <table:table-cell office:value-type="float" office:value="61723861">
                <text:p>61723861</text:p>
              </table:table-cell>
              <table:table-cell office:value-type="float" office:value="2356910">
                <text:p>2356910</text:p>
              </table:table-cell>
              <table:table-cell office:value-type="float" office:value="1143275">
                <text:p>1143275</text:p>
              </table:table-cell>
              <table:table-cell office:value-type="float" office:value="1475118">
                <text:p>1475118</text:p>
              </table:table-cell>
              <table:table-cell office:value-type="float" office:value="1710708">
                <text:p>1710708</text:p>
              </table:table-cell>
              <table:table-cell office:value-type="float" office:value="63674212">
                <text:p>636742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0">
                <text:p>8900</text:p>
              </table:table-cell>
              <table:table-cell office:value-type="float" office:value="330989416">
                <text:p>330989416</text:p>
              </table:table-cell>
              <table:table-cell office:value-type="float" office:value="147144891">
                <text:p>147144891</text:p>
              </table:table-cell>
              <table:table-cell office:value-type="float" office:value="83233623">
                <text:p>83233623</text:p>
              </table:table-cell>
              <table:table-cell office:value-type="float" office:value="2993799">
                <text:p>2993799</text:p>
              </table:table-cell>
              <table:table-cell office:value-type="float" office:value="1489342">
                <text:p>1489342</text:p>
              </table:table-cell>
              <table:table-cell office:value-type="float" office:value="1509081">
                <text:p>1509081</text:p>
              </table:table-cell>
              <table:table-cell office:value-type="float" office:value="1616673">
                <text:p>1616673</text:p>
              </table:table-cell>
              <table:table-cell office:value-type="float" office:value="81282403.5714286">
                <text:p>81282403.57142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0">
                <text:p>8950</text:p>
              </table:table-cell>
              <table:table-cell office:value-type="float" office:value="240263129">
                <text:p>240263129</text:p>
              </table:table-cell>
              <table:table-cell office:value-type="float" office:value="153720462">
                <text:p>153720462</text:p>
              </table:table-cell>
              <table:table-cell office:value-type="float" office:value="58521067">
                <text:p>58521067</text:p>
              </table:table-cell>
              <table:table-cell office:value-type="float" office:value="2393575">
                <text:p>2393575</text:p>
              </table:table-cell>
              <table:table-cell office:value-type="float" office:value="1252882">
                <text:p>1252882</text:p>
              </table:table-cell>
              <table:table-cell office:value-type="float" office:value="1756548">
                <text:p>1756548</text:p>
              </table:table-cell>
              <table:table-cell office:value-type="float" office:value="2174652">
                <text:p>2174652</text:p>
              </table:table-cell>
              <table:table-cell office:value-type="float" office:value="65726045">
                <text:p>657260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0">
                <text:p>9000</text:p>
              </table:table-cell>
              <table:table-cell office:value-type="float" office:value="246741700">
                <text:p>246741700</text:p>
              </table:table-cell>
              <table:table-cell office:value-type="float" office:value="157453940">
                <text:p>157453940</text:p>
              </table:table-cell>
              <table:table-cell office:value-type="float" office:value="49672460">
                <text:p>49672460</text:p>
              </table:table-cell>
              <table:table-cell office:value-type="float" office:value="2716832">
                <text:p>2716832</text:p>
              </table:table-cell>
              <table:table-cell office:value-type="float" office:value="1595047">
                <text:p>1595047</text:p>
              </table:table-cell>
              <table:table-cell office:value-type="float" office:value="2025941">
                <text:p>2025941</text:p>
              </table:table-cell>
              <table:table-cell office:value-type="float" office:value="1852378">
                <text:p>1852378</text:p>
              </table:table-cell>
              <table:table-cell office:value-type="float" office:value="66008328.2857143">
                <text:p>66008328.28571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0">
                <text:p>9050</text:p>
              </table:table-cell>
              <table:table-cell office:value-type="float" office:value="377394142">
                <text:p>377394142</text:p>
              </table:table-cell>
              <table:table-cell office:value-type="float" office:value="158918158">
                <text:p>158918158</text:p>
              </table:table-cell>
              <table:table-cell office:value-type="float" office:value="132613990">
                <text:p>132613990</text:p>
              </table:table-cell>
              <table:table-cell office:value-type="float" office:value="3509842">
                <text:p>3509842</text:p>
              </table:table-cell>
              <table:table-cell office:value-type="float" office:value="1339560">
                <text:p>1339560</text:p>
              </table:table-cell>
              <table:table-cell office:value-type="float" office:value="1841866">
                <text:p>1841866</text:p>
              </table:table-cell>
              <table:table-cell office:value-type="float" office:value="1716276">
                <text:p>1716276</text:p>
              </table:table-cell>
              <table:table-cell office:value-type="float" office:value="96761976.2857143">
                <text:p>96761976.28571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0">
                <text:p>9100</text:p>
              </table:table-cell>
              <table:table-cell office:value-type="float" office:value="228035768">
                <text:p>228035768</text:p>
              </table:table-cell>
              <table:table-cell office:value-type="float" office:value="153694306">
                <text:p>153694306</text:p>
              </table:table-cell>
              <table:table-cell office:value-type="float" office:value="53435942">
                <text:p>53435942</text:p>
              </table:table-cell>
              <table:table-cell office:value-type="float" office:value="1992429">
                <text:p>1992429</text:p>
              </table:table-cell>
              <table:table-cell office:value-type="float" office:value="1376614">
                <text:p>1376614</text:p>
              </table:table-cell>
              <table:table-cell office:value-type="float" office:value="1687689">
                <text:p>1687689</text:p>
              </table:table-cell>
              <table:table-cell office:value-type="float" office:value="1902211">
                <text:p>1902211</text:p>
              </table:table-cell>
              <table:table-cell office:value-type="float" office:value="63160708.4285714">
                <text:p>63160708.4285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0">
                <text:p>9150</text:p>
              </table:table-cell>
              <table:table-cell office:value-type="float" office:value="335153967">
                <text:p>335153967</text:p>
              </table:table-cell>
              <table:table-cell office:value-type="float" office:value="304715739">
                <text:p>304715739</text:p>
              </table:table-cell>
              <table:table-cell office:value-type="float" office:value="97671565">
                <text:p>97671565</text:p>
              </table:table-cell>
              <table:table-cell office:value-type="float" office:value="3162078">
                <text:p>3162078</text:p>
              </table:table-cell>
              <table:table-cell office:value-type="float" office:value="1684319">
                <text:p>1684319</text:p>
              </table:table-cell>
              <table:table-cell office:value-type="float" office:value="1806130">
                <text:p>1806130</text:p>
              </table:table-cell>
              <table:table-cell office:value-type="float" office:value="2061014">
                <text:p>2061014</text:p>
              </table:table-cell>
              <table:table-cell office:value-type="float" office:value="106607830.285714">
                <text:p>106607830.285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0">
                <text:p>9200</text:p>
              </table:table-cell>
              <table:table-cell office:value-type="float" office:value="409193880">
                <text:p>409193880</text:p>
              </table:table-cell>
              <table:table-cell office:value-type="float" office:value="218053384">
                <text:p>218053384</text:p>
              </table:table-cell>
              <table:table-cell office:value-type="float" office:value="63495550">
                <text:p>63495550</text:p>
              </table:table-cell>
              <table:table-cell office:value-type="float" office:value="2385420">
                <text:p>2385420</text:p>
              </table:table-cell>
              <table:table-cell office:value-type="float" office:value="1727629">
                <text:p>1727629</text:p>
              </table:table-cell>
              <table:table-cell office:value-type="float" office:value="1796172">
                <text:p>1796172</text:p>
              </table:table-cell>
              <table:table-cell office:value-type="float" office:value="2301547">
                <text:p>2301547</text:p>
              </table:table-cell>
              <table:table-cell office:value-type="float" office:value="99850511.7142857">
                <text:p>99850511.7142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0">
                <text:p>9250</text:p>
              </table:table-cell>
              <table:table-cell office:value-type="float" office:value="289447282">
                <text:p>289447282</text:p>
              </table:table-cell>
              <table:table-cell office:value-type="float" office:value="160741548">
                <text:p>160741548</text:p>
              </table:table-cell>
              <table:table-cell office:value-type="float" office:value="65321981">
                <text:p>65321981</text:p>
              </table:table-cell>
              <table:table-cell office:value-type="float" office:value="4511393">
                <text:p>4511393</text:p>
              </table:table-cell>
              <table:table-cell office:value-type="float" office:value="1596972">
                <text:p>1596972</text:p>
              </table:table-cell>
              <table:table-cell office:value-type="float" office:value="1679202">
                <text:p>1679202</text:p>
              </table:table-cell>
              <table:table-cell office:value-type="float" office:value="1848262">
                <text:p>1848262</text:p>
              </table:table-cell>
              <table:table-cell office:value-type="float" office:value="75020948.5714286">
                <text:p>75020948.57142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0">
                <text:p>9300</text:p>
              </table:table-cell>
              <table:table-cell office:value-type="float" office:value="254294913">
                <text:p>254294913</text:p>
              </table:table-cell>
              <table:table-cell office:value-type="float" office:value="161462307">
                <text:p>161462307</text:p>
              </table:table-cell>
              <table:table-cell office:value-type="float" office:value="80671283">
                <text:p>80671283</text:p>
              </table:table-cell>
              <table:table-cell office:value-type="float" office:value="2409787">
                <text:p>2409787</text:p>
              </table:table-cell>
              <table:table-cell office:value-type="float" office:value="1209094">
                <text:p>1209094</text:p>
              </table:table-cell>
              <table:table-cell office:value-type="float" office:value="1730400">
                <text:p>1730400</text:p>
              </table:table-cell>
              <table:table-cell office:value-type="float" office:value="1858154">
                <text:p>1858154</text:p>
              </table:table-cell>
              <table:table-cell office:value-type="float" office:value="71947991.1428572">
                <text:p>71947991.14285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0">
                <text:p>9350</text:p>
              </table:table-cell>
              <table:table-cell office:value-type="float" office:value="259339367">
                <text:p>259339367</text:p>
              </table:table-cell>
              <table:table-cell office:value-type="float" office:value="162530034">
                <text:p>162530034</text:p>
              </table:table-cell>
              <table:table-cell office:value-type="float" office:value="59696242">
                <text:p>59696242</text:p>
              </table:table-cell>
              <table:table-cell office:value-type="float" office:value="2295422">
                <text:p>2295422</text:p>
              </table:table-cell>
              <table:table-cell office:value-type="float" office:value="1323315">
                <text:p>1323315</text:p>
              </table:table-cell>
              <table:table-cell office:value-type="float" office:value="2139217">
                <text:p>2139217</text:p>
              </table:table-cell>
              <table:table-cell office:value-type="float" office:value="3155622">
                <text:p>3155622</text:p>
              </table:table-cell>
              <table:table-cell office:value-type="float" office:value="70068459.8571429">
                <text:p>70068459.85714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0">
                <text:p>9400</text:p>
              </table:table-cell>
              <table:table-cell office:value-type="float" office:value="247136277">
                <text:p>247136277</text:p>
              </table:table-cell>
              <table:table-cell office:value-type="float" office:value="171678935">
                <text:p>171678935</text:p>
              </table:table-cell>
              <table:table-cell office:value-type="float" office:value="73628238">
                <text:p>73628238</text:p>
              </table:table-cell>
              <table:table-cell office:value-type="float" office:value="2418991">
                <text:p>2418991</text:p>
              </table:table-cell>
              <table:table-cell office:value-type="float" office:value="1607415">
                <text:p>1607415</text:p>
              </table:table-cell>
              <table:table-cell office:value-type="float" office:value="2001005">
                <text:p>2001005</text:p>
              </table:table-cell>
              <table:table-cell office:value-type="float" office:value="1978814">
                <text:p>1978814</text:p>
              </table:table-cell>
              <table:table-cell office:value-type="float" office:value="71492810.7142857">
                <text:p>71492810.71428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0">
                <text:p>9450</text:p>
              </table:table-cell>
              <table:table-cell office:value-type="float" office:value="271186502">
                <text:p>271186502</text:p>
              </table:table-cell>
              <table:table-cell office:value-type="float" office:value="168657831">
                <text:p>168657831</text:p>
              </table:table-cell>
              <table:table-cell office:value-type="float" office:value="69843436">
                <text:p>69843436</text:p>
              </table:table-cell>
              <table:table-cell office:value-type="float" office:value="2531583">
                <text:p>2531583</text:p>
              </table:table-cell>
              <table:table-cell office:value-type="float" office:value="1699529">
                <text:p>1699529</text:p>
              </table:table-cell>
              <table:table-cell office:value-type="float" office:value="1688202">
                <text:p>1688202</text:p>
              </table:table-cell>
              <table:table-cell office:value-type="float" office:value="1892687">
                <text:p>1892687</text:p>
              </table:table-cell>
              <table:table-cell office:value-type="float" office:value="73928538.5714286">
                <text:p>73928538.57142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0">
                <text:p>9500</text:p>
              </table:table-cell>
              <table:table-cell office:value-type="float" office:value="279613084">
                <text:p>279613084</text:p>
              </table:table-cell>
              <table:table-cell office:value-type="float" office:value="170526667">
                <text:p>170526667</text:p>
              </table:table-cell>
              <table:table-cell office:value-type="float" office:value="77191673">
                <text:p>77191673</text:p>
              </table:table-cell>
              <table:table-cell office:value-type="float" office:value="3488099">
                <text:p>3488099</text:p>
              </table:table-cell>
              <table:table-cell office:value-type="float" office:value="2949139">
                <text:p>2949139</text:p>
              </table:table-cell>
              <table:table-cell office:value-type="float" office:value="2354626">
                <text:p>2354626</text:p>
              </table:table-cell>
              <table:table-cell office:value-type="float" office:value="2297363">
                <text:p>2297363</text:p>
              </table:table-cell>
              <table:table-cell office:value-type="float" office:value="76917235.8571429">
                <text:p>76917235.85714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0">
                <text:p>9550</text:p>
              </table:table-cell>
              <table:table-cell office:value-type="float" office:value="416502950">
                <text:p>416502950</text:p>
              </table:table-cell>
              <table:table-cell office:value-type="float" office:value="171071881">
                <text:p>171071881</text:p>
              </table:table-cell>
              <table:table-cell office:value-type="float" office:value="125212041">
                <text:p>125212041</text:p>
              </table:table-cell>
              <table:table-cell office:value-type="float" office:value="3371932">
                <text:p>3371932</text:p>
              </table:table-cell>
              <table:table-cell office:value-type="float" office:value="1397237">
                <text:p>1397237</text:p>
              </table:table-cell>
              <table:table-cell office:value-type="float" office:value="1723714">
                <text:p>1723714</text:p>
              </table:table-cell>
              <table:table-cell office:value-type="float" office:value="1863621">
                <text:p>1863621</text:p>
              </table:table-cell>
              <table:table-cell office:value-type="float" office:value="103020482.285714">
                <text:p>103020482.2857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0">
                <text:p>9600</text:p>
              </table:table-cell>
              <table:table-cell office:value-type="float" office:value="272853253">
                <text:p>272853253</text:p>
              </table:table-cell>
              <table:table-cell office:value-type="float" office:value="178481016">
                <text:p>178481016</text:p>
              </table:table-cell>
              <table:table-cell office:value-type="float" office:value="62816298">
                <text:p>62816298</text:p>
              </table:table-cell>
              <table:table-cell office:value-type="float" office:value="2446682">
                <text:p>2446682</text:p>
              </table:table-cell>
              <table:table-cell office:value-type="float" office:value="1410953">
                <text:p>1410953</text:p>
              </table:table-cell>
              <table:table-cell office:value-type="float" office:value="1711952">
                <text:p>1711952</text:p>
              </table:table-cell>
              <table:table-cell office:value-type="float" office:value="1914217">
                <text:p>1914217</text:p>
              </table:table-cell>
              <table:table-cell office:value-type="float" office:value="74519195.8571429">
                <text:p>74519195.85714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0">
                <text:p>9650</text:p>
              </table:table-cell>
              <table:table-cell office:value-type="float" office:value="270719728">
                <text:p>270719728</text:p>
              </table:table-cell>
              <table:table-cell office:value-type="float" office:value="172088140">
                <text:p>172088140</text:p>
              </table:table-cell>
              <table:table-cell office:value-type="float" office:value="83736099">
                <text:p>83736099</text:p>
              </table:table-cell>
              <table:table-cell office:value-type="float" office:value="2576347">
                <text:p>2576347</text:p>
              </table:table-cell>
              <table:table-cell office:value-type="float" office:value="1725632">
                <text:p>1725632</text:p>
              </table:table-cell>
              <table:table-cell office:value-type="float" office:value="2243139">
                <text:p>2243139</text:p>
              </table:table-cell>
              <table:table-cell office:value-type="float" office:value="2382871">
                <text:p>2382871</text:p>
              </table:table-cell>
              <table:table-cell office:value-type="float" office:value="76495993.7142857">
                <text:p>76495993.71428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0">
                <text:p>9700</text:p>
              </table:table-cell>
              <table:table-cell office:value-type="float" office:value="285145094">
                <text:p>285145094</text:p>
              </table:table-cell>
              <table:table-cell office:value-type="float" office:value="175270934">
                <text:p>175270934</text:p>
              </table:table-cell>
              <table:table-cell office:value-type="float" office:value="63724184">
                <text:p>63724184</text:p>
              </table:table-cell>
              <table:table-cell office:value-type="float" office:value="2481794">
                <text:p>2481794</text:p>
              </table:table-cell>
              <table:table-cell office:value-type="float" office:value="1668465">
                <text:p>1668465</text:p>
              </table:table-cell>
              <table:table-cell office:value-type="float" office:value="1911969">
                <text:p>1911969</text:p>
              </table:table-cell>
              <table:table-cell office:value-type="float" office:value="2171834">
                <text:p>2171834</text:p>
              </table:table-cell>
              <table:table-cell office:value-type="float" office:value="76053467.7142857">
                <text:p>76053467.71428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0">
                <text:p>9750</text:p>
              </table:table-cell>
              <table:table-cell office:value-type="float" office:value="281875310">
                <text:p>281875310</text:p>
              </table:table-cell>
              <table:table-cell office:value-type="float" office:value="177223964">
                <text:p>177223964</text:p>
              </table:table-cell>
              <table:table-cell office:value-type="float" office:value="68589268">
                <text:p>68589268</text:p>
              </table:table-cell>
              <table:table-cell office:value-type="float" office:value="2716152">
                <text:p>2716152</text:p>
              </table:table-cell>
              <table:table-cell office:value-type="float" office:value="1393541">
                <text:p>1393541</text:p>
              </table:table-cell>
              <table:table-cell office:value-type="float" office:value="1759237">
                <text:p>1759237</text:p>
              </table:table-cell>
              <table:table-cell office:value-type="float" office:value="2113228">
                <text:p>2113228</text:p>
              </table:table-cell>
              <table:table-cell office:value-type="float" office:value="76524385.7142857">
                <text:p>76524385.71428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0">
                <text:p>9800</text:p>
              </table:table-cell>
              <table:table-cell office:value-type="float" office:value="286445379">
                <text:p>286445379</text:p>
              </table:table-cell>
              <table:table-cell office:value-type="float" office:value="183345769">
                <text:p>183345769</text:p>
              </table:table-cell>
              <table:table-cell office:value-type="float" office:value="67453861">
                <text:p>67453861</text:p>
              </table:table-cell>
              <table:table-cell office:value-type="float" office:value="2640687">
                <text:p>2640687</text:p>
              </table:table-cell>
              <table:table-cell office:value-type="float" office:value="1601723">
                <text:p>1601723</text:p>
              </table:table-cell>
              <table:table-cell office:value-type="float" office:value="2038594">
                <text:p>2038594</text:p>
              </table:table-cell>
              <table:table-cell office:value-type="float" office:value="1814649">
                <text:p>1814649</text:p>
              </table:table-cell>
              <table:table-cell office:value-type="float" office:value="77905808.8571429">
                <text:p>77905808.85714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0">
                <text:p>9850</text:p>
              </table:table-cell>
              <table:table-cell office:value-type="float" office:value="284185172">
                <text:p>284185172</text:p>
              </table:table-cell>
              <table:table-cell office:value-type="float" office:value="188198928">
                <text:p>188198928</text:p>
              </table:table-cell>
              <table:table-cell office:value-type="float" office:value="76181107">
                <text:p>76181107</text:p>
              </table:table-cell>
              <table:table-cell office:value-type="float" office:value="2582118">
                <text:p>2582118</text:p>
              </table:table-cell>
              <table:table-cell office:value-type="float" office:value="1550930">
                <text:p>1550930</text:p>
              </table:table-cell>
              <table:table-cell office:value-type="float" office:value="1842035">
                <text:p>1842035</text:p>
              </table:table-cell>
              <table:table-cell office:value-type="float" office:value="2039711">
                <text:p>2039711</text:p>
              </table:table-cell>
              <table:table-cell office:value-type="float" office:value="79511428.7142857">
                <text:p>79511428.71428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0">
                <text:p>9900</text:p>
              </table:table-cell>
              <table:table-cell office:value-type="float" office:value="283802674">
                <text:p>283802674</text:p>
              </table:table-cell>
              <table:table-cell office:value-type="float" office:value="184709220">
                <text:p>184709220</text:p>
              </table:table-cell>
              <table:table-cell office:value-type="float" office:value="62446483">
                <text:p>62446483</text:p>
              </table:table-cell>
              <table:table-cell office:value-type="float" office:value="2633972">
                <text:p>2633972</text:p>
              </table:table-cell>
              <table:table-cell office:value-type="float" office:value="1789536">
                <text:p>1789536</text:p>
              </table:table-cell>
              <table:table-cell office:value-type="float" office:value="1767471">
                <text:p>1767471</text:p>
              </table:table-cell>
              <table:table-cell office:value-type="float" office:value="1871676">
                <text:p>1871676</text:p>
              </table:table-cell>
              <table:table-cell office:value-type="float" office:value="77003004.5714286">
                <text:p>77003004.57142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0">
                <text:p>9950</text:p>
              </table:table-cell>
              <table:table-cell office:value-type="float" office:value="294372275">
                <text:p>294372275</text:p>
              </table:table-cell>
              <table:table-cell office:value-type="float" office:value="203924436">
                <text:p>203924436</text:p>
              </table:table-cell>
              <table:table-cell office:value-type="float" office:value="85151375">
                <text:p>85151375</text:p>
              </table:table-cell>
              <table:table-cell office:value-type="float" office:value="2552957">
                <text:p>2552957</text:p>
              </table:table-cell>
              <table:table-cell office:value-type="float" office:value="1492643">
                <text:p>1492643</text:p>
              </table:table-cell>
              <table:table-cell office:value-type="float" office:value="1918370">
                <text:p>1918370</text:p>
              </table:table-cell>
              <table:table-cell office:value-type="float" office:value="2112670">
                <text:p>2112670</text:p>
              </table:table-cell>
              <table:table-cell office:value-type="float" office:value="84503532.2857143">
                <text:p>84503532.28571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">
                <text:p>10000</text:p>
              </table:table-cell>
              <table:table-cell office:value-type="float" office:value="352060069">
                <text:p>352060069</text:p>
              </table:table-cell>
              <table:table-cell office:value-type="float" office:value="282632121">
                <text:p>282632121</text:p>
              </table:table-cell>
              <table:table-cell office:value-type="float" office:value="119344066">
                <text:p>119344066</text:p>
              </table:table-cell>
              <table:table-cell office:value-type="float" office:value="5143569">
                <text:p>5143569</text:p>
              </table:table-cell>
              <table:table-cell office:value-type="float" office:value="1834137">
                <text:p>1834137</text:p>
              </table:table-cell>
              <table:table-cell office:value-type="float" office:value="2990853">
                <text:p>2990853</text:p>
              </table:table-cell>
              <table:table-cell office:value-type="float" office:value="2254025">
                <text:p>2254025</text:p>
              </table:table-cell>
              <table:table-cell office:value-type="float" office:value="109465548.571429">
                <text:p>109465548.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0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55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008cm" svg:height="22.841cm" xlink:href=".." xlink:type="simple" chart:class="chart:scatter" chart:style-name="ch1">
        <chart:title svg:x="17.204cm" svg:y="0.592cm" chart:style-name="ch2">
          <text:p>Best Sorting</text:p>
        </chart:title>
        <chart:legend chart:legend-position="bottom" svg:x="13.789cm" svg:y="22.242cm" style:legend-expansion="wide" chart:style-name="ch3"/>
        <chart:plot-area chart:style-name="ch4" table:cell-range-address="sort.A2:sort.A202 sort.F1:sort.H202 sort.J1:sort.J202" chart:data-source-has-labels="row" svg:x="1.751cm" svg:y="1.827cm" svg:width="34.517cm" svg:height="18.794cm">
          <chartooo:coordinate-region svg:x="3.298cm" svg:y="1.827cm" svg:width="32.832cm" svg:height="18.147cm"/>
          <chart:axis chart:dimension="x" chart:name="primary-x" chart:style-name="ch5">
            <chart:title svg:x="17.973cm" svg:y="21.077cm" chart:style-name="ch6">
              <text:p>Array size (N)</text:p>
            </chart:title>
            <chart:grid chart:style-name="ch7" chart:class="major"/>
          </chart:axis>
          <chart:axis chart:dimension="y" chart:name="primary-y" chart:style-name="ch8">
            <chart:title svg:x="0.451cm" svg:y="11.956cm" chart:style-name="ch9">
              <text:p>Time (ns)</text:p>
            </chart:title>
            <chart:grid chart:style-name="ch7" chart:class="major"/>
          </chart:axis>
          <chart:series chart:style-name="ch10" chart:values-cell-range-address="sort.F2:sort.F202" chart:label-cell-address="sort.F1:sort.F1" chart:class="chart:scatter">
            <chart:domain table:cell-range-address="sort.A2:sort.A202"/>
            <chart:data-point chart:repeated="201"/>
          </chart:series>
          <chart:series chart:style-name="ch11" chart:values-cell-range-address="sort.G2:sort.G202" chart:label-cell-address="sort.G1:sort.G1" chart:class="chart:scatter">
            <chart:data-point chart:repeated="201"/>
          </chart:series>
          <chart:series chart:style-name="ch12" chart:values-cell-range-address="sort.H2:sort.H202" chart:label-cell-address="sort.H1:sort.H1" chart:class="chart:scatter">
            <chart:data-point chart:repeated="201"/>
          </chart:series>
          <chart:series chart:style-name="ch13" chart:values-cell-range-address="sort.J2:sort.J202" chart:label-cell-address="sort.J1:sort.J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</text:p>
                <draw:g>
                  <svg:desc>sort.F1:sort.F1</svg:desc>
                </draw:g>
              </table:table-cell>
              <table:table-cell office:value-type="string">
                <text:p>default</text:p>
                <draw:g>
                  <svg:desc>sort.G1:sort.G1</svg:desc>
                </draw:g>
              </table:table-cell>
              <table:table-cell office:value-type="string">
                <text:p>stream</text:p>
                <draw:g>
                  <svg:desc>sort.H1:sort.H1</svg:desc>
                </draw:g>
              </table:table-cell>
              <table:table-cell office:value-type="string">
                <text:p>best average</text:p>
                <draw:g>
                  <svg:desc>sort.J1:so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A2:sort.A202</svg:desc>
                </draw:g>
              </table:table-cell>
              <table:table-cell office:value-type="float" office:value="2885">
                <text:p>2885</text:p>
                <draw:g>
                  <svg:desc>sort.F2:sort.F202</svg:desc>
                </draw:g>
              </table:table-cell>
              <table:table-cell office:value-type="float" office:value="283346">
                <text:p>283346</text:p>
                <draw:g>
                  <svg:desc>sort.G2:sort.G202</svg:desc>
                </draw:g>
              </table:table-cell>
              <table:table-cell office:value-type="float" office:value="8786517">
                <text:p>8786517</text:p>
                <draw:g>
                  <svg:desc>sort.H2:sort.H202</svg:desc>
                </draw:g>
              </table:table-cell>
              <table:table-cell office:value-type="float" office:value="3024249.33333333">
                <text:p>3024249.33333333</text:p>
                <draw:g>
                  <svg:desc>sort.J2:sort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2151">
                <text:p>22151</text:p>
              </table:table-cell>
              <table:table-cell office:value-type="float" office:value="57370">
                <text:p>57370</text:p>
              </table:table-cell>
              <table:table-cell office:value-type="float" office:value="152591">
                <text:p>152591</text:p>
              </table:table-cell>
              <table:table-cell office:value-type="float" office:value="77370.6666666667">
                <text:p>77370.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2376">
                <text:p>52376</text:p>
              </table:table-cell>
              <table:table-cell office:value-type="float" office:value="78827">
                <text:p>78827</text:p>
              </table:table-cell>
              <table:table-cell office:value-type="float" office:value="274530">
                <text:p>274530</text:p>
              </table:table-cell>
              <table:table-cell office:value-type="float" office:value="135244.333333333">
                <text:p>135244.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19310">
                <text:p>119310</text:p>
              </table:table-cell>
              <table:table-cell office:value-type="float" office:value="156299">
                <text:p>156299</text:p>
              </table:table-cell>
              <table:table-cell office:value-type="float" office:value="273276">
                <text:p>273276</text:p>
              </table:table-cell>
              <table:table-cell office:value-type="float" office:value="182961.666666667">
                <text:p>182961.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65851">
                <text:p>265851</text:p>
              </table:table-cell>
              <table:table-cell office:value-type="float" office:value="188907">
                <text:p>188907</text:p>
              </table:table-cell>
              <table:table-cell office:value-type="float" office:value="322590">
                <text:p>322590</text:p>
              </table:table-cell>
              <table:table-cell office:value-type="float" office:value="259116">
                <text:p>259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17716">
                <text:p>117716</text:p>
              </table:table-cell>
              <table:table-cell office:value-type="float" office:value="242544">
                <text:p>242544</text:p>
              </table:table-cell>
              <table:table-cell office:value-type="float" office:value="372885">
                <text:p>372885</text:p>
              </table:table-cell>
              <table:table-cell office:value-type="float" office:value="244381.666666667">
                <text:p>244381.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8476">
                <text:p>58476</text:p>
              </table:table-cell>
              <table:table-cell office:value-type="float" office:value="360384">
                <text:p>360384</text:p>
              </table:table-cell>
              <table:table-cell office:value-type="float" office:value="511957">
                <text:p>511957</text:p>
              </table:table-cell>
              <table:table-cell office:value-type="float" office:value="310272.333333333">
                <text:p>310272.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56081">
                <text:p>56081</text:p>
              </table:table-cell>
              <table:table-cell office:value-type="float" office:value="314853">
                <text:p>314853</text:p>
              </table:table-cell>
              <table:table-cell office:value-type="float" office:value="372519">
                <text:p>372519</text:p>
              </table:table-cell>
              <table:table-cell office:value-type="float" office:value="247817.666666667">
                <text:p>247817.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91010">
                <text:p>91010</text:p>
              </table:table-cell>
              <table:table-cell office:value-type="float" office:value="309238">
                <text:p>309238</text:p>
              </table:table-cell>
              <table:table-cell office:value-type="float" office:value="590907">
                <text:p>590907</text:p>
              </table:table-cell>
              <table:table-cell office:value-type="float" office:value="330385">
                <text:p>330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10245">
                <text:p>110245</text:p>
              </table:table-cell>
              <table:table-cell office:value-type="float" office:value="424405">
                <text:p>424405</text:p>
              </table:table-cell>
              <table:table-cell office:value-type="float" office:value="518632">
                <text:p>518632</text:p>
              </table:table-cell>
              <table:table-cell office:value-type="float" office:value="351094">
                <text:p>351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87957">
                <text:p>87957</text:p>
              </table:table-cell>
              <table:table-cell office:value-type="float" office:value="488164">
                <text:p>488164</text:p>
              </table:table-cell>
              <table:table-cell office:value-type="float" office:value="924113">
                <text:p>924113</text:p>
              </table:table-cell>
              <table:table-cell office:value-type="float" office:value="500078">
                <text:p>500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30404">
                <text:p>130404</text:p>
              </table:table-cell>
              <table:table-cell office:value-type="float" office:value="600574">
                <text:p>600574</text:p>
              </table:table-cell>
              <table:table-cell office:value-type="float" office:value="548561">
                <text:p>548561</text:p>
              </table:table-cell>
              <table:table-cell office:value-type="float" office:value="426513">
                <text:p>426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85835">
                <text:p>185835</text:p>
              </table:table-cell>
              <table:table-cell office:value-type="float" office:value="1040610">
                <text:p>1040610</text:p>
              </table:table-cell>
              <table:table-cell office:value-type="float" office:value="756445">
                <text:p>756445</text:p>
              </table:table-cell>
              <table:table-cell office:value-type="float" office:value="660963.333333333">
                <text:p>660963.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49438">
                <text:p>149438</text:p>
              </table:table-cell>
              <table:table-cell office:value-type="float" office:value="547475">
                <text:p>547475</text:p>
              </table:table-cell>
              <table:table-cell office:value-type="float" office:value="561921">
                <text:p>561921</text:p>
              </table:table-cell>
              <table:table-cell office:value-type="float" office:value="419611.333333333">
                <text:p>419611.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29741">
                <text:p>229741</text:p>
              </table:table-cell>
              <table:table-cell office:value-type="float" office:value="848218">
                <text:p>848218</text:p>
              </table:table-cell>
              <table:table-cell office:value-type="float" office:value="976299">
                <text:p>976299</text:p>
              </table:table-cell>
              <table:table-cell office:value-type="float" office:value="684752.666666667">
                <text:p>684752.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26902">
                <text:p>126902</text:p>
              </table:table-cell>
              <table:table-cell office:value-type="float" office:value="614475">
                <text:p>614475</text:p>
              </table:table-cell>
              <table:table-cell office:value-type="float" office:value="653037">
                <text:p>653037</text:p>
              </table:table-cell>
              <table:table-cell office:value-type="float" office:value="464804.666666667">
                <text:p>464804.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04497">
                <text:p>104497</text:p>
              </table:table-cell>
              <table:table-cell office:value-type="float" office:value="388040">
                <text:p>388040</text:p>
              </table:table-cell>
              <table:table-cell office:value-type="float" office:value="662181">
                <text:p>662181</text:p>
              </table:table-cell>
              <table:table-cell office:value-type="float" office:value="384906">
                <text:p>384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66013">
                <text:p>166013</text:p>
              </table:table-cell>
              <table:table-cell office:value-type="float" office:value="365093">
                <text:p>365093</text:p>
              </table:table-cell>
              <table:table-cell office:value-type="float" office:value="725955">
                <text:p>725955</text:p>
              </table:table-cell>
              <table:table-cell office:value-type="float" office:value="419020.333333333">
                <text:p>419020.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24315">
                <text:p>124315</text:p>
              </table:table-cell>
              <table:table-cell office:value-type="float" office:value="336472">
                <text:p>336472</text:p>
              </table:table-cell>
              <table:table-cell office:value-type="float" office:value="1119112">
                <text:p>1119112</text:p>
              </table:table-cell>
              <table:table-cell office:value-type="float" office:value="526633">
                <text:p>526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109712">
                <text:p>109712</text:p>
              </table:table-cell>
              <table:table-cell office:value-type="float" office:value="297843">
                <text:p>297843</text:p>
              </table:table-cell>
              <table:table-cell office:value-type="float" office:value="760059">
                <text:p>760059</text:p>
              </table:table-cell>
              <table:table-cell office:value-type="float" office:value="389204.666666667">
                <text:p>389204.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74855">
                <text:p>174855</text:p>
              </table:table-cell>
              <table:table-cell office:value-type="float" office:value="931451">
                <text:p>931451</text:p>
              </table:table-cell>
              <table:table-cell office:value-type="float" office:value="720101">
                <text:p>720101</text:p>
              </table:table-cell>
              <table:table-cell office:value-type="float" office:value="608802.333333333">
                <text:p>608802.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150617">
                <text:p>150617</text:p>
              </table:table-cell>
              <table:table-cell office:value-type="float" office:value="351154">
                <text:p>351154</text:p>
              </table:table-cell>
              <table:table-cell office:value-type="float" office:value="752445">
                <text:p>752445</text:p>
              </table:table-cell>
              <table:table-cell office:value-type="float" office:value="418072">
                <text:p>418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170848">
                <text:p>170848</text:p>
              </table:table-cell>
              <table:table-cell office:value-type="float" office:value="572306">
                <text:p>572306</text:p>
              </table:table-cell>
              <table:table-cell office:value-type="float" office:value="572311">
                <text:p>572311</text:p>
              </table:table-cell>
              <table:table-cell office:value-type="float" office:value="438488.333333333">
                <text:p>438488.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07607">
                <text:p>207607</text:p>
              </table:table-cell>
              <table:table-cell office:value-type="float" office:value="495723">
                <text:p>495723</text:p>
              </table:table-cell>
              <table:table-cell office:value-type="float" office:value="881923">
                <text:p>881923</text:p>
              </table:table-cell>
              <table:table-cell office:value-type="float" office:value="528417.666666667">
                <text:p>528417.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198163">
                <text:p>198163</text:p>
              </table:table-cell>
              <table:table-cell office:value-type="float" office:value="873028">
                <text:p>873028</text:p>
              </table:table-cell>
              <table:table-cell office:value-type="float" office:value="1440806">
                <text:p>1440806</text:p>
              </table:table-cell>
              <table:table-cell office:value-type="float" office:value="837332.333333333">
                <text:p>837332.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31089">
                <text:p>231089</text:p>
              </table:table-cell>
              <table:table-cell office:value-type="float" office:value="544972">
                <text:p>544972</text:p>
              </table:table-cell>
              <table:table-cell office:value-type="float" office:value="784404">
                <text:p>784404</text:p>
              </table:table-cell>
              <table:table-cell office:value-type="float" office:value="520155">
                <text:p>520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196758">
                <text:p>196758</text:p>
              </table:table-cell>
              <table:table-cell office:value-type="float" office:value="486889">
                <text:p>486889</text:p>
              </table:table-cell>
              <table:table-cell office:value-type="float" office:value="675541">
                <text:p>675541</text:p>
              </table:table-cell>
              <table:table-cell office:value-type="float" office:value="453062.666666667">
                <text:p>453062.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261093">
                <text:p>261093</text:p>
              </table:table-cell>
              <table:table-cell office:value-type="float" office:value="664422">
                <text:p>664422</text:p>
              </table:table-cell>
              <table:table-cell office:value-type="float" office:value="934525">
                <text:p>934525</text:p>
              </table:table-cell>
              <table:table-cell office:value-type="float" office:value="620013.333333333">
                <text:p>620013.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250850">
                <text:p>250850</text:p>
              </table:table-cell>
              <table:table-cell office:value-type="float" office:value="1109444">
                <text:p>1109444</text:p>
              </table:table-cell>
              <table:table-cell office:value-type="float" office:value="952435">
                <text:p>952435</text:p>
              </table:table-cell>
              <table:table-cell office:value-type="float" office:value="770909.666666667">
                <text:p>770909.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261176">
                <text:p>261176</text:p>
              </table:table-cell>
              <table:table-cell office:value-type="float" office:value="3984982">
                <text:p>3984982</text:p>
              </table:table-cell>
              <table:table-cell office:value-type="float" office:value="1315293">
                <text:p>1315293</text:p>
              </table:table-cell>
              <table:table-cell office:value-type="float" office:value="1853817">
                <text:p>1853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276773">
                <text:p>276773</text:p>
              </table:table-cell>
              <table:table-cell office:value-type="float" office:value="2544753">
                <text:p>2544753</text:p>
              </table:table-cell>
              <table:table-cell office:value-type="float" office:value="978102">
                <text:p>978102</text:p>
              </table:table-cell>
              <table:table-cell office:value-type="float" office:value="1266542.66666667">
                <text:p>1266542.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299171">
                <text:p>299171</text:p>
              </table:table-cell>
              <table:table-cell office:value-type="float" office:value="2895024">
                <text:p>2895024</text:p>
              </table:table-cell>
              <table:table-cell office:value-type="float" office:value="1024419">
                <text:p>1024419</text:p>
              </table:table-cell>
              <table:table-cell office:value-type="float" office:value="1406204.66666667">
                <text:p>1406204.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31510">
                <text:p>331510</text:p>
              </table:table-cell>
              <table:table-cell office:value-type="float" office:value="1386860">
                <text:p>1386860</text:p>
              </table:table-cell>
              <table:table-cell office:value-type="float" office:value="1386264">
                <text:p>1386264</text:p>
              </table:table-cell>
              <table:table-cell office:value-type="float" office:value="1034878">
                <text:p>10348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18548">
                <text:p>318548</text:p>
              </table:table-cell>
              <table:table-cell office:value-type="float" office:value="1345799">
                <text:p>1345799</text:p>
              </table:table-cell>
              <table:table-cell office:value-type="float" office:value="935907">
                <text:p>935907</text:p>
              </table:table-cell>
              <table:table-cell office:value-type="float" office:value="866751.333333333">
                <text:p>866751.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244774">
                <text:p>244774</text:p>
              </table:table-cell>
              <table:table-cell office:value-type="float" office:value="1501375">
                <text:p>1501375</text:p>
              </table:table-cell>
              <table:table-cell office:value-type="float" office:value="997798">
                <text:p>997798</text:p>
              </table:table-cell>
              <table:table-cell office:value-type="float" office:value="914649">
                <text:p>9146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269897">
                <text:p>269897</text:p>
              </table:table-cell>
              <table:table-cell office:value-type="float" office:value="1560462">
                <text:p>1560462</text:p>
              </table:table-cell>
              <table:table-cell office:value-type="float" office:value="1349779">
                <text:p>1349779</text:p>
              </table:table-cell>
              <table:table-cell office:value-type="float" office:value="1060046">
                <text:p>1060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255385">
                <text:p>255385</text:p>
              </table:table-cell>
              <table:table-cell office:value-type="float" office:value="817077">
                <text:p>817077</text:p>
              </table:table-cell>
              <table:table-cell office:value-type="float" office:value="1384030">
                <text:p>1384030</text:p>
              </table:table-cell>
              <table:table-cell office:value-type="float" office:value="818830.666666667">
                <text:p>818830.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236360">
                <text:p>236360</text:p>
              </table:table-cell>
              <table:table-cell office:value-type="float" office:value="701958">
                <text:p>701958</text:p>
              </table:table-cell>
              <table:table-cell office:value-type="float" office:value="620629">
                <text:p>620629</text:p>
              </table:table-cell>
              <table:table-cell office:value-type="float" office:value="519649">
                <text:p>519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44958">
                <text:p>444958</text:p>
              </table:table-cell>
              <table:table-cell office:value-type="float" office:value="2540358">
                <text:p>2540358</text:p>
              </table:table-cell>
              <table:table-cell office:value-type="float" office:value="1212222">
                <text:p>1212222</text:p>
              </table:table-cell>
              <table:table-cell office:value-type="float" office:value="1399179.33333333">
                <text:p>1399179.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368358">
                <text:p>368358</text:p>
              </table:table-cell>
              <table:table-cell office:value-type="float" office:value="1618557">
                <text:p>1618557</text:p>
              </table:table-cell>
              <table:table-cell office:value-type="float" office:value="1323478">
                <text:p>1323478</text:p>
              </table:table-cell>
              <table:table-cell office:value-type="float" office:value="1103464.33333333">
                <text:p>1103464.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395084">
                <text:p>395084</text:p>
              </table:table-cell>
              <table:table-cell office:value-type="float" office:value="1671053">
                <text:p>1671053</text:p>
              </table:table-cell>
              <table:table-cell office:value-type="float" office:value="1059385">
                <text:p>1059385</text:p>
              </table:table-cell>
              <table:table-cell office:value-type="float" office:value="1041840.66666667">
                <text:p>1041840.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374092">
                <text:p>374092</text:p>
              </table:table-cell>
              <table:table-cell office:value-type="float" office:value="1683311">
                <text:p>1683311</text:p>
              </table:table-cell>
              <table:table-cell office:value-type="float" office:value="905248">
                <text:p>905248</text:p>
              </table:table-cell>
              <table:table-cell office:value-type="float" office:value="987550.333333333">
                <text:p>987550.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290001">
                <text:p>290001</text:p>
              </table:table-cell>
              <table:table-cell office:value-type="float" office:value="1668330">
                <text:p>1668330</text:p>
              </table:table-cell>
              <table:table-cell office:value-type="float" office:value="953005">
                <text:p>953005</text:p>
              </table:table-cell>
              <table:table-cell office:value-type="float" office:value="970445.333333333">
                <text:p>970445.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277137">
                <text:p>277137</text:p>
              </table:table-cell>
              <table:table-cell office:value-type="float" office:value="1450697">
                <text:p>1450697</text:p>
              </table:table-cell>
              <table:table-cell office:value-type="float" office:value="906872">
                <text:p>906872</text:p>
              </table:table-cell>
              <table:table-cell office:value-type="float" office:value="878235.333333333">
                <text:p>878235.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777420">
                <text:p>777420</text:p>
              </table:table-cell>
              <table:table-cell office:value-type="float" office:value="2095246">
                <text:p>2095246</text:p>
              </table:table-cell>
              <table:table-cell office:value-type="float" office:value="964581">
                <text:p>964581</text:p>
              </table:table-cell>
              <table:table-cell office:value-type="float" office:value="1279082.33333333">
                <text:p>1279082.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478771">
                <text:p>478771</text:p>
              </table:table-cell>
              <table:table-cell office:value-type="float" office:value="1709054">
                <text:p>1709054</text:p>
              </table:table-cell>
              <table:table-cell office:value-type="float" office:value="858684">
                <text:p>858684</text:p>
              </table:table-cell>
              <table:table-cell office:value-type="float" office:value="1015503">
                <text:p>1015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339244">
                <text:p>339244</text:p>
              </table:table-cell>
              <table:table-cell office:value-type="float" office:value="2287218">
                <text:p>2287218</text:p>
              </table:table-cell>
              <table:table-cell office:value-type="float" office:value="859007">
                <text:p>859007</text:p>
              </table:table-cell>
              <table:table-cell office:value-type="float" office:value="1161823">
                <text:p>11618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404590">
                <text:p>404590</text:p>
              </table:table-cell>
              <table:table-cell office:value-type="float" office:value="2572728">
                <text:p>2572728</text:p>
              </table:table-cell>
              <table:table-cell office:value-type="float" office:value="870773">
                <text:p>870773</text:p>
              </table:table-cell>
              <table:table-cell office:value-type="float" office:value="1282697">
                <text:p>1282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345020">
                <text:p>345020</text:p>
              </table:table-cell>
              <table:table-cell office:value-type="float" office:value="2552837">
                <text:p>2552837</text:p>
              </table:table-cell>
              <table:table-cell office:value-type="float" office:value="1323280">
                <text:p>1323280</text:p>
              </table:table-cell>
              <table:table-cell office:value-type="float" office:value="1407045.66666667">
                <text:p>1407045.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345984">
                <text:p>345984</text:p>
              </table:table-cell>
              <table:table-cell office:value-type="float" office:value="2334570">
                <text:p>2334570</text:p>
              </table:table-cell>
              <table:table-cell office:value-type="float" office:value="946379">
                <text:p>946379</text:p>
              </table:table-cell>
              <table:table-cell office:value-type="float" office:value="1208977.66666667">
                <text:p>1208977.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359286">
                <text:p>359286</text:p>
              </table:table-cell>
              <table:table-cell office:value-type="float" office:value="1663408">
                <text:p>1663408</text:p>
              </table:table-cell>
              <table:table-cell office:value-type="float" office:value="1059910">
                <text:p>1059910</text:p>
              </table:table-cell>
              <table:table-cell office:value-type="float" office:value="1027534.66666667">
                <text:p>1027534.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373135">
                <text:p>373135</text:p>
              </table:table-cell>
              <table:table-cell office:value-type="float" office:value="1863929">
                <text:p>1863929</text:p>
              </table:table-cell>
              <table:table-cell office:value-type="float" office:value="925864">
                <text:p>925864</text:p>
              </table:table-cell>
              <table:table-cell office:value-type="float" office:value="1054309.33333333">
                <text:p>1054309.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378458">
                <text:p>378458</text:p>
              </table:table-cell>
              <table:table-cell office:value-type="float" office:value="1406523">
                <text:p>1406523</text:p>
              </table:table-cell>
              <table:table-cell office:value-type="float" office:value="704254">
                <text:p>704254</text:p>
              </table:table-cell>
              <table:table-cell office:value-type="float" office:value="829745">
                <text:p>829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361220">
                <text:p>361220</text:p>
              </table:table-cell>
              <table:table-cell office:value-type="float" office:value="2305223">
                <text:p>2305223</text:p>
              </table:table-cell>
              <table:table-cell office:value-type="float" office:value="690641">
                <text:p>690641</text:p>
              </table:table-cell>
              <table:table-cell office:value-type="float" office:value="1119028">
                <text:p>1119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424859">
                <text:p>424859</text:p>
              </table:table-cell>
              <table:table-cell office:value-type="float" office:value="2063593">
                <text:p>2063593</text:p>
              </table:table-cell>
              <table:table-cell office:value-type="float" office:value="698777">
                <text:p>698777</text:p>
              </table:table-cell>
              <table:table-cell office:value-type="float" office:value="1062409.66666667">
                <text:p>1062409.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445176">
                <text:p>445176</text:p>
              </table:table-cell>
              <table:table-cell office:value-type="float" office:value="3684706">
                <text:p>3684706</text:p>
              </table:table-cell>
              <table:table-cell office:value-type="float" office:value="1389266">
                <text:p>1389266</text:p>
              </table:table-cell>
              <table:table-cell office:value-type="float" office:value="1839716">
                <text:p>18397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557446">
                <text:p>557446</text:p>
              </table:table-cell>
              <table:table-cell office:value-type="float" office:value="2528628">
                <text:p>2528628</text:p>
              </table:table-cell>
              <table:table-cell office:value-type="float" office:value="2387428">
                <text:p>2387428</text:p>
              </table:table-cell>
              <table:table-cell office:value-type="float" office:value="1824500.66666667">
                <text:p>1824500.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395879">
                <text:p>395879</text:p>
              </table:table-cell>
              <table:table-cell office:value-type="float" office:value="1848906">
                <text:p>1848906</text:p>
              </table:table-cell>
              <table:table-cell office:value-type="float" office:value="841890">
                <text:p>841890</text:p>
              </table:table-cell>
              <table:table-cell office:value-type="float" office:value="1028891.66666667">
                <text:p>1028891.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399185">
                <text:p>399185</text:p>
              </table:table-cell>
              <table:table-cell office:value-type="float" office:value="2036636">
                <text:p>2036636</text:p>
              </table:table-cell>
              <table:table-cell office:value-type="float" office:value="1156281">
                <text:p>1156281</text:p>
              </table:table-cell>
              <table:table-cell office:value-type="float" office:value="1197367.33333333">
                <text:p>1197367.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519474">
                <text:p>519474</text:p>
              </table:table-cell>
              <table:table-cell office:value-type="float" office:value="1387137">
                <text:p>1387137</text:p>
              </table:table-cell>
              <table:table-cell office:value-type="float" office:value="1196200">
                <text:p>1196200</text:p>
              </table:table-cell>
              <table:table-cell office:value-type="float" office:value="1034270.33333333">
                <text:p>1034270.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438055">
                <text:p>438055</text:p>
              </table:table-cell>
              <table:table-cell office:value-type="float" office:value="1643235">
                <text:p>1643235</text:p>
              </table:table-cell>
              <table:table-cell office:value-type="float" office:value="1505880">
                <text:p>1505880</text:p>
              </table:table-cell>
              <table:table-cell office:value-type="float" office:value="1195723.33333333">
                <text:p>1195723.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">
                <text:p>3050</text:p>
              </table:table-cell>
              <table:table-cell office:value-type="float" office:value="481796">
                <text:p>481796</text:p>
              </table:table-cell>
              <table:table-cell office:value-type="float" office:value="959834">
                <text:p>959834</text:p>
              </table:table-cell>
              <table:table-cell office:value-type="float" office:value="1110310">
                <text:p>1110310</text:p>
              </table:table-cell>
              <table:table-cell office:value-type="float" office:value="850646.666666667">
                <text:p>850646.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">
                <text:p>3100</text:p>
              </table:table-cell>
              <table:table-cell office:value-type="float" office:value="432418">
                <text:p>432418</text:p>
              </table:table-cell>
              <table:table-cell office:value-type="float" office:value="1011565">
                <text:p>1011565</text:p>
              </table:table-cell>
              <table:table-cell office:value-type="float" office:value="912845">
                <text:p>912845</text:p>
              </table:table-cell>
              <table:table-cell office:value-type="float" office:value="785609.333333333">
                <text:p>785609.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">
                <text:p>3150</text:p>
              </table:table-cell>
              <table:table-cell office:value-type="float" office:value="458756">
                <text:p>458756</text:p>
              </table:table-cell>
              <table:table-cell office:value-type="float" office:value="1075658">
                <text:p>1075658</text:p>
              </table:table-cell>
              <table:table-cell office:value-type="float" office:value="1039277">
                <text:p>1039277</text:p>
              </table:table-cell>
              <table:table-cell office:value-type="float" office:value="857897">
                <text:p>8578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">
                <text:p>3200</text:p>
              </table:table-cell>
              <table:table-cell office:value-type="float" office:value="440557">
                <text:p>440557</text:p>
              </table:table-cell>
              <table:table-cell office:value-type="float" office:value="1422490">
                <text:p>1422490</text:p>
              </table:table-cell>
              <table:table-cell office:value-type="float" office:value="712820">
                <text:p>712820</text:p>
              </table:table-cell>
              <table:table-cell office:value-type="float" office:value="858622.333333333">
                <text:p>858622.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">
                <text:p>3250</text:p>
              </table:table-cell>
              <table:table-cell office:value-type="float" office:value="488177">
                <text:p>488177</text:p>
              </table:table-cell>
              <table:table-cell office:value-type="float" office:value="861894">
                <text:p>861894</text:p>
              </table:table-cell>
              <table:table-cell office:value-type="float" office:value="688380">
                <text:p>688380</text:p>
              </table:table-cell>
              <table:table-cell office:value-type="float" office:value="679483.666666667">
                <text:p>679483.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">
                <text:p>3300</text:p>
              </table:table-cell>
              <table:table-cell office:value-type="float" office:value="439156">
                <text:p>439156</text:p>
              </table:table-cell>
              <table:table-cell office:value-type="float" office:value="772572">
                <text:p>772572</text:p>
              </table:table-cell>
              <table:table-cell office:value-type="float" office:value="734175">
                <text:p>734175</text:p>
              </table:table-cell>
              <table:table-cell office:value-type="float" office:value="648634.333333333">
                <text:p>648634.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">
                <text:p>3350</text:p>
              </table:table-cell>
              <table:table-cell office:value-type="float" office:value="459678">
                <text:p>459678</text:p>
              </table:table-cell>
              <table:table-cell office:value-type="float" office:value="917383">
                <text:p>917383</text:p>
              </table:table-cell>
              <table:table-cell office:value-type="float" office:value="965477">
                <text:p>965477</text:p>
              </table:table-cell>
              <table:table-cell office:value-type="float" office:value="780846">
                <text:p>7808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">
                <text:p>3400</text:p>
              </table:table-cell>
              <table:table-cell office:value-type="float" office:value="457143">
                <text:p>457143</text:p>
              </table:table-cell>
              <table:table-cell office:value-type="float" office:value="651598">
                <text:p>651598</text:p>
              </table:table-cell>
              <table:table-cell office:value-type="float" office:value="688074">
                <text:p>688074</text:p>
              </table:table-cell>
              <table:table-cell office:value-type="float" office:value="598938.333333333">
                <text:p>598938.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">
                <text:p>3450</text:p>
              </table:table-cell>
              <table:table-cell office:value-type="float" office:value="961321">
                <text:p>961321</text:p>
              </table:table-cell>
              <table:table-cell office:value-type="float" office:value="812604">
                <text:p>812604</text:p>
              </table:table-cell>
              <table:table-cell office:value-type="float" office:value="951104">
                <text:p>951104</text:p>
              </table:table-cell>
              <table:table-cell office:value-type="float" office:value="908343">
                <text:p>9083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">
                <text:p>3500</text:p>
              </table:table-cell>
              <table:table-cell office:value-type="float" office:value="602978">
                <text:p>602978</text:p>
              </table:table-cell>
              <table:table-cell office:value-type="float" office:value="787268">
                <text:p>787268</text:p>
              </table:table-cell>
              <table:table-cell office:value-type="float" office:value="854406">
                <text:p>854406</text:p>
              </table:table-cell>
              <table:table-cell office:value-type="float" office:value="748217.333333333">
                <text:p>748217.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">
                <text:p>3550</text:p>
              </table:table-cell>
              <table:table-cell office:value-type="float" office:value="502908">
                <text:p>502908</text:p>
              </table:table-cell>
              <table:table-cell office:value-type="float" office:value="908734">
                <text:p>908734</text:p>
              </table:table-cell>
              <table:table-cell office:value-type="float" office:value="715751">
                <text:p>715751</text:p>
              </table:table-cell>
              <table:table-cell office:value-type="float" office:value="709131">
                <text:p>7091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">
                <text:p>3600</text:p>
              </table:table-cell>
              <table:table-cell office:value-type="float" office:value="463798">
                <text:p>463798</text:p>
              </table:table-cell>
              <table:table-cell office:value-type="float" office:value="722437">
                <text:p>722437</text:p>
              </table:table-cell>
              <table:table-cell office:value-type="float" office:value="686928">
                <text:p>686928</text:p>
              </table:table-cell>
              <table:table-cell office:value-type="float" office:value="624387.666666667">
                <text:p>624387.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">
                <text:p>3650</text:p>
              </table:table-cell>
              <table:table-cell office:value-type="float" office:value="460229">
                <text:p>460229</text:p>
              </table:table-cell>
              <table:table-cell office:value-type="float" office:value="721427">
                <text:p>721427</text:p>
              </table:table-cell>
              <table:table-cell office:value-type="float" office:value="744492">
                <text:p>744492</text:p>
              </table:table-cell>
              <table:table-cell office:value-type="float" office:value="642049.333333333">
                <text:p>642049.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">
                <text:p>3700</text:p>
              </table:table-cell>
              <table:table-cell office:value-type="float" office:value="719745">
                <text:p>719745</text:p>
              </table:table-cell>
              <table:table-cell office:value-type="float" office:value="769204">
                <text:p>769204</text:p>
              </table:table-cell>
              <table:table-cell office:value-type="float" office:value="770803">
                <text:p>770803</text:p>
              </table:table-cell>
              <table:table-cell office:value-type="float" office:value="753250.666666667">
                <text:p>753250.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">
                <text:p>3750</text:p>
              </table:table-cell>
              <table:table-cell office:value-type="float" office:value="752449">
                <text:p>752449</text:p>
              </table:table-cell>
              <table:table-cell office:value-type="float" office:value="820373">
                <text:p>820373</text:p>
              </table:table-cell>
              <table:table-cell office:value-type="float" office:value="1629076">
                <text:p>1629076</text:p>
              </table:table-cell>
              <table:table-cell office:value-type="float" office:value="1067299.33333333">
                <text:p>1067299.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">
                <text:p>3800</text:p>
              </table:table-cell>
              <table:table-cell office:value-type="float" office:value="713890">
                <text:p>713890</text:p>
              </table:table-cell>
              <table:table-cell office:value-type="float" office:value="849170">
                <text:p>849170</text:p>
              </table:table-cell>
              <table:table-cell office:value-type="float" office:value="978771">
                <text:p>978771</text:p>
              </table:table-cell>
              <table:table-cell office:value-type="float" office:value="847277">
                <text:p>8472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">
                <text:p>3850</text:p>
              </table:table-cell>
              <table:table-cell office:value-type="float" office:value="630536">
                <text:p>630536</text:p>
              </table:table-cell>
              <table:table-cell office:value-type="float" office:value="624686">
                <text:p>624686</text:p>
              </table:table-cell>
              <table:table-cell office:value-type="float" office:value="941317">
                <text:p>941317</text:p>
              </table:table-cell>
              <table:table-cell office:value-type="float" office:value="732179.666666667">
                <text:p>732179.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518025">
                <text:p>518025</text:p>
              </table:table-cell>
              <table:table-cell office:value-type="float" office:value="639958">
                <text:p>639958</text:p>
              </table:table-cell>
              <table:table-cell office:value-type="float" office:value="1067236">
                <text:p>1067236</text:p>
              </table:table-cell>
              <table:table-cell office:value-type="float" office:value="741739.666666667">
                <text:p>741739.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  <table:table-cell office:value-type="float" office:value="709818">
                <text:p>709818</text:p>
              </table:table-cell>
              <table:table-cell office:value-type="float" office:value="869773">
                <text:p>869773</text:p>
              </table:table-cell>
              <table:table-cell office:value-type="float" office:value="1089885">
                <text:p>1089885</text:p>
              </table:table-cell>
              <table:table-cell office:value-type="float" office:value="889825.333333333">
                <text:p>889825.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">
                <text:p>4000</text:p>
              </table:table-cell>
              <table:table-cell office:value-type="float" office:value="729223">
                <text:p>729223</text:p>
              </table:table-cell>
              <table:table-cell office:value-type="float" office:value="762917">
                <text:p>762917</text:p>
              </table:table-cell>
              <table:table-cell office:value-type="float" office:value="720452">
                <text:p>720452</text:p>
              </table:table-cell>
              <table:table-cell office:value-type="float" office:value="737530.666666667">
                <text:p>737530.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0">
                <text:p>4050</text:p>
              </table:table-cell>
              <table:table-cell office:value-type="float" office:value="779606">
                <text:p>779606</text:p>
              </table:table-cell>
              <table:table-cell office:value-type="float" office:value="863282">
                <text:p>863282</text:p>
              </table:table-cell>
              <table:table-cell office:value-type="float" office:value="1162184">
                <text:p>1162184</text:p>
              </table:table-cell>
              <table:table-cell office:value-type="float" office:value="935024">
                <text:p>9350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">
                <text:p>4100</text:p>
              </table:table-cell>
              <table:table-cell office:value-type="float" office:value="596867">
                <text:p>596867</text:p>
              </table:table-cell>
              <table:table-cell office:value-type="float" office:value="749041">
                <text:p>749041</text:p>
              </table:table-cell>
              <table:table-cell office:value-type="float" office:value="860764">
                <text:p>860764</text:p>
              </table:table-cell>
              <table:table-cell office:value-type="float" office:value="735557.333333333">
                <text:p>735557.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0">
                <text:p>4150</text:p>
              </table:table-cell>
              <table:table-cell office:value-type="float" office:value="589734">
                <text:p>589734</text:p>
              </table:table-cell>
              <table:table-cell office:value-type="float" office:value="779309">
                <text:p>779309</text:p>
              </table:table-cell>
              <table:table-cell office:value-type="float" office:value="888131">
                <text:p>888131</text:p>
              </table:table-cell>
              <table:table-cell office:value-type="float" office:value="752391.333333333">
                <text:p>752391.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">
                <text:p>4200</text:p>
              </table:table-cell>
              <table:table-cell office:value-type="float" office:value="543522">
                <text:p>543522</text:p>
              </table:table-cell>
              <table:table-cell office:value-type="float" office:value="695267">
                <text:p>695267</text:p>
              </table:table-cell>
              <table:table-cell office:value-type="float" office:value="744365">
                <text:p>744365</text:p>
              </table:table-cell>
              <table:table-cell office:value-type="float" office:value="661051.333333333">
                <text:p>661051.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0">
                <text:p>4250</text:p>
              </table:table-cell>
              <table:table-cell office:value-type="float" office:value="604487">
                <text:p>604487</text:p>
              </table:table-cell>
              <table:table-cell office:value-type="float" office:value="812988">
                <text:p>812988</text:p>
              </table:table-cell>
              <table:table-cell office:value-type="float" office:value="902398">
                <text:p>902398</text:p>
              </table:table-cell>
              <table:table-cell office:value-type="float" office:value="773291">
                <text:p>773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">
                <text:p>4300</text:p>
              </table:table-cell>
              <table:table-cell office:value-type="float" office:value="560654">
                <text:p>560654</text:p>
              </table:table-cell>
              <table:table-cell office:value-type="float" office:value="813178">
                <text:p>813178</text:p>
              </table:table-cell>
              <table:table-cell office:value-type="float" office:value="860493">
                <text:p>860493</text:p>
              </table:table-cell>
              <table:table-cell office:value-type="float" office:value="744775">
                <text:p>7447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0">
                <text:p>4350</text:p>
              </table:table-cell>
              <table:table-cell office:value-type="float" office:value="1019780">
                <text:p>1019780</text:p>
              </table:table-cell>
              <table:table-cell office:value-type="float" office:value="909932">
                <text:p>909932</text:p>
              </table:table-cell>
              <table:table-cell office:value-type="float" office:value="992708">
                <text:p>992708</text:p>
              </table:table-cell>
              <table:table-cell office:value-type="float" office:value="974140">
                <text:p>9741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0">
                <text:p>4400</text:p>
              </table:table-cell>
              <table:table-cell office:value-type="float" office:value="1071158">
                <text:p>1071158</text:p>
              </table:table-cell>
              <table:table-cell office:value-type="float" office:value="769498">
                <text:p>769498</text:p>
              </table:table-cell>
              <table:table-cell office:value-type="float" office:value="1343399">
                <text:p>1343399</text:p>
              </table:table-cell>
              <table:table-cell office:value-type="float" office:value="1061351.66666667">
                <text:p>1061351.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0">
                <text:p>4450</text:p>
              </table:table-cell>
              <table:table-cell office:value-type="float" office:value="799098">
                <text:p>799098</text:p>
              </table:table-cell>
              <table:table-cell office:value-type="float" office:value="827236">
                <text:p>827236</text:p>
              </table:table-cell>
              <table:table-cell office:value-type="float" office:value="774117">
                <text:p>774117</text:p>
              </table:table-cell>
              <table:table-cell office:value-type="float" office:value="800150.333333333">
                <text:p>800150.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">
                <text:p>4500</text:p>
              </table:table-cell>
              <table:table-cell office:value-type="float" office:value="746076">
                <text:p>746076</text:p>
              </table:table-cell>
              <table:table-cell office:value-type="float" office:value="924235">
                <text:p>924235</text:p>
              </table:table-cell>
              <table:table-cell office:value-type="float" office:value="1051080">
                <text:p>1051080</text:p>
              </table:table-cell>
              <table:table-cell office:value-type="float" office:value="907130.333333333">
                <text:p>907130.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0">
                <text:p>4550</text:p>
              </table:table-cell>
              <table:table-cell office:value-type="float" office:value="918515">
                <text:p>918515</text:p>
              </table:table-cell>
              <table:table-cell office:value-type="float" office:value="949982">
                <text:p>949982</text:p>
              </table:table-cell>
              <table:table-cell office:value-type="float" office:value="970668">
                <text:p>970668</text:p>
              </table:table-cell>
              <table:table-cell office:value-type="float" office:value="946388.333333333">
                <text:p>946388.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0">
                <text:p>4600</text:p>
              </table:table-cell>
              <table:table-cell office:value-type="float" office:value="883728">
                <text:p>883728</text:p>
              </table:table-cell>
              <table:table-cell office:value-type="float" office:value="969005">
                <text:p>969005</text:p>
              </table:table-cell>
              <table:table-cell office:value-type="float" office:value="1162262">
                <text:p>1162262</text:p>
              </table:table-cell>
              <table:table-cell office:value-type="float" office:value="1004998.33333333">
                <text:p>1004998.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0">
                <text:p>4650</text:p>
              </table:table-cell>
              <table:table-cell office:value-type="float" office:value="1019856">
                <text:p>1019856</text:p>
              </table:table-cell>
              <table:table-cell office:value-type="float" office:value="1567487">
                <text:p>1567487</text:p>
              </table:table-cell>
              <table:table-cell office:value-type="float" office:value="1168823">
                <text:p>1168823</text:p>
              </table:table-cell>
              <table:table-cell office:value-type="float" office:value="1252055.33333333">
                <text:p>1252055.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0">
                <text:p>4700</text:p>
              </table:table-cell>
              <table:table-cell office:value-type="float" office:value="683128">
                <text:p>683128</text:p>
              </table:table-cell>
              <table:table-cell office:value-type="float" office:value="1151166">
                <text:p>1151166</text:p>
              </table:table-cell>
              <table:table-cell office:value-type="float" office:value="851474">
                <text:p>851474</text:p>
              </table:table-cell>
              <table:table-cell office:value-type="float" office:value="895256">
                <text:p>8952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0">
                <text:p>4750</text:p>
              </table:table-cell>
              <table:table-cell office:value-type="float" office:value="794431">
                <text:p>794431</text:p>
              </table:table-cell>
              <table:table-cell office:value-type="float" office:value="1472010">
                <text:p>1472010</text:p>
              </table:table-cell>
              <table:table-cell office:value-type="float" office:value="963543">
                <text:p>963543</text:p>
              </table:table-cell>
              <table:table-cell office:value-type="float" office:value="1076661.33333333">
                <text:p>1076661.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0">
                <text:p>4800</text:p>
              </table:table-cell>
              <table:table-cell office:value-type="float" office:value="717216">
                <text:p>717216</text:p>
              </table:table-cell>
              <table:table-cell office:value-type="float" office:value="837804">
                <text:p>837804</text:p>
              </table:table-cell>
              <table:table-cell office:value-type="float" office:value="1086598">
                <text:p>1086598</text:p>
              </table:table-cell>
              <table:table-cell office:value-type="float" office:value="880539.333333333">
                <text:p>880539.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0">
                <text:p>4850</text:p>
              </table:table-cell>
              <table:table-cell office:value-type="float" office:value="772677">
                <text:p>772677</text:p>
              </table:table-cell>
              <table:table-cell office:value-type="float" office:value="932843">
                <text:p>932843</text:p>
              </table:table-cell>
              <table:table-cell office:value-type="float" office:value="1096627">
                <text:p>1096627</text:p>
              </table:table-cell>
              <table:table-cell office:value-type="float" office:value="934049">
                <text:p>9340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0">
                <text:p>4900</text:p>
              </table:table-cell>
              <table:table-cell office:value-type="float" office:value="989514">
                <text:p>989514</text:p>
              </table:table-cell>
              <table:table-cell office:value-type="float" office:value="1211272">
                <text:p>1211272</text:p>
              </table:table-cell>
              <table:table-cell office:value-type="float" office:value="1235172">
                <text:p>1235172</text:p>
              </table:table-cell>
              <table:table-cell office:value-type="float" office:value="1145319.33333333">
                <text:p>1145319.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946267">
                <text:p>946267</text:p>
              </table:table-cell>
              <table:table-cell office:value-type="float" office:value="750668">
                <text:p>750668</text:p>
              </table:table-cell>
              <table:table-cell office:value-type="float" office:value="892675">
                <text:p>892675</text:p>
              </table:table-cell>
              <table:table-cell office:value-type="float" office:value="863203.333333333">
                <text:p>863203.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0">
                <text:p>5000</text:p>
              </table:table-cell>
              <table:table-cell office:value-type="float" office:value="891883">
                <text:p>891883</text:p>
              </table:table-cell>
              <table:table-cell office:value-type="float" office:value="1099635">
                <text:p>1099635</text:p>
              </table:table-cell>
              <table:table-cell office:value-type="float" office:value="2000959">
                <text:p>2000959</text:p>
              </table:table-cell>
              <table:table-cell office:value-type="float" office:value="1330825.66666667">
                <text:p>1330825.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0">
                <text:p>5050</text:p>
              </table:table-cell>
              <table:table-cell office:value-type="float" office:value="992571">
                <text:p>992571</text:p>
              </table:table-cell>
              <table:table-cell office:value-type="float" office:value="1076811">
                <text:p>1076811</text:p>
              </table:table-cell>
              <table:table-cell office:value-type="float" office:value="1060767">
                <text:p>1060767</text:p>
              </table:table-cell>
              <table:table-cell office:value-type="float" office:value="1043383">
                <text:p>10433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0">
                <text:p>5100</text:p>
              </table:table-cell>
              <table:table-cell office:value-type="float" office:value="805689">
                <text:p>805689</text:p>
              </table:table-cell>
              <table:table-cell office:value-type="float" office:value="938384">
                <text:p>938384</text:p>
              </table:table-cell>
              <table:table-cell office:value-type="float" office:value="1161898">
                <text:p>1161898</text:p>
              </table:table-cell>
              <table:table-cell office:value-type="float" office:value="968657">
                <text:p>9686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0">
                <text:p>5150</text:p>
              </table:table-cell>
              <table:table-cell office:value-type="float" office:value="671125">
                <text:p>671125</text:p>
              </table:table-cell>
              <table:table-cell office:value-type="float" office:value="869002">
                <text:p>869002</text:p>
              </table:table-cell>
              <table:table-cell office:value-type="float" office:value="970936">
                <text:p>970936</text:p>
              </table:table-cell>
              <table:table-cell office:value-type="float" office:value="837021">
                <text:p>837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0">
                <text:p>5200</text:p>
              </table:table-cell>
              <table:table-cell office:value-type="float" office:value="1014102">
                <text:p>1014102</text:p>
              </table:table-cell>
              <table:table-cell office:value-type="float" office:value="1146581">
                <text:p>1146581</text:p>
              </table:table-cell>
              <table:table-cell office:value-type="float" office:value="1183199">
                <text:p>1183199</text:p>
              </table:table-cell>
              <table:table-cell office:value-type="float" office:value="1114627.33333333">
                <text:p>1114627.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0">
                <text:p>5250</text:p>
              </table:table-cell>
              <table:table-cell office:value-type="float" office:value="789690">
                <text:p>789690</text:p>
              </table:table-cell>
              <table:table-cell office:value-type="float" office:value="993658">
                <text:p>993658</text:p>
              </table:table-cell>
              <table:table-cell office:value-type="float" office:value="1100860">
                <text:p>1100860</text:p>
              </table:table-cell>
              <table:table-cell office:value-type="float" office:value="961402.666666667">
                <text:p>961402.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0">
                <text:p>5300</text:p>
              </table:table-cell>
              <table:table-cell office:value-type="float" office:value="1475691">
                <text:p>1475691</text:p>
              </table:table-cell>
              <table:table-cell office:value-type="float" office:value="1589521">
                <text:p>1589521</text:p>
              </table:table-cell>
              <table:table-cell office:value-type="float" office:value="1471042">
                <text:p>1471042</text:p>
              </table:table-cell>
              <table:table-cell office:value-type="float" office:value="1512084.66666667">
                <text:p>1512084.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0">
                <text:p>5350</text:p>
              </table:table-cell>
              <table:table-cell office:value-type="float" office:value="1078806">
                <text:p>1078806</text:p>
              </table:table-cell>
              <table:table-cell office:value-type="float" office:value="1295934">
                <text:p>1295934</text:p>
              </table:table-cell>
              <table:table-cell office:value-type="float" office:value="1314155">
                <text:p>1314155</text:p>
              </table:table-cell>
              <table:table-cell office:value-type="float" office:value="1229631.66666667">
                <text:p>1229631.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0">
                <text:p>5400</text:p>
              </table:table-cell>
              <table:table-cell office:value-type="float" office:value="889820">
                <text:p>889820</text:p>
              </table:table-cell>
              <table:table-cell office:value-type="float" office:value="1094198">
                <text:p>1094198</text:p>
              </table:table-cell>
              <table:table-cell office:value-type="float" office:value="1156052">
                <text:p>1156052</text:p>
              </table:table-cell>
              <table:table-cell office:value-type="float" office:value="1046690">
                <text:p>10466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0">
                <text:p>5450</text:p>
              </table:table-cell>
              <table:table-cell office:value-type="float" office:value="842743">
                <text:p>842743</text:p>
              </table:table-cell>
              <table:table-cell office:value-type="float" office:value="1255677">
                <text:p>1255677</text:p>
              </table:table-cell>
              <table:table-cell office:value-type="float" office:value="1286617">
                <text:p>1286617</text:p>
              </table:table-cell>
              <table:table-cell office:value-type="float" office:value="1128345.66666667">
                <text:p>1128345.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0">
                <text:p>5500</text:p>
              </table:table-cell>
              <table:table-cell office:value-type="float" office:value="949940">
                <text:p>949940</text:p>
              </table:table-cell>
              <table:table-cell office:value-type="float" office:value="1113833">
                <text:p>1113833</text:p>
              </table:table-cell>
              <table:table-cell office:value-type="float" office:value="1198556">
                <text:p>1198556</text:p>
              </table:table-cell>
              <table:table-cell office:value-type="float" office:value="1087443">
                <text:p>1087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0">
                <text:p>5550</text:p>
              </table:table-cell>
              <table:table-cell office:value-type="float" office:value="1074443">
                <text:p>1074443</text:p>
              </table:table-cell>
              <table:table-cell office:value-type="float" office:value="1053546">
                <text:p>1053546</text:p>
              </table:table-cell>
              <table:table-cell office:value-type="float" office:value="1312822">
                <text:p>1312822</text:p>
              </table:table-cell>
              <table:table-cell office:value-type="float" office:value="1146937">
                <text:p>11469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0">
                <text:p>5600</text:p>
              </table:table-cell>
              <table:table-cell office:value-type="float" office:value="908108">
                <text:p>908108</text:p>
              </table:table-cell>
              <table:table-cell office:value-type="float" office:value="1136436">
                <text:p>1136436</text:p>
              </table:table-cell>
              <table:table-cell office:value-type="float" office:value="1242294">
                <text:p>1242294</text:p>
              </table:table-cell>
              <table:table-cell office:value-type="float" office:value="1095612.66666667">
                <text:p>1095612.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0">
                <text:p>5650</text:p>
              </table:table-cell>
              <table:table-cell office:value-type="float" office:value="858706">
                <text:p>858706</text:p>
              </table:table-cell>
              <table:table-cell office:value-type="float" office:value="1184245">
                <text:p>1184245</text:p>
              </table:table-cell>
              <table:table-cell office:value-type="float" office:value="1431171">
                <text:p>1431171</text:p>
              </table:table-cell>
              <table:table-cell office:value-type="float" office:value="1158040.66666667">
                <text:p>1158040.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0">
                <text:p>5700</text:p>
              </table:table-cell>
              <table:table-cell office:value-type="float" office:value="1110760">
                <text:p>1110760</text:p>
              </table:table-cell>
              <table:table-cell office:value-type="float" office:value="1225760">
                <text:p>1225760</text:p>
              </table:table-cell>
              <table:table-cell office:value-type="float" office:value="1794963">
                <text:p>1794963</text:p>
              </table:table-cell>
              <table:table-cell office:value-type="float" office:value="1377161">
                <text:p>13771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0">
                <text:p>5750</text:p>
              </table:table-cell>
              <table:table-cell office:value-type="float" office:value="886027">
                <text:p>886027</text:p>
              </table:table-cell>
              <table:table-cell office:value-type="float" office:value="1146675">
                <text:p>1146675</text:p>
              </table:table-cell>
              <table:table-cell office:value-type="float" office:value="1533340">
                <text:p>1533340</text:p>
              </table:table-cell>
              <table:table-cell office:value-type="float" office:value="1188680.66666667">
                <text:p>1188680.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0">
                <text:p>5800</text:p>
              </table:table-cell>
              <table:table-cell office:value-type="float" office:value="733686">
                <text:p>733686</text:p>
              </table:table-cell>
              <table:table-cell office:value-type="float" office:value="941791">
                <text:p>941791</text:p>
              </table:table-cell>
              <table:table-cell office:value-type="float" office:value="1097994">
                <text:p>1097994</text:p>
              </table:table-cell>
              <table:table-cell office:value-type="float" office:value="924490.333333333">
                <text:p>924490.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0">
                <text:p>5850</text:p>
              </table:table-cell>
              <table:table-cell office:value-type="float" office:value="1399142">
                <text:p>1399142</text:p>
              </table:table-cell>
              <table:table-cell office:value-type="float" office:value="1353264">
                <text:p>1353264</text:p>
              </table:table-cell>
              <table:table-cell office:value-type="float" office:value="1431944">
                <text:p>1431944</text:p>
              </table:table-cell>
              <table:table-cell office:value-type="float" office:value="1394783.33333333">
                <text:p>1394783.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0">
                <text:p>5900</text:p>
              </table:table-cell>
              <table:table-cell office:value-type="float" office:value="1160807">
                <text:p>1160807</text:p>
              </table:table-cell>
              <table:table-cell office:value-type="float" office:value="1107522">
                <text:p>1107522</text:p>
              </table:table-cell>
              <table:table-cell office:value-type="float" office:value="1272541">
                <text:p>1272541</text:p>
              </table:table-cell>
              <table:table-cell office:value-type="float" office:value="1180290">
                <text:p>11802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0">
                <text:p>5950</text:p>
              </table:table-cell>
              <table:table-cell office:value-type="float" office:value="914498">
                <text:p>914498</text:p>
              </table:table-cell>
              <table:table-cell office:value-type="float" office:value="1374457">
                <text:p>1374457</text:p>
              </table:table-cell>
              <table:table-cell office:value-type="float" office:value="1599438">
                <text:p>1599438</text:p>
              </table:table-cell>
              <table:table-cell office:value-type="float" office:value="1296131">
                <text:p>12961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0">
                <text:p>6000</text:p>
              </table:table-cell>
              <table:table-cell office:value-type="float" office:value="1091367">
                <text:p>1091367</text:p>
              </table:table-cell>
              <table:table-cell office:value-type="float" office:value="1124419">
                <text:p>1124419</text:p>
              </table:table-cell>
              <table:table-cell office:value-type="float" office:value="1338909">
                <text:p>1338909</text:p>
              </table:table-cell>
              <table:table-cell office:value-type="float" office:value="1184898.33333333">
                <text:p>1184898.3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0">
                <text:p>6050</text:p>
              </table:table-cell>
              <table:table-cell office:value-type="float" office:value="1503199">
                <text:p>1503199</text:p>
              </table:table-cell>
              <table:table-cell office:value-type="float" office:value="1131553">
                <text:p>1131553</text:p>
              </table:table-cell>
              <table:table-cell office:value-type="float" office:value="1269750">
                <text:p>1269750</text:p>
              </table:table-cell>
              <table:table-cell office:value-type="float" office:value="1301500.66666667">
                <text:p>1301500.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0">
                <text:p>6100</text:p>
              </table:table-cell>
              <table:table-cell office:value-type="float" office:value="1259072">
                <text:p>1259072</text:p>
              </table:table-cell>
              <table:table-cell office:value-type="float" office:value="1717343">
                <text:p>1717343</text:p>
              </table:table-cell>
              <table:table-cell office:value-type="float" office:value="2201110">
                <text:p>2201110</text:p>
              </table:table-cell>
              <table:table-cell office:value-type="float" office:value="1725841.66666667">
                <text:p>1725841.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0">
                <text:p>6150</text:p>
              </table:table-cell>
              <table:table-cell office:value-type="float" office:value="2243166">
                <text:p>2243166</text:p>
              </table:table-cell>
              <table:table-cell office:value-type="float" office:value="1697062">
                <text:p>1697062</text:p>
              </table:table-cell>
              <table:table-cell office:value-type="float" office:value="1597014">
                <text:p>1597014</text:p>
              </table:table-cell>
              <table:table-cell office:value-type="float" office:value="1845747.33333333">
                <text:p>1845747.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0">
                <text:p>6200</text:p>
              </table:table-cell>
              <table:table-cell office:value-type="float" office:value="1037660">
                <text:p>1037660</text:p>
              </table:table-cell>
              <table:table-cell office:value-type="float" office:value="1861607">
                <text:p>1861607</text:p>
              </table:table-cell>
              <table:table-cell office:value-type="float" office:value="1772568">
                <text:p>1772568</text:p>
              </table:table-cell>
              <table:table-cell office:value-type="float" office:value="1557278.33333333">
                <text:p>1557278.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0">
                <text:p>6250</text:p>
              </table:table-cell>
              <table:table-cell office:value-type="float" office:value="886025">
                <text:p>886025</text:p>
              </table:table-cell>
              <table:table-cell office:value-type="float" office:value="1119925">
                <text:p>1119925</text:p>
              </table:table-cell>
              <table:table-cell office:value-type="float" office:value="1323985">
                <text:p>1323985</text:p>
              </table:table-cell>
              <table:table-cell office:value-type="float" office:value="1109978.33333333">
                <text:p>1109978.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0">
                <text:p>6300</text:p>
              </table:table-cell>
              <table:table-cell office:value-type="float" office:value="1573608">
                <text:p>1573608</text:p>
              </table:table-cell>
              <table:table-cell office:value-type="float" office:value="1463508">
                <text:p>1463508</text:p>
              </table:table-cell>
              <table:table-cell office:value-type="float" office:value="1546068">
                <text:p>1546068</text:p>
              </table:table-cell>
              <table:table-cell office:value-type="float" office:value="1527728">
                <text:p>15277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0">
                <text:p>6350</text:p>
              </table:table-cell>
              <table:table-cell office:value-type="float" office:value="1136230">
                <text:p>1136230</text:p>
              </table:table-cell>
              <table:table-cell office:value-type="float" office:value="1372367">
                <text:p>1372367</text:p>
              </table:table-cell>
              <table:table-cell office:value-type="float" office:value="1394629">
                <text:p>1394629</text:p>
              </table:table-cell>
              <table:table-cell office:value-type="float" office:value="1301075.33333333">
                <text:p>1301075.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0">
                <text:p>6400</text:p>
              </table:table-cell>
              <table:table-cell office:value-type="float" office:value="2394021">
                <text:p>2394021</text:p>
              </table:table-cell>
              <table:table-cell office:value-type="float" office:value="4727930">
                <text:p>4727930</text:p>
              </table:table-cell>
              <table:table-cell office:value-type="float" office:value="4651956">
                <text:p>4651956</text:p>
              </table:table-cell>
              <table:table-cell office:value-type="float" office:value="3924635.66666667">
                <text:p>3924635.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0">
                <text:p>6450</text:p>
              </table:table-cell>
              <table:table-cell office:value-type="float" office:value="1728957">
                <text:p>1728957</text:p>
              </table:table-cell>
              <table:table-cell office:value-type="float" office:value="2563642">
                <text:p>2563642</text:p>
              </table:table-cell>
              <table:table-cell office:value-type="float" office:value="3336551">
                <text:p>3336551</text:p>
              </table:table-cell>
              <table:table-cell office:value-type="float" office:value="2543050">
                <text:p>25430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0">
                <text:p>6500</text:p>
              </table:table-cell>
              <table:table-cell office:value-type="float" office:value="959162">
                <text:p>959162</text:p>
              </table:table-cell>
              <table:table-cell office:value-type="float" office:value="1528877">
                <text:p>1528877</text:p>
              </table:table-cell>
              <table:table-cell office:value-type="float" office:value="1488334">
                <text:p>1488334</text:p>
              </table:table-cell>
              <table:table-cell office:value-type="float" office:value="1325457.66666667">
                <text:p>1325457.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0">
                <text:p>6550</text:p>
              </table:table-cell>
              <table:table-cell office:value-type="float" office:value="1275937">
                <text:p>1275937</text:p>
              </table:table-cell>
              <table:table-cell office:value-type="float" office:value="1356337">
                <text:p>1356337</text:p>
              </table:table-cell>
              <table:table-cell office:value-type="float" office:value="1423013">
                <text:p>1423013</text:p>
              </table:table-cell>
              <table:table-cell office:value-type="float" office:value="1351762.33333333">
                <text:p>1351762.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0">
                <text:p>6600</text:p>
              </table:table-cell>
              <table:table-cell office:value-type="float" office:value="1010826">
                <text:p>1010826</text:p>
              </table:table-cell>
              <table:table-cell office:value-type="float" office:value="1423408">
                <text:p>1423408</text:p>
              </table:table-cell>
              <table:table-cell office:value-type="float" office:value="1347478">
                <text:p>1347478</text:p>
              </table:table-cell>
              <table:table-cell office:value-type="float" office:value="1260570.66666667">
                <text:p>1260570.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0">
                <text:p>6650</text:p>
              </table:table-cell>
              <table:table-cell office:value-type="float" office:value="1147500">
                <text:p>1147500</text:p>
              </table:table-cell>
              <table:table-cell office:value-type="float" office:value="1532894">
                <text:p>1532894</text:p>
              </table:table-cell>
              <table:table-cell office:value-type="float" office:value="1473711">
                <text:p>1473711</text:p>
              </table:table-cell>
              <table:table-cell office:value-type="float" office:value="1384701.66666667">
                <text:p>1384701.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0">
                <text:p>6700</text:p>
              </table:table-cell>
              <table:table-cell office:value-type="float" office:value="1322144">
                <text:p>1322144</text:p>
              </table:table-cell>
              <table:table-cell office:value-type="float" office:value="1165392">
                <text:p>1165392</text:p>
              </table:table-cell>
              <table:table-cell office:value-type="float" office:value="1252395">
                <text:p>1252395</text:p>
              </table:table-cell>
              <table:table-cell office:value-type="float" office:value="1246643.66666667">
                <text:p>1246643.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0">
                <text:p>6750</text:p>
              </table:table-cell>
              <table:table-cell office:value-type="float" office:value="994347">
                <text:p>994347</text:p>
              </table:table-cell>
              <table:table-cell office:value-type="float" office:value="1361194">
                <text:p>1361194</text:p>
              </table:table-cell>
              <table:table-cell office:value-type="float" office:value="1395367">
                <text:p>1395367</text:p>
              </table:table-cell>
              <table:table-cell office:value-type="float" office:value="1250302.66666667">
                <text:p>1250302.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0">
                <text:p>6800</text:p>
              </table:table-cell>
              <table:table-cell office:value-type="float" office:value="1062876">
                <text:p>1062876</text:p>
              </table:table-cell>
              <table:table-cell office:value-type="float" office:value="1610884">
                <text:p>1610884</text:p>
              </table:table-cell>
              <table:table-cell office:value-type="float" office:value="1526323">
                <text:p>1526323</text:p>
              </table:table-cell>
              <table:table-cell office:value-type="float" office:value="1400027.66666667">
                <text:p>1400027.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0">
                <text:p>6850</text:p>
              </table:table-cell>
              <table:table-cell office:value-type="float" office:value="1319746">
                <text:p>1319746</text:p>
              </table:table-cell>
              <table:table-cell office:value-type="float" office:value="1593035">
                <text:p>1593035</text:p>
              </table:table-cell>
              <table:table-cell office:value-type="float" office:value="1633706">
                <text:p>1633706</text:p>
              </table:table-cell>
              <table:table-cell office:value-type="float" office:value="1515495.66666667">
                <text:p>1515495.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0">
                <text:p>6900</text:p>
              </table:table-cell>
              <table:table-cell office:value-type="float" office:value="1400234">
                <text:p>1400234</text:p>
              </table:table-cell>
              <table:table-cell office:value-type="float" office:value="1461466">
                <text:p>1461466</text:p>
              </table:table-cell>
              <table:table-cell office:value-type="float" office:value="1682854">
                <text:p>1682854</text:p>
              </table:table-cell>
              <table:table-cell office:value-type="float" office:value="1514851.33333333">
                <text:p>1514851.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0">
                <text:p>6950</text:p>
              </table:table-cell>
              <table:table-cell office:value-type="float" office:value="1257305">
                <text:p>1257305</text:p>
              </table:table-cell>
              <table:table-cell office:value-type="float" office:value="1571864">
                <text:p>1571864</text:p>
              </table:table-cell>
              <table:table-cell office:value-type="float" office:value="1652463">
                <text:p>1652463</text:p>
              </table:table-cell>
              <table:table-cell office:value-type="float" office:value="1493877.33333333">
                <text:p>1493877.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0">
                <text:p>7000</text:p>
              </table:table-cell>
              <table:table-cell office:value-type="float" office:value="1374041">
                <text:p>1374041</text:p>
              </table:table-cell>
              <table:table-cell office:value-type="float" office:value="1599673">
                <text:p>1599673</text:p>
              </table:table-cell>
              <table:table-cell office:value-type="float" office:value="1413433">
                <text:p>1413433</text:p>
              </table:table-cell>
              <table:table-cell office:value-type="float" office:value="1462382.33333333">
                <text:p>1462382.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0">
                <text:p>7050</text:p>
              </table:table-cell>
              <table:table-cell office:value-type="float" office:value="1272705">
                <text:p>1272705</text:p>
              </table:table-cell>
              <table:table-cell office:value-type="float" office:value="1717689">
                <text:p>1717689</text:p>
              </table:table-cell>
              <table:table-cell office:value-type="float" office:value="1508410">
                <text:p>1508410</text:p>
              </table:table-cell>
              <table:table-cell office:value-type="float" office:value="1499601.33333333">
                <text:p>1499601.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0">
                <text:p>7100</text:p>
              </table:table-cell>
              <table:table-cell office:value-type="float" office:value="1491703">
                <text:p>1491703</text:p>
              </table:table-cell>
              <table:table-cell office:value-type="float" office:value="1861044">
                <text:p>1861044</text:p>
              </table:table-cell>
              <table:table-cell office:value-type="float" office:value="2369289">
                <text:p>2369289</text:p>
              </table:table-cell>
              <table:table-cell office:value-type="float" office:value="1907345.33333333">
                <text:p>1907345.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0">
                <text:p>7150</text:p>
              </table:table-cell>
              <table:table-cell office:value-type="float" office:value="1240495">
                <text:p>1240495</text:p>
              </table:table-cell>
              <table:table-cell office:value-type="float" office:value="1445229">
                <text:p>1445229</text:p>
              </table:table-cell>
              <table:table-cell office:value-type="float" office:value="1575846">
                <text:p>1575846</text:p>
              </table:table-cell>
              <table:table-cell office:value-type="float" office:value="1420523.33333333">
                <text:p>1420523.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0">
                <text:p>7200</text:p>
              </table:table-cell>
              <table:table-cell office:value-type="float" office:value="1148409">
                <text:p>1148409</text:p>
              </table:table-cell>
              <table:table-cell office:value-type="float" office:value="1379128">
                <text:p>1379128</text:p>
              </table:table-cell>
              <table:table-cell office:value-type="float" office:value="1581025">
                <text:p>1581025</text:p>
              </table:table-cell>
              <table:table-cell office:value-type="float" office:value="1369520.66666667">
                <text:p>1369520.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0">
                <text:p>7250</text:p>
              </table:table-cell>
              <table:table-cell office:value-type="float" office:value="1223471">
                <text:p>1223471</text:p>
              </table:table-cell>
              <table:table-cell office:value-type="float" office:value="1355641">
                <text:p>1355641</text:p>
              </table:table-cell>
              <table:table-cell office:value-type="float" office:value="2266029">
                <text:p>2266029</text:p>
              </table:table-cell>
              <table:table-cell office:value-type="float" office:value="1615047">
                <text:p>16150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0">
                <text:p>7300</text:p>
              </table:table-cell>
              <table:table-cell office:value-type="float" office:value="1139995">
                <text:p>1139995</text:p>
              </table:table-cell>
              <table:table-cell office:value-type="float" office:value="1463984">
                <text:p>1463984</text:p>
              </table:table-cell>
              <table:table-cell office:value-type="float" office:value="1593121">
                <text:p>1593121</text:p>
              </table:table-cell>
              <table:table-cell office:value-type="float" office:value="1399033.33333333">
                <text:p>1399033.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0">
                <text:p>7350</text:p>
              </table:table-cell>
              <table:table-cell office:value-type="float" office:value="1668437">
                <text:p>1668437</text:p>
              </table:table-cell>
              <table:table-cell office:value-type="float" office:value="1399124">
                <text:p>1399124</text:p>
              </table:table-cell>
              <table:table-cell office:value-type="float" office:value="1629171">
                <text:p>1629171</text:p>
              </table:table-cell>
              <table:table-cell office:value-type="float" office:value="1565577.33333333">
                <text:p>1565577.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0">
                <text:p>7400</text:p>
              </table:table-cell>
              <table:table-cell office:value-type="float" office:value="1047510">
                <text:p>1047510</text:p>
              </table:table-cell>
              <table:table-cell office:value-type="float" office:value="1375852">
                <text:p>1375852</text:p>
              </table:table-cell>
              <table:table-cell office:value-type="float" office:value="1556826">
                <text:p>1556826</text:p>
              </table:table-cell>
              <table:table-cell office:value-type="float" office:value="1326729.33333333">
                <text:p>1326729.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0">
                <text:p>7450</text:p>
              </table:table-cell>
              <table:table-cell office:value-type="float" office:value="1087860">
                <text:p>1087860</text:p>
              </table:table-cell>
              <table:table-cell office:value-type="float" office:value="1652013">
                <text:p>1652013</text:p>
              </table:table-cell>
              <table:table-cell office:value-type="float" office:value="1528673">
                <text:p>1528673</text:p>
              </table:table-cell>
              <table:table-cell office:value-type="float" office:value="1422848.66666667">
                <text:p>1422848.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0">
                <text:p>7500</text:p>
              </table:table-cell>
              <table:table-cell office:value-type="float" office:value="1262881">
                <text:p>1262881</text:p>
              </table:table-cell>
              <table:table-cell office:value-type="float" office:value="1438219">
                <text:p>1438219</text:p>
              </table:table-cell>
              <table:table-cell office:value-type="float" office:value="1532082">
                <text:p>1532082</text:p>
              </table:table-cell>
              <table:table-cell office:value-type="float" office:value="1411060.66666667">
                <text:p>1411060.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0">
                <text:p>7550</text:p>
              </table:table-cell>
              <table:table-cell office:value-type="float" office:value="1086427">
                <text:p>1086427</text:p>
              </table:table-cell>
              <table:table-cell office:value-type="float" office:value="1452267">
                <text:p>1452267</text:p>
              </table:table-cell>
              <table:table-cell office:value-type="float" office:value="1549875">
                <text:p>1549875</text:p>
              </table:table-cell>
              <table:table-cell office:value-type="float" office:value="1362856.33333333">
                <text:p>1362856.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0">
                <text:p>7600</text:p>
              </table:table-cell>
              <table:table-cell office:value-type="float" office:value="1152133">
                <text:p>1152133</text:p>
              </table:table-cell>
              <table:table-cell office:value-type="float" office:value="1491108">
                <text:p>1491108</text:p>
              </table:table-cell>
              <table:table-cell office:value-type="float" office:value="1847556">
                <text:p>1847556</text:p>
              </table:table-cell>
              <table:table-cell office:value-type="float" office:value="1496932.33333333">
                <text:p>1496932.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0">
                <text:p>7650</text:p>
              </table:table-cell>
              <table:table-cell office:value-type="float" office:value="1226966">
                <text:p>1226966</text:p>
              </table:table-cell>
              <table:table-cell office:value-type="float" office:value="1498628">
                <text:p>1498628</text:p>
              </table:table-cell>
              <table:table-cell office:value-type="float" office:value="1628309">
                <text:p>1628309</text:p>
              </table:table-cell>
              <table:table-cell office:value-type="float" office:value="1451301">
                <text:p>14513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0">
                <text:p>7700</text:p>
              </table:table-cell>
              <table:table-cell office:value-type="float" office:value="1153671">
                <text:p>1153671</text:p>
              </table:table-cell>
              <table:table-cell office:value-type="float" office:value="1484882">
                <text:p>1484882</text:p>
              </table:table-cell>
              <table:table-cell office:value-type="float" office:value="2034924">
                <text:p>2034924</text:p>
              </table:table-cell>
              <table:table-cell office:value-type="float" office:value="1557825.66666667">
                <text:p>1557825.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0">
                <text:p>7750</text:p>
              </table:table-cell>
              <table:table-cell office:value-type="float" office:value="1385761">
                <text:p>1385761</text:p>
              </table:table-cell>
              <table:table-cell office:value-type="float" office:value="1436093">
                <text:p>1436093</text:p>
              </table:table-cell>
              <table:table-cell office:value-type="float" office:value="1678967">
                <text:p>1678967</text:p>
              </table:table-cell>
              <table:table-cell office:value-type="float" office:value="1500273.66666667">
                <text:p>1500273.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0">
                <text:p>7800</text:p>
              </table:table-cell>
              <table:table-cell office:value-type="float" office:value="1602906">
                <text:p>1602906</text:p>
              </table:table-cell>
              <table:table-cell office:value-type="float" office:value="1626979">
                <text:p>1626979</text:p>
              </table:table-cell>
              <table:table-cell office:value-type="float" office:value="1620350">
                <text:p>1620350</text:p>
              </table:table-cell>
              <table:table-cell office:value-type="float" office:value="1616745">
                <text:p>16167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0">
                <text:p>7850</text:p>
              </table:table-cell>
              <table:table-cell office:value-type="float" office:value="1297833">
                <text:p>1297833</text:p>
              </table:table-cell>
              <table:table-cell office:value-type="float" office:value="1434650">
                <text:p>1434650</text:p>
              </table:table-cell>
              <table:table-cell office:value-type="float" office:value="1654710">
                <text:p>1654710</text:p>
              </table:table-cell>
              <table:table-cell office:value-type="float" office:value="1462397.66666667">
                <text:p>1462397.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0">
                <text:p>7900</text:p>
              </table:table-cell>
              <table:table-cell office:value-type="float" office:value="1405277">
                <text:p>1405277</text:p>
              </table:table-cell>
              <table:table-cell office:value-type="float" office:value="1731751">
                <text:p>1731751</text:p>
              </table:table-cell>
              <table:table-cell office:value-type="float" office:value="1949015">
                <text:p>1949015</text:p>
              </table:table-cell>
              <table:table-cell office:value-type="float" office:value="1695347.66666667">
                <text:p>1695347.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0">
                <text:p>7950</text:p>
              </table:table-cell>
              <table:table-cell office:value-type="float" office:value="1416474">
                <text:p>1416474</text:p>
              </table:table-cell>
              <table:table-cell office:value-type="float" office:value="1510788">
                <text:p>1510788</text:p>
              </table:table-cell>
              <table:table-cell office:value-type="float" office:value="2159700">
                <text:p>2159700</text:p>
              </table:table-cell>
              <table:table-cell office:value-type="float" office:value="1695654">
                <text:p>16956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0">
                <text:p>8000</text:p>
              </table:table-cell>
              <table:table-cell office:value-type="float" office:value="1314568">
                <text:p>1314568</text:p>
              </table:table-cell>
              <table:table-cell office:value-type="float" office:value="1655338">
                <text:p>1655338</text:p>
              </table:table-cell>
              <table:table-cell office:value-type="float" office:value="1619534">
                <text:p>1619534</text:p>
              </table:table-cell>
              <table:table-cell office:value-type="float" office:value="1529813.33333333">
                <text:p>1529813.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0">
                <text:p>8050</text:p>
              </table:table-cell>
              <table:table-cell office:value-type="float" office:value="1318750">
                <text:p>1318750</text:p>
              </table:table-cell>
              <table:table-cell office:value-type="float" office:value="1607611">
                <text:p>1607611</text:p>
              </table:table-cell>
              <table:table-cell office:value-type="float" office:value="1823384">
                <text:p>1823384</text:p>
              </table:table-cell>
              <table:table-cell office:value-type="float" office:value="1583248.33333333">
                <text:p>1583248.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0">
                <text:p>8100</text:p>
              </table:table-cell>
              <table:table-cell office:value-type="float" office:value="1626405">
                <text:p>1626405</text:p>
              </table:table-cell>
              <table:table-cell office:value-type="float" office:value="1622874">
                <text:p>1622874</text:p>
              </table:table-cell>
              <table:table-cell office:value-type="float" office:value="1747425">
                <text:p>1747425</text:p>
              </table:table-cell>
              <table:table-cell office:value-type="float" office:value="1665568">
                <text:p>16655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0">
                <text:p>8150</text:p>
              </table:table-cell>
              <table:table-cell office:value-type="float" office:value="1450336">
                <text:p>1450336</text:p>
              </table:table-cell>
              <table:table-cell office:value-type="float" office:value="1633478">
                <text:p>1633478</text:p>
              </table:table-cell>
              <table:table-cell office:value-type="float" office:value="1666165">
                <text:p>1666165</text:p>
              </table:table-cell>
              <table:table-cell office:value-type="float" office:value="1583326.33333333">
                <text:p>1583326.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0">
                <text:p>8200</text:p>
              </table:table-cell>
              <table:table-cell office:value-type="float" office:value="1111986">
                <text:p>1111986</text:p>
              </table:table-cell>
              <table:table-cell office:value-type="float" office:value="1504096">
                <text:p>1504096</text:p>
              </table:table-cell>
              <table:table-cell office:value-type="float" office:value="1908585">
                <text:p>1908585</text:p>
              </table:table-cell>
              <table:table-cell office:value-type="float" office:value="1508222.33333333">
                <text:p>1508222.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0">
                <text:p>8250</text:p>
              </table:table-cell>
              <table:table-cell office:value-type="float" office:value="1498833">
                <text:p>1498833</text:p>
              </table:table-cell>
              <table:table-cell office:value-type="float" office:value="1916865">
                <text:p>1916865</text:p>
              </table:table-cell>
              <table:table-cell office:value-type="float" office:value="2851341">
                <text:p>2851341</text:p>
              </table:table-cell>
              <table:table-cell office:value-type="float" office:value="2089013">
                <text:p>20890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0">
                <text:p>8300</text:p>
              </table:table-cell>
              <table:table-cell office:value-type="float" office:value="1253500">
                <text:p>1253500</text:p>
              </table:table-cell>
              <table:table-cell office:value-type="float" office:value="1407663">
                <text:p>1407663</text:p>
              </table:table-cell>
              <table:table-cell office:value-type="float" office:value="2019424">
                <text:p>2019424</text:p>
              </table:table-cell>
              <table:table-cell office:value-type="float" office:value="1560195.66666667">
                <text:p>1560195.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0">
                <text:p>8350</text:p>
              </table:table-cell>
              <table:table-cell office:value-type="float" office:value="1564052">
                <text:p>1564052</text:p>
              </table:table-cell>
              <table:table-cell office:value-type="float" office:value="1643024">
                <text:p>1643024</text:p>
              </table:table-cell>
              <table:table-cell office:value-type="float" office:value="1700399">
                <text:p>1700399</text:p>
              </table:table-cell>
              <table:table-cell office:value-type="float" office:value="1635825">
                <text:p>16358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0">
                <text:p>8400</text:p>
              </table:table-cell>
              <table:table-cell office:value-type="float" office:value="1331697">
                <text:p>1331697</text:p>
              </table:table-cell>
              <table:table-cell office:value-type="float" office:value="1628052">
                <text:p>1628052</text:p>
              </table:table-cell>
              <table:table-cell office:value-type="float" office:value="1687386">
                <text:p>1687386</text:p>
              </table:table-cell>
              <table:table-cell office:value-type="float" office:value="1549045">
                <text:p>15490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0">
                <text:p>8450</text:p>
              </table:table-cell>
              <table:table-cell office:value-type="float" office:value="1542753">
                <text:p>1542753</text:p>
              </table:table-cell>
              <table:table-cell office:value-type="float" office:value="2143821">
                <text:p>2143821</text:p>
              </table:table-cell>
              <table:table-cell office:value-type="float" office:value="2717938">
                <text:p>2717938</text:p>
              </table:table-cell>
              <table:table-cell office:value-type="float" office:value="2134837.33333333">
                <text:p>2134837.3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0">
                <text:p>8500</text:p>
              </table:table-cell>
              <table:table-cell office:value-type="float" office:value="1489625">
                <text:p>1489625</text:p>
              </table:table-cell>
              <table:table-cell office:value-type="float" office:value="1775575">
                <text:p>1775575</text:p>
              </table:table-cell>
              <table:table-cell office:value-type="float" office:value="1866537">
                <text:p>1866537</text:p>
              </table:table-cell>
              <table:table-cell office:value-type="float" office:value="1710579">
                <text:p>17105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0">
                <text:p>8550</text:p>
              </table:table-cell>
              <table:table-cell office:value-type="float" office:value="1114318">
                <text:p>1114318</text:p>
              </table:table-cell>
              <table:table-cell office:value-type="float" office:value="1388052">
                <text:p>1388052</text:p>
              </table:table-cell>
              <table:table-cell office:value-type="float" office:value="1643945">
                <text:p>1643945</text:p>
              </table:table-cell>
              <table:table-cell office:value-type="float" office:value="1382105">
                <text:p>13821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0">
                <text:p>8600</text:p>
              </table:table-cell>
              <table:table-cell office:value-type="float" office:value="1249917">
                <text:p>1249917</text:p>
              </table:table-cell>
              <table:table-cell office:value-type="float" office:value="1595704">
                <text:p>1595704</text:p>
              </table:table-cell>
              <table:table-cell office:value-type="float" office:value="1761349">
                <text:p>1761349</text:p>
              </table:table-cell>
              <table:table-cell office:value-type="float" office:value="1535656.66666667">
                <text:p>1535656.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0">
                <text:p>8650</text:p>
              </table:table-cell>
              <table:table-cell office:value-type="float" office:value="1234572">
                <text:p>1234572</text:p>
              </table:table-cell>
              <table:table-cell office:value-type="float" office:value="1443079">
                <text:p>1443079</text:p>
              </table:table-cell>
              <table:table-cell office:value-type="float" office:value="2025620">
                <text:p>2025620</text:p>
              </table:table-cell>
              <table:table-cell office:value-type="float" office:value="1567757">
                <text:p>15677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0">
                <text:p>8700</text:p>
              </table:table-cell>
              <table:table-cell office:value-type="float" office:value="1389418">
                <text:p>1389418</text:p>
              </table:table-cell>
              <table:table-cell office:value-type="float" office:value="1840653">
                <text:p>1840653</text:p>
              </table:table-cell>
              <table:table-cell office:value-type="float" office:value="1891699">
                <text:p>1891699</text:p>
              </table:table-cell>
              <table:table-cell office:value-type="float" office:value="1707256.66666667">
                <text:p>1707256.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0">
                <text:p>8750</text:p>
              </table:table-cell>
              <table:table-cell office:value-type="float" office:value="3400800">
                <text:p>3400800</text:p>
              </table:table-cell>
              <table:table-cell office:value-type="float" office:value="1699744">
                <text:p>1699744</text:p>
              </table:table-cell>
              <table:table-cell office:value-type="float" office:value="2151174">
                <text:p>2151174</text:p>
              </table:table-cell>
              <table:table-cell office:value-type="float" office:value="2417239.33333333">
                <text:p>2417239.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0">
                <text:p>8800</text:p>
              </table:table-cell>
              <table:table-cell office:value-type="float" office:value="1361712">
                <text:p>1361712</text:p>
              </table:table-cell>
              <table:table-cell office:value-type="float" office:value="1876109">
                <text:p>1876109</text:p>
              </table:table-cell>
              <table:table-cell office:value-type="float" office:value="1732610">
                <text:p>1732610</text:p>
              </table:table-cell>
              <table:table-cell office:value-type="float" office:value="1656810.33333333">
                <text:p>1656810.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0">
                <text:p>8850</text:p>
              </table:table-cell>
              <table:table-cell office:value-type="float" office:value="1143275">
                <text:p>1143275</text:p>
              </table:table-cell>
              <table:table-cell office:value-type="float" office:value="1475118">
                <text:p>1475118</text:p>
              </table:table-cell>
              <table:table-cell office:value-type="float" office:value="1710708">
                <text:p>1710708</text:p>
              </table:table-cell>
              <table:table-cell office:value-type="float" office:value="1443033.66666667">
                <text:p>1443033.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0">
                <text:p>8900</text:p>
              </table:table-cell>
              <table:table-cell office:value-type="float" office:value="1489342">
                <text:p>1489342</text:p>
              </table:table-cell>
              <table:table-cell office:value-type="float" office:value="1509081">
                <text:p>1509081</text:p>
              </table:table-cell>
              <table:table-cell office:value-type="float" office:value="1616673">
                <text:p>1616673</text:p>
              </table:table-cell>
              <table:table-cell office:value-type="float" office:value="1538365.33333333">
                <text:p>1538365.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0">
                <text:p>8950</text:p>
              </table:table-cell>
              <table:table-cell office:value-type="float" office:value="1252882">
                <text:p>1252882</text:p>
              </table:table-cell>
              <table:table-cell office:value-type="float" office:value="1756548">
                <text:p>1756548</text:p>
              </table:table-cell>
              <table:table-cell office:value-type="float" office:value="2174652">
                <text:p>2174652</text:p>
              </table:table-cell>
              <table:table-cell office:value-type="float" office:value="1728027.33333333">
                <text:p>1728027.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0">
                <text:p>9000</text:p>
              </table:table-cell>
              <table:table-cell office:value-type="float" office:value="1595047">
                <text:p>1595047</text:p>
              </table:table-cell>
              <table:table-cell office:value-type="float" office:value="2025941">
                <text:p>2025941</text:p>
              </table:table-cell>
              <table:table-cell office:value-type="float" office:value="1852378">
                <text:p>1852378</text:p>
              </table:table-cell>
              <table:table-cell office:value-type="float" office:value="1824455.33333333">
                <text:p>1824455.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0">
                <text:p>9050</text:p>
              </table:table-cell>
              <table:table-cell office:value-type="float" office:value="1339560">
                <text:p>1339560</text:p>
              </table:table-cell>
              <table:table-cell office:value-type="float" office:value="1841866">
                <text:p>1841866</text:p>
              </table:table-cell>
              <table:table-cell office:value-type="float" office:value="1716276">
                <text:p>1716276</text:p>
              </table:table-cell>
              <table:table-cell office:value-type="float" office:value="1632567.33333333">
                <text:p>1632567.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0">
                <text:p>9100</text:p>
              </table:table-cell>
              <table:table-cell office:value-type="float" office:value="1376614">
                <text:p>1376614</text:p>
              </table:table-cell>
              <table:table-cell office:value-type="float" office:value="1687689">
                <text:p>1687689</text:p>
              </table:table-cell>
              <table:table-cell office:value-type="float" office:value="1902211">
                <text:p>1902211</text:p>
              </table:table-cell>
              <table:table-cell office:value-type="float" office:value="1655504.66666667">
                <text:p>1655504.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0">
                <text:p>9150</text:p>
              </table:table-cell>
              <table:table-cell office:value-type="float" office:value="1684319">
                <text:p>1684319</text:p>
              </table:table-cell>
              <table:table-cell office:value-type="float" office:value="1806130">
                <text:p>1806130</text:p>
              </table:table-cell>
              <table:table-cell office:value-type="float" office:value="2061014">
                <text:p>2061014</text:p>
              </table:table-cell>
              <table:table-cell office:value-type="float" office:value="1850487.66666667">
                <text:p>1850487.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0">
                <text:p>9200</text:p>
              </table:table-cell>
              <table:table-cell office:value-type="float" office:value="1727629">
                <text:p>1727629</text:p>
              </table:table-cell>
              <table:table-cell office:value-type="float" office:value="1796172">
                <text:p>1796172</text:p>
              </table:table-cell>
              <table:table-cell office:value-type="float" office:value="2301547">
                <text:p>2301547</text:p>
              </table:table-cell>
              <table:table-cell office:value-type="float" office:value="1941782.66666667">
                <text:p>1941782.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0">
                <text:p>9250</text:p>
              </table:table-cell>
              <table:table-cell office:value-type="float" office:value="1596972">
                <text:p>1596972</text:p>
              </table:table-cell>
              <table:table-cell office:value-type="float" office:value="1679202">
                <text:p>1679202</text:p>
              </table:table-cell>
              <table:table-cell office:value-type="float" office:value="1848262">
                <text:p>1848262</text:p>
              </table:table-cell>
              <table:table-cell office:value-type="float" office:value="1708145.33333333">
                <text:p>1708145.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0">
                <text:p>9300</text:p>
              </table:table-cell>
              <table:table-cell office:value-type="float" office:value="1209094">
                <text:p>1209094</text:p>
              </table:table-cell>
              <table:table-cell office:value-type="float" office:value="1730400">
                <text:p>1730400</text:p>
              </table:table-cell>
              <table:table-cell office:value-type="float" office:value="1858154">
                <text:p>1858154</text:p>
              </table:table-cell>
              <table:table-cell office:value-type="float" office:value="1599216">
                <text:p>15992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0">
                <text:p>9350</text:p>
              </table:table-cell>
              <table:table-cell office:value-type="float" office:value="1323315">
                <text:p>1323315</text:p>
              </table:table-cell>
              <table:table-cell office:value-type="float" office:value="2139217">
                <text:p>2139217</text:p>
              </table:table-cell>
              <table:table-cell office:value-type="float" office:value="3155622">
                <text:p>3155622</text:p>
              </table:table-cell>
              <table:table-cell office:value-type="float" office:value="2206051.33333333">
                <text:p>2206051.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0">
                <text:p>9400</text:p>
              </table:table-cell>
              <table:table-cell office:value-type="float" office:value="1607415">
                <text:p>1607415</text:p>
              </table:table-cell>
              <table:table-cell office:value-type="float" office:value="2001005">
                <text:p>2001005</text:p>
              </table:table-cell>
              <table:table-cell office:value-type="float" office:value="1978814">
                <text:p>1978814</text:p>
              </table:table-cell>
              <table:table-cell office:value-type="float" office:value="1862411.33333333">
                <text:p>1862411.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0">
                <text:p>9450</text:p>
              </table:table-cell>
              <table:table-cell office:value-type="float" office:value="1699529">
                <text:p>1699529</text:p>
              </table:table-cell>
              <table:table-cell office:value-type="float" office:value="1688202">
                <text:p>1688202</text:p>
              </table:table-cell>
              <table:table-cell office:value-type="float" office:value="1892687">
                <text:p>1892687</text:p>
              </table:table-cell>
              <table:table-cell office:value-type="float" office:value="1760139.33333333">
                <text:p>1760139.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0">
                <text:p>9500</text:p>
              </table:table-cell>
              <table:table-cell office:value-type="float" office:value="2949139">
                <text:p>2949139</text:p>
              </table:table-cell>
              <table:table-cell office:value-type="float" office:value="2354626">
                <text:p>2354626</text:p>
              </table:table-cell>
              <table:table-cell office:value-type="float" office:value="2297363">
                <text:p>2297363</text:p>
              </table:table-cell>
              <table:table-cell office:value-type="float" office:value="2533709.33333333">
                <text:p>2533709.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0">
                <text:p>9550</text:p>
              </table:table-cell>
              <table:table-cell office:value-type="float" office:value="1397237">
                <text:p>1397237</text:p>
              </table:table-cell>
              <table:table-cell office:value-type="float" office:value="1723714">
                <text:p>1723714</text:p>
              </table:table-cell>
              <table:table-cell office:value-type="float" office:value="1863621">
                <text:p>1863621</text:p>
              </table:table-cell>
              <table:table-cell office:value-type="float" office:value="1661524">
                <text:p>16615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0">
                <text:p>9600</text:p>
              </table:table-cell>
              <table:table-cell office:value-type="float" office:value="1410953">
                <text:p>1410953</text:p>
              </table:table-cell>
              <table:table-cell office:value-type="float" office:value="1711952">
                <text:p>1711952</text:p>
              </table:table-cell>
              <table:table-cell office:value-type="float" office:value="1914217">
                <text:p>1914217</text:p>
              </table:table-cell>
              <table:table-cell office:value-type="float" office:value="1679040.66666667">
                <text:p>1679040.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0">
                <text:p>9650</text:p>
              </table:table-cell>
              <table:table-cell office:value-type="float" office:value="1725632">
                <text:p>1725632</text:p>
              </table:table-cell>
              <table:table-cell office:value-type="float" office:value="2243139">
                <text:p>2243139</text:p>
              </table:table-cell>
              <table:table-cell office:value-type="float" office:value="2382871">
                <text:p>2382871</text:p>
              </table:table-cell>
              <table:table-cell office:value-type="float" office:value="2117214">
                <text:p>21172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0">
                <text:p>9700</text:p>
              </table:table-cell>
              <table:table-cell office:value-type="float" office:value="1668465">
                <text:p>1668465</text:p>
              </table:table-cell>
              <table:table-cell office:value-type="float" office:value="1911969">
                <text:p>1911969</text:p>
              </table:table-cell>
              <table:table-cell office:value-type="float" office:value="2171834">
                <text:p>2171834</text:p>
              </table:table-cell>
              <table:table-cell office:value-type="float" office:value="1917422.66666667">
                <text:p>1917422.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0">
                <text:p>9750</text:p>
              </table:table-cell>
              <table:table-cell office:value-type="float" office:value="1393541">
                <text:p>1393541</text:p>
              </table:table-cell>
              <table:table-cell office:value-type="float" office:value="1759237">
                <text:p>1759237</text:p>
              </table:table-cell>
              <table:table-cell office:value-type="float" office:value="2113228">
                <text:p>2113228</text:p>
              </table:table-cell>
              <table:table-cell office:value-type="float" office:value="1755335.33333333">
                <text:p>1755335.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0">
                <text:p>9800</text:p>
              </table:table-cell>
              <table:table-cell office:value-type="float" office:value="1601723">
                <text:p>1601723</text:p>
              </table:table-cell>
              <table:table-cell office:value-type="float" office:value="2038594">
                <text:p>2038594</text:p>
              </table:table-cell>
              <table:table-cell office:value-type="float" office:value="1814649">
                <text:p>1814649</text:p>
              </table:table-cell>
              <table:table-cell office:value-type="float" office:value="1818322">
                <text:p>18183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0">
                <text:p>9850</text:p>
              </table:table-cell>
              <table:table-cell office:value-type="float" office:value="1550930">
                <text:p>1550930</text:p>
              </table:table-cell>
              <table:table-cell office:value-type="float" office:value="1842035">
                <text:p>1842035</text:p>
              </table:table-cell>
              <table:table-cell office:value-type="float" office:value="2039711">
                <text:p>2039711</text:p>
              </table:table-cell>
              <table:table-cell office:value-type="float" office:value="1810892">
                <text:p>18108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0">
                <text:p>9900</text:p>
              </table:table-cell>
              <table:table-cell office:value-type="float" office:value="1789536">
                <text:p>1789536</text:p>
              </table:table-cell>
              <table:table-cell office:value-type="float" office:value="1767471">
                <text:p>1767471</text:p>
              </table:table-cell>
              <table:table-cell office:value-type="float" office:value="1871676">
                <text:p>1871676</text:p>
              </table:table-cell>
              <table:table-cell office:value-type="float" office:value="1809561">
                <text:p>18095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0">
                <text:p>9950</text:p>
              </table:table-cell>
              <table:table-cell office:value-type="float" office:value="1492643">
                <text:p>1492643</text:p>
              </table:table-cell>
              <table:table-cell office:value-type="float" office:value="1918370">
                <text:p>1918370</text:p>
              </table:table-cell>
              <table:table-cell office:value-type="float" office:value="2112670">
                <text:p>2112670</text:p>
              </table:table-cell>
              <table:table-cell office:value-type="float" office:value="1841227.66666667">
                <text:p>1841227.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">
                <text:p>10000</text:p>
              </table:table-cell>
              <table:table-cell office:value-type="float" office:value="1834137">
                <text:p>1834137</text:p>
              </table:table-cell>
              <table:table-cell office:value-type="float" office:value="2990853">
                <text:p>2990853</text:p>
              </table:table-cell>
              <table:table-cell office:value-type="float" office:value="2254025">
                <text:p>2254025</text:p>
              </table:table-cell>
              <table:table-cell office:value-type="float" office:value="2359671.66666667">
                <text:p>2359671.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